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6-10</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English</text:span>
</text:h>
      <text:h text:style-name="P10" text:outline-level="1">
<text:span text:style-name="T4">
To improve Sino -US relations, there must be strategic patience (free version)</text:span>
</text:h>
      <text:p text:style-name="P4">
Authors: ['邓聿文']</text:p>
      <text:p text:style-name="P4">
Publisher: 英国《金融时报》</text:p>
      <text:p text:style-name="P4">
Time: 2023-06-09T04:02:44+00:00</text:p>
      <text:p text:style-name="P4">
Published Time: 2023-06-08T12:00:99+08:00</text:p>
      <text:p text:style-name="P4">
Modified Time: 2023-06-08T23:49:99+08:00</text:p>
      <text:p text:style-name="P4">
Description: Deng Yanwen: As far as Sino -US relations have been on the stage, the two sides may enter the early spring and feel the warmth of some kind of early spring, but now this kind of warmth is not enough to achieve the degree of making flowers spit.</text:p>
      <text:p text:style-name="P4">
Images: ["<text:a xlink:type="simple" xlink:href="https://thumbor.ftacademy.cn/unsafe/picture/2/000168802_piclink.jpg" text:style-name="Internet_20_link" text:visited-style-name="Visited_20_Internet_20_Link">
000168802_pic...</text:a>
"]</text:p>
      <text:p text:style-name="P4">
Themes: ['中美关系', '关注']</text:p>
      <text:p text:style-name="P4">
Keywords: ['中美关系', '拜登', '中美贸易战', '中美经贸']</text:p>
      <text:p text:style-name="P4">
Type: Article</text:p>
      <!--METADATA-->
      <text:p text:style-name="P4">
<draw:frame draw:style-name="fr1" draw:name="Image2" text:anchor-type="as-char" svg:width="6.9236in" svg:height="3.894525in" draw:z-index="0">
<draw:image xlink:href="../Images/FT Chinese Free Version/2023-06-09T04-02-44-00-00/000168802_piclink.jpg" xlink:type="simple" xlink:show="embed" xlink:actuate="onLoad" draw:mime-type="image/jpeg"/>
</draw:frame>
At the recently -ended Shangri -La dialogue, the Minister of Defense of China and the United States was shaking hands behind the shaking hands and accusing each other, so that the outside world was worried about the status quo of the relationship between the two countries. This shows that the recent relationship between China and the United States is described as "Spring Blossoms", which may be more appropriate.</text:p>
      <text:p text:style-name="P4">
"Spring Warm" means that compared with the "balloon incident" in March, high -level contacts and dialogue stops in the two countries have recently restored high -level dialogue. Wang Yi, director of the China Foreign Affairs Office, and US National Security Consultant, Sarawon, talked about eight hours in Vienna for two days. When the Minister of Commerce Wang Wentao participated in the Asia -Pacific Economic Cooperation Organization (APEC) Minister of Economic and Trade, he held talks with US Secretary of Commerce Raymondo and trade representative Dai Qi. Xie Feng, the ambassador to the United States in the near future, has been in Washington to take office, and meet with the Deputy Secretary of State of the State Council and the Deputy Minister of Finance. In May, the director of the Central Intelligence Agency (CIA) secretly visited China in May. The latest news is that the Secretary of State Kangda, the assistant Secretary of State of East Asian affairs in the US State Department, and the Director of the China Center of the White House National Security Council, Bilan, visiting China.</text:p>
      <text:p text:style-name="P4">
News Source: <text:a xlink:type="simple" xlink:href="http://www.ftchinese.com/story/001099909" text:style-name="Internet_20_link" text:visited-style-name="Visited_20_Internet_20_Link">
http://www.ftchinese.com/story/001099909</text:a>
</text:p>
      <!--NEWS-->
      <text:h text:style-name="P10" text:outline-level="1">
<text:span text:style-name="T4">
The fourth anniversary of Hong Kong's "Removal of the Central": How to move forward after sports demonstrators are released from prison?</text:span>
</text:h>
      <text:p text:style-name="P4">
Author: https://www.facebook.com/bbcworldservice/</text:p>
      <text:p text:style-name="P4">
Publisher: BBC News 中文</text:p>
      <text:p text:style-name="P4">
Published Time: 2023-06-09T06:30:20.000Z</text:p>
      <text:p text:style-name="P4">
Modified Time: 2023-06-09T06:30:20.000Z</text:p>
      <text:p text:style-name="P4">
Description: In 2019, the "anti -repair" in Hong Kong was arrested and imprisoned for a large number of young people after the start of the movement. BBC interviewed the "anti -repair" demonstrators from the prison, and the support network for helping people into prison for social movement cases.</text:p>
      <text:p text:style-name="P4">
Images: []</text:p>
      <text:p text:style-name="P4">
Videos: ["<text:a xlink:type="simple" xlink:href="https://www.bbc.com/ws/av-embeds/cps/zhongwen/simp/chinese-news-65853310/p0ft5s47/zh-hans" text:style-name="Internet_20_link" text:visited-style-name="Visited_20_Internet_20_Link">
zh-hans</text:a>
"]</text:p>
      <text:p text:style-name="P4">
Tags: ['香港版国安法', '逃犯条例', '香港']</text:p>
      <text:p text:style-name="P4">
Type: Article</text:p>
      <!--METADATA-->
      <text:h text:style-name="P12" text:outline-level="3">
<text:span text:style-name="T4">
Hong Kong's "Removal Delivery" fourth anniversary: How to move forward after the sports demonstrators are released from prison?</text:span>
</text:h>
      <text:p text:style-name="P4">
[Video-1-Link:/WS/AV-EMBEDS/CPS/ZHONGWEN/SIMP/Chinese-News-65853310/P0T5S47/ZH-HansS]](https://www.bbc.com/ws/av-embeds/cps/zhongwen/simp/chinese-news-65853310/p0ft5s47/zh-hans)<text:span text:style-name="T4">
 Your equipment does not support playing multimedia materials </text:span>
<text:span text:style-name="T4">
 Hong Kong's "Counterattack in China": How to move forward after sports demonstrators are released from prison? </text:span>
 June 9, 2023</text:p>
      <text:p text:style-name="P4">
After the "anti -repair" movement in Hong Kong in 2019, a large number of young people were arrested and imprisoned for related protests. According to the statistics of the Hong Kong Police Office, 10,279 people were arrested during the demonstration during the demonstration from June 9, 2019 to December 31, 2022, and 4,010 students were arrested and 1,754 were under 18 years old.</text:p>
      <text:p text:style-name="P4">
Many arrested people need to make adaptation in their long judicial procedures and time in prison, including career, academic, interpersonal relationships, and social atmosphere. In order to understand how the arrested people continue to live after 2019, the BBC Chinese interviewed the two "anti -repair" motion demonstrators from prison, as well as supporting networks of people in prison for social movement cases.</text:p>
      <text:p text:style-name="P4">
Movie production: Zhang Youci</text:p>
      <text:p text:style-name="P4">
News Source: <text:a xlink:type="simple" xlink:href="https://www.bbc.com/zhongwen/simp/chinese-news-65853310" text:style-name="Internet_20_link" text:visited-style-name="Visited_20_Internet_20_Link">
https://www.bbc.com/zhongwen/simp/chinese-news-65853310</text:a>
</text:p>
      <!--NEWS-->
      <text:h text:style-name="P10" text:outline-level="1">
<text:span text:style-name="T4">
From Yaoyao to nearby: Can Ukraine join NATO? (Free version)</text:span>
</text:h>
      <text:p text:style-name="P4">
Authors: ['何越']</text:p>
      <text:p text:style-name="P4">
Publisher: 英国《金融时报》</text:p>
      <text:p text:style-name="P4">
Time: 2023-06-09T06:30:31+00:00</text:p>
      <text:p text:style-name="P4">
Published Time: 2023-06-08T12:00:99+08:00</text:p>
      <text:p text:style-name="P4">
Modified Time: 2023-06-09T02:24:99+08:00</text:p>
      <text:p text:style-name="P4">
Description: He Yue: Ukraine is more likely to join NATO. Is this one of the reasons why Putin's ultimate invasion of Ukraine? Probably. But can it be defended by Putin's aggression behavior? I don't think not.</text:p>
      <text:p text:style-name="P4">
Images: ["<text:a xlink:type="simple" xlink:href="https://thumbor.ftacademy.cn/unsafe/picture/7/000183857_piclink.jpg" text:style-name="Internet_20_link" text:visited-style-name="Visited_20_Internet_20_Link">
000183857_pic...</text:a>
"]</text:p>
      <text:p text:style-name="P4">
Themes: ['专栏', '乌克兰战争', '关注']</text:p>
      <text:p text:style-name="P4">
Keywords: ['乌克兰战争', '乌克兰', '北约', '俄罗斯', '越陌度阡']</text:p>
      <text:p text:style-name="P4">
Type: Article</text:p>
      <!--METADATA-->
      <text:p text:style-name="P4">
<draw:frame draw:style-name="fr1" draw:name="Image4" text:anchor-type="as-char" svg:width="6.9236in" svg:height="4.617987in" draw:z-index="0">
<draw:image xlink:href="../Images/FT Chinese Free Version/2023-06-09T06-30-31-00-00/000183857_piclink.jpg" xlink:type="simple" xlink:show="embed" xlink:actuate="onLoad" draw:mime-type="image/jpeg"/>
</draw:frame>
Since the Ukraine War, Ukraine has acknowledged that Ukraine could not join the new international alliance before the end of the war. But from last year, from the perspective of far away to now, the United States' attitude towards Ukraine's joining NATO has changed rapidly. Ukraine's joining NATO seems to be a difference: everything has everything, only the east wind is owed (the end of the war). What if the Ukrainian counterattack failed? Is it expected whether NATO will absorb Ukraine and deal with Putin together. Although this sounds incredible, NATO's bottom line of Ukraine has retreated again and again, flexible as if there is no bottom line.</text:p>
      <text:p text:style-name="P4">
From July 11th to 12th, NATO will hold a peak meeting in Vernis, the capital of Lithuania. Ukraine will join NATO's routes in the key content. The most hesitant country today is the United States and Germany. In addition to Britain, the most resolute one is the Nine Kingdoms of the Balterst (Bulgaria, Czech Republic, Estonia, Hungary, Latvia, Lithuania, Poland, Romania and Slovakia, all of which belong to the former Soviet Union). These countries issued a joint statement saying: "We expect to raise the political relationship with Ukraine to a new level in Vilnius, and start a new political track. Once the conditions are allowed, Ukraine will be assisted in the NATO organization."</text:p>
      <text:p text:style-name="P4">
News Source: <text:a xlink:type="simple" xlink:href="http://www.ftchinese.com/story/001099910" text:style-name="Internet_20_link" text:visited-style-name="Visited_20_Internet_20_Link">
http://www.ftchinese.com/story/001099910</text:a>
</text:p>
      <!--NEWS-->
      <text:h text:style-name="P10" text:outline-level="1">
<text:span text:style-name="T4">
The fourth anniversary of Hong Kong's "Removal of the Central" movement: banns, prohibited, self -examination, and Hong Kong people are "educated"</text:span>
</text:h>
      <text:p text:style-name="P4">
Author: https://www.facebook.com/bbcworldservice/</text:p>
      <text:p text:style-name="P4">
Publisher: BBC News 中文</text:p>
      <text:p text:style-name="P4">
Published Time: 2023-06-09T06:59:57.000Z</text:p>
      <text:p text:style-name="P4">
Modified Time: 2023-06-09T06:59:57.000Z</text:p>
      <text:p text:style-name="P4">
Description: In 2019, the Hong Kong's "Counterfeit Central" movement was officially characterized by the official "color revolution", and the "National Security Law" marked Hong Kong's "secondary return". BBC Chinese interviews, media, media, civil servants and other frontline personnel, they all said that they felt tremendous changes, and said that the official was culturally transforming Hong Kong from culturally.</text:p>
      <text:p text:style-name="P4">
Images: ["<text:a xlink:type="simple" xlink:href="https://ichef.bbci.co.uk/news/640/cpsprodpb/72EF/production/_130032492_gettyimages-1247577710.jpg" text:style-name="Internet_20_link" text:visited-style-name="Visited_20_Internet_20_Link">
_130032492_ge...</text:a>
"]</text:p>
      <text:p text:style-name="P4">
Videos: ["<text:a xlink:type="simple" xlink:href="https://www.bbc.com/ws/av-embeds/cps/zhongwen/simp/chinese-news-65842285/p0ft5s47/zh-hans" text:style-name="Internet_20_link" text:visited-style-name="Visited_20_Internet_20_Link">
zh-hans</text:a>
", "<text:a xlink:type="simple" xlink:href="https://www.bbc.com/ws/av-embeds/cps/zhongwen/simp/chinese-news-65842285/p0fsqdtd/zh-hans" text:style-name="Internet_20_link" text:visited-style-name="Visited_20_Internet_20_Link">
zh-hans</text:a>
", "<text:a xlink:type="simple" xlink:href="https://www.bbc.com/ws/av-embeds/cps/zhongwen/simp/chinese-news-65842285/p0ftfz54/zh-hans" text:style-name="Internet_20_link" text:visited-style-name="Visited_20_Internet_20_Link">
zh-hans</text:a>
", "<text:a xlink:type="simple" xlink:href="https://www.bbc.com/ws/av-embeds/cps/zhongwen/simp/chinese-news-65842285/p0dpmkpj/zh-hans" text:style-name="Internet_20_link" text:visited-style-name="Visited_20_Internet_20_Link">
zh-hans</text:a>
"]</text:p>
      <text:p text:style-name="P4">
Tags: ['英国', '香港版国安法', '逃犯条例', '中國', '政治', '香港', '法律']</text:p>
      <text:p text:style-name="P4">
Type: Article</text:p>
      <!--METADATA-->
      <text:h text:style-name="P12" text:outline-level="3">
<text:span text:style-name="T4">
The fourth anniversary of the Hong Kong "Removal Delivery" Movement: Forbidden Books, Forbidden language, self -examination, and Hong Kong people have been "educated"</text:span>
</text:h>
      <ul>
        <li>
Li Chengxin * BBC Chinese reporter</li>
      </ul>
      <text:p text:style-name="P4">
June 9, 2023<draw:frame draw:style-name="fr1" draw:name="Image5" text:anchor-type="as-char" svg:width="6.9236in" svg:height="3.894525in" draw:z-index="0">
<draw:image xlink:href="../Images/BBC Chinese/2023-06-09T06-59-57.000Z/_130032492_gettyimages-1247577710.jpg" xlink:type="simple" xlink:show="embed" xlink:actuate="onLoad" draw:mime-type="image/jpeg"/>
</draw:frame>
Image source, getty images</text:p>
      <text:p text:style-name="P4">
<text:span text:style-name="T4">
 The Hong Kong government announced the revision of the "Real Delivery Central" demonstration waves that swept the entire Hong Kong in 2019, and officially characterized it as the "color revolution" and the iron fist suppression. In 2020, Beijing bypassed the Hong Kong Legislative Council's promulgation of the "Hong Kong National Security Law", marking Hong Kong's "secondary return". BBC Chinese interviews, media, media, civil servants and other frontline personnel, they all said that they felt tremendous changes, and said that the official was culturally transforming Hong Kong from culturally. </text:span>
</text:p>
      <text:p text:style-name="P4">
"Now teaching can not speak China and the mainland. I want to talk about the country. I was not used to it at first, but now I have changed my mouth automatically." Teacher Eu (pseudonym) taught in a middle school in Jiulong said to BBC Chinese. "The Education Bureau will be randomly learned, and you will be considered unprofessional to catch you wrong."</text:p>
      <text:p text:style-name="P4">
A large number of teachers were "ash" (reporting) during the "Removal Division" campaign in 2019, and "White Terror" continued to this day. She said that she is still very careful now, especially her teaching is regarded as "high -risk subjects" "citizens and society" Development Division (referred to as communes).</text:p>
      <text:p text:style-name="P4">
The discipline was formerly known as the "General Education Department". The course was open. It aims to cultivate students to care about social affairs and multi -angle thinking. In 2020, the government announced the reform course and became dominated by national conditions. At the same time, according to the "Hong Kong National Security Law" requirements, "national security education" was implemented in primary and secondary schools.</text:p>
      <text:p text:style-name="P4">
Teacher Ou is currently taking into account the relevant coordination of the school. She said that before the Education Bureau went to the school last year, she summoned Chinese and historical teachers to review the collections of the library in the school and removed the seemingly sensitive books.</text:p>
      <text:p text:style-name="P4">
"We even took away the books that Professor Lu Dile talked about Hong Kong culture and were not politicized at all. He thought that everything was lost, but they (the Education Bureau) still found the so -called banned book, which was some English books about Chinese history. Of course, they did not explain to it. The reason, but everyone guess it was because of the "six four '" in it. "</text:p>
      <text:p text:style-name="P4">
<text:a xlink:type="simple" xlink:href="https://www.bbc.com/ws/av-embeds/cps/zhongwen/simp/chinese-news-65842285/p0ft5s47/zh-hans" text:style-name="Internet_20_link" text:visited-style-name="Visited_20_Internet_20_Link">
Video-1-Link:/WS/AV-EMBEDS/CPS/ZHONGWEN/SIMP/Chinese-News-65842285/P0FT5S47/ZH-HansS</text:a>
<text:span text:style-name="T4">
 Your equipment does not support playing multimedia materials </text:span>
 video plus injection text,</text:p>
      <text:p text:style-name="P4">
After the "anti -repair" movement in Hong Kong in 2019, a large number of young people were arrested and imprisoned for related protests. BBC interviewed the "anti -repair" motion demonstrators from prison, as well as supporting networks for helping people into prison for social movement cases.</text:p>
      <text:p text:style-name="P4">
In May of this year, the Hong Kong Public Library took more than 200 sensitive books under the name of "Clean up illegal or National Security". Most of them were the works of democratic people, which caused social uproar. But in fact, this political review has long penetrated the campus of primary and secondary schools.</text:p>
      <text:p text:style-name="P4">
"The British Literature Division of our school has used George Orwell's" Animal Farm "for many years. The teacher (pseudonym) said.</text:p>
      <text:p text:style-name="P4">
She was also arranged to be responsible for the national security education in the school after 2019. She said that colleagues were uneasy to face the fuzzy standards. "The bureau has never announced a list of banned books, nor does it stipulate what cannot be said. It will only give some course goals and guidelines. You can guess what you can't say."</text:p>
      <text:p text:style-name="P4">
She said that according to the hand -arranged by the school, teachers in other disciplines must also teach the science of junior high school. The authorities have threatened to significantly modify the relevant courses. "We have adopted the most conservative approach. This part of the teacher is not as good as this announcement, but my colleagues are still very nervous, and constantly ask me, can these things be taught?"</text:p>
      <text:p text:style-name="P4">
<text:a xlink:type="simple" xlink:href="https://www.bbc.com/zhongwen/simp/chinese-news-65338390" text:style-name="Internet_20_link" text:visited-style-name="Visited_20_Internet_20_Link">
Xia Baolong's visits on the 6th "inspection" on the 6th, "inspecting" the political signal passed by</text:a>
<text:span text:style-name="T5">
 <text:a xlink:type="simple" xlink:href="https://www.bbc.com/zhongwen/simp/chinese-news-65163723" text:style-name="Internet_20_link" text:visited-style-name="Visited_20_Internet_20_Link">
Hong Kong rally demonstration has also been restored, but the "lane rope parade" has become a new normal</text:a>
</text:span>
 <text:a xlink:type="simple" xlink:href="https://www.bbc.com/zhongwen/simp/chinese-news-65554858" text:style-name="Internet_20_link" text:visited-style-name="Visited_20_Internet_20_Link">
Hong Kong "Ming Pao" stopped publisher Zunzi 40 -download comics column again to attract news free disputes</text:a>
<text:span text:style-name="T5">
 <text:a xlink:type="simple" xlink:href="https://www.bbc.com/zhongwen/simp/chinese-news-65455696" text:style-name="Internet_20_link" text:visited-style-name="Visited_20_Internet_20_Link">
Hong Kong District Council rectification election system direct election seats decreased to 20%</text:a>
</text:span>
 <text:a xlink:type="simple" xlink:href="https://www.bbc.com/zhongwen/simp/chinese-news-53250603" text:style-name="Internet_20_link" text:visited-style-name="Visited_20_Internet_20_Link">
BBC detailed sorting out the five major controversies of the National Security Law in Hong Kong</text:a>
### "National Security Law" and internalized red line</text:p>
      <text:p text:style-name="P4">
Image source, getty images</text:p>
      <text:p text:style-name="P4">
Image adding text,</text:p>
      <text:p text:style-name="P4">
The "Hong Kong National Security Law" came into effect on June 30, 2020. Since then, the Hong Kong government will launch the "National National Security Day" event on April 15 each year.</text:p>
      <text:p text:style-name="P4">
According to the Hong Kong Police Department, from June 9, 2019 to December 31, 2022, the police arrested 10,279 people during the demonstration, of which 4010 were students. After the "National Security Law" came into effect on June 30, 2020, more than 250 people have been arrested by the law, and their age is 15 to 90 years old.</text:p>
      <text:p text:style-name="P4">
Zhong Jianhua, a Hong Kong social policy and public administrative scholar who has moved to the United Kingdom, analyzed the BBC Chinese analysis that Hong Kong has entered the era of authoritarian, and authoritarian governance is based on power, not tangible provisions and laws.</text:p>
      <text:p text:style-name="P4">
"In fact, there is no standard. It depends on the governance team at the time. The National Security Law is the best example. Mainland China is a long -term use of this method. When some people cannot know the objective standards, they can only guess by themselves, and he also wants you to guess, and you naturally dare not touch the sensitive things. This is a typical authoritarian political characteristics. ""Excluding sensitive police rights, I taught Hong Kong's multiculturalism and race in the other section, quoting the Basic Law that everyone has equal rights, including religious freedom and freedom of speech. At this time Is there a freedom of speech in Hong Kong? Other students are anxious to stop. "</text:p>
      <text:p text:style-name="P4">
[Video-Link:/WS/AV-EMBEDS/CPS/ZHONGWEN/SIMP/Chinese-News-65842285/P0FSQDTD/ZH-HansS]](https://www.bbc.com/ws/av-embeds/cps/zhongwen/simp/chinese-news-65842285/p0fsqdtd/zh-hans)<text:span text:style-name="T4">
 Your equipment does not support playing multimedia materials </text:span>
 video plus injection text,</text:p>
      <text:p text:style-name="P4">
Hong Kong protests the four -year year: "Removal China" movement back and end to the end</text:p>
      <text:p text:style-name="P4">
Teacher Xu admits that students are affected by the major environment of the society, and the self -examination from the bottom up is very serious. "In 2019, we can also discuss the benefits and disadvantages of demonstrations in the classroom. It is very rational. After three years, even if I want to discuss students, I don’t want to participate. The academic atmosphere is very poor. Everyone will not express themselves freely. "</text:p>
      <text:p text:style-name="P4">
Chen Jialuo, a professor at the Department of Political and International Relations of the Hong Kong Baptist University, pointed out to BBC that officials have continued to suppress and arrest in the past three years to create ripple effects. "Everything is national security. The atmosphere of this infinite outline and no far -end hats has made the public make adjustments, and everything avoids everything."</text:p>
      <text:p text:style-name="P4">
He said that the people of Nazi Germany and the Soviet Union in history have also experienced this life model. After the "Prague Spring" failure in 1968, Czechoslovak Fall. (Normalization) plans to launch political cleaning and high -pressure governance, detain different segastes, and monitor the people with secret police.</text:p>
      <text:p text:style-name="P4">
The late Czech President Harvel (Václav HAVEL) described it as a "post-totalitarianism" at the time. Everyone had a red line in their hearts, rooted and internalized political authority. Essence Chen Jialuo said: "The same is true in Hong Kong today. There is no need to take the official shot at all.</text:p>
      <text:h text:style-name="P12" text:outline-level="3">
<text:span text:style-name="T4">
Fourth right to be weakened</text:span>
</text:h>
      <text:p text:style-name="P4">
Image source, getty images</text:p>
      <text:p text:style-name="P4">
Image adding text,</text:p>
      <text:p text:style-name="P4">
On August 10, 2020, the Police National Security Department sent more than 200 police officers to search for the headquarters of the Apple Daily and arrested a number of high -level media.</text:p>
      <text:p text:style-name="P4">
SKIP PODCAST and Continue Reading <text:span text:style-name="T4">
 Podcast </text:span>
<text:a xlink:type="simple" xlink:href="https://www.bbc.com/zhongwen/trad/podcasts/p02pc9xp" text:style-name="Internet_20_link" text:visited-style-name="Visited_20_Internet_20_Link">
BBC current affairs one week newsweek(Cantonese)  </text:a>
BBC International Taiwan Cantonese Program, revisit international events, news on both sides of the strait, and the situation in Britain. There are special sections: "Reporter Lai Hong", "British Life" and "Chinese Talking about the World".</text:p>
      <text:p text:style-name="P4">
separation</text:p>
      <text:p text:style-name="P4">
End of podcast</text:p>
      <text:p text:style-name="P4">
This social atmosphere made the "Hong Kong Drifting" reporter Andy (Andy) feel that he had known each other. He said that the "Hong Kong Drifting" friends around him were all liberals and occasionally discussed the current politics, but everyone was alert. "Always talk about half of it, someone panickedly, whether the phone will be recorded, will it be reported, everyone has left China, but it is still in a state of fear. It used to be like this with mainlanders. Now The same is true for friends in Hong Kong. They will say, don't talk about it anymore, be careful of being caught by Guoan. "</text:p>
      <text:p text:style-name="P4">
Andy moved to Hong Kong in 2018 and joined the English media. In 2019, he interviewed the "Counterfeit Middle" movement at the front line and experienced the great changes in the press in recent years.</text:p>
      <text:p text:style-name="P4">
He said that at the beginning of the exercise, the police pulled up the "Orange Belt" blockade to prevent the reporters from shooting. "I arrived first, and I wanted to turn around when I saw the orange belt. Then a large group of Hong Kong reporters arrived. They saw that all the orange belts were scolded together and scolded the police to hinder the freedom of the press. . At that moment, I woke up. It turned out that I had a problem. I used to be detained and questioned in the mainland. I was very afraid of the police. The instinctual response was to run away. Dogs, but Hong Kong reporters know their rights very well. "</text:p>
      <text:p text:style-name="P4">
However, the police expanded during the "counter -delivery" movement. A few months later, he encountered similar incidents in an interview. By July 1, 2020, the "National Security Law" took effect the next day, a citizen went to the streets to protest. The reporter at the scene even saw the police's defense line actively avoided it. This change made him sigh. "I came to work in Hong Kong in freedom of news. How do I know that in just a few months, Hong Kong reporters have become the same as that of my mainland reporters. The whole environment has changed."</text:p>
      <text:p text:style-name="P4">
After 2019, the role of the media as the fourth power and the public supervision agency (Publicwatchdog) has weakened significantly. The charged, according to the annual press freedom index of no borders, the 73rd in 2019, the 73rd in 2019 to the 140th in 2023.</text:p>
      <text:p text:style-name="P4">
In addition to tangible suppression, there are also intangible transformations. Hong Kong Radio, Wired News, and NOW News successively have a large earthquake in personnel. Government officers and pro -Chinese people who have no broadcasting experience in airborne are high -rise, and they have made controversy in the handling of many news.</text:p>
      <text:p text:style-name="P4">
MAPLE (pseudonym), a senior reporter who worked on the TV station, described the current "standing is heavy, professional as the deputy", and the inferior coins expelled good coins. With the interview director and senior colleagues of the "veteran opening veterans", she also had a year ago. Saying. "Previous Taib (TVB) news was accused of very 'river crab" ("harmonious" homophonic), and also experienced this kind of personnel change, but that's the process of ten years. Now we are completed within two years. The emergency and huge, we have worked hard for many years, and the credibility of many years is gone. "</text:p>
      <text:p text:style-name="P4">
The professional level of the media has declined, and the objective effect is the increase in official discourse. MAPLE said that the news editor room has a relatively lighter journalist. They lack practical experience, and their superiors cannot provide help. "So you will see many sections of the follow -up officials. No reporters are questioned and questioned. Speaking of the law, this allows the official to monopolize the entire discussion. "<text:a xlink:type="simple" xlink:href="https://www.bbc.com/zhongwen/simp/uk-65396986" text:style-name="Internet_20_link" text:visited-style-name="Visited_20_Internet_20_Link">
British MPs reprimand the government waiting for Li Zhiying's foreign minister to pay attention to contact with China</text:a>
<text:span text:style-name="T5">
 <text:a xlink:type="simple" xlink:href="https://www.bbc.com/zhongwen/simp/chinese-news-57579811" text:style-name="Internet_20_link" text:visited-style-name="Visited_20_Internet_20_Link">
Hong Kong "Apple Daily" stopped: What does this mean? </text:a>
</text:span>
 <text:a xlink:type="simple" xlink:href="https://www.bbc.com/zhongwen/simp/chinese-news-58802674" text:style-name="Internet_20_link" text:visited-style-name="Visited_20_Internet_20_Link">
"Apple Daily" was suspended, Hong Kong reporters encountered "sealed door" and "sword on the top of the head"</text:a>
<text:span text:style-name="T5">
 <text:a xlink:type="simple" xlink:href="https://www.bbc.com/zhongwen/simp/chinese-news-59856267" text:style-name="Internet_20_link" text:visited-style-name="Visited_20_Internet_20_Link">
Hong Kong News was founded for five years, it was announced that the suspension of farewell words said "the wind and the waves were in severe situation"</text:a>
</text:span>
 <text:a xlink:type="simple" xlink:href="https://www.bbc.com/zhongwen/simp/64508812" text:style-name="Internet_20_link" text:visited-style-name="Visited_20_Internet_20_Link">
The largest case of the Hong Kong National Security Law: Most of the 47s of democratic factions and 47 people have been "primary prisoners have not been tried" for two years</text:a>
### "Political Language" How to change the narrative?</text:p>
      <text:p text:style-name="P4">
Image source, getty images</text:p>
      <text:p text:style-name="P4">
Image adding text,</text:p>
      <text:p text:style-name="P4">
After 2019, the authorities reforming the election system at all levels of Hong Kong have been greatly reduced to reduce democratic composition and direct election seats.</text:p>
      <text:p text:style-name="P4">
After 2019, the outbreak of immigration broke out in Hong Kong, which applied for a BNO visa -that is, the British national (overseas) visa -150,000 people who moved to the UK. A survey of the Hong Kong General Chamber of Commerce in April this year showed that 74%of the company faced the problem of talent shortage, and 70%of the employees resigned were due to immigration.</text:p>
      <text:p text:style-name="P4">
However, while the people voted with their feet, the official promoted the "National Security Law" to "chaos anyway" in Hong Kong. The new stage of Xing "". The SAR Government has also launched a series of activities such as "Hello Hong Kong" and "Happy Hong Kong" to actively "tell the story of Hong Kong."</text:p>
      <text:p text:style-name="P4">
Scholar, who has moved to Britain, said that these political slogans are like Owaer's "NewSpeak" in the political fable novel "1984". rule. "This is a textual wand used by the authoritarian government. The so -called" Patriot Governing Hong Kong ', and the "Patriot" is defined by him. Packing the front and beautiful words, thereby changing everyone's cognition. "</text:p>
      <text:p text:style-name="P4">
He said that this set of language techniques was very successful in mainland China. People have been immersed and polluted for a long time, and they will slowly be led by this set of logic. "This is why the" little pink "phenomenon appears. Hong Kong people have experienced the stage of civilization. In addition, there are still freedom of network freedom, and the resistance of resistance will be higher than that of the Chinese people. This is worth worrying about. "</text:p>
      <text:p text:style-name="P4">
He continued that the official was using language to control narratives to set the tone of political events. "If you set the tone, you can't discuss it again. The source of the 'counter -delivery' movement is that Hong Kong citizens are worried that the amendment to the" Fugm Regulations "violates the guarantee of the rule of law, but officials cannot use the dialectical process to persuade you, and use the language of the struggle to label you. 'Color Revolution', talk about the slogan of some conclusive, and put the nature of the whole thing into his frame, there is no need to debate. "</text:p>
      <text:p text:style-name="P4">
In August 2019, officials from the Hong Kong and Macao Office of the State Council of China publicly stated that the anti -repair example demonstration was the "color revolution", and then the official repeatedly referred to as "black storms" and "foreign forces". In April 2023, Xia Paolong, director of the Hong Kong and Macao Office, also said that although the Hong Kong version of the "Color Revolution" was not successful, this is a scar that can never be wiped in Hong Kong history, as if hanging on his head on his head The alarm bells must always be alert to street violence, "soft confrontation" secretly chaos and overseas Hong Kong activities.</text:p>
      <text:p text:style-name="P4">
Subsequently, Hong Kong Government officials followed Xia Baolong's argument. In the recent organ donation disputes, the Chief Executive Li Jiachao emphasized that he should be alert to the risk of Guoan and be careful to prevent "soft confrontation". The Hong Kong police arrested four people who suspected of stealing other people's information and used them to try to cancel the registration of organ donation. The Hong Kong version of the color revolution is similar to provoking contradictions through various reasons to create destruction of inconsistent reality. "</text:p>
      <text:p text:style-name="P4">
Scholar Chen Jialuo said: "Any people's livelihood incident can be promoted to the level of 'Color Revolution'. If you have a little dissatisfaction, he will help you think about it, it is called 'soft confrontation'."</text:p>
      <text:p text:style-name="P4">
<text:a xlink:type="simple" xlink:href="https://www.bbc.com/zhongwen/simp/world-49952730" text:style-name="Internet_20_link" text:visited-style-name="Visited_20_Internet_20_Link">
What are the precedents of the "Color Revolution" that protests in China that continue to be accused of China</text:a>
<text:span text:style-name="T5">
 <text:a xlink:type="simple" xlink:href="https://www.bbc.com/zhongwen/simp/chinese-news-65704881" text:style-name="Internet_20_link" text:visited-style-name="Visited_20_Internet_20_Link">
Lenovo of Hong Kong organ donation disputes with China National Security issues</text:a>
</text:span>
 <text:a xlink:type="simple" xlink:href="https://www.bbc.com/zhongwen/simp/chinese-news-56925846" text:style-name="Internet_20_link" text:visited-style-name="Visited_20_Internet_20_Link">
"Patriotic or political neutral", two dilemma of Hong Kong civil servants</text:a>
</text:p>
      <text:p text:style-name="P4">
Image source, getty images</text:p>
      <text:p text:style-name="P4">
Image adding text,</text:p>
      <text:p text:style-name="P4">
The SAR Government has launched plans such as "Hello Hong Kong" and "Happy Hong Kong"</text:p>
      <text:p text:style-name="P4">
For this new political context, civil servants must also re -adapt. Jing En (pseudonym) in the middle level in the Hong Kong government's trading department revealed to BBC that some used words have become sensitive. For example, the "independent customs zone" must be changed to "separate customs zone", and "refueling" cannot appear in government slogans and " Copywriting, so as not to make people think of the demonstration slogan "Hong Kong people".</text:p>
      <text:p text:style-name="P4">
She also said that in recent years, almost every document has been changed to its all -recognition. The upper -level officials will join the political terms and slogans of mainland China and put the Hong Kong policy under the framework of the national policy. "'Fourteenth Five -Year Plan', 'Guangdong -Hong Kong -Macao Greater Bay Area', 'Belt and Road", now all documents must be added to these words, politics is correct. Related projects can be very good. "</text:p>
      <text:p text:style-name="P4">
She also noticed that the domestic officials began to penetrate the civil servant system. "I opened the email that day, and our emails were written in English, but the attachments actually wrote what 'boss difficulties'. At first glance, it was not a word used by Hong Kong people. Everyone saw it."</text:p>
      <text:h text:style-name="P12" text:outline-level="3">
<text:span text:style-name="T4">
"Double -sided person" under normalizationImage source, getty images</text:span>
</text:h>
      <text:p text:style-name="P4">
After the 2019 "Counterfeit Central" campaign, the authorities asked civil servants to swore to support the Basic Law and loyal to the Hong Kong Special Administrative Region, and even deleted "political neutrality" in the Civil Servant Code. Civil servants were also required to complete more "political tasks". In December 2022, the former Chinese President Jiang Zemin died, and the Hong Kong government rarely asked all civil servants to watch the memorial service and silent for three minutes.</text:p>
      <text:p text:style-name="P4">
Jing En recalled that at that time, each department was empty, and all colleagues had to let go of their jobs and mourn. Unless they asked for leave that day to "spare". "Many more than there is KPI (key performance indicators) above. Each department must take pictures and upload it to Facebook pages to make work. There are more and more things that make everyone anti -white, but there is no way, you dare not dare to dare If you don't do it, everyone is helpless. "</text:p>
      <text:p text:style-name="P4">
Under the National Security Law, the education community also has more "facade kung fu" to do. The authorities stipulate that primary and secondary schools must hold a flag -raising ceremony every week and participate in the mainland inspection team. Teacher Ou, who taught the social science science, said: "Knowing that it is a political task, but I will take students to the Mainland to inspect and want them to learn things. After all, it is not a bad thing to know the national conditions. It is spent in 7 hours in 11 hours, and there is no educational significance for the poor schedule, just to do it. "</text:p>
      <text:p text:style-name="P4">
Authorities also stipulate that each subject must have elements to maintain national security, and even surgery is no exception. "Our sports teacher thought for a long time before thinking about how to add some national security elements. For example, when explaining the ball, as the citizens need to abide by the law, players must follow the ball. In fact, it is very ridiculous."</text:p>
      <text:p text:style-name="P4">
Professor Chen Jialuo said that after 2019, Hong Kong's "secondary return", the new style in the new era and new normal is mimicking. "Everyone has to make great work, red, fighting left, and rotten. Of course, we are very embarrassed, but those who are power are very happy. This is part of the means of maintaining stability. Climbing must show loyalty. "</text:p>
      <text:p text:style-name="P4">
He quoted former Czech President Harville's "The Power of thePower" in his masterpiece "The Power of thePowerless". Get up!"Poster, this slogan is not his true thoughts, he just obeys the power to avoid trouble.</text:p>
      <text:p text:style-name="P4">
"Hong Kong has also formed a different culture in the table, which is getting closer to mainland China. The regime does not care if you are sincere, but only care about whether you are obedient and cooperative. When the exterior walls of the building and the newspapers are all overwhelming expressions, come to him It's as if there is a cheerleading team, which proves how popular you are. Compared to the police and shots, this is the low -cost maintenance method. "</text:p>
      <text:p text:style-name="P4">
<text:a xlink:type="simple" xlink:href="https://www.bbc.com/zhongwen/simp/chinese-news-61963484" text:style-name="Internet_20_link" text:visited-style-name="Visited_20_Internet_20_Link">
The 25th anniversary of the transfer of sovereignty in Hong Kong: From the figure, Hong Kong has changed in recent years</text:a>
<text:span text:style-name="T5">
 <text:a xlink:type="simple" xlink:href="https://www.bbc.com/zhongwen/simp/chinese-news-61999062" text:style-name="Internet_20_link" text:visited-style-name="Visited_20_Internet_20_Link">
Xi Jinping described "one country, two systems" is a good system, and there is no reason to change</text:a>
</text:span>
 <text:a xlink:type="simple" xlink:href="https://www.bbc.com/zhongwen/simp/world-65385367" text:style-name="Internet_20_link" text:visited-style-name="Visited_20_Internet_20_Link">
Many details of the "Outside of the Domain for the National Security Law of the Hong Kong National Security Law" in Japan</text:a>
<text:span text:style-name="T5">
 <text:a xlink:type="simple" xlink:href="https://www.bbc.com/zhongwen/simp/chinese-news-64316121" text:style-name="Internet_20_link" text:visited-style-name="Visited_20_Internet_20_Link">
Whether the Hong Kong people are trapped in the law and the "second immigration wave" of the Guoan dilemma has come one after another</text:a>
</text:span>
 <text:a xlink:type="simple" xlink:href="https://www.bbc.com/zhongwen/simp/chinese-news-40441492" text:style-name="Internet_20_link" text:visited-style-name="Visited_20_Internet_20_Link">
Why does the BBC Chinese website say that Hong Kong and Macao "transfer"? </text:a>
</text:p>
      <text:h text:style-name="P12" text:outline-level="3">
<text:span text:style-name="T4">
The person staying "How good is"?</text:span>
</text:h>
      <text:p text:style-name="P4">
Image source, getty images</text:p>
      <text:p text:style-name="P4">
Political scholars have pointed out that in the current system and political atmosphere, how much the former value can be preserved in Hong Kong will depend on the people's cooperation.</text:p>
      <text:p text:style-name="P4">
Scholar Zhong Jianhua quoted Harveil's claim that in the post -ending era, "Living Intruth", "Hong Kong has no room for space, and now rely on overseas Hong Kong people to continue to speak and tell the truth." Professor Chen Jialuo believes that it is also a persistence without leaving his position. "The key is how good the people staying, how serious they are."</text:p>
      <text:p text:style-name="P4">
Middle school teacher Ou said that she should "do less" as possible in the patriotic activities in the school stipulated by the authorities. For example, the weekly flag -raising ceremony should have a "state of the country", and she did not fully implement it. "I have many relatives and friends in the mainland, and some are teachers. They say that schools in the mainland will not say this every week '' national party '. The mainlanders are very smart. Hong Kong is too crazy, too brain, and too stupid. "</text:p>
      <text:p text:style-name="P4">
Teacher Xu also pointed out that the current teacher's social sciences are light and lightly described on the issue of "violating conscience". "You forced me to talk about the" Color Revolution "in 2019. I really can't tell, so let the students go back to take a note of their own notes. Anyway, this family has been castrated. Why should I be so seriously helping the official 'political propaganda'? Or explain the 'to improve the election system' and 'patriotic governance Hong Kong', and say it as a half joke -if it is used to look at it from a humorous perspective, Hong Kong is very funny now. "</text:p>
      <text:p text:style-name="P4">
[Video-3-Link:/WS/AV-EMBEDS/CPS/ZHONGWEN/SIMP/Chinese-News-65842285/P0TFZ54/ZH-HansS]](https://www.bbc.com/ws/av-embeds/cps/zhongwen/simp/chinese-news-65842285/p0ftfz54/zh-hans)<text:span text:style-name="T4">
 Your equipment does not support playing multimedia materials </text:span>
 video plus injection text,</text:p>
      <text:p text:style-name="P4">
Hong Kong BNO immigration tide: the story of two mothers who immigrate to the United Kingdom with the whole family</text:p>
      <text:p text:style-name="P4">
She said that because the trials of the commune department were changed to only two levels of "reaching standards" and "not reaching standards", it was very difficult to meet the standards. The attitude of students in class became perfunctory. "They either do not cooperate, noise rebellion, or they just ignore you and do other subjects. Hong Kong's education system is very utilitarian. The atmosphere of indifference and cynicism is very strong. In the future, a group of smart but no moral elite will be raised in the future. "Mid -level civil servant Jing En said that people who are willing to express their loyalty after 2019 are quickly on the top, but not all civil servants must compete for the superiors, and more people are safe and silent.</text:p>
      <text:p text:style-name="P4">
"It can be understood that the people above should be charming, but we will not obey blindly. The suggestions for handing over will still be written according to professional judgment. If you really want to add political slogans, use a compromise method, add it in an inconspicuous place, and find it. Find it. Numbers (requiring requirements). I don't know how long I can persist, but at least I have to be at ease, don't be too disgusting. "</text:p>
      <text:p text:style-name="P4">
<text:a xlink:type="simple" xlink:href="https://www.bbc.com/ws/av-embeds/cps/zhongwen/simp/chinese-news-65842285/p0dpmkpj/zh-hans" text:style-name="Internet_20_link" text:visited-style-name="Visited_20_Internet_20_Link">
Video-4-Link:/WS/AV-EMBEDS/CPS/ZHONGWEN/SIMP/Chinese-News-65842285/P0DPMKPJ/ZH-HansS</text:a>
<text:span text:style-name="T4">
 Your equipment does not support playing multimedia materials </text:span>
 video plus injection text,</text:p>
      <text:p text:style-name="P4">
BBC documentary: the battle of freedom in Hong Kong (above)</text:p>
      <text:p text:style-name="P4">
News Source: <text:a xlink:type="simple" xlink:href="https://www.bbc.com/zhongwen/simp/chinese-news-65842285" text:style-name="Internet_20_link" text:visited-style-name="Visited_20_Internet_20_Link">
https://www.bbc.com/zhongwen/simp/chinese-news-65842285</text:a>
</text:p>
      <!--NEWS-->
      <text:h text:style-name="P10" text:outline-level="1">
<text:span text:style-name="T4">
China ’s export unexpectedly plummeted trade structure in May changed</text:span>
</text:h>
      <text:p text:style-name="P4">
Author: https://www.facebook.com/bbcworldservice/</text:p>
      <text:p text:style-name="P4">
Publisher: BBC News 中文</text:p>
      <text:p text:style-name="P4">
Published Time: 2023-06-09T07:27:09.000Z</text:p>
      <text:p text:style-name="P4">
Modified Time: 2023-06-09T07:27:09.000Z</text:p>
      <text:p text:style-name="P4">
Description: From the perspective of China's export destination, the share of China's main trading partners is quietly changing -Japan, the United States and other export destinations that have occupied the main positions all year round, and the share is declining; the proportion of Russia and ASEAN is rising rapidly.</text:p>
      <text:p text:style-name="P4">
Images: ["<text:a xlink:type="simple" xlink:href="https://ichef.bbci.co.uk/news/640/cpsprodpb/15D46/production/_130041498_gettyimages-1250106326.jpg" text:style-name="Internet_20_link" text:visited-style-name="Visited_20_Internet_20_Link">
_130041498_ge...</text:a>
", "<text:a xlink:type="simple" xlink:href="https://ichef.bbci.co.uk/news/640/cpsprodpb/18276/production/_129843989_whatsubject.jpg" text:style-name="Internet_20_link" text:visited-style-name="Visited_20_Internet_20_Link">
_129843989_wh...</text:a>
"]</text:p>
      <text:p text:style-name="P4">
Videos: []</text:p>
      <text:p text:style-name="P4">
Tags: ['东南亚国家联盟', '金融财经', '俄国', '日本', '中國', '韩国', '美国', '经济', '贸易', '银行业']</text:p>
      <text:p text:style-name="P4">
Type: Article</text:p>
      <!--METADATA-->
      <text:h text:style-name="P12" text:outline-level="3">
<text:span text:style-name="T4">
China Export unexpectedly falling trade structure in May</text:span>
</text:h>
      <text:p text:style-name="P4">
June 9, 2023<draw:frame draw:style-name="fr1" draw:name="Image16" text:anchor-type="as-char" svg:width="6.9236in" svg:height="3.894525in" draw:z-index="0">
<draw:image xlink:href="../Images/BBC Chinese/2023-06-09T07-27-09.000Z/_130041498_gettyimages-1250106326.jpg" xlink:type="simple" xlink:show="embed" xlink:actuate="onLoad" draw:mime-type="image/jpeg"/>
</draw:frame>
Image source, getty images</text:p>
      <text:p text:style-name="P4">
<text:span text:style-name="T4">
 On June 7, the data released by the General Administration of Customs showed that in the US dollar, China exported 283.5 billion US dollars in May, a year -on -year decrease of 7.5%; imports were US $ 217.69 billion, a year -on -year decrease of 4.5%. The total imports and exports were US $ 50119 billion, a year -on -year decrease of 6.2%. </text:span>
</text:p>
      <text:p text:style-name="P4">
Compared with the previous months, the data in May is a bit ugly. Beginning in October last year, China's export volume continued to decline. After the release of the epidemic and the Spring Festival, exports began to increase, exports increased by 14.8%year-on-year, and exports increased by 8.5%year-on-year. %.</text:p>
      <text:p text:style-name="P4">
A report issued by a credit rating agency "Oriental Jincheng" in China believes that the high increase in March was mainly due to centralized production. In April, due to the low base effect brought by the peak of the epidemic in April, the short -term factors in May faded, plus overseas overseas, plus overseas overseas The impact of the decline in demand showed that the other side evidence was the new export order index in the PMI (purchasing manager index) in April and May in April and May continued to be in the contraction range.</text:p>
      <text:p text:style-name="P4">
In other words, the export volume in March was due to the previous months of backlog order, which was delivered after the Spring Festival; the exports in April were relatively high because the city was closed in Shanghai last April, which caused the export volume last April to be extremely low, which caused this year to 4 this year. The increase of the month seems very high.</text:p>
      <text:p text:style-name="P4">
The data in May is ugly, and it also has the effect of a certain "high base effect". In April last year, the outbreak of the Shanghai outbreak broke out. The exit of the month rose 14%.</text:p>
      <text:p text:style-name="P4">
It is worth noting that according to the RMB pricing and the decline in the US dollar, the decrease of 7.5%at the US dollar is 7.5%, and the decrease is 0.8%at a price of RMB, mainly due to the sharp depreciation of the recent RMB against the US dollar.</text:p>
      <text:h text:style-name="P12" text:outline-level="3">
<text:span text:style-name="T4">
structural change</text:span>
</text:h>
      <text:p text:style-name="P4">
<draw:frame draw:style-name="fr1" draw:name="Image17" text:anchor-type="as-char" svg:width="6.9236in" svg:height="3.894525in" draw:z-index="0">
<draw:image xlink:href="../Images/BBC Chinese/2023-06-09T07-27-09.000Z/_129843989_whatsubject.jpg" xlink:type="simple" xlink:show="embed" xlink:actuate="onLoad" draw:mime-type="image/jpeg"/>
</draw:frame>
Image source, getty image</text:p>
      <text:p text:style-name="P4">
Image adding text,</text:p>
      <text:p text:style-name="P4">
The Vladivostok is near the junction of Russia, Central, and DPRK. It is facing the sea three, and it is the largest port on the Pacific coast. Since 2022, with the significant increase in trade in China and Russia, the transportation capacity of container ships from the port from the southeast coast from the port from the port from the southeast coast to the Vladivostok port, and the capacity of the ship's return is increasing. Indirectly stimulates the attraction of rotation through the port.</text:p>
      <text:p text:style-name="P4">
<text:a xlink:type="simple" xlink:href="https://www.bbc.com/zhongwen/simp/chinese-news-65687574" text:style-name="Internet_20_link" text:visited-style-name="Visited_20_Internet_20_Link">
Vladivostok transformed into a China Internal Trade Port? The reality and history of the interaction between China and Russia and the Far East</text:a>
<text:a xlink:type="simple" xlink:href="https://www.bbc.com/zhongwen/simp/world-50218805" text:style-name="Internet_20_link" text:visited-style-name="Visited_20_Internet_20_Link">
Chinese farmers take over the Far East? When a large number of new residents surge on the land</text:a>
From the perspective of China's export destination, the share of China's main trading partners is quietly changing -Japan, the United States and other export destinations that have occupied the main positions all year round, and the share is declining; the proportion of Russia and ASEAN is rising rapidly.</text:p>
      <text:p text:style-name="P4">
According to the RMB, the import and export of China fell by 5.5%year -on -year in the past May, an increase of 3.6%to the European Union, and a 3.5%decrease in Japan.</text:p>
      <text:p text:style-name="P4">
At the same time, the import and export of China's imports and exports to Southeast Asian Alliance countries in the past May increased by 9.9%, and Russia increased by 51.9%.</text:p>
      <text:p text:style-name="P4">
ASEAN also surpassed the European Union and became China's largest trading partner, and the European Union, the United States, and Japan ranked second, third, and fourth.</text:p>
      <text:p text:style-name="P4">
Except for Russia, China ’s exports to major trading partners in May have declined sharply.</text:p>
      <text:p text:style-name="P4">
The growth of ASEAN trade is mainly because after the "Regional Comprehensive Economic Partnership Agreement" (RCEP) in the beginning of last year, it has promoted a significant role in promoting the relationship between China and ASEAN trade.</text:p>
      <text:p text:style-name="P4">
The growth of Russia's trade was that after the outbreak of the Russian and Ukraine War in February last year, European and American economic sanctions on Russia gradually increased. Russia could not even use the international fund liquidation system (SWIFT) settlement, which caused Russia to increase trade in China.</text:p>
      <text:h text:style-name="P12" text:outline-level="3">
<text:span text:style-name="T4">
</text:span>
</text:h>
      <text:p text:style-name="P4">
Image source, getty images</text:p>
      <text:p text:style-name="P4">
Image adding text,</text:p>
      <text:p text:style-name="P4">
In Zhoushan Port, China, trailers are pushing a crude oil cargo ship to the specified location.</text:p>
      <text:p text:style-name="P4">
<text:a xlink:type="simple" xlink:href="https://www.bbc.com/zhongwen/simp/business-65480676" text:style-name="Internet_20_link" text:visited-style-name="Visited_20_Internet_20_Link">
The Federal Reserve ’s tenth consecutive interest rate hikes are expected to be approaching the end of this round of interest rate hikes</text:a>
* <text:a xlink:type="simple" xlink:href="https://www.bbc.com/zhongwen/simp/business-59068890" text:style-name="Internet_20_link" text:visited-style-name="Visited_20_Internet_20_Link">
How to sweep the "inflation monsters" under the epidemic</text:a>
As well as</text:p>
      <text:p text:style-name="P4">
The main trading country to take care of China is not good. In May, South Korea's exports growth rate was -15.2%year-on-year, and it continued to decline by 0.9 percentage points on the basis of April. In May, Vietnam's exports fell 5.9%year -on -year, and it has declined for four consecutive months.</text:p>
      <text:p text:style-name="P4">
Reuters quoted analysts saying that in the past 12-18 months, the sharp tightening of global monetary policy, as well as recent pressure on the Western banking industry, has brought anxiety to the road of recovery in China and the world.</text:p>
      <text:p text:style-name="P4">
In May, the Federal Reserve raised interest rates for the tenth consecutive time. After the interest rate hike, the Federal Fund interest rate increased to 5.00%-5.25%, which was a new high since 2007.</text:p>
      <text:p text:style-name="P4">
After the interest rate hike in May, the Fed Chairman Powell said that the interest rate cut is not suitable now. He believes that inflation will decline, but the speed will not be fast, and it takes time to decline.</text:p>
      <text:p text:style-name="P4">
"If this prediction is generally correct, then the interest rate cut is inappropriate, and we will not cut interest rates." He further stated that if the demand is weakened further, there are more signs of softening in the labor market, so we may consider the interest rate cut.</text:p>
      <text:p text:style-name="P4">
The purpose of the Federal Reserve ’s interest rate hike is to curb inflation, but after continuous interest rate hikes, it must be maintained at a high level, making the cost of borrowing enterprises and individuals higher, suppressing the needs of major global markets.</text:p>
      <text:p text:style-name="P4">
Foreign trade data also shows that foreign -funded enterprises are not good in China. In the first five months, foreign -invested enterprises imported and exported 5.1 trillion yuan, a decrease of 7.6%. In contrast , Increased by 13.1%, the import and export of state -owned enterprises was 2.76 trillion yuan, an increase of 4.7%.</text:p>
      <text:p text:style-name="P4">
Other data also confirms the predicament of foreign capital in China. According to data from the Chinese Bureau of Statistics, the total profit of foreign companies, Hong Kong, Macao and Taiwan business-investment enterprises in China in January to February reached 35.7%.</text:p>
      <text:p text:style-name="P4">
News Source: <text:a xlink:type="simple" xlink:href="https://www.bbc.com/zhongwen/simp/chinese-news-65853730" text:style-name="Internet_20_link" text:visited-style-name="Visited_20_Internet_20_Link">
https://www.bbc.com/zhongwen/simp/chinese-news-65853730</text:a>
</text:p>
      <!--NEWS-->
      <text:h text:style-name="P10" text:outline-level="1">
<text:span text:style-name="T4">
BBC Documentary: Tracking "idiot" -who is selling sexual assault and candid filming</text:span>
</text:h>
      <text:p text:style-name="P4">
Author: https://www.facebook.com/bbcworldservice/</text:p>
      <text:p text:style-name="P4">
Publisher: BBC News 中文</text:p>
      <text:p text:style-name="P4">
Published Time: 2023-06-09T08:52:07.000Z</text:p>
      <text:p text:style-name="P4">
Modified Time: 2023-06-09T08:52:07.000Z</text:p>
      <text:p text:style-name="P4">
Description: On the Internet, thousands of East Asian women being sexually assaulted in public places are being sold. Who is the behind -the -scenes of these websites? After a year of undercover investigation, "Eye of BBC" takes you into this dark and distorted world.</text:p>
      <text:p text:style-name="P4">
Images: []</text:p>
      <text:p text:style-name="P4">
Videos: ["<text:a xlink:type="simple" xlink:href="https://www.bbc.com/ws/av-embeds/cps/zhongwen/simp/chinese-news-65854024/p0ft5zy4/zh-hans" text:style-name="Internet_20_link" text:visited-style-name="Visited_20_Internet_20_Link">
zh-hans</text:a>
"]</text:p>
      <text:p text:style-name="P4">
Tags: ['日本', '性暴力', '网络犯罪', '中國', '性', '犯罪']</text:p>
      <text:p text:style-name="P4">
Type: Article</text:p>
      <!--METADATA-->
      <text:h text:style-name="P12" text:outline-level="3">
<text:span text:style-name="T4">
BBC Documentary: Tracking "idiot" -Tato is selling sexual assault candid films</text:span>
</text:h>
      <text:p text:style-name="P4">
[Video-1-Link:/WS/AV-EMBEDS/CPS/ZHONGWEN/SIMP/Chinese-News-65854024/P0FT5ZY4/ZH-HansS]](https://www.bbc.com/ws/av-embeds/cps/zhongwen/simp/chinese-news-65854024/p0ft5zy4/zh-hans)<text:span text:style-name="T4">
 Your equipment does not support playing multimedia materials </text:span>
<text:span text:style-name="T4">
* BBC documentary: trace "idiots" -Who who is selling sexual assault candid films </text:span>
 June 9, 2023</text:p>
      <text:p text:style-name="P4">
The BBC International Channel Investigation Team "BBC's Eye" revealed an ugly sexual assault business.</text:p>
      <text:p text:style-name="P4">
In the subway car, a man shot and followed a woman from the back. A few seconds later, he was obscene of the woman. On the Internet, thousands of East Asian women being sexually assaulted in public places are being sold, and the audience can even "customize" the videos they want on these websites.</text:p>
      <text:p text:style-name="P4">
The behind -the -scenes of the operating sexual assault website is a mysterious character called "Uncle Qi". Who is he?</text:p>
      <text:p text:style-name="P4">
"Eye of the BBC" has taken you into this dark and distorted world after an undercover survey for a year. We will face the story of sexual assaults, listen to the story of resistance and violent women, and expose the black hands behind the scenes of profit -seeking profit through undercover way.</text:p>
      <text:p text:style-name="P4">
News Source: <text:a xlink:type="simple" xlink:href="https://www.bbc.com/zhongwen/simp/chinese-news-65854024" text:style-name="Internet_20_link" text:visited-style-name="Visited_20_Internet_20_Link">
https://www.bbc.com/zhongwen/simp/chinese-news-65854024</text:a>
</text:p>
      <!--NEWS-->
      <text:h text:style-name="P10" text:outline-level="1">
<text:span text:style-name="T4">
Free Version in Turkey</text:span>
</text:h>
      <text:p text:style-name="P4">
Authors: ['子川']</text:p>
      <text:p text:style-name="P4">
Publisher: 英国《金融时报》</text:p>
      <text:p text:style-name="P4">
Time: 2023-06-09T10:19:37+00:00</text:p>
      <text:p text:style-name="P4">
Published Time: 2023-06-08T12:00:99+08:00</text:p>
      <text:p text:style-name="P4">
Modified Time: 2023-06-08T18:57:99+08:00</text:p>
      <text:p text:style-name="P4">
Description: Zichuan: In May, I went to Izmir, a western town in the western town of Turkey. Although I knew that Turkey was about to hold a general election, I still underestimated the popularity of the election campaign here.</text:p>
      <text:p text:style-name="P4">
Images: []</text:p>
      <text:p text:style-name="P4">
Themes: ['旅行', '关注']</text:p>
      <text:p text:style-name="P4">
Keywords: ['旅行', '土耳其']</text:p>
      <text:p text:style-name="P4">
Type: Article</text:p>
      <!--METADATA-->
      <text:p text:style-name="P4">
Traveling to Turkey for the second time was three months after the country occurred in the country. One evening in May, the plane landed on Izmir, the coast of the Aegean Sea. This is the third largest city in Turkey and the western town. Because the location is far from the earthquake in the east, it is not affected by the strong earthquake. Before going, although Turkey will hold a general election a week later, it still underestimates the popularity of the wave of elections.</text:p>
      <text:p text:style-name="P4">
At that time, President Recep Tayyiperdoğan faced a powerful challenge from the opposition. From Izmir Airport to the hotel, I saw the big and small election billboards -buildings and roadside, everybody, everywhere. In terms of quantity, Erdogan and the opposition basically divided into autumn. Put down the luggage at the hotel and go to the nearby seaside Avenue to find a restaurant, and see the three or five locals holding the brand of supporting Erdogan to leave, and realized that this was just participating in the Erdogan election rally. People.</text:p>
      <text:p text:style-name="P4">
News Source: <text:a xlink:type="simple" xlink:href="http://www.ftchinese.com/story/001099879" text:style-name="Internet_20_link" text:visited-style-name="Visited_20_Internet_20_Link">
http://www.ftchinese.com/story/001099879</text:a>
</text:p>
      <!--NEWS-->
      <text:h text:style-name="P10" text:outline-level="1">
<text:span text:style-name="T4">
Trump's improperly held confidential document cases were sued 37 items</text:span>
</text:h>
      <text:p text:style-name="P4">
Publisher: 法新社</text:p>
      <text:p text:style-name="P4">
Published Time: 2023-06-09T22:02:07+00:00</text:p>
      <text:p text:style-name="P4">
Modified Time: 2023-06-09T21:35:02+00:00</text:p>
      <text:p text:style-name="P4">
Description: (Agence France-Presse, Washington, 9th) According to the unclean prosecution announced today, former US President Trump was accused of illegally holding the US nuclear and defense secrets at the Mar-A-Lago apartment in Florida. Documents were charged with 37 charge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0" text:anchor-type="as-char" svg:width="6.9236in" svg:height="3.617581in" draw:z-index="0">
<draw:image xlink:href="../Images/rficn/2023-06-09T22-02-07-00-00/000000.png" xlink:type="simple" xlink:show="embed" xlink:actuate="onLoad" draw:mime-type="image/png"/>
</draw:frame>
The U.S. Department of Justice pointed out that when Trump stepped down in January 2021, he took away high confidential files of the Ministry of Defense, the Central Intelligence Agency (CIA), the National Security Agency (NSA) and other intelligence agencies.</text:p>
      <text:p text:style-name="P4">
According to the content of the indictment proposed to the Federal Court of Florida, Trump has not safely handled these archives at the Florida Haihu Club apartment.</text:p>
      <text:p text:style-name="P4">
In addition, Trump at the New Jersey Golf Club in New Jersey, at least twice to show confidential documents about US military operations and plans to unauthorized people.</text:p>
      <text:p text:style-name="P4">
Trump was charged with 37 charges, including deliberately holding secrets of defense, conspiracy to hinder judicial justice, and unrealistic statements.</text:p>
      <text:p text:style-name="P4">
Trump's assistant Walt Nauta was charged with 6 charges for helping Trump to hide these documents.</text:p>
      <text:p text:style-name="P4">
US President Bynden said today that he has never been in contact with the judicial minister Merrick Garland.</text:p>
      <text:p text:style-name="P4">
Biden told reporters: "I didn't talk to him, and I would not talk to him. I will not comment on the case." He emphasized that the White House did not intervene in judicial procedures. (Translator: Xu Ruicheng)</text:p>
      <text:p text:style-name="P4">
News Source: <text:a xlink:type="simple" xlink:href="https://www.rfi.fr/cn/%E5%9B%BD%E9%99%85%E6%8A%A5%E9%81%93/20230609-%E5%B7%9D%E6%99%AE%E4%B8%8D%E5%BD%93%E6%8C%81%E6%9C%89%E6%9C%BA%E5%AF%86%E6%96%87%E4%BB%B6%E6%A1%88-%E9%81%AD%E8%B5%B7%E8%AF%8937%E9%A1%B9%E7%BD%AA%E5%90%8D" text:style-name="Internet_20_link" text:visited-style-name="Visited_20_Internet_20_Link">
https://www.rfi.fr/cn/%E5%9B%BD%E9%99%85%E6%8A%A5%E9%81%93/20230609-%E5%B7%9D%E6%99%AE%E4%B8%8D%E5%BD%93%E6%8C%81%E6%9C%89%E6%9C%BA%E5%AF%86%E6%96%87%E4%BB%B6%E6%A1%88-%E9%81%AD%E8%B5%B7%E8%AF%8937%E9%A1%B9%E7%BD%AA%E5%90%8D</text:a>
</text:p>
      <!--NEWS-->
      <text:h text:style-name="P10" text:outline-level="1">
<text:span text:style-name="T4">
U.S. stocks rising weekly red</text:span>
</text:h>
      <text:p text:style-name="P4">
Publisher: 法新社</text:p>
      <text:p text:style-name="P4">
Published Time: 2023-06-09T22:32:06+00:00</text:p>
      <text:p text:style-name="P4">
Modified Time: 2023-06-09T22:05:02+00:00</text:p>
      <text:p text:style-name="P4">
Description: (Agence France -Presse, New York, 9th) The market is expected to avoid economic recession, and the Federal Preparatory Council (FED) may suspend interest rate hikes. US stocks rose slightly today, and the weekly reception is re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1" text:anchor-type="as-char" svg:width="6.9236in" svg:height="3.617581in" draw:z-index="0">
<draw:image xlink:href="../Images/rficn/2023-06-09T22-32-06-00-00/000000.png" xlink:type="simple" xlink:show="embed" xlink:actuate="onLoad" draw:mime-type="image/png"/>
</draw:frame>
The Dow Jones Industrial Index rose 43.17 points, or 0.13%, at 33876.78 points.</text:p>
      <text:p text:style-name="P4">
The S &amp; P 500 index rose 4.93 points, or 0.11%, at 4298.86 points.</text:p>
      <text:p text:style-name="P4">
The Nasdaq index, mainly technology stocks, rose 20.62 points, or 0.16%, at 13259.14 points.</text:p>
      <text:p text:style-name="P4">
The Philadelphia semiconductor index rose 10.654 points, or 0.30%, at 3524.971 points. (Translator: Xu Ruicheng)</text:p>
      <text:p text:style-name="P4">
News Source: <text:a xlink:type="simple" xlink:href="https://www.rfi.fr/cn/%E8%B4%A2%E7%BB%8F%E5%BF%AB%E8%AE%AF/20230609-%E7%BE%8E%E8%82%A1%E6%B6%A8-%E5%91%A8%E7%BA%BF%E6%94%B6%E7%BA%A2" text:style-name="Internet_20_link" text:visited-style-name="Visited_20_Internet_20_Link">
https://www.rfi.fr/cn/%E8%B4%A2%E7%BB%8F%E5%BF%AB%E8%AE%AF/20230609-%E7%BE%8E%E8%82%A1%E6%B6%A8-%E5%91%A8%E7%BA%BF%E6%94%B6%E7%BA%A2</text:a>
</text:p>
      <!--NEWS-->
      <text:h text:style-name="P10" text:outline-level="1">
<text:span text:style-name="T4">
Apple Samsung's Vietnamese manufacturing strategy encountered the latest blow: serious electricity shortage (Free Version)</text:span>
</text:h>
      <text:p text:style-name="P4">
Author: Yang Jie</text:p>
      <text:p text:style-name="P4">
Publisher: 华尔街日报中文网</text:p>
      <text:p text:style-name="P4">
Published Time: 2023-06-10T-1:10:00.000Z</text:p>
      <text:p text:style-name="P4">
Modified Time: 2023-06-10T02:10:00.000Z</text:p>
      <text:p text:style-name="P4">
Created Time: 2023-06-09T23:18:00.000Z</text:p>
      <text:p text:style-name="P4">
Description: In the heat waves in early summer, Vietnam is trying to deal with serious power shortage of electricity, which has caused a blow to manufacturers who have poured into Vietnam. These manufacturers regard Vietnam as an alternative to China.</text:p>
      <text:p text:style-name="P4">
Images: []</text:p>
      <text:p text:style-name="P4">
Categories: ['国际']</text:p>
      <text:p text:style-name="P4">
Keywords: SYND</text:p>
      <text:p text:style-name="P4">
Type: Article</text:p>
      <!--METADATA-->
      <text:p text:style-name="P4">
In the heat waves in early summer, Vietnam is trying to deal with serious power shortage of electricity, which has caused a blow to manufacturers who have poured into Vietnam. These manufacturers regard Vietnam as <text:a xlink:type="simple" xlink:href="https://cn.wsj.com/articles/CN-BIZ-20230602170619" text:style-name="Internet_20_link" text:visited-style-name="Visited_20_Internet_20_Link">
China Equipment choice</text:a>
 。</text:p>
      <text:p text:style-name="P4">
News Source: <text:a xlink:type="simple" xlink:href="https://cn.wsj.com/articles/%E8%8B%B9%E6%9E%9C%E4%B8%89%E6%98%9F%E7%9A%84%E8%B6%8A%E5%8D%97%E5%88%B6%E9%80%A0%E6%88%98%E7%95%A5%E9%9D%A2%E4%B8%B4%E7%AA%98%E5%A2%83-%E4%B8%A5%E9%87%8D%E7%9A%84%E7%94%B5%E5%8A%9B%E7%9F%AD%E7%BC%BA-8765f885" text:style-name="Internet_20_link" text:visited-style-name="Visited_20_Internet_20_Link">
https://cn.wsj.com/articles/%E8%8B%B9%E6%9E%9C%E4%B8%89%E6%98%9F%E7%9A%84%E8%B6%8A%E5%8D%97%E5%88%B6%E9%80%A0%E6%88%98%E7%95%A5%E9%9D%A2%E4%B8%B4%E7%AA%98%E5%A2%83-%E4%B8%A5%E9%87%8D%E7%9A%84%E7%94%B5%E5%8A%9B%E7%9F%AD%E7%BC%BA-8765f885</text:a>
</text:p>
      <!--NEWS-->
      <text:h text:style-name="P10" text:outline-level="1">
<text:span text:style-name="T4">
Gordon Boom 27 distributed in a stool thugs gold block to win the first championship of the team, hopes to be strong</text:span>
</text:h>
      <text:p text:style-name="P4">
Publisher: 法新社</text:p>
      <text:p text:style-name="P4">
Published Time: 2023-06-10T-13:02:07+00:00</text:p>
      <text:p text:style-name="P4">
Modified Time: 2023-06-10T06:50:02+00:00</text:p>
      <text:p text:style-name="P4">
Description: (Agence France -Presse Miami 9th) 3rd section has finished the leading dual -digit gold block. Today, I almost turned over the ship in the last quarter. In the case of scoring 11 points in the Brownian quarter, the hot counterattack was extinguished. Qi Bing Gao Deng scored 27 points and won 108-1 in the final game. He listened to the card 3-1 in the championship.</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2" text:anchor-type="as-char" svg:width="6.9236in" svg:height="3.617581in" draw:z-index="0">
<draw:image xlink:href="../Images/rficn/2023-06-10T-13-02-07-00-00/000000.png" xlink:type="simple" xlink:show="embed" xlink:actuate="onLoad" draw:mime-type="image/png"/>
</draw:frame>
The US Vocational Basketball NBA Denver Gold Block led Miami Heat 2 to 1 before the championship, and today played the fourth game of the series in the away series.</text:p>
      <text:p text:style-name="P4">
In the first quarter of the two teams, the scoring of the first quarter was not high. The block is going back to lead, but Jimmy Butler soared to score a whistle three -pointer to help the Heat at 21-2 to lead.</text:p>
      <text:p text:style-name="P4">
Section 2 is still stuck, and the two teams are only 9 points. The Heat rely on Lauri to score and Bam Adebayo. Cut into 15 points, Jakich also scored 10 points to join forces, and the midfield was 55 to 51.</text:p>
      <text:p text:style-name="P4">
After the start of the second half, Jamal Murray cut into it empty -handed and won the Gordon with one arrow. Put the two -pointer golden blocks to pull the lead to double digits. Although the Heat leaned on two three -pointers to 6 points, the gold block Gordon first scored the first time, and then cut into the three -pointer ball in the first time. General 86 to 73 gold blocks expanded to 13 points first.</text:p>
      <text:p text:style-name="P4">
Section 4 After completing a "3 -point hit" in the Bartler, 8-0 start to reduce the backward to 5 points. Then pull the lead to double digits.</text:p>
      <text:p text:style-name="P4">
Although the Heat has scored a goal at Duncanrobinson and reduced the gap to single digits, Brown jumped out of the distance and scored 8 points, and the gold block expanded the lead to 17 -point fixed fixed game, and finally won the 13 -point difference. Essence</text:p>
      <text:p text:style-name="P4">
This year is the first time that the Golden Block team has reached the NBA championship. Today, after winning the series, the series will listen to the card 3-1. Next, it will return to the 5th game of the game on the 13th of Taiwan time.</text:p>
      <text:p text:style-name="P4">
The Golden Bag Gordon includes 3 of 4 shots of 3 -pointers, and she hit 11 goals in 15 times, scored a maximum of 27 points in the field, Jakich 23 points, 12 rebounds double ten performances, Mori scored 15 Send 12 assists. Brown contributed 21 points from the bench.</text:p>
      <text:p text:style-name="P4">
In the third game of the golden block, 58 to 33, scored 60 to 34 in the restricted area, and won the Heat. Although the whole three -pointer was 8 shots on the day, there was no harm to the elegant. Two more, but the gold block rely on the three -pointer rain in 28 shots, and the heating of only 8 of 25 shots in the three -pointer was scheduled.</text:p>
      <text:p text:style-name="P4">
The 6 people scored two digits of the Heat, and Batler scored a maximum of 25 points in the team, and Adeba was about 20 points and 11 rebounds.</text:p>
      <text:p text:style-name="P4">
News Source: <text:a xlink:type="simple" xlink:href="https://www.rfi.fr/cn/%E8%BF%90%E5%8A%A8%E5%A4%A9%E5%9C%B0/20230610-%E9%AB%98%E7%99%BB%E8%BD%B027%E5%88%86%E5%B8%83%E6%9C%97%E6%89%AE%E6%9D%BF%E5%87%B3%E6%9A%B4%E5%BE%92-%E9%87%91%E5%9D%97%E5%A4%BA%E9%98%9F%E5%8F%B2%E9%A6%96%E5%86%A0%E5%B8%8C%E6%9C%9B%E6%B5%93" text:style-name="Internet_20_link" text:visited-style-name="Visited_20_Internet_20_Link">
https://www.rfi.fr/cn/%E8%BF%90%E5%8A%A8%E5%A4%A9%E5%9C%B0/20230610-%E9%AB%98%E7%99%BB%E8%BD%B027%E5%88%86%E5%B8%83%E6%9C%97%E6%89%AE%E6%9D%BF%E5%87%B3%E6%9A%B4%E5%BE%92-%E9%87%91%E5%9D%97%E5%A4%BA%E9%98%9F%E5%8F%B2%E9%A6%96%E5%86%A0%E5%B8%8C%E6%9C%9B%E6%B5%93</text:a>
</text:p>
      <!--NEWS-->
      <text:h text:style-name="P10" text:outline-level="1">
<text:span text:style-name="T4">
Little plane crashed the 40 -day miracle survival of 40 days of missing 40 days on the Amazon Rainforest aircraft</text:span>
</text:h>
      <text:p text:style-name="P4">
Publisher: 法新社</text:p>
      <text:p text:style-name="P4">
Published Time: 2023-06-10T-15:02:07+00:00</text:p>
      <text:p text:style-name="P4">
Modified Time: 2023-06-10T06:35:02+00:00</text:p>
      <text:p text:style-name="P4">
Description: (Agence France -Presse, Pocho, 9th) Colombian President Gustavo Petro said today that one of the four Aboriginal young children who crashed on the local Amazon Rainforest plane more than a month ago were miraculously survived and rescue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3" text:anchor-type="as-char" svg:width="6.9236in" svg:height="3.617581in" draw:z-index="0">
<draw:image xlink:href="../Images/rficn/2023-06-10T-15-02-07-00-00/000000.png" xlink:type="simple" xlink:show="embed" xlink:actuate="onLoad" draw:mime-type="image/png"/>
</draw:frame>
When Pei Zhuo explained the search and rescue operation in the capital Bogo University, "Today is a miracle day. Although these children are weak, they are lucky to survive, let the doctor evaluate first."</text:p>
      <text:p text:style-name="P4">
Pei Zhuo posted a photo earlier in Twitter, showing that there were several adults. Some of them were wearing military uniforms and sitting on a waterproof cloth in the jungle to take care of the young children. A rescueman was feeding the bottle at the mouth of the youngest child in his arms.</text:p>
      <text:p text:style-name="P4">
Pei Zhuo also tweeted, "The country is jubilant!4 children disappear in the jungle in Colombia 40 days ago, and now they are found to survive."</text:p>
      <text:p text:style-name="P4">
The film released by the Columbia Ministry of Defense on the evening of the 9th shows that the rescued children were hung on the helicopter hovering on the top of the treetops at night.</text:p>
      <text:p text:style-name="P4">
The four rescued Huitoto tribe children were 13 years old, 9 years old, 4, and 1 year old. After the CESSNA206 (CESSNA206) single engine's small aircraft was crashing on May 1st, they wandered in the jungle.</text:p>
      <text:p text:style-name="P4">
At that time, the driver was notified to the Tower, and the engine had a problem after taking off for more than 10 minutes. The small aircraft took off from the jungle area named Araracuara, southeast Colombia, and flew 350 kilometers to Sanjose Del Guaviare on the Levia River.</text:p>
      <text:p text:style-name="P4">
The search and rescue personnel found 3 remains at the crash site at the time, and confirmed that they were pilots, children, and a local aboriginal leader. At that time, the plane was almost vertically inverted on the tree.</text:p>
      <text:p text:style-name="P4">
Officials said that the group was a threat to escape the members of the militia.</text:p>
      <text:p text:style-name="P4">
News Source: <text:a xlink:type="simple" xlink:href="https://www.rfi.fr/cn/%E5%9B%BD%E9%99%85%E6%8A%A5%E9%81%93/20230610-%E5%B0%8F%E9%A3%9E%E6%9C%BA%E5%9D%A0%E6%AF%81%E4%BA%9A%E9%A9%AC%E9%80%8A%E9%9B%A8%E6%9E%97-%E6%9C%BA%E4%B8%8A4%E7%AB%A5%E5%A4%B1%E8%B8%AA40%E5%A4%A9%E5%A5%87%E8%BF%B9%E7%94%9F%E8%BF%98" text:style-name="Internet_20_link" text:visited-style-name="Visited_20_Internet_20_Link">
https://www.rfi.fr/cn/%E5%9B%BD%E9%99%85%E6%8A%A5%E9%81%93/20230610-%E5%B0%8F%E9%A3%9E%E6%9C%BA%E5%9D%A0%E6%AF%81%E4%BA%9A%E9%A9%AC%E9%80%8A%E9%9B%A8%E6%9E%97-%E6%9C%BA%E4%B8%8A4%E7%AB%A5%E5%A4%B1%E8%B8%AA40%E5%A4%A9%E5%A5%87%E8%BF%B9%E7%94%9F%E8%BF%98</text:a>
</text:p>
      <!--NEWS-->
      <text:h text:style-name="P10" text:outline-level="1">
<text:span text:style-name="T4">
Ikraz's cramps still fight until the last moment Jokovic expresses his respect</text:span>
</text:h>
      <text:p text:style-name="P4">
Publisher: 法新社</text:p>
      <text:p text:style-name="P4">
Published Time: 2023-06-10T-17:02:07+00:00</text:p>
      <text:p text:style-name="P4">
Modified Time: 2023-06-10T06:35:03+00:00</text:p>
      <text:p text:style-name="P4">
Description: (Agence France -Presse, Paris, 9th) Serbian men's network star Jokovic defeated the Spanish star Ecraz, who fought cramps in the French Open today, and expressed his respect for Ekaraz's fighting spirit after the gam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4" text:anchor-type="as-char" svg:width="6.9236in" svg:height="3.617581in" draw:z-index="0">
<draw:image xlink:href="../Images/rficn/2023-06-10T-17-02-07-00-00/000000.png" xlink:type="simple" xlink:show="embed" xlink:actuate="onLoad" draw:mime-type="image/png"/>
</draw:frame>
Novakdjokovic, 36, will play in the French Tennis Open in the French Tennis Open. Carlosalcaraz has become the oldest player in the French Open Finals in 1993. Therefore, he also has the opportunity to win the 33rd Grand Slam championship in his career and write a record of his record.</text:p>
      <text:p text:style-name="P4">
Today, the first two people took a set of fights to make a tie, and the plot developed dramatic development in the third set. When Jokovic pulled it with a 1: 1 draw, Ekaraz, 16, who was 16 years younger than Jokovic, suddenly grabbed his right leg and stopped.</text:p>
      <text:p text:style-name="P4">
Before the change of the field, Ikraz hoped to be treated on the sidelines but did not be agreed, which made him lose the next serve.</text:p>
      <text:p text:style-name="P4">
With the booing and ridicule of Ekraz, the 45th time, the 45th time, the Grand Slam 4th Jokovic swept 5 games in a row and led 2-1 in the market.</text:p>
      <text:p text:style-name="P4">
Ikraz left the stadium for 5 minutes on the grounds of the above toilet, but his body obviously could not play normally. He lost 10 innings in the last 11 innings. The 34th Grand Slam finals.</text:p>
      <text:p text:style-name="P4">
Jokovic, who won the championship twice in French Open in 2016 and 2021, said: "Ekaraz is not lucky, because the player's least wants to meet on the field is cramps. Back to the court. "</text:p>
      <text:p text:style-name="P4">
"I respect him to fight the last heart, and I told him in front of the Internet that he was still young. He would win a lot of competitions on the French Open."</text:p>
      <text:p text:style-name="P4">
Jokovic added: "He is the better side of the second set. I know that I must play more aggressive to keep up with his intensity and surpass him."</text:p>
      <text:p text:style-name="P4">
Jokovic will match tomorrow's championship to play in 2022 French Open runner -up Casper Ruud. At that time, he will have the opportunity to become the first person in the history of at least 3 championships in 4 Grand Slam events. Essence</text:p>
      <text:p text:style-name="P4">
News Source: <text:a xlink:type="simple" xlink:href="https://www.rfi.fr/cn/%E8%BF%90%E5%8A%A8%E5%A4%A9%E5%9C%B0/20230610-%E8%89%BE%E5%8D%A1%E6%8B%89%E5%85%B9%E6%8A%BD%E7%AD%8B%E4%BB%8D%E5%A5%8B%E6%88%98%E5%88%B0%E6%9C%80%E5%90%8E%E4%B8%80%E5%88%BB-%E4%B9%94%E7%A7%91%E7%BB%B4%E5%A5%87%E8%A1%A8%E8%BE%BE%E6%95%AC%E6%84%8F" text:style-name="Internet_20_link" text:visited-style-name="Visited_20_Internet_20_Link">
https://www.rfi.fr/cn/%E8%BF%90%E5%8A%A8%E5%A4%A9%E5%9C%B0/20230610-%E8%89%BE%E5%8D%A1%E6%8B%89%E5%85%B9%E6%8A%BD%E7%AD%8B%E4%BB%8D%E5%A5%8B%E6%88%98%E5%88%B0%E6%9C%80%E5%90%8E%E4%B8%80%E5%88%BB-%E4%B9%94%E7%A7%91%E7%BB%B4%E5%A5%87%E8%A1%A8%E8%BE%BE%E6%95%AC%E6%84%8F</text:a>
</text:p>
      <!--NEWS-->
      <text:h text:style-name="P10" text:outline-level="1">
<text:span text:style-name="T4">
The US Inspection announced the indictment stated that Sichuan Pu took the security parts of the national security in danger</text:span>
</text:h>
      <text:p text:style-name="P4">
Publisher: 法新社</text:p>
      <text:p text:style-name="P4">
Published Time: 2023-06-10T-21:32:07+00:00</text:p>
      <text:p text:style-name="P4">
Modified Time: 2023-06-10T06:20:05+00:00</text:p>
      <text:p text:style-name="P4">
Description: (Agence France -Presse, Washington, 9th) The US federal prosecutor announced today that the prosecution of former President Trump accused Trump still holding the highest confidential documents related to nuclear weapons and national defense after his departure, which endangered national securit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5" text:anchor-type="as-char" svg:width="6.9236in" svg:height="3.617581in" draw:z-index="0">
<draw:image xlink:href="../Images/rficn/2023-06-10T-21-32-07-00-00/000000.png" xlink:type="simple" xlink:show="embed" xlink:actuate="onLoad" draw:mime-type="image/png"/>
</draw:frame>
Trump, 76, is currently leading the Republican 2024 presidential candidate. According to the prosecution on page 49, he took away hundreds of government secret documents when he stepped down and packed in a carton and brought back his sea lake club in Florida.</text:p>
      <text:p text:style-name="P4">
The indictment mentioned that these documents include the records of the Ministry of National Defense, the Central Intelligence Agency, and the National Security Bureau. Trump retains these archives at the Haihu Club, does not add appropriate security measures, and often organizes large -scale social activities.</text:p>
      <text:p text:style-name="P4">
Trump presented confidential documents about the US military operations and plans at least twice to those who did not obtain a license, with the location at the Golf Course in Bedminster, New Jersey.</text:p>
      <text:p text:style-name="P4">
Trump faces 37 different crimes, of which 31 are deliberately retaining national defense information related to specific documents. If each charges are convicted, they can be sentenced to 10 years in prison.</text:p>
      <text:p text:style-name="P4">
News Source: <text:a xlink:type="simple" xlink:href="https://www.rfi.fr/cn/%E5%9B%BD%E9%99%85%E6%8A%A5%E9%81%93/20230610-%E7%BE%8E%E6%A3%80%E5%85%AC%E5%B8%83%E8%B5%B7%E8%AF%89%E4%B9%A6-%E6%8C%87%E5%B7%9D%E6%99%AE%E5%8F%96%E8%B5%B0%E5%AF%86%E4%BB%B6%E7%BD%AE%E5%9B%BD%E5%AE%B6%E5%AE%89%E5%85%A8%E4%BA%8E%E9%99%A9%E5%A2%83" text:style-name="Internet_20_link" text:visited-style-name="Visited_20_Internet_20_Link">
https://www.rfi.fr/cn/%E5%9B%BD%E9%99%85%E6%8A%A5%E9%81%93/20230610-%E7%BE%8E%E6%A3%80%E5%85%AC%E5%B8%83%E8%B5%B7%E8%AF%89%E4%B9%A6-%E6%8C%87%E5%B7%9D%E6%99%AE%E5%8F%96%E8%B5%B0%E5%AF%86%E4%BB%B6%E7%BD%AE%E5%9B%BD%E5%AE%B6%E5%AE%89%E5%85%A8%E4%BA%8E%E9%99%A9%E5%A2%83</text:a>
</text:p>
      <!--NEWS-->
      <text:h text:style-name="P10" text:outline-level="1">
<text:span text:style-name="T4">
Messi arrived in China to participate in hundreds of fans in the friendly match to pick up the aircraft warmly</text:span>
</text:h>
      <text:p text:style-name="P4">
Publisher: 法新社</text:p>
      <text:p text:style-name="P4">
Published Time: 2023-06-10T-3:02:07+00:00</text:p>
      <text:p text:style-name="P4">
Modified Time: 2023-06-10T08:50:01+00:00</text:p>
      <text:p text:style-name="P4">
Description: (Agence France -Presse, Beijing, 10th) Argentina's football superstar Messi arrived in Beijing today and was welcomed by hundreds of highly high fans. The World Cup champion Argentine will face the Australian team in a friendly match next week.</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6" text:anchor-type="as-char" svg:width="6.9236in" svg:height="3.617581in" draw:z-index="0">
<draw:image xlink:href="../Images/rficn/2023-06-10T-3-02-07-00-00/000000.png" xlink:type="simple" xlink:show="embed" xlink:actuate="onLoad" draw:mime-type="image/png"/>
</draw:frame>
According to social media pictures, hundreds of fans waiting for his fans at the airport shouted the slogan, many of them wearing the Argentine National Football Team No. 10 blue and white striped jersey.</text:p>
      <text:p text:style-name="P4">
According to local media reports, this was the seventh visit of Messi, the last time in 2017.</text:p>
      <text:p text:style-name="P4">
The Argentine team will be renovated in Beijing on June 15th and the Australian team in Beijing's newly renovated and accommodated 68,000 people.</text:p>
      <text:p text:style-name="P4">
News Source: <text:a xlink:type="simple" xlink:href="https://www.rfi.fr/cn/%E8%BF%90%E5%8A%A8%E5%A4%A9%E5%9C%B0/20230610-%E6%A2%85%E8%A5%BF%E6%8A%B5%E8%BE%BE%E4%B8%AD%E5%9B%BD%E5%8F%82%E5%8A%A0%E5%8F%8B%E8%B0%8A%E8%B5%9B-%E6%95%B0%E7%99%BE%E7%90%83%E8%BF%B7%E7%83%AD%E7%83%88%E6%8E%A5%E6%9C%BA" text:style-name="Internet_20_link" text:visited-style-name="Visited_20_Internet_20_Link">
https://www.rfi.fr/cn/%E8%BF%90%E5%8A%A8%E5%A4%A9%E5%9C%B0/20230610-%E6%A2%85%E8%A5%BF%E6%8A%B5%E8%BE%BE%E4%B8%AD%E5%9B%BD%E5%8F%82%E5%8A%A0%E5%8F%8B%E8%B0%8A%E8%B5%9B-%E6%95%B0%E7%99%BE%E7%90%83%E8%BF%B7%E7%83%AD%E7%83%88%E6%8E%A5%E6%9C%BA</text:a>
</text:p>
      <!--NEWS-->
      <text:h text:style-name="P10" text:outline-level="1">
<text:span text:style-name="T4">
Kenya Middle Long Running Master Write a world record twice within 7 days</text:span>
</text:h>
      <text:p text:style-name="P4">
Publisher: 法新社</text:p>
      <text:p text:style-name="P4">
Published Time: 2023-06-10T-7:32:07+00:00</text:p>
      <text:p text:style-name="P4">
Modified Time: 2023-06-10T08:05:01+00:00</text:p>
      <text:p text:style-name="P4">
Description: (Agence France -Presse, Paris, 9th) Kenya Middle and Long -distance Runners Kipiegan broke the women's 5,000 meters world record at the Paris Station in the Diamond League, and set a new world record twice within 7 day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7" text:anchor-type="as-char" svg:width="6.9236in" svg:height="3.617581in" draw:z-index="0">
<draw:image xlink:href="../Images/rficn/2023-06-10T-7-32-07-00-00/000000.png" xlink:type="simple" xlink:show="embed" xlink:actuate="onLoad" draw:mime-type="image/png"/>
</draw:frame>
The 29 -year -old Faith Kipyegon defeated the gold medal at Diamond League in Paris, Diamond League.</text:p>
      <text:p text:style-name="P4">
Kipiegon surpassed Gidi about 700 meters before the end, and finally pressed the line with 14 minutes and 5 seconds. When Kipiegan saw her achievements, she couldn't believe her face with her hands, and then fell happily to the ground, and got Gidi's hug.</text:p>
      <text:p text:style-name="P4">
Kipiegan, who has won 1,500 meters, won two Olympic gold medals and won the gold in the World Championships. He never thought that he could break the world record in 5,000 meters.</text:p>
      <text:p text:style-name="P4">
Kipiegan said, "I don't know how I did it. I just try to keep it relaxed and enjoy the game. I just participated in the game and then everything followed. When I found a world record, I was really surprised. "</text:p>
      <text:p text:style-name="P4">
The world record before this was 14 minutes, 6 seconds 62 created in Valencia on October 7, 2020 in Valencia.</text:p>
      <text:p text:style-name="P4">
Kipiegan, who has raised a woman, said: "I just do my best, I just want to improve my best results, and rewrite the world records in the plan. I just chase Jidi running. She is a great woman. It's great. "</text:p>
      <text:p text:style-name="P4">
"I don't know what will happen next, I have to talk to the coach and others first. I am very happy and very excited now. I don't know what to say. If my health is healthy, everything is possible."</text:p>
      <text:p text:style-name="P4">
Kipiegong and Gidi stood out from the group after running 3,000 meters. Gidi hoped to refresh the world record that he maintained and sprinted forward in the last straight road, but he couldn't catch up with Kipiegong after all.</text:p>
      <text:p text:style-name="P4">
This is a magical week to become the first Kenya Kipiegon, which has created a 5,000 -meter world record.</text:p>
      <text:p text:style-name="P4">
Kipiegan broke the 3 minutes 50 seconds 07 women's 1500 -meter World Records of 3 minutes, 50 seconds 07.</text:p>
      <text:p text:style-name="P4">
News Source: <text:a xlink:type="simple" xlink:href="https://www.rfi.fr/cn/%E8%BF%90%E5%8A%A8%E5%A4%A9%E5%9C%B0/20230610-%E8%82%AF%E4%BA%9A%E4%B8%AD%E9%95%BF%E8%B7%91%E5%A5%BD%E6%89%8B%E5%86%8D%E5%86%99%E6%96%B0%E7%8C%B7-7%E5%A4%A9%E5%86%85%E4%B8%A4%E5%BA%A6%E7%BC%94%E9%80%A0%E4%B8%96%E7%95%8C%E7%BA%AA%E5%BD%95" text:style-name="Internet_20_link" text:visited-style-name="Visited_20_Internet_20_Link">
https://www.rfi.fr/cn/%E8%BF%90%E5%8A%A8%E5%A4%A9%E5%9C%B0/20230610-%E8%82%AF%E4%BA%9A%E4%B8%AD%E9%95%BF%E8%B7%91%E5%A5%BD%E6%89%8B%E5%86%8D%E5%86%99%E6%96%B0%E7%8C%B7-7%E5%A4%A9%E5%86%85%E4%B8%A4%E5%BA%A6%E7%BC%94%E9%80%A0%E4%B8%96%E7%95%8C%E7%BA%AA%E5%BD%95</text:a>
</text:p>
      <!--NEWS-->
      <text:h text:style-name="P10" text:outline-level="1">
<text:span text:style-name="T4">
What is Biden Economics? What contradictions exist? (Free version)</text:span>
</text:h>
      <text:p text:style-name="P4">
Author: Greg Ip</text:p>
      <text:p text:style-name="P4">
Publisher: 华尔街日报中文网</text:p>
      <text:p text:style-name="P4">
Published Time: 2023-06-10T-8:40:00.000Z</text:p>
      <text:p text:style-name="P4">
Modified Time: 2023-06-10T00:40:00.000Z</text:p>
      <text:p text:style-name="P4">
Created Time: 2023-06-09T05:00:00.000Z</text:p>
      <text:p text:style-name="P4">
Description: Competition with China has strengthened the promise of U.S. President Biden's industrial policy, but his idea of government intervention brings risks to the US economy and allies.</text:p>
      <text:p text:style-name="P4">
Images: []</text:p>
      <text:p text:style-name="P4">
Categories: ['经济']</text:p>
      <text:p text:style-name="P4">
Keywords: SYND,LINK:EN|WP-WSJ-0000921257</text:p>
      <text:p text:style-name="P4">
Type: Article</text:p>
      <!--METADATA-->
      <text:p text:style-name="P4">
US President Biden(Joe bids)National Security Consultant Shalin(Jake Sullivan)The work is usually focused on response to threats from abroad, such as Russia's invasion of Ukraine or China attempts to Taiwan. But in April this year(Brookings Institution)In a speech, he pointed his finger at a threat that he thought from the inside, that is, the idea that he dominated for too long in the elite head of Washington: the market can always effectively allocate capital.</text:p>
      <text:p text:style-name="P4">
News Source: <text:a xlink:type="simple" xlink:href="https://cn.wsj.com/articles/%E6%8B%9C%E7%99%BB%E7%BB%8F%E6%B5%8E%E5%AD%A6%E6%98%AF%E4%BB%80%E4%B9%88-%E5%AD%98%E5%9C%A8%E5%93%AA%E4%BA%9B%E7%9F%9B%E7%9B%BE%E4%B9%8B%E5%A4%84-c8ff1013" text:style-name="Internet_20_link" text:visited-style-name="Visited_20_Internet_20_Link">
https://cn.wsj.com/articles/%E6%8B%9C%E7%99%BB%E7%BB%8F%E6%B5%8E%E5%AD%A6%E6%98%AF%E4%BB%80%E4%B9%88-%E5%AD%98%E5%9C%A8%E5%93%AA%E4%BA%9B%E7%9F%9B%E7%9B%BE%E4%B9%8B%E5%A4%84-c8ff1013</text:a>
</text:p>
      <!--NEWS-->
      <text:h text:style-name="P10" text:outline-level="1">
<text:span text:style-name="T4">
Trump is facing 37 items (Free Version)</text:span>
</text:h>
      <text:p text:style-name="P4">
Author: Aruna Viswanatha / Sadie Gurman / C. Ryan Barber / Alex Leary</text:p>
      <text:p text:style-name="P4">
Publisher: 华尔街日报中文网</text:p>
      <text:p text:style-name="P4">
Published Time: 2023-06-10T00:25:00.000Z</text:p>
      <text:p text:style-name="P4">
Modified Time: 2023-06-10T00:25:00.000Z</text:p>
      <text:p text:style-name="P4">
Created Time: 2023-06-09T22:57:00.000Z</text:p>
      <text:p text:style-name="P4">
Description: The Federal Prosecutor announced a 49 -page prosecution, including 37 charges such as deliberately retaining confidential information, detention records, conspiracy, false statements, and obstruction of judicial justice. It also includes a false statement for the false statement of the Trump assistant Walt Nauta.</text:p>
      <text:p text:style-name="P4">
Images: []</text:p>
      <text:p text:style-name="P4">
Categories: ['国际']</text:p>
      <text:p text:style-name="P4">
Keywords: SYND</text:p>
      <text:p text:style-name="P4">
Type: Article</text:p>
      <!--METADATA-->
      <text:p text:style-name="P4">
The US Federal Prosecutor announced a 49 -page prosecution on Friday, outlined their(DonaldTrumpt)The allegations were accused of improper processing confidential documents after leaving the White House, and obstructing investigators' efforts to return these documents.</text:p>
      <text:p text:style-name="P4">
News Source: <text:a xlink:type="simple" xlink:href="https://cn.wsj.com/articles/%E7%89%B9%E6%9C%97%E6%99%AE%E8%A2%AB%E6%8E%A737%E9%A1%B9%E7%BD%AA%E5%90%8D-f60c8fa8" text:style-name="Internet_20_link" text:visited-style-name="Visited_20_Internet_20_Link">
https://cn.wsj.com/articles/%E7%89%B9%E6%9C%97%E6%99%AE%E8%A2%AB%E6%8E%A737%E9%A1%B9%E7%BD%AA%E5%90%8D-f60c8fa8</text:a>
</text:p>
      <!--NEWS-->
      <text:h text:style-name="P10" text:outline-level="1">
<text:span text:style-name="T4">
The court document reveals the role of corruption in China's foreign aid loan (Free Version)</text:span>
</text:h>
      <text:p text:style-name="P4">
Author: Chun Han Wong / Keith Zhai</text:p>
      <text:p text:style-name="P4">
Publisher: 华尔街日报中文网</text:p>
      <text:p text:style-name="P4">
Published Time: 2023-06-10T00:40:00.000Z</text:p>
      <text:p text:style-name="P4">
Modified Time: 2023-06-10T00:40:00.000Z</text:p>
      <text:p text:style-name="P4">
Created Time: 2023-06-09T09:50:00.000Z</text:p>
      <text:p text:style-name="P4">
Description: When the former Chinese state -owned bank executive Dai Chunning was led by China to provide a loan for developing countries, it had received millions of dollars for rebate.</text:p>
      <text:p text:style-name="P4">
Images: []</text:p>
      <text:p text:style-name="P4">
Categories: ['国际']</text:p>
      <text:p text:style-name="P4">
Keywords: SYND,LINK:EN|WP-WSJ-0000959537</text:p>
      <text:p text:style-name="P4">
Type: Article</text:p>
      <!--METADATA-->
      <text:p text:style-name="P4">
As the Chinese government tried to use financial strength to win influence in the development of the world, a state -owned bank executive named Dai Chunning served as a horse's predecessor for more than ten years.</text:p>
      <text:p text:style-name="P4">
News Source: <text:a xlink:type="simple" xlink:href="https://cn.wsj.com/articles/%E6%B3%95%E5%BA%AD%E6%96%87%E4%BB%B6%E6%8F%AD%E5%BC%80%E8%85%90%E8%B4%A5%E5%9C%A8%E4%B8%AD%E5%9B%BD%E5%AF%B9%E5%A4%96%E6%8F%B4%E5%8A%A9%E8%B4%B7%E6%AC%BE%E4%B8%AD%E7%9A%84%E4%BD%9C%E7%94%A8-1468c879" text:style-name="Internet_20_link" text:visited-style-name="Visited_20_Internet_20_Link">
https://cn.wsj.com/articles/%E6%B3%95%E5%BA%AD%E6%96%87%E4%BB%B6%E6%8F%AD%E5%BC%80%E8%85%90%E8%B4%A5%E5%9C%A8%E4%B8%AD%E5%9B%BD%E5%AF%B9%E5%A4%96%E6%8F%B4%E5%8A%A9%E8%B4%B7%E6%AC%BE%E4%B8%AD%E7%9A%84%E4%BD%9C%E7%94%A8-1468c879</text:a>
</text:p>
      <!--NEWS-->
      <text:h text:style-name="P10" text:outline-level="1">
<text:span text:style-name="T4">
China Stock Briefing: Fang Xinghai: The risk of China's listed companies in the United States has decreased significantly (Free Version)</text:span>
</text:h>
      <text:p text:style-name="P4">
Author: None</text:p>
      <text:p text:style-name="P4">
Publisher: 华尔街日报中文网</text:p>
      <text:p text:style-name="P4">
Published Time: 2023-06-10T01:50:00.000Z</text:p>
      <text:p text:style-name="P4">
Modified Time: 2023-06-10T01:50:00.000Z</text:p>
      <text:p text:style-name="P4">
Created Time: 2023-06-10T00:44:00.000Z</text:p>
      <text:p text:style-name="P4">
Description: Baidu may launch a new AI dialogue software "Talent"; Lazada's "Middle -University Promotion" is hot in Southeast Asia: 6 minutes before sale, sales have increased by more than 50 times compared with the same period of time.</text:p>
      <text:p text:style-name="P4">
Images: []</text:p>
      <text:p text:style-name="P4">
Categories: ['金融市场', '股市']</text:p>
      <text:p text:style-name="P4">
Keywords: SYND</text:p>
      <text:p text:style-name="P4">
Type: Article</text:p>
      <!--METADATA-->
      <text:p text:style-name="P4">
<text:span text:style-name="T4">
 Fang Xinghai: The risk of China's delisting in the US listed company has decreased significantly </text:span>
</text:p>
      <text:p text:style-name="P4">
News Source: <text:a xlink:type="simple" xlink:href="https://cn.wsj.com/articles/%E4%B8%AD%E6%A6%82%E8%82%A1%E7%AE%80%E6%8A%A5-%E6%96%B9%E6%98%9F%E6%B5%B7-%E4%B8%AD%E5%9B%BD%E5%9C%A8%E7%BE%8E%E4%B8%8A%E5%B8%82%E5%85%AC%E5%8F%B8%E9%80%80%E5%B8%82%E7%9A%84%E9%A3%8E%E9%99%A9%E5%A4%A7%E5%B9%85%E5%87%8F%E5%B0%91-8d8eaacf" text:style-name="Internet_20_link" text:visited-style-name="Visited_20_Internet_20_Link">
https://cn.wsj.com/articles/%E4%B8%AD%E6%A6%82%E8%82%A1%E7%AE%80%E6%8A%A5-%E6%96%B9%E6%98%9F%E6%B5%B7-%E4%B8%AD%E5%9B%BD%E5%9C%A8%E7%BE%8E%E4%B8%8A%E5%B8%82%E5%85%AC%E5%8F%B8%E9%80%80%E5%B8%82%E7%9A%84%E9%A3%8E%E9%99%A9%E5%A4%A7%E5%B9%85%E5%87%8F%E5%B0%91-8d8eaacf</text:a>
</text:p>
      <!--NEWS-->
      <text:h text:style-name="P10" text:outline-level="1">
<text:span text:style-name="T4">
SEC sued CoinBase to open the future struggle related to cryptocurrencies (Free Version)</text:span>
</text:h>
      <text:p text:style-name="P4">
Author: Telis Demos</text:p>
      <text:p text:style-name="P4">
Publisher: 华尔街日报中文网</text:p>
      <text:p text:style-name="P4">
Published Time: 2023-06-10T02:00:00.000Z</text:p>
      <text:p text:style-name="P4">
Modified Time: 2023-06-10T02:00:00.000Z</text:p>
      <text:p text:style-name="P4">
Created Time: 2023-06-07T06:11:00.000Z</text:p>
      <text:p text:style-name="P4">
Description: If the U.S. Securities and Exchange Commission who lies in Coinbase Global's lawsuit, a large number of companies in the cryptocurrency industry may have to change its operation.</text:p>
      <text:p text:style-name="P4">
Images: []</text:p>
      <text:p text:style-name="P4">
Categories: ['金融市场', '股闻天下']</text:p>
      <text:p text:style-name="P4">
Keywords: SYND,LINK:EN|WP-WSJ-0000956993</text:p>
      <text:p text:style-name="P4">
Type: Article</text:p>
      <!--METADATA-->
      <text:p text:style-name="P4">
To Coinbase Global(COIN)The US Securities and Exchange Commission of the Litigation(Securities and Exchange Commission,简称SEC)If you win, a large number of companies in the cryptocurrency industry may have to change its operation.</text:p>
      <text:p text:style-name="P4">
News Source: <text:a xlink:type="simple" xlink:href="https://cn.wsj.com/articles/sec%E8%B5%B7%E8%AF%89coinbase%E5%BC%80%E5%90%AF%E5%85%B3%E4%B9%8E%E5%8A%A0%E5%AF%86%E8%B4%A7%E5%B8%81%E6%9C%AA%E6%9D%A5%E7%9A%84%E6%96%97%E4%BA%89-8a31886f" text:style-name="Internet_20_link" text:visited-style-name="Visited_20_Internet_20_Link">
https://cn.wsj.com/articles/sec%E8%B5%B7%E8%AF%89coinbase%E5%BC%80%E5%90%AF%E5%85%B3%E4%B9%8E%E5%8A%A0%E5%AF%86%E8%B4%A7%E5%B8%81%E6%9C%AA%E6%9D%A5%E7%9A%84%E6%96%97%E4%BA%89-8a31886f</text:a>
</text:p>
      <!--NEWS-->
      <text:h text:style-name="P10" text:outline-level="1">
<text:span text:style-name="T4">
China National Security Remediation Action Forested by Apple AirDrop service (Free Version)</text:span>
</text:h>
      <text:p text:style-name="P4">
Author: Yoko Kubota</text:p>
      <text:p text:style-name="P4">
Publisher: 华尔街日报中文网</text:p>
      <text:p text:style-name="P4">
Published Time: 2023-06-10T02:10:00.000Z</text:p>
      <text:p text:style-name="P4">
Modified Time: 2023-06-10T02:10:00.000Z</text:p>
      <text:p text:style-name="P4">
Created Time: 2023-06-08T22:35:00.000Z</text:p>
      <text:p text:style-name="P4">
Description: According to the Chinese government's regulations, in recent years, Apple Company AirDROP and similar file sharing programs that have been used in protests in China and Hong Kong have faced stricter control. This is the latest information and communication technology under the expansion of the national security rectification operation in China.</text:p>
      <text:p text:style-name="P4">
Images: []</text:p>
      <text:p text:style-name="P4">
Categories: ['国际', '中国']</text:p>
      <text:p text:style-name="P4">
Keywords: SYND,LINK:EN|WP-WSJ-0000963508</text:p>
      <text:p text:style-name="P4">
Type: Article</text:p>
      <!--METADATA-->
      <text:p text:style-name="P4">
According to the Chinese government's regulations, Apple, which has been used in China and Hong Kong protests in recent years,(Apple, AAPL)AirDrop and similar file sharing programs are facing stricter control. This is the latest information and communication technology under the expansion of the national security rectification operation in China.</text:p>
      <text:p text:style-name="P4">
News Source: <text:a xlink:type="simple" xlink:href="https://cn.wsj.com/articles/%E4%B8%AD%E5%9B%BD%E5%9B%BD%E5%AE%B6%E5%AE%89%E5%85%A8%E6%95%B4%E6%B2%BB%E8%A1%8C%E5%8A%A8%E7%9E%84%E5%87%86%E8%8B%B9%E6%9E%9C%E5%85%AC%E5%8F%B8airdrop%E6%96%87%E4%BB%B6%E5%85%B1%E4%BA%AB%E7%A8%8B%E5%BA%8F-d232bda3" text:style-name="Internet_20_link" text:visited-style-name="Visited_20_Internet_20_Link">
https://cn.wsj.com/articles/%E4%B8%AD%E5%9B%BD%E5%9B%BD%E5%AE%B6%E5%AE%89%E5%85%A8%E6%95%B4%E6%B2%BB%E8%A1%8C%E5%8A%A8%E7%9E%84%E5%87%86%E8%8B%B9%E6%9E%9C%E5%85%AC%E5%8F%B8airdrop%E6%96%87%E4%BB%B6%E5%85%B1%E4%BA%AB%E7%A8%8B%E5%BA%8F-d232bda3</text:a>
</text:p>
      <!--NEWS-->
      <text:h text:style-name="P10" text:outline-level="1">
<text:span text:style-name="T4">
The S &amp; P 500 Index rose around, and investors are waiting for the Fede Version</text:span>
</text:h>
      <text:p text:style-name="P4">
Author: Akane Otani</text:p>
      <text:p text:style-name="P4">
Publisher: 华尔街日报中文网</text:p>
      <text:p text:style-name="P4">
Published Time: 2023-06-10T02:25:00.000Z</text:p>
      <text:p text:style-name="P4">
Modified Time: 2023-06-10T02:25:00.000Z</text:p>
      <text:p text:style-name="P4">
Created Time: 2023-06-09T22:49:00.000Z</text:p>
      <text:p text:style-name="P4">
Description: The US stock market's performance is relatively calm, and investors are basically waiting for investors before inflation data and Fed interest rates.</text:p>
      <text:p text:style-name="P4">
Images: []</text:p>
      <text:p text:style-name="P4">
Categories: ['金融市场', '股市']</text:p>
      <text:p text:style-name="P4">
Keywords: SYND</text:p>
      <text:p text:style-name="P4">
Type: Article</text:p>
      <!--METADATA-->
      <text:p text:style-name="P4">
The US stock market rose in peaceful trading on Friday, and the S &amp; P 500 index closed for the fourth consecutive week.</text:p>
      <text:p text:style-name="P4">
News Source: <text:a xlink:type="simple" xlink:href="https://cn.wsj.com/articles/%E6%A0%87%E6%99%AE500%E6%8C%87%E6%95%B0%E8%BF%9E%E6%B6%A8%E5%9B%9B%E5%91%A8-%E6%8A%95%E8%B5%84%E8%80%85%E7%AD%89%E5%BE%85%E7%BE%8E%E8%81%94%E5%82%A8%E5%86%B3%E5%AE%9A-44d7fb40" text:style-name="Internet_20_link" text:visited-style-name="Visited_20_Internet_20_Link">
https://cn.wsj.com/articles/%E6%A0%87%E6%99%AE500%E6%8C%87%E6%95%B0%E8%BF%9E%E6%B6%A8%E5%9B%9B%E5%91%A8-%E6%8A%95%E8%B5%84%E8%80%85%E7%AD%89%E5%BE%85%E7%BE%8E%E8%81%94%E5%82%A8%E5%86%B3%E5%AE%9A-44d7fb40</text:a>
</text:p>
      <!--NEWS-->
      <text:h text:style-name="P10" text:outline-level="1">
<text:span text:style-name="T4">
Hong Kong BNO immigration tide: the story of two mothers who immigrate to the United Kingdom with the whole family</text:span>
</text:h>
      <text:p text:style-name="P4">
Author: https://www.facebook.com/bbcworldservice/</text:p>
      <text:p text:style-name="P4">
Publisher: BBC News 中文</text:p>
      <text:p text:style-name="P4">
Published Time: 2023-06-10T02:25:53.000Z</text:p>
      <text:p text:style-name="P4">
Modified Time: 2023-06-10T02:25:53.000Z</text:p>
      <text:p text:style-name="P4">
Description: Since the implementation of Hong Kong's "Counterfeit" and the National Security Law, Hong Kong society has ushered in the wave of immigration in recent years. Luby and Effie are two Hong Kong mothers. After they moved their family to Britain, did they adapt to the life there?</text:p>
      <text:p text:style-name="P4">
Images: []</text:p>
      <text:p text:style-name="P4">
Videos: ["<text:a xlink:type="simple" xlink:href="https://www.bbc.com/ws/av-embeds/cps/zhongwen/simp/chinese-news-65857150/p0ftfz54/zh-hans" text:style-name="Internet_20_link" text:visited-style-name="Visited_20_Internet_20_Link">
zh-hans</text:a>
"]</text:p>
      <text:p text:style-name="P4">
Tags: ['家庭', '英国', '香港版国安法', '逃犯条例', '香港', '年轻人', '婚姻']</text:p>
      <text:p text:style-name="P4">
Type: Article</text:p>
      <!--METADATA-->
      <text:h text:style-name="P12" text:outline-level="3">
<text:span text:style-name="T4">
Hong Kong BNO Immigration Tide: The story of the two mothers immigrated to the UK with the whole family</text:span>
</text:h>
      <text:p text:style-name="P4">
<text:a xlink:type="simple" xlink:href="https://www.bbc.com/ws/av-embeds/cps/zhongwen/simp/chinese-news-65857150/p0ftfz54/zh-hans" text:style-name="Internet_20_link" text:visited-style-name="Visited_20_Internet_20_Link">
Video-1-Link:/WS/AV-EMBEDS/CPS/ZHONGWEN/SIMP/Chinese-News-65857150/P0TFZ54/ZH-HansS</text:a>
<text:span text:style-name="T4">
 Your equipment does not support the playback multimedia materials </text:span>
<text:span text:style-name="T4">
 Hong Kong BNO immigration tide: the story of the two mothers who immigrate to the UK with the whole family </text:span>
 2023 am at 2:25 am on June 10, 2023</text:p>
      <text:p text:style-name="P4">
Since the implementation of Hong Kong's "Counterfeit" and the National Security Law, Hong Kong society has ushered in the wave of immigration in recent years. The British government opens a visa plan to Hong Kong people who hold the status of British overseas citizens (BNO) immigrants and their families.</text:p>
      <text:p text:style-name="P4">
Luby and Effie are two Hong Kong mothers. After they moved their family to Britain, did they adapt to the life there?</text:p>
      <text:p text:style-name="P4">
News Source: <text:a xlink:type="simple" xlink:href="https://www.bbc.com/zhongwen/simp/chinese-news-65857150" text:style-name="Internet_20_link" text:visited-style-name="Visited_20_Internet_20_Link">
https://www.bbc.com/zhongwen/simp/chinese-news-65857150</text:a>
</text:p>
      <!--NEWS-->
      <text:h text:style-name="P10" text:outline-level="1">
<text:span text:style-name="T4">
Preceding of the history of the President of the United States: Trump is facing 37 confidential documents related to the detention of foreign nuclear capabilities</text:span>
</text:h>
      <text:p text:style-name="P4">
Author: 半岛电视台＋通讯社</text:p>
      <text:p text:style-name="P4">
Publisher: Al Jazeera</text:p>
      <text:p text:style-name="P4">
Published Time: 2023-06-10T02:32:49</text:p>
      <text:p text:style-name="P4">
Modified Time: 2023-06-10T02:32:49</text:p>
      <text:p text:style-name="P4">
Description: Documents disclosed by the Federal Court on the 9th show that former US President Donald Trump faces 37 criminal allegations, including incorrectly preserving confidential documents after leaving the White House in 2021, and conspiracy to obstruct judicial justice.</text:p>
      <text:p text:style-name="P4">
Images: ["<text:a xlink:type="simple" xlink:href="https://chinese.aljazeera.net/wp-content/uploads/2023/06/image-157-1686363147.jpg" text:style-name="Internet_20_link" text:visited-style-name="Visited_20_Internet_20_Link">
image-157-168...</text:a>
", "<text:a xlink:type="simple" xlink:href="https://chinese.aljazeera.net/wp-content/uploads/2023/06/image-1686363336.jpg" text:style-name="Internet_20_link" text:visited-style-name="Visited_20_Internet_20_Link">
image-1686363...</text:a>
", "<text:a xlink:type="simple" xlink:href="https://chinese.aljazeera.net/wp-content/uploads/2023/06/image-1-1686363404.jpg" text:style-name="Internet_20_link" text:visited-style-name="Visited_20_Internet_20_Link">
image-1-16863...</text:a>
", "<text:a xlink:type="simple" xlink:href="https://chinese.aljazeera.net/wp-content/uploads/2023/06/image-2-1686363682.jpg" text:style-name="Internet_20_link" text:visited-style-name="Visited_20_Internet_20_Link">
image-2-16863...</text:a>
"]</text:p>
      <text:p text:style-name="P4">
Topics: ['政治', '新闻']</text:p>
      <text:p text:style-name="P4">
Keywords: ['政治', '新闻', '美国']</text:p>
      <text:p text:style-name="P4">
Type: Article</text:p>
      <!--METADATA-->
      <text:p text:style-name="P4">
<draw:frame draw:style-name="fr1" draw:name="Image29" text:anchor-type="as-char" svg:width="6.9236in" svg:height="3.893114in" draw:z-index="0">
<draw:image xlink:href="../Images/Aljazeera Chinese/2023-06-10T02-32-49/image-157-1686363147.jpg" xlink:type="simple" xlink:show="embed" xlink:actuate="onLoad" draw:mime-type="image/jpeg"/>
</draw:frame>
Former American President Trump(news agency)On June 9, local time, documents disclosed by the US Federal Court showed that former US President Donald Trump faced 37 criminal charges, including incorrectly saving confidential documents after leaving the White House in 2021, and conspiracy to hinder judicial justice. Essence</text:p>
      <text:p text:style-name="P4">
On the day when the US Department of Justice announced the indictment, Trump resigned in the case of two lawyers in the case, and another former assistant was also sued.</text:p>
      <text:p text:style-name="P4">
These allegations originated from Trump's sensitive government materials that he carried with him when he left the White House in January 2021.</text:p>
      <text:p text:style-name="P4">
Trump will be in court for the first time in Miami next Tuesday, and this will be the day before his 77th birthday.</text:p>
      <text:p text:style-name="P4">
On the other hand, the current president of the United States, Joe Biden, denied that he had talked with Trump's indictment with Trump's indictment with the Minister of Justice, and said that he had no intention of doing this. Essence</text:p>
      <text:p text:style-name="P4">
<draw:frame draw:style-name="fr1" draw:name="Image30" text:anchor-type="as-char" svg:width="6.9236in" svg:height="3.894525in" draw:z-index="0">
<draw:image xlink:href="../Images/Aljazeera Chinese/2023-06-10T02-32-49/image-1686363336.jpg" xlink:type="simple" xlink:show="embed" xlink:actuate="onLoad" draw:mime-type="image/jpeg"/>
</draw:frame>
Former US President Trump was sued(news agency)</text:p>
      <text:h text:style-name="P13" text:outline-level="4">
<text:span text:style-name="T4">
Trump's lawyer</text:span>
</text:h>
      <text:p text:style-name="P4">
On June 9, local time, US media reported that just a few days before Trump will appear in the Miami Federal Court next Tuesday, some lawyers submitted resignation.</text:p>
      <text:p text:style-name="P4">
On the other hand, Trump posted on his social platform "Truth Social" that he had assigned a new legal team to defend him.</text:p>
      <text:p text:style-name="P4">
Trump has said that under the framework of the relevant authorities investigating the secret document in the White House archives after leaving office, the indictment he received asked him to go to the federal court in Miami for court next Tuesday.</text:p>
      <text:p text:style-name="P4">
According to US media reports, after listening to the witness testimony of the case, the Grand Jury proposed 7 allegations to Trump, including: conspiracy, detain confidential documents, obstructing judicial justice and violation of the spy law.</text:p>
      <text:p text:style-name="P4">
This will be the first time in the history of American history to be tried in court.</text:p>
      <text:p text:style-name="P4">
<draw:frame draw:style-name="fr1" draw:name="Image31" text:anchor-type="as-char" svg:width="6.9236in" svg:height="3.894525in" draw:z-index="0">
<draw:image xlink:href="../Images/Aljazeera Chinese/2023-06-10T02-32-49/image-1-1686363404.jpg" xlink:type="simple" xlink:show="embed" xlink:actuate="onLoad" draw:mime-type="image/jpeg"/>
</draw:frame>
Former American President Trump(news agency)</text:p>
      <text:h text:style-name="P13" text:outline-level="4">
<text:span text:style-name="T4">
recording</text:span>
</text:h>
      <text:p text:style-name="P4">
At the same time, the United States CNN (CNN) revealed that it had received a recording of former President Trump, and in this recording, Trump admitted that he had detained the "confidential" military information that has not yet been decrypted.</text:p>
      <text:p text:style-name="P4">
The media said that the recording could be traced back to a meeting held in 2021. Trump said in it that he could have decrypting this information during the presidential period, but he is no longer likely to do so.</text:p>
      <text:p text:style-name="P4">
The media pointed out that in this conference recording, Trump is discussing a secret document about attacking Iran.</text:p>
      <text:h text:style-name="P13" text:outline-level="4">
<text:span text:style-name="T4">
</text:span>
</text:h>
      <text:p text:style-name="P4">
In a video played on Trump's social platform "TruthSocial", he accused the current president of Biden's government as a hit target because "he was leading in the results of the presidential polls."</text:p>
      <text:p text:style-name="P4">
Trump said in this recording, "Our country is moving towards hell. After my term of office, they use the Ministry of Justice and the Federal Investigation Bureau as a weapon. We cannot allow this situation to continue because our country is falling apart from analysis We are facing huge problems, and my case is not one of them. "</text:p>
      <text:p text:style-name="P4">
He also emphasized that he will once again prove his innocence and add that the United States is currently in a state of decline.</text:p>
      <text:p text:style-name="P4">
<draw:frame draw:style-name="fr1" draw:name="Image32" text:anchor-type="as-char" svg:width="6.9236in" svg:height="3.894525in" draw:z-index="0">
<draw:image xlink:href="../Images/Aljazeera Chinese/2023-06-10T02-32-49/image-2-1686363682.jpg" xlink:type="simple" xlink:show="embed" xlink:actuate="onLoad" draw:mime-type="image/jpeg"/>
</draw:frame>
Former American President Trump(news agency)</text:p>
      <text:h text:style-name="P13" text:outline-level="4">
<text:span text:style-name="T4">
The steps expected</text:span>
</text:h>
      <text:p text:style-name="P4">
According to US media reports, after the release of Trump's prosecution, it is expected that the US Special Service will hold a meeting with the former president's staff and the special service officer assigned to him on the 9th.</text:p>
      <text:p text:style-name="P4">
Prior to the hearings scheduled to be held next Tuesday, the US Special Service will evaluate any potential threats in the Federal Court of Miami and its surrounding areas, and will formulate a security plan with court officials.</text:p>
      <text:p text:style-name="P4">
According to legal experts, Trump is unlikely to wear handcuffs or be taken, but he will be collected.</text:p>
      <text:p text:style-name="P4">
After the arrest document is issued, he will be regarded as a state of being arrested and detained, and after handling these documents, the court will start his trial and listen to allegations against him.</text:p>
      <text:p text:style-name="P4">
News Source: <text:a xlink:type="simple" xlink:href="https://chinese.aljazeera.net/news/political/2023/6/10/%e7%be%8e%e5%9b%bd%e6%80%bb%e7%bb%9f%e5%8f%b2%e4%b8%8a%e5%85%88%e4%be%8b%e7%89%b9%e6%9c%97%e6%99%ae%e9%9d%a2%e4%b8%b437%e9%a1%b9%e6%8c%87%e6%8e%a7" text:style-name="Internet_20_link" text:visited-style-name="Visited_20_Internet_20_Link">
https://chinese.aljazeera.net/news/political/2023/6/10/%e7%be%8e%e5%9b%bd%e6%80%bb%e7%bb%9f%e5%8f%b2%e4%b8%8a%e5%85%88%e4%be%8b%e7%89%b9%e6%9c%97%e6%99%ae%e9%9d%a2%e4%b8%b437%e9%a1%b9%e6%8c%87%e6%8e%a7</text:a>
</text:p>
      <!--NEWS-->
      <text:h text:style-name="P10" text:outline-level="1">
<text:span text:style-name="T4">
The 34th anniversary of the 64th, the fourth anniversary of the "Disciplinary Middle", the Ukrainian dam was blown up and more important stories this week</text:span>
</text:h>
      <text:p text:style-name="P4">
Author: https://www.facebook.com/bbcworldservice/</text:p>
      <text:p text:style-name="P4">
Publisher: BBC News 中文</text:p>
      <text:p text:style-name="P4">
Published Time: 2023-06-10T03:11:32.000Z</text:p>
      <text:p text:style-name="P4">
Modified Time: 2023-06-10T03:11:32.000Z</text:p>
      <text:p text:style-name="P4">
Description: The BBC International Channel Investigation Team "BBC Eye" is undercover to expose behind the scenes behind the scenes of sexual violence. This week, "sexual harassment" in Taiwan's political scene accused the tsunami strike.</text:p>
      <text:p text:style-name="P4">
Images: ["<text:a xlink:type="simple" xlink:href="https://ichef.bbci.co.uk/news/640/cpsprodpb/0C9E/production/_130003230_a7a40d2d-2ce8-4db3-91e7-84671a793fd5.jpg" text:style-name="Internet_20_link" text:visited-style-name="Visited_20_Internet_20_Link">
_130003230_a7...</text:a>
", "<text:a xlink:type="simple" xlink:href="https://ichef.bbci.co.uk/news/640/cpsprodpb/1226D/production/_105894347_grey_line-nc.png" text:style-name="Internet_20_link" text:visited-style-name="Visited_20_Internet_20_Link">
_105894347_gr...</text:a>
"]</text:p>
      <text:p text:style-name="P4">
Videos: ["<text:a xlink:type="simple" xlink:href="https://www.bbc.com/ws/av-embeds/cps/zhongwen/simp/press-review-65853731/p0fs9pzr/zh-hans" text:style-name="Internet_20_link" text:visited-style-name="Visited_20_Internet_20_Link">
zh-hans</text:a>
", "<text:a xlink:type="simple" xlink:href="https://www.bbc.com/ws/av-embeds/cps/zhongwen/simp/press-review-65853731/p0ft5s47/zh-hans" text:style-name="Internet_20_link" text:visited-style-name="Visited_20_Internet_20_Link">
zh-hans</text:a>
", "<text:a xlink:type="simple" xlink:href="https://www.bbc.com/ws/av-embeds/cps/zhongwen/simp/press-review-65853731/p0fsqrbd/zh-hans" text:style-name="Internet_20_link" text:visited-style-name="Visited_20_Internet_20_Link">
zh-hans</text:a>
", "<text:a xlink:type="simple" xlink:href="https://www.bbc.com/ws/av-embeds/cps/zhongwen/simp/press-review-65853731/p0ft5zy4/zh-hans" text:style-name="Internet_20_link" text:visited-style-name="Visited_20_Internet_20_Link">
zh-hans</text:a>
"]</text:p>
      <text:p text:style-name="P4">
Tags: ['乌克兰局势升温', '香港版国安法', '逃犯条例', '中國', '政治', '台湾', '军事', '乌克兰']</text:p>
      <text:p text:style-name="P4">
Type: Article</text:p>
      <!--METADATA-->
      <text:h text:style-name="P12" text:outline-level="3">
<text:span text:style-name="T4">
34th anniversary, the fourth anniversary of "Disciplinary", the Ukrainian dam was blown up, sexual harassment of Taiwan's political harassment, and more important stories this week</text:span>
</text:h>
      <text:p text:style-name="P4">
3:11 am on June 10, 2023![] <text:a xlink:type="simple" xlink:href="Images/BBC Chinese/2023-06-10T03-11-32.000Z/_130003230_a7a40d2d-2ce8-4db3-91e7-84671a793fd5.jpg" text:style-name="Internet_20_link" text:visited-style-name="Visited_20_Internet_20_Link">
</text:a>
Image source, Reuters/Maxar Technology</text:p>
      <text:p text:style-name="P4">
Image adding text,</text:p>
      <text:p text:style-name="P4">
Satellite images show that the flood poured over the new Carhofka dam and several towns have been flooded.</text:p>
      <text:p text:style-name="P4">
<text:span text:style-name="T4">
 This week, the four -year commemorative of the Hong Kong "Counterfeit China" movement in 2019. The BBC Chinese will successively launch a series of reports to review how the social movement changes Hong Kong. It is worth noting that last weekend was the 34th anniversary of the "June 4th Incident" in 1989. In previous years, a commemorative event was held in Victoria Park in Hong Kong. </text:span>
</text:p>
      <text:p text:style-name="P4">
After the Russian battlefield, an important Ukrainian dam in the Russian occupation area was blown up, thousands of people were evacuated from the lower reaches of the dam. Russia and Ukraine accused each other the culprit that bombed the dam.</text:p>
      <text:p text:style-name="P4">
The BBC International Channel Investigation Team "BBC Eye" is undercover to expose behind the scenes behind the scenes of sexual violence. This week, the "sexual harassment" charged tsunami on Taiwan's political arena. Related real -name accusations began to appear within the DPP. After that, senior media people accused the Kuomintang's Democratic harassment. The issue of sexual harassment became an unexpected storm shortly after the presidential election of Taiwan's presidential election.</text:p>
      <text:p text:style-name="P4">
In addition, 10 Chinese players were punished to varying degrees in the largest corruption case in the Snooker world.</text:p>
      <text:p text:style-name="P4">
Just in the past week, the content of the BBC Chinese and above has attracted the attention of readers. If you missed them, we will take you to review one by one.</text:p>
      <text:p text:style-name="P4">
<draw:frame draw:style-name="fr1" draw:name="Image33" text:anchor-type="as-char" svg:width="6.9236in" svg:height="0.021636in" draw:z-index="0">
<draw:image xlink:href="../Images/BBC Chinese/2023-06-10T03-11-32.000Z/_105894347_grey_line-nc.png" xlink:type="simple" xlink:show="embed" xlink:actuate="onLoad" draw:mime-type="image/png"/>
</draw:frame>
</text:p>
      <text:h text:style-name="P12" text:outline-level="3">
<text:span text:style-name="T4">
1 . June 4th Anniversary: Hong Kong police strictly prevent the alert from taking away several people in Causeway Bay</text:span>
</text:h>
      <text:p text:style-name="P4">
[Video-1-Link:/WS/AV-EMBEDS/CPS/ZHONGWEN/SIMP/Press-Review-65853731/P0FS9PZR/ZH-HansS]](https://www.bbc.com/ws/av-embeds/cps/zhongwen/simp/press-review-65853731/p0fs9pzr/zh-hans)<text:span text:style-name="T4">
 Your equipment does not support playing multimedia materials </text:span>
 video plus injection text,</text:p>
      <text:p text:style-name="P4">
Sunday (June 4) was the 34th anniversary of the "June 4th" incident in 1989. The Victoria Park in Hong Kong did not hold a candlelight rally for the fourth consecutive year. Starting during the day, a large number of police forces have been stationed in Causeway Bay, and the counter -terrorism special team has also dispatched patrols.</text:p>
      <text:p text:style-name="P4">
<text:a xlink:type="simple" xlink:href="https://www.bbc.com/zhongwen/simp/chinese-news-65807448" text:style-name="Internet_20_link" text:visited-style-name="Visited_20_Internet_20_Link">
June 4th Anniversary: Hong Kong Police Strictly Prevent the alert to take away several people near Causeway Bay</text:a>
On the 34th anniversary of the "June 4th" incident in 1989, the Victoria Park in Hong Kong did not hold a candlelight rally for the fourth consecutive year. Starting during the day, a large number of police forces have been stationed in Causeway Bay, and the counter -terrorism special team has also dispatched patrols.</text:p>
      <text:p text:style-name="P4">
<draw:frame draw:style-name="fr1" draw:name="Image35" text:anchor-type="as-char" svg:width="6.9236in" svg:height="0.021636in" draw:z-index="0">
<draw:image xlink:href="../Images/BBC Chinese/2023-06-10T03-11-32.000Z/_105894347_grey_line-nc.png" xlink:type="simple" xlink:show="embed" xlink:actuate="onLoad" draw:mime-type="image/png"/>
</draw:frame>
</text:p>
      <text:h text:style-name="P12" text:outline-level="3">
<text:span text:style-name="T4">
2. Hong Kong's "Counter Delivery" fourth anniversary</text:span>
</text:h>
      <text:p text:style-name="P4">
[Video-Link:/WS/AV-EMBEDS/CPS/ZHONGWEN/SIMP/Press-Review-65853731/P0FT5S47/ZH-HansS]](https://www.bbc.com/ws/av-embeds/cps/zhongwen/simp/press-review-65853731/p0ft5s47/zh-hans)<text:span text:style-name="T4">
 Your equipment does not support playing multimedia materials </text:span>
 video plus injection text,</text:p>
      <text:p text:style-name="P4">
After the "anti -repair" movement in Hong Kong in 2019, a large number of young people were arrested and imprisoned for related protests. BBC interviewed the "anti -repair" motion demonstrators from prison, as well as supporting networks for helping people into prison for social movement cases.</text:p>
      <text:p text:style-name="P4">
<text:a xlink:type="simple" xlink:href="https://www.bbc.com/zhongwen/simp/chinese-news-65842285" text:style-name="Internet_20_link" text:visited-style-name="Visited_20_Internet_20_Link">
Hong Kong's "Counter Delivery" 4th Anniversary: Forbidden Books, Forbidden language, self -examination, and Hong Kong people are "re -educated"</text:a>
In 2019, the Hong Kong's "Counterfeit and China" movement was officially characterized by the official "color revolution", and the "National Security Law" marked Hong Kong's "secondary return". The BBC Chinese interviews with education, media, civil servants and other frontline personnel, they all said they felt tremendous changes, and said that the official was culturally transforming Hong Kong from culturally.</text:p>
      <text:p text:style-name="P4">
In addition, after the start of the "anti -repair" movement in Hong Kong in 2019, a large number of young people were arrested and imprisoned for related protests. BBC interviewed the "anti -repair" motion demonstrators from prison and supported the support network of those who helped enter prison for social movement cases.</text:p>
      <text:p text:style-name="P4">
<draw:frame draw:style-name="fr1" draw:name="Image37" text:anchor-type="as-char" svg:width="6.9236in" svg:height="0.021636in" draw:z-index="0">
<draw:image xlink:href="../Images/BBC Chinese/2023-06-10T03-11-32.000Z/_105894347_grey_line-nc.png" xlink:type="simple" xlink:show="embed" xlink:actuate="onLoad" draw:mime-type="image/png"/>
</draw:frame>
</text:p>
      <text:h text:style-name="P12" text:outline-level="3">
<text:span text:style-name="T4">
3. Ukrainian dam was blown up</text:span>
</text:h>
      <text:p text:style-name="P4">
<text:a xlink:type="simple" xlink:href="https://www.bbc.com/ws/av-embeds/cps/zhongwen/simp/press-review-65853731/p0fsqrbd/zh-hans" text:style-name="Internet_20_link" text:visited-style-name="Visited_20_Internet_20_Link">
Video-3-Link:/WS/AV-EMBEDS/CPS/ZHONGWEN/SIMP/Press-Review-65853731/P0FSQRBD/ZH-HansS</text:a>
<text:span text:style-name="T4">
 Your equipment does not support playing multimedia materials </text:span>
 video plus injection text,</text:p>
      <text:p text:style-name="P4">
The Ukrainian dam was exploded and urgently withdrew tens of thousands of people, Russia and Ukraine denied the launch of the attack</text:p>
      <text:p text:style-name="P4">
<text:a xlink:type="simple" xlink:href="https://www.bbc.com/zhongwen/simp/world-65831170" text:style-name="Internet_20_link" text:visited-style-name="Visited_20_Internet_20_Link">
Ukine dams were blown up: Thousands of civilians escaped Russia and Ukraine to deny the launch of attacks</text:a>
</text:p>
      <text:p text:style-name="P4">
Ukrainian President Zeleguski said that after the dam of Novakakhovka was destroyed, 80 towns and villages may be overwhelmed, and he blamed Russia. The rolling river is pouring into the De Nieberg River, and it is said that it has constituted a fatal risk of floods in Hermone.</text:p>
      <text:p text:style-name="P4">
Russia denied destroy this dam that was controlled and accused of being caused by Ukraine shells.</text:p>
      <text:p text:style-name="P4">
Kiev and Moscow have accused each other on the dam, and the claims of the two parties have not been confirmed by the BBC.</text:p>
      <text:p text:style-name="P4">
<draw:frame draw:style-name="fr1" draw:name="Image39" text:anchor-type="as-char" svg:width="6.9236in" svg:height="0.021636in" draw:z-index="0">
<draw:image xlink:href="../Images/BBC Chinese/2023-06-10T03-11-32.000Z/_105894347_grey_line-nc.png" xlink:type="simple" xlink:show="embed" xlink:actuate="onLoad" draw:mime-type="image/png"/>
</draw:frame>
</text:p>
      <text:h text:style-name="P12" text:outline-level="3">
<text:span text:style-name="T4">
4. Subway sexual harassment</text:span>
</text:h>
      <text:p text:style-name="P4">
Image adding text,</text:p>
      <text:p text:style-name="P4">
"Cat" has three "idiots" websites to provide sexual assault videos (the picture shows the sexual assault video website of the BBC reporter's undercover video.</text:p>
      <text:p text:style-name="P4">
<text:a xlink:type="simple" xlink:href="https://www.bbc.com/zhongwen/simp/world-65840998" text:style-name="Internet_20_link" text:visited-style-name="Visited_20_Internet_20_Link">
Subway sexual harassment: Who sells "idiot" sexual assault movies online? </text:a>
<text:span text:style-name="T5">
 <text:a xlink:type="simple" xlink:href="https://www.bbc.com/zhongwen/simp/chinese-news-65854024" text:style-name="Internet_20_link" text:visited-style-name="Visited_20_Internet_20_Link">
BBC Documentary: Tracking "idiots" -Tato is selling sexual assault candid films</text:a>
<text:a xlink:type="simple" xlink:href="https://www.bbc.com/ws/av-embeds/cps/zhongwen/simp/press-review-65853731/p0ft5zy4/zh-hans" text:style-name="Internet_20_link" text:visited-style-name="Visited_20_Internet_20_Link">
 Video-4-Link：/ws/av-embeds/cps/zhongwen/simp/press-review-65853731/p0ft5zy4/zh-hans </text:a>
</text:span>
<text:span text:style-name="T5">
 Your equipment does not support playing multimedia materials </text:span>
* video plus injection text,</text:p>
      <text:p text:style-name="P4">
Tracking "idiot": Who is selling sexual assault and candid filming</text:p>
      <text:p text:style-name="P4">
Women who have encountered sexual assault on public transport in East Asia are also facing another risk: sexual assaulters secretly shooting the indecent process and placed the film on the Internet for sale. After more than a year of survey, the BBC International Channel Survey Group "BBC Eye" was undercover to expose behind the scenes of the scene through sexual violence.</text:p>
      <text:p text:style-name="P4">
<draw:frame draw:style-name="fr1" draw:name="Image42" text:anchor-type="as-char" svg:width="6.9236in" svg:height="0.021636in" draw:z-index="0">
<draw:image xlink:href="../Images/BBC Chinese/2023-06-10T03-11-32.000Z/_105894347_grey_line-nc.png" xlink:type="simple" xlink:show="embed" xlink:actuate="onLoad" draw:mime-type="image/png"/>
</draw:frame>
</text:p>
      <text:h text:style-name="P12" text:outline-level="3">
<text:span text:style-name="T4">
5. Snooker fake ball case</text:span>
</text:h>
      <text:p text:style-name="P4">
Image source, George Wood</text:p>
      <text:p text:style-name="P4">
<text:a xlink:type="simple" xlink:href="https://www.bbc.com/zhongwen/simp/sports-65830336" text:style-name="Internet_20_link" text:visited-style-name="Visited_20_Internet_20_Link">
10 Chinese Snoors players collectively involved in the case, investigating that Liang Wenbo's "lobbying" other players cheated</text:a>
In the largest corruption case in the Snooker world, Chinese players Liang Wenbo and Li Xing were suspected of participating in fake balls and were banned by the world's professional billiards and Snooker Association (WPBSA) for life.</text:p>
      <text:p text:style-name="P4">
The other eight Chinese players involved in the case acknowledged that there were improper behaviors in the relevant survey, and were punished for banning races ranging from 20 months to 5 years.</text:p>
      <text:p text:style-name="P4">
Among the 10 people involved in the case, the highest world ranking was Zhao Xintong, the 11th British Championship champion. He was banned for one year and 8 months, and the 2021 Masters Champion Yan Bingtao was banned for 5 years.</text:p>
      <text:p text:style-name="P4">
The allegations in the case include manipulating the game, playing fake balls, cheating other players and gambling.</text:p>
      <text:p text:style-name="P4">
<draw:frame draw:style-name="fr1" draw:name="Image44" text:anchor-type="as-char" svg:width="6.9236in" svg:height="0.021636in" draw:z-index="0">
<draw:image xlink:href="../Images/BBC Chinese/2023-06-10T03-11-32.000Z/_105894347_grey_line-nc.png" xlink:type="simple" xlink:show="embed" xlink:actuate="onLoad" draw:mime-type="image/png"/>
</draw:frame>
</text:p>
      <text:h text:style-name="P12" text:outline-level="3">
<text:span text:style-name="T4">
6. Taiwan politics "sexual harassment" allegations</text:span>
</text:h>
      <text:p text:style-name="P4">
Image source, getty images</text:p>
      <text:p text:style-name="P4">
Image adding text,</text:p>
      <text:p text:style-name="P4">
Taiwan streets.</text:p>
      <text:p text:style-name="P4">
<text:a xlink:type="simple" xlink:href="https://www.bbc.com/zhongwen/simp/chinese-news-65818510" text:style-name="Internet_20_link" text:visited-style-name="Visited_20_Internet_20_Link">
Taiwan 2024 Presidential Election: The issue of sexual harassment unexpectedly becomes a political storm</text:a>
This week, the "sexual harassment" charged tsunami on Taiwan's political arena.</text:p>
      <text:p text:style-name="P4">
Related real -name accusations began to appear within the DPP. After that, senior media people accused the Kuomintang's Democratic harassment. The issue of sexual harassment became an unexpected storm shortly after the presidential election of Taiwan's presidential election.</text:p>
      <text:p text:style-name="P4">
However, the dispute has also been extended to the academic and literary circles. In the past few days, the accused, including the "June 4th" democratic movement Wang Dan, who is a guest assistant professor at Tsinghua University, Taiwan, and Beiling, an exile writer who visited Taiwan in Taiwan. But both have denied the relevant allegations.</text:p>
      <text:p text:style-name="P4">
Other cases include associate professors of Taiwan Chung Kyoga University, professor at the National Taiwan University Hospital, President of the People's Party, Ke Wenzhe, a former courage, Kuomintang think tank scholar, documentary director and senior local newspaper senior management.</text:p>
      <text:p text:style-name="P4">
Most of these charges have denied relevant allegations and claimed to be willing to clarify judicial channels. BBC Chinese cannot independently verify related allegations.</text:p>
      <text:p text:style-name="P4">
News Source: <text:a xlink:type="simple" xlink:href="https://www.bbc.com/zhongwen/simp/press-review-65853731" text:style-name="Internet_20_link" text:visited-style-name="Visited_20_Internet_20_Link">
https://www.bbc.com/zhongwen/simp/press-review-65853731</text:a>
</text:p>
      <!--NEWS-->
      <text:h text:style-name="P10" text:outline-level="1">
<text:span text:style-name="T4">
Zelenezki said that "difficult operations" Putin recently acknowledged lack of sufficient modern weapons</text:span>
</text:h>
      <text:p text:style-name="P4">
Author: 半岛电视台＋通讯社</text:p>
      <text:p text:style-name="P4">
Publisher: Al Jazeera</text:p>
      <text:p text:style-name="P4">
Published Time: 2023-06-10T04:03:18</text:p>
      <text:p text:style-name="P4">
Modified Time: 2023-06-10T04:03:18</text:p>
      <text:p text:style-name="P4">
Description: The Ukrainian army said that his soldiers had regained some of the locations of the eastern front of the country. At the same time, Russian President Putin acknowledged that Moscow has no enough modern weapons now.</text:p>
      <text:p text:style-name="P4">
Images: ["<text:a xlink:type="simple" xlink:href="https://chinese.aljazeera.net/wp-content/uploads/2023/06/image-159-1686368567.jpg" text:style-name="Internet_20_link" text:visited-style-name="Visited_20_Internet_20_Link">
image-159-168...</text:a>
", "<text:a xlink:type="simple" xlink:href="https://chinese.aljazeera.net/wp-content/uploads/2023/06/image-1686368455.jpg" text:style-name="Internet_20_link" text:visited-style-name="Visited_20_Internet_20_Link">
image-1686368...</text:a>
", "<text:a xlink:type="simple" xlink:href="https://chinese.aljazeera.net/wp-content/uploads/2023/06/image-1-1686368846.jpg" text:style-name="Internet_20_link" text:visited-style-name="Visited_20_Internet_20_Link">
image-1-16863...</text:a>
"]</text:p>
      <text:p text:style-name="P4">
Topics: ['乌克兰战争', '军事', '政治', '新闻']</text:p>
      <text:p text:style-name="P4">
Keywords: ['乌克兰战争', '军事', '政治', '新闻', '世界', '乌克兰', '俄罗斯', '欧洲']</text:p>
      <text:p text:style-name="P4">
Type: Article</text:p>
      <!--METADATA-->
      <text:p text:style-name="P4">
<draw:frame draw:style-name="fr1" draw:name="Image46" text:anchor-type="as-char" svg:width="6.9236in" svg:height="3.893114in" draw:z-index="0">
<draw:image xlink:href="../Images/Aljazeera Chinese/2023-06-10T04-03-18/image-159-1686368567.jpg" xlink:type="simple" xlink:show="embed" xlink:actuate="onLoad" draw:mime-type="image/jpeg"/>
</draw:frame>
Ukraine (left), Russia (right), middle from top to bottom: Lugusk, Donetsk, Helson, Crimea Peninsula, Black Sea(Peninsula TV Station)The Ukrainian army said that its soldiers had regained some of the locations of the eastern front of the country. At the same time, Russian President Putin acknowledged that Moscow has no enough modern weapons now, and Ukraine President Zelei said that his soldiers "beaten these days these days "Hardly".</text:p>
      <text:p text:style-name="P4">
The Ukrainian army announced some photos, claiming that this was an offensive operation against the Russian army, and emphasized that its army has caused losses to the Russian army in the Bachurut region.</text:p>
      <text:p text:style-name="P4">
A reporter from the Peninsula reported that Gorlovka, northern Donetzk, was being fiercely shot by the Ukrainian army.</text:p>
      <text:p text:style-name="P4">
In addition, the Battle Command of Southern Ukraine also stated that its air defense forces are responding to the flight targets of Adessa and Nicholaev.</text:p>
      <text:p text:style-name="P4">
At the same time, the Ukrainian parliament members Oleksen Gongcangko announced that at least two were killed in the attack of the drone in the southern part of the country.</text:p>
      <text:p text:style-name="P4">
A reporter on Peninsula reported the attack and explosion of the drone on the city. The local air defense system also responded to these attacks.</text:p>
      <text:p text:style-name="P4">
Earlier, Southern Ukraine's Battle Command said that the Russian army launched drones equipped with explosive devices to the region, and the air defense system intercepted these drones, causing some fragments to fall on some residential buildings. The activist released a photo of a residential building in the city.</text:p>
      <text:h text:style-name="P13" text:outline-level="4">
<text:span text:style-name="T4">
Hard battle</text:span>
</text:h>
      <text:p text:style-name="P4">
As the war in southern Ukraine intensified, and reports that Ukraine might have started to launch his long -standing counterattack, Zelezki said in his daily briefing that his soldiers were recently fighting "particularly difficult battles."</text:p>
      <text:p text:style-name="P4">
<draw:frame draw:style-name="fr1" draw:name="Image47" text:anchor-type="as-char" svg:width="6.9236in" svg:height="3.894525in" draw:z-index="0">
<draw:image xlink:href="../Images/Aljazeera Chinese/2023-06-10T04-03-18/image-1686368455.jpg" xlink:type="simple" xlink:show="embed" xlink:actuate="onLoad" draw:mime-type="image/jpeg"/>
</draw:frame>
From top to bottom: Carhofka Dam, Holson(Peninsula TV Station)Ukraine said that its troops were ready to launch a counterattack to regain the loss of land in the east and south, but it also made it clear that it would not officially announce the time to launch a counterattack.</text:p>
      <text:p text:style-name="P4">
On the evening of the 9th, Zerrenzki did not mention the counterattack in his speech, and did not even mention any specific military operations.</text:p>
      <text:p text:style-name="P4">
He said, "We focus on all places that need to act, and where we can defeat the enemy."</text:p>
      <text:p text:style-name="P4">
Earlier on the 9th, Russian President Putin said that Ukraine had prepared for several months of counterattacks, but the Ukrainian army failed to "achieve their goals."</text:p>
      <text:p text:style-name="P4">
Russian public television reporters played a video on the social platform Telegram. Putin said, "We can definitely confirm that the counterattack has begun, and the Ukrainian army has not achieved their goals on any battlefield, but they still have offense offensives. ability."</text:p>
      <text:p text:style-name="P4">
In this regard, Putin said that the Russian military leadership objectively evaluated the current situation, and the current loss ratio of Ukraine and Russia is "3 to 1".</text:p>
      <text:p text:style-name="P4">
Russian President Putin made it clear that Russia does not have enough modern weapons, but its military industry is developing and will complete all tasks given to it.</text:p>
      <text:p text:style-name="P4">
On the other hand, Ukraine stated that it has not yet started to fight back to recover territories occupied by Russia, and also emphasized that the beginning of the attack will be seen by everyone.</text:p>
      <text:p text:style-name="P4">
Ukraine's National Security and National Defense Commission Secretary Oleksen Danilov denied that Russian officials said that the counterattack had begun.</text:p>
      <text:p text:style-name="P4">
Danilov said in an interview with Reuters, "All of this is not true." "The beginning of this matter will be determined by our army. When we launch a counterattack, everyone will know this, and we will watch it and watch it. At this point. "</text:p>
      <text:p text:style-name="P4">
He also added that when Russian officials believed that Ukraine's advancement in certain areas of the front line was the beginning of their main action, they thought of wrong.</text:p>
      <text:p text:style-name="P4">
<draw:frame draw:style-name="fr1" draw:name="Image48" text:anchor-type="as-char" svg:width="6.9236in" svg:height="3.894525in" draw:z-index="0">
<draw:image xlink:href="../Images/Aljazeera Chinese/2023-06-10T04-03-18/image-1-1686368846.jpg" xlink:type="simple" xlink:show="embed" xlink:actuate="onLoad" draw:mime-type="image/jpeg"/>
</draw:frame>
From top to bottom: Lugusk, Ukraine, Ashihai, Crimea Peninsula(Peninsula TV Station)</text:p>
      <text:h text:style-name="P13" text:outline-level="4">
<text:span text:style-name="T4">
Iran's drone</text:span>
</text:h>
      <text:p text:style-name="P4">
On the other hand, John Cerby, a communication coordinator of the National Security Council, said that Russia used Iranian drones to attack Ukraine capital Kiev and pointed out that the military partnership between Moscow and Tehran seemed to be strengthening.</text:p>
      <text:p text:style-name="P4">
The US official added in a statement that just last month, Russia also received hundreds of "suicide" drones and equipment from Iran to use the battlefield for Ukraine.</text:p>
      <text:p text:style-name="P4">
He also emphasized that Moscow is obtaining raw materials from Tehran to build unmanned machinery factories in his territory and may be put into use within one year. Cerbine said Russia provided Iran with unprecedented defense cooperation, including missiles, electronics and air defense.</text:p>
      <text:p text:style-name="P4">
On the other hand, the Chief of Staff of the Russian Armed Forces Valrer Grassimov emphasized that coordination with China on the international stage reflects the stability of the world situation.</text:p>
      <text:p text:style-name="P4">
Glacimov emphasized in a video talks with Chinese officials that it is necessary to adhere to the joint combat exercise as an important means in the framework of China -Russia military cooperation.</text:p>
      <text:h text:style-name="P13" text:outline-level="4">
<text:span text:style-name="T4">
Ukraine requires investigation "race extinction case"</text:span>
</text:h>
      <text:p text:style-name="P4">
On the other hand, the International Court announced on the 9th that it has accepted the request of 32 member states of the United Nations to participate in the investigation of the so -called "racial extinction case" raised by Russia in Ukraine.</text:p>
      <text:p text:style-name="P4">
As a major UN judicial institution, the International Court pointed out in a statement that it has decided to accept the application for participation from 32 member states, which involves racial extinction based on the Convention on Prevention and Punishment of Extraordinary Raste.</text:p>
      <text:p text:style-name="P4">
The statement pointed out that in addition to EU member states, the participation applications from the United Kingdom, Canada, and New Zealand have also been accepted.</text:p>
      <text:p text:style-name="P4">
The court requested that it participated in the country (the statement did not mention all the countries that submitted applications) submitted written opinions before July 5 this year.</text:p>
      <text:p text:style-name="P4">
On February 26 this year, Ukraine filed a lawsuit on Russia on the interpretation, application and execution of the "Convention on Extraordinary Sin".</text:p>
      <text:p text:style-name="P4">
On March 18, 2022, Russia rejected the order issued by the International Court to stop military operations in Ukraine immediately.</text:p>
      <text:p text:style-name="P4">
News Source: <text:a xlink:type="simple" xlink:href="https://chinese.aljazeera.net/news/war-in-ukraine/2023/6/10/%e6%b3%bd%e8%bf%9e%e6%96%af%e5%9f%ba%e7%a7%b0%e8%bf%91%e6%97%a5%e8%89%b0%e9%9a%be%e4%bd%9c%e6%88%98%e6%99%ae%e4%ba%ac%e6%89%bf%e8%ae%a4%e7%bc%ba%e4%b9%8f%e8%b6%b3%e5%a4%9f%e7%9a%84%e7%8e%b0%e4%bb%a3" text:style-name="Internet_20_link" text:visited-style-name="Visited_20_Internet_20_Link">
https://chinese.aljazeera.net/news/war-in-ukraine/2023/6/10/%e6%b3%bd%e8%bf%9e%e6%96%af%e5%9f%ba%e7%a7%b0%e8%bf%91%e6%97%a5%e8%89%b0%e9%9a%be%e4%bd%9c%e6%88%98%e6%99%ae%e4%ba%ac%e6%89%bf%e8%ae%a4%e7%bc%ba%e4%b9%8f%e8%b6%b3%e5%a4%9f%e7%9a%84%e7%8e%b0%e4%bb%a3</text:a>
</text:p>
      <!--NEWS-->
      <text:h text:style-name="P10" text:outline-level="1">
<text:span text:style-name="T4">
The United States announced the new US $ 2.1 billion project</text:span>
</text:h>
      <text:p text:style-name="P4">
Author: chinese@voanews.com (美国之音)</text:p>
      <text:p text:style-name="P4">
Publisher: 美国之音中文网 (Type: NewsMediaOrganization)</text:p>
      <text:p text:style-name="P4">
Published Time: 2023-06-10T04:48:04+08:00</text:p>
      <text:p text:style-name="P4">
Modified Time: 2023-06-10 03:12:35Z</text:p>
      <text:p text:style-name="P4">
Description: The Pentagon announced on Friday (June 9) a new US $ 2.1 billion aid plan, including key air defense and ammunition capabilities.</text:p>
      <text:p text:style-name="P4">
Videos: []</text:p>
      <text:p text:style-name="P4">
Images: []</text:p>
      <text:p text:style-name="P4">
Categories: ['乌克兰局势', '美国', '军事']</text:p>
      <text:p text:style-name="P4">
Type: None</text:p>
      <!--METADATA-->
      <text:p text:style-name="P4">
Nonenone</text:p>
      <text:p text:style-name="P4">
News Source: <text:a xlink:type="simple" xlink:href="https://www.voachinese.com/a/us-announces-additional-2-1b-security-assistance-to-ukraine-20230609/7130795.html" text:style-name="Internet_20_link" text:visited-style-name="Visited_20_Internet_20_Link">
https://www.voachinese.com/a/us-announces-additional-2-1b-security-assistance-to-ukraine-20230609/7130795.html</text:a>
</text:p>
      <!--NEWS-->
      <text:h text:style-name="P10" text:outline-level="1">
<text:span text:style-name="T4">
New progress of Chinese babies in the United States for banned Chinese in the United States</text:span>
</text:h>
      <text:p text:style-name="P4">
Author: chinese@voanews.com (刘文)</text:p>
      <text:p text:style-name="P4">
Publisher: 美国之音中文网 (Type: NewsMediaOrganization)</text:p>
      <text:p text:style-name="P4">
Published Time: 2023-06-10T05:16:18+08:00</text:p>
      <text:p text:style-name="P4">
Modified Time: 2023-06-09 22:25:47Z</text:p>
      <text:p text:style-name="P4">
Description: With Louisiana, the legislature meeting of the Texas and other places, the bills that the Chinese government and Chinese citizens have tried to promote the purchase of real estate in the United States. In a large number of opposition voices in the Chinese community, some states' bills have been modified to become more gentle, and the governor signed as a law, and some state bills are "aborted" in the process of promotion.</text:p>
      <text:p text:style-name="P4">
Videos: []</text:p>
      <text:p text:style-name="P4">
Images: []</text:p>
      <text:p text:style-name="P4">
Categories: ['经济·金融·贸易', '美国', '法律']</text:p>
      <text:p text:style-name="P4">
Type: None</text:p>
      <!--METADATA-->
      <text:p text:style-name="P4">
Nonenone</text:p>
      <text:p text:style-name="P4">
News Source: <text:a xlink:type="simple" xlink:href="https://www.voachinese.com/a/recent-updates-on-bills-banning-chinese-citizens-from-buying-property-and-land-in-the-united-states/7130853.html" text:style-name="Internet_20_link" text:visited-style-name="Visited_20_Internet_20_Link">
https://www.voachinese.com/a/recent-updates-on-bills-banning-chinese-citizens-from-buying-property-and-land-in-the-united-states/7130853.html</text:a>
</text:p>
      <!--NEWS-->
      <text:h text:style-name="P10" text:outline-level="1">
<text:span text:style-name="T4">
German National Security Strategy: Can't call it out</text:span>
</text:h>
      <text:p text:style-name="P4">
Author: None (Language: zh)</text:p>
      <text:p text:style-name="P4">
Publisher: None</text:p>
      <text:p text:style-name="P4">
Time: 2023-06-10T06:15:00Z</text:p>
      <text:p text:style-name="P4">
Description: The new strategy of the German federal government has been brewing for a long time, and one major reason is that the German national security strategy as its foundation is difficult to produce. There are huge differences in ruling three parties around these two documents. Now, it is reported that at least the national security strategy is expected to be announced on June 14.</text:p>
      <text:p text:style-name="P4">
Videos: []</text:p>
      <text:p text:style-name="P4">
Images: []</text:p>
      <text:p text:style-name="P4">
Subject: 时政风云</text:p>
      <text:p text:style-name="P4">
Subjects: []</text:p>
      <text:p text:style-name="P4">
Keywords: ['德中关系', '对华战略', '中国战略', '国家安全', '国安战略', '德国外交部']</text:p>
      <text:p text:style-name="P4">
Id: 65872459</text:p>
      <!--METADATA-->
      <text:p text:style-name="P4">
<text:a xlink:type="simple" xlink:href="https://www.dw.com/zh/overlay/image/article/65872459/61169920" text:style-name="Internet_20_link" text:visited-style-name="Visited_20_Internet_20_Link">
 </text:a>
On March 18, 2022, the Green Party's German Foreign Minister Berbak officially announced the launch of the national security strategy formulation work</text:p>
      <text:p text:style-name="P4">
(Voice of Germany) on June 14, but there are still very few precise news about Germany's national security strategy. Comprehensive information on multiple parties, the only information that can be determined now is: the file may have 37 pages long, the parties quarrel around it for several months, and the release date is dragged again and again. If this document can really be officially submitted to the Federal Cabinet Conference on June 14, and the Federal Parliament will be submitted shortly after, it will inevitably shrink significantly compared to the initial.</text:p>
      <text:p text:style-name="P4">
As early as the fall of 2021, the Social Democratic Party, the Green Party, and the Liberal Democratic Party set a goal when setting up the cabinet: formulate the first national security strategy in Germany's history. At that time, the Russian and Ukraine War had not erupted.</text:p>
      <text:p text:style-name="P4">
In March 2022, <text:a xlink:type="simple" xlink:href="https://www.dw.com/zh/zh/俄罗斯入侵乌克兰/t-60868685" text:style-name="Internet_20_link" text:visited-style-name="Visited_20_Internet_20_Link">
Russia and Ukraine War</text:a>
Nearly a month after the outbreak, the Green Party's German Foreign Minister Belbak(Annalena Baerbock)Formally announce the launch of the national security strategy formulation work. At that time, the German Prime Minister had proposed the "Times Turning", and domestic and foreign countries were looking forward to Germany to introduce a national security strategy. The Ministry of Foreign Affairs stated that the main purpose of formulating this document is to "protect the freedom of our lives."</text:p>
      <text:p text:style-name="P4">
Federal parliamentarian Alder retired before the German Major of Germans</text:p>
      <text:p text:style-name="P4">
According to the initial plan, this document should comprehensively explore the foreign and security policy environment under the concept of "overall security". Social Democratic Party member Alt(John)In an interview with the Voice of Germany, "overall security" contains many aspects, and educational policies, health policies, environmental policies, grain policies, and fiscal policies are all included.</text:p>
      <text:p text:style-name="P4">
Opposition members also support the government to formulate a national security strategy under the concept of "overall security". Endel(ThomasErndl)To the Voice of Germany, "Considering the hybrid threat, such as the supply chain, economic dependence, and even the dependence of the medical field, we obviously need overall general general considerations and find answers." He praised the federal government to handle the task.</text:p>
      <text:p text:style-name="P4">
Endel, Vice Chairman of the Federal Parliament</text:p>
      <text:p text:style-name="P4">
<text:span text:style-name="T4">
 There are differences everywhere </text:span>
</text:p>
      <text:p text:style-name="P4">
However, Endall also pointed out that the document has delayed the release date many times. He believes that the reason why this document that affects almost all political areas is difficult to produce, "obviously because there are differences in core issues within the government."</text:p>
      <text:p text:style-name="P4">
Heisen State Peace Research Foundation(HSFK)Political scholar Witt(AntoniaWitt)It is believed that the German federal government should not have given you too much time on this document. After all, this is a complex project involving all aspects. It requires extensive communication within the government. "Challenge", "What threats do we face in the future", "What methods Germany want to take", and "what goals should be available for security policies should" and other questions. Witt pointed out that the process of formulating a national security strategy "must cover many political controversial topics, and therefore will inevitably lead to disputes and delay.</text:p>
      <text:p text:style-name="P4">
Reuters recently disclosed that the main differences between the federal government are the arms export trade and cyber security policy. It is reported that the Ministry of Justice, headed by the Liberal Democratic Party, opposed "violent violence" and believes that it should not use hackers to fight back at the attacker after being hit by hackers.</text:p>
      <text:p text:style-name="P4">
In addition, whether the "national defense expenditure should exceed 2%of GDP" clauses stipulated in the NATO regulations into the national security strategy, the federal government is also controversial. Witt disclosed to the Voice of Germany, "The key to" this problem lies in whether to introduce strict military expenditures and non -military expenses at the same time. That is, if you invest in a military field, you should also invest a piece in the field of non -military measures. Money. The so -called non -military measures, including crisis diplomatic mediation, foreign development assistance, etc. "</text:p>
      <text:h text:style-name="P12" text:outline-level="3">
<text:span text:style-name="T4">
Where will the German policy of China be driving?</text:span>
</text:h>
      <text:p text:style-name="P4">
<text:span text:style-name="T4">
 Do not set up the National Security Council </text:span>
</text:p>
      <text:p text:style-name="P4">
The German government has also conceived the establishment of the "National Security Council", but this goal has long been abandoned. Witt believes that the agency can have become cross -department coordination agencies, allowing different government departments to find plans to respond to crisis and challenges. She guessed that the main reason for giving up this goal was: there are a lot of disputes about the "committee should belong to which department should belong to which department". It is reported that the Prime Minister's Palace and the Ministry of Foreign Affairs once started to fight.</text:p>
      <text:p text:style-name="P4">
The opposition member Endel also criticized the government to abandon the plan to establish the National Security Commission just because of differences. He also believes that the agency can have a cross -department coordination.</text:p>
      <text:p text:style-name="P4">
The Social Democratic Party member Aldter interpreted from another angle: "We have no strategic cultural traditions in Germany. In the past 70 years, we have always lost strategic issues to NATO. We have some conceptual documents, but have never formed strategies. This is a new cultural change, it takes time. "</text:p>
      <text:p text:style-name="P4">
The difficult national security strategy has caused direct consequences: based on it, <text:a xlink:type="simple" xlink:href="https://www.dw.com/zh/zh/路透社-德中政府磋商前-柏林无法出台对华战略/a-65709955" text:style-name="Internet_20_link" text:visited-style-name="Visited_20_Internet_20_Link">
Germany's new strategy to China can also be released before the German -Chinese government on June 20</text:a>
 。</text:p>
      <text:p text:style-name="P4">
News Source: <text:a xlink:type="simple" xlink:href="https://www.dw.com/zh/德国国安战略：千呼万唤不出来/a-65872459" text:style-name="Internet_20_link" text:visited-style-name="Visited_20_Internet_20_Link">
https://www.dw.com/zh/德国国安战略：千呼万唤不出来/a-65872459?maca=chi-rss-chi-all-1127-rdf</text:a>
</text:p>
      <!--NEWS-->
      <text:h text:style-name="P10" text:outline-level="1">
<text:span text:style-name="T4">
Trump has been sued in the United States 2024 Presidential election to add variables</text:span>
</text:h>
      <text:p text:style-name="P4">
Publisher: 法新社</text:p>
      <text:p text:style-name="P4">
Published Time: 2023-06-10T06:32:07+00:00</text:p>
      <text:p text:style-name="P4">
Modified Time: 2023-06-10T06:05:01+00:00</text:p>
      <text:p text:style-name="P4">
Description: (Agence France -Presse, Washington, 9th) Former US President Trump was charged with illegal holding of defense confidential documents, and a new turning point with the fighting law of law enforcement agencies. Together with Trump's other investigations, the United States will encounter a situation that has never been before before the 2024 presidential electio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2" text:anchor-type="as-char" svg:width="6.9236in" svg:height="3.617581in" draw:z-index="0">
<draw:image xlink:href="../Images/rficn/2023-06-10T06-32-07-00-00/000000.png" xlink:type="simple" xlink:show="embed" xlink:actuate="onLoad" draw:mime-type="image/png"/>
</draw:frame>
The Republican Party's Trump has announced the 2024 presidential election, and the current momentum is far ahead among many competitors in the party.</text:p>
      <text:p text:style-name="P4">
Today, the US federal prosecutor sued him nearly 40 criminals because Trump's improper government secretly held the government, which means that Trump is likely to represent the Republican Party on behalf of the Republican Party when he was prosecuted. Essence</text:p>
      <text:p text:style-name="P4">
Trump has stated that he will not abandon the party's primary election and anti -control "corruption" political opponents in an attempt to interfere with the election.</text:p>
      <text:p text:style-name="P4">
"Mattshoemaker), a national security analyst, who was an intelligence official, said:" This incident may not affect the voters who have not yet decided to vote, but it will affect Trump, which may be shaken or switched to a candidate who has no burden of candidates. supporter."</text:p>
      <text:p text:style-name="P4">
In addition to being prosecuted by the federal case due to confidential documents, Trump was also sued in financial fraud by New York State for the sealing fee of porn actors. Fall.</text:p>
      <text:p text:style-name="P4">
But no one can guarantee that the two cases can end such a fast trial. In addition, Trump is also being investigated by Federal and State -level investigations due to subverting the 2020 presidential election.</text:p>
      <text:p text:style-name="P4">
In case of Sichuan Pu won the 2024 election, it is possible to destroy all the unfinished federal prosecution procedures through self -pardon. This situation has no previous cases in the United States, and a few can cause constitutional crisis; Essence However, Trump is now worried about the damage caused by these legal issues to the preliminary election of the party.</text:p>
      <text:p text:style-name="P4">
The federal prosecutor sued Sichuan Pu, and let the Florida governor Ron Desantis and former Vice President Mikepence, who also fought for the Republican presidential candidate, have the opportunity to criticize Sichuan's unsuitable office, but they The risk of losing Sichuan Pu's loyal supporters.</text:p>
      <text:p text:style-name="P4">
Trump paid the sealing fee to the porn actor "Stormydaniels" during the 2016 presidential election. Trust Trump. So many Republican opponents stated that Trump was standing up, and maybe he wanted to wait and see before Trump was completely out.</text:p>
      <text:p text:style-name="P4">
Trump is currently investigating the Federal Survey of the Capitol Riot on January 6, 2021; the Washington Post also quoted earlier this month that the sources were disclosed that Georgia's suspected intervention of the Trump campaign camp was suspected of intervention in the 2020 election. Expand activities to Washington and other states.</text:p>
      <text:p text:style-name="P4">
"The opponents hope Trump will eventually go out due to a series of prosecutions, including on January 6 (Congress Building Riot) and attempt to overthrow the election," said the University of Virginia. It is their strategy. Take the initiative to take the initiative? Before they succeed, Trump bit his throat step by step. "</text:p>
      <text:p text:style-name="P4">
The recent survey of "Yougov" of the International Municipal Corporation found that only half of the interviewees believed that the Trump camp was "serious crime" for the Trump camp for hidden seal expenses. However, two -thirds of the interviewees believed that Trump took away government confidential documents from the White House and obstructed the government's recovery of serious crimes.</text:p>
      <text:p text:style-name="P4">
Among Republican respondents, 28%of them believed that forging commercial records were serious crimes, and 42%believed that taking away confidential documents was serious crime. This gap shows that due to confidential documents by the federal prosecution, it may become a turning point in the Trump Party's primaries.</text:p>
      <text:p text:style-name="P4">
Dissent ranks second in polls, but is quite different from Trump. He has always maintained restraint and does not comment on Trump's lawsuit. But for a few weeks, the words of the two -party camp have become more and more intense.</text:p>
      <text:p text:style-name="P4">
News Source: <text:a xlink:type="simple" xlink:href="https://www.rfi.fr/cn/%E5%9B%BD%E9%99%85%E6%8A%A5%E9%81%93/20230610-%E5%B7%9D%E6%99%AE%E6%8E%A5%E8%BF%9E%E8%A2%AB%E8%B5%B7%E8%AF%89-%E7%BE%8E2024%E6%80%BB%E7%BB%9F%E9%80%89%E6%83%85%E6%B7%BB%E5%8F%98%E6%95%B0" text:style-name="Internet_20_link" text:visited-style-name="Visited_20_Internet_20_Link">
https://www.rfi.fr/cn/%E5%9B%BD%E9%99%85%E6%8A%A5%E9%81%93/20230610-%E5%B7%9D%E6%99%AE%E6%8E%A5%E8%BF%9E%E8%A2%AB%E8%B5%B7%E8%AF%89-%E7%BE%8E2024%E6%80%BB%E7%BB%9F%E9%80%89%E6%83%85%E6%B7%BB%E5%8F%98%E6%95%B0</text:a>
</text:p>
      <!--NEWS-->
      <text:h text:style-name="P10" text:outline-level="1">
<text:span text:style-name="T4">
Has the leading government supervision in the world of Chinese AI failed?</text:span>
</text:h>
      <text:p text:style-name="P4">
Author: chinese@voanews.com (许宁)</text:p>
      <text:p text:style-name="P4">
Publisher: 美国之音中文网 (Type: NewsMediaOrganization)</text:p>
      <text:p text:style-name="P4">
Published Time: 2023-06-10T06:51:48+08:00</text:p>
      <text:p text:style-name="P4">
Modified Time: 2023-06-10 04:26:55Z</text:p>
      <text:p text:style-name="P4">
Description: The supervision of artificial intelligence's use is a worldwide policy problem. China has introduced regulations in this field. However, the fraud with AI in -depth falsification technology "changing face" and "changing sounds" has emerged in China. According to the analysis, in the face of the dramatic challenges of deep -fake media, the regulation of China's regulations is still in political stability, and it is unable to solve the problem of people's livelihood safety issues such as fraud.</text:p>
      <text:p text:style-name="P4">
Videos: []</text:p>
      <text:p text:style-name="P4">
Images: []</text:p>
      <text:p text:style-name="P4">
Categories: ['科技', '中国']</text:p>
      <text:p text:style-name="P4">
Type: None</text:p>
      <!--METADATA-->
      <text:p text:style-name="P4">
Nonenone</text:p>
      <text:p text:style-name="P4">
News Source: <text:a xlink:type="simple" xlink:href="https://www.voachinese.com/a/china-ai-fraud-20230609/7130916.html" text:style-name="Internet_20_link" text:visited-style-name="Visited_20_Internet_20_Link">
https://www.voachinese.com/a/china-ai-fraud-20230609/7130916.html</text:a>
</text:p>
      <!--NEWS-->
      <text:h text:style-name="P10" text:outline-level="1">
<text:span text:style-name="T4">
The Ministry of Justice announced the prosecution Trump in the face of 37 federal criminal charges</text:span>
</text:h>
      <text:p text:style-name="P4">
Author: 联合早报 (Person)</text:p>
      <text:p text:style-name="P4">
Publisher: 联合早报 (Organization)</text:p>
      <text:p text:style-name="P4">
Published Time: 2023-06-10T06:57</text:p>
      <text:p text:style-name="P4">
Modified Time: 2023-06-10T11:55</text:p>
      <text:p text:style-name="P4">
Description: The U.S. Department of Justice was unlocked on Friday (June 9) a prosecution against former President Trump, accusing Trump in violation of the National Security Law in a confidential document case, conspiracy to hinder judicial justice, and made a false statement to investigators to investigators. Wait 37 crimes. Comprehensive Reuters and Broadcasting Corporation ...</text:p>
      <text:p text:style-name="P4">
Videos: []</text:p>
      <text:p text:style-name="P4">
Audios: []</text:p>
      <text:p text:style-name="P4">
Images: []</text:p>
      <text:p text:style-name="P4">
Type: NewsArticle</text:p>
      <text:p text:style-name="P4">
Breadcrumbs: ['即时', '国际']</text:p>
      <text:p text:style-name="P4">
Keywords: ['美国司法部', '特朗普', '国家安全', '妨碍司法公正', '起诉']</text:p>
      <!--METADATA-->
      <text:p text:style-name="P4">
The U.S. Department of Justice on Friday (June 9th) unblocked a former President <text:a xlink:type="simple" xlink:href="https://www.zaobao.com/keywords/te-lang-pu" text:style-name="Internet_20_link" text:visited-style-name="Visited_20_Internet_20_Link">
Trump</text:a>
The indictment accused Trump charges 37 crimes in violation of the National Security Law in the confidential document, the conspiracy to hinder judicial justice, and the false statement to the investigators.</text:p>
      <text:p text:style-name="P4">
The potential security vulnerabilities in the country when the United States was attacked, endangering US national security.</text:p>
      <text:p text:style-name="P4">
The prosecution pointed out that Trump stored confidential documents in the shower, bathroom, banquet hall and his bedrooms in Haihu Manor, Florida.</text:p>
      <text:p text:style-name="P4">
Trump also discussed with his lawyer the possibility of lying to government officials seeking to recover the documents. Controlling the control of Trump put some documents around a place around the toilet and move the file box around the residence of the Haihu Manor. To avoid the investigators' discovery of the documents he collected.</text:p>
      <text:p text:style-name="P4">
The indictment quoted Trump to one of his lawyers: "If we tell them directly: we have nothing here, isn't that better?"</text:p>
      <text:p text:style-name="P4">
Trump's assistant Walt Nauta also faces six federal criminal charges. Noboto is a retired navy. From 2012 to 2021, he worked in the presidential food service department and was Trump's confidant.</text:p>
      <text:p text:style-name="P4">
Smith, who is responsible for investigating the Trump confidential document case, issued a brief statement at a press conference on Friday and said: "This prosecution is voted by a jury composed of citizens in southern Florida. Read the entire prosecution to understand the scope and severity of the charged crimes. "</text:p>
      <text:p text:style-name="P4">
Smith said: "Our country has a set of laws, which is suitable for everyone. Our legal protection of national defense information is essential to the security and guarantee of the United States. This set of laws must be implemented effectively."</text:p>
      <text:p text:style-name="P4">
Smith said he hoped that the interrogation procedure was completed quickly and emphasized that Trump was innocent before being proven to be guilty.</text:p>
      <text:h text:style-name="P13" text:outline-level="4">
<text:span text:style-name="T4">
Trump's 77th birthday will attend the first hearing</text:span>
</text:h>
      <text:p text:style-name="P4">
Trump will attend the first hearing at the Federal Court of Miami, Florida next Tuesday (13th), on the eve of Trump's 77th birthday.</text:p>
      <text:p text:style-name="P4">
One of Trump's charges in the crime of hindering judicial justice, the highest penalty of this crime was 20 years in prison.</text:p>
      <text:p text:style-name="P4">
US Minister of Justice Galan announced on November 1 last year that he appointed Jacksmith to take over two major criminal cases involved in Trump, including the role of Trump in the riots of the parliamentary building on January 6, 2021, as well as him in Treatment of government confidential documents after step -down.</text:p>
      <text:p text:style-name="P4">
Smith is an expert in war, once served as the US agent federal prosecutor and the New York state prosecutor, and was the chief prosecutor of the International Criminal Court of Criminal Court investigating the Cosavo war crimes.</text:p>
      <text:p text:style-name="P4">
News Source: <text:a xlink:type="simple" xlink:href="https://www.zaobao.com.sg/realtime/world/story20230610-1402905" text:style-name="Internet_20_link" text:visited-style-name="Visited_20_Internet_20_Link">
https://www.zaobao.com.sg/realtime/world/story20230610-1402905</text:a>
</text:p>
      <!--NEWS-->
      <text:h text:style-name="P10" text:outline-level="1">
<text:span text:style-name="T4">
Gordon Boom 27 points in the audience up to 27 -point gold block NBA championship championship listening card</text:span>
</text:h>
      <text:p text:style-name="P4">
Publisher: 法新社</text:p>
      <text:p text:style-name="P4">
Published Time: 2023-06-10T07:02:07+00:00</text:p>
      <text:p text:style-name="P4">
Modified Time: 2023-06-10T06:35:04+00:00</text:p>
      <text:p text:style-name="P4">
Description: (Agence France -Presse Miami 9th) Aaron Gordon scored a maximum of 27 points in the audience today. Listen to the card in 3-1 in the championship.</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3" text:anchor-type="as-char" svg:width="6.9236in" svg:height="3.617581in" draw:z-index="0">
<draw:image xlink:href="../Images/rficn/2023-06-10T07-02-07-00-00/000000.png" xlink:type="simple" xlink:show="embed" xlink:actuate="onLoad" draw:mime-type="image/png"/>
</draw:frame>
The American professional basketball NBA Denver Gold Block was unexpectedly defeated by the Miami Heat in the second game of the Champions League. At home, two games and 1 win, 1 defeat, lost their home advantage.</text:p>
      <text:p text:style-name="P4">
The two teams will play the fifth game at the home of the Golden Bag on the 13th of Taiwan time. The gold block can be closed as soon as possible.</text:p>
      <text:p text:style-name="P4">
Golden blocks have reached the first NBA championship this year, and now we are only one step away from the team history.</text:p>
      <text:p text:style-name="P4">
News Source: <text:a xlink:type="simple" xlink:href="https://www.rfi.fr/cn/%E8%BF%90%E5%8A%A8%E5%A4%A9%E5%9C%B0/20230610-%E9%AB%98%E7%99%BB%E8%BD%B0%E5%85%A8%E5%9C%BA%E6%9C%80%E9%AB%9827%E5%88%86-%E9%87%91%E5%9D%97nba%E6%80%BB%E5%86%A0%E5%86%9B%E8%B5%9B%E5%90%AC%E7%89%8C" text:style-name="Internet_20_link" text:visited-style-name="Visited_20_Internet_20_Link">
https://www.rfi.fr/cn/%E8%BF%90%E5%8A%A8%E5%A4%A9%E5%9C%B0/20230610-%E9%AB%98%E7%99%BB%E8%BD%B0%E5%85%A8%E5%9C%BA%E6%9C%80%E9%AB%9827%E5%88%86-%E9%87%91%E5%9D%97nba%E6%80%BB%E5%86%A0%E5%86%9B%E8%B5%9B%E5%90%AC%E7%89%8C</text:a>
</text:p>
      <!--NEWS-->
      <text:h text:style-name="P10" text:outline-level="1">
<text:span text:style-name="T4">
Central Asian countries are looking for opportunities in the competition of the three major countries in the United States and China</text:span>
</text:h>
      <text:p text:style-name="P4">
Author: chinese@voanews.com (伊玛莫娃)</text:p>
      <text:p text:style-name="P4">
Publisher: 美国之音中文网 (Type: NewsMediaOrganization)</text:p>
      <text:p text:style-name="P4">
Published Time: 2023-06-10T07:13:22+08:00</text:p>
      <text:p text:style-name="P4">
Modified Time: 2023-06-09 23:13:22Z</text:p>
      <text:p text:style-name="P4">
Description: With the world's three major powers competing for influence in Central Asia, residents in the region no longer regard competition between Russia, China and the United States as a choice. Instead, they are regarded as a buffet table. Out of the most attractive main cuisine.</text:p>
      <text:p text:style-name="P4">
Videos: []</text:p>
      <text:p text:style-name="P4">
Images: []</text:p>
      <text:p text:style-name="P4">
Categories: ['亚太', '美国', '欧洲', '中国']</text:p>
      <text:p text:style-name="P4">
Type: None</text:p>
      <!--METADATA-->
      <text:p text:style-name="P4">
Nonenone</text:p>
      <text:p text:style-name="P4">
News Source: <text:a xlink:type="simple" xlink:href="https://www.voachinese.com/a/central-asians-seek-opportunities-in-superpower-rivalry-20230609/7130906.html" text:style-name="Internet_20_link" text:visited-style-name="Visited_20_Internet_20_Link">
https://www.voachinese.com/a/central-asians-seek-opportunities-in-superpower-rivalry-20230609/7130906.html</text:a>
</text:p>
      <!--NEWS-->
      <text:h text:style-name="P10" text:outline-level="1">
<text:span text:style-name="T4">
White House: Russia will receive materials from Iran to produce drones next year</text:span>
</text:h>
      <text:p text:style-name="P4">
Publisher: 法新社</text:p>
      <text:p text:style-name="P4">
Published Time: 2023-06-10T07:32:06+00:00</text:p>
      <text:p text:style-name="P4">
Modified Time: 2023-06-10T07:20:02+00:00</text:p>
      <text:p text:style-name="P4">
Description: (Agence France -Presse, Washington, 9th) White House National Security spokesman John Kirby warned today that Russia received materials from Iran, which will be used to build a drone factory in the territory. Complete operation early next year.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4" text:anchor-type="as-char" svg:width="6.9236in" svg:height="3.617581in" draw:z-index="0">
<draw:image xlink:href="../Images/rficn/2023-06-10T07-32-06-00-00/000000.png" xlink:type="simple" xlink:show="embed" xlink:actuate="onLoad" draw:mime-type="image/png"/>
</draw:frame>
The White House announced a satellite image, showing that the factory is expected to be located in the Special Economic Zone of Alabuga Economic Zone. The Arabuga Economic Zone is located about 900 kilometers east of Moscow.</text:p>
      <text:p text:style-name="P4">
In the statement, Cerior quoted American intelligence and said: "Russia and Iran's military partnerships seem to be deepening."</text:p>
      <text:p text:style-name="P4">
The White House stated that it would announce a new government announcement to assist enterprises and governments to "ensure that they would not unintentional (drone) programs that would not unintentionally help Iran."</text:p>
      <text:p text:style-name="P4">
Washington estimates that Russia has received hundreds of attack drones and related equipment from Iran to help Moscow's invasion of Ukraine in full.</text:p>
      <text:p text:style-name="P4">
According to US data, these drones were built in Iran and shipped out of the sea, and were later used by the Russian forces to deal with Ukraine.</text:p>
      <text:p text:style-name="P4">
The White House announced a map, drawing drones, which are said to be transported from Iran's AmiraBad to Makhachkala's transportation route from Iran. These drones are then transferred to Azovsea and then transferred to Azovsea. Air Force Base of Binhai's Primorsko-Akhtarsk.</text:p>
      <text:p text:style-name="P4">
Cerma also said: "Russia has been using Iran's unmanned flight vehicles in recent weeks to attack Kiev, which made Ukraines disturbing."</text:p>
      <text:p text:style-name="P4">
Washington also warns that Moscow will begin to manufacture Iranian drones by itself. "We received news from the news that Russia received Iranian materials required to build unmanned flight vehicle manufacturers in the country."</text:p>
      <text:p text:style-name="P4">
The White House said that Iran is seeking to purchase billions of dollars in Russia's US $ 35 (SU-35) fighter, attack helicopter, radar and Yak-130 combat trainer as a return.</text:p>
      <text:p text:style-name="P4">
News Source: <text:a xlink:type="simple" xlink:href="https://www.rfi.fr/cn/%E5%9B%BD%E9%99%85%E6%8A%A5%E9%81%93/20230610-%E7%99%BD%E5%AE%AB-%E4%BF%84%E7%BD%97%E6%96%AF%E4%BB%8E%E4%BC%8A%E6%9C%97%E6%8E%A5%E6%94%B6%E6%9D%90%E6%96%99-%E6%98%8E%E5%B9%B4%E5%B0%86%E7%94%9F%E4%BA%A7%E6%97%A0%E4%BA%BA%E6%9C%BA" text:style-name="Internet_20_link" text:visited-style-name="Visited_20_Internet_20_Link">
https://www.rfi.fr/cn/%E5%9B%BD%E9%99%85%E6%8A%A5%E9%81%93/20230610-%E7%99%BD%E5%AE%AB-%E4%BF%84%E7%BD%97%E6%96%AF%E4%BB%8E%E4%BC%8A%E6%9C%97%E6%8E%A5%E6%94%B6%E6%9D%90%E6%96%99-%E6%98%8E%E5%B9%B4%E5%B0%86%E7%94%9F%E4%BA%A7%E6%97%A0%E4%BA%BA%E6%9C%BA</text:a>
</text:p>
      <!--NEWS-->
      <text:h text:style-name="P10" text:outline-level="1">
<text:span text:style-name="T4">
Protesting the former Yingxiang Qiangsheng resigns of the National Assembly</text:span>
</text:h>
      <text:p text:style-name="P4">
Publisher: 法新社</text:p>
      <text:p text:style-name="P4">
Published Time: 2023-06-10T07:32:07+00:00</text:p>
      <text:p text:style-name="P4">
Modified Time: 2023-06-10T07:05:02+00:00</text:p>
      <text:p text:style-name="P4">
Description: (Agence France -Presse, London, 9th) Former British Prime Minister BORIS JOHNSON, in order to protest that members of parliament investigated his behavior, resigned today's positions of members of the parliamen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5" text:anchor-type="as-char" svg:width="6.9236in" svg:height="3.617581in" draw:z-index="0">
<draw:image xlink:href="../Images/rficn/2023-06-10T07-32-07-00-00/000000.png" xlink:type="simple" xlink:show="embed" xlink:actuate="onLoad" draw:mime-type="image/png"/>
</draw:frame>
Johnson &amp; Johnson advocated that he was forced to withdraw from political opponents.</text:p>
      <text:p text:style-name="P4">
The 58-year-old populist politician Johnson &amp; Johnson has been investigating the Congress Cross-Party Committee. It is necessary to find out whether he has repeatedly lied to Congress on the party of the COVID-19 (2019 coronary virus disease) on the party that violated the regulations.</text:p>
      <text:p text:style-name="P4">
Johnson &amp; Johnson condemned Harriet Harman, a chairman of the Welle Labor Party Parliament, and the Congress of the Congress responsible for investigation.</text:p>
      <text:p text:style-name="P4">
News Source: <text:a xlink:type="simple" xlink:href="https://www.rfi.fr/cn/%E5%9B%BD%E9%99%85%E6%8A%A5%E9%81%93/20230610-%E6%8A%97%E8%AE%AE%E9%81%AD%E6%A0%BD%E8%B5%83-%E5%89%8D%E8%8B%B1%E7%9B%B8%E5%BC%BA%E7%94%9F%E8%BE%9E%E5%9B%BD%E4%BC%9A%E8%AE%AE%E5%91%98" text:style-name="Internet_20_link" text:visited-style-name="Visited_20_Internet_20_Link">
https://www.rfi.fr/cn/%E5%9B%BD%E9%99%85%E6%8A%A5%E9%81%93/20230610-%E6%8A%97%E8%AE%AE%E9%81%AD%E6%A0%BD%E8%B5%83-%E5%89%8D%E8%8B%B1%E7%9B%B8%E5%BC%BA%E7%94%9F%E8%BE%9E%E5%9B%BD%E4%BC%9A%E8%AE%AE%E5%91%98</text:a>
</text:p>
      <!--NEWS-->
      <text:h text:style-name="P10" text:outline-level="1">
<text:span text:style-name="T4">
Biden stated that it was not ready to talk to the Minister of Justice Trump's case</text:span>
</text:h>
      <text:p text:style-name="P4">
Author: 联合早报 (Person)</text:p>
      <text:p text:style-name="P4">
Publisher: 联合早报 (Organization)</text:p>
      <text:p text:style-name="P4">
Published Time: 2023-06-10T07:52</text:p>
      <text:p text:style-name="P4">
Modified Time: 2023-06-10T08:44</text:p>
      <text:p text:style-name="P4">
Description: U.S. President Biden said that in front of the Ministry of Justice's prosecution against the 37 crimes of former President Trump, he did not talk to the Justice Minister and was not ready to do so. Reuters reports that according to the special prosecutor Smith, the Federal Court Document published on Friday (June 9), special ...</text:p>
      <text:p text:style-name="P4">
Videos: []</text:p>
      <text:p text:style-name="P4">
Audios: []</text:p>
      <text:p text:style-name="P4">
Images: []</text:p>
      <text:p text:style-name="P4">
Type: NewsArticle</text:p>
      <text:p text:style-name="P4">
Breadcrumbs: ['即时', '国际']</text:p>
      <text:p text:style-name="P4">
Keywords: ['美国总统', '拜登', '美国司法部', '特朗普']</text:p>
      <!--METADATA-->
      <text:p text:style-name="P4">
US President Biden said <text:a xlink:type="simple" xlink:href="https://www.zaobao.com/realtime/world/story20230610-1402905" text:style-name="Internet_20_link" text:visited-style-name="Visited_20_Internet_20_Link">
Prosecution of 37 crimes against former President Trump in the Ministry of Justice</text:a>
Previously, he had not talked to the Minister of Justice and was not ready to do it.</text:p>
      <text:p text:style-name="P4">
Reuters reports that according to the federal court documents published by the Department of Justice Smith on Friday (June 9), Trump was charged with unauthorized information when he left the White House in 2021, and took away the most sensitive information of the US government, including The U.S. Secret Nuclear Plan and the potential security loopholes in China when they were attacked by the United States, endangering US national security.</text:p>
      <text:p text:style-name="P4">
A reporter asked Biden after decrypting the indictment of Trump after the judicial department decomposed whether he would discuss the case with the Minister of Justice Galan. Biden said, "I have never talked to him at all, and I am not ready to discuss with him. ","</text:p>
      <text:p text:style-name="P4">
The White House spokesman, Teron, said earlier that Biden and everyone learned that Trump was charged in a confidential document case, and Biden did not know the matter in advance.</text:p>
      <text:p text:style-name="P4">
Dalton said that Biden "is a president who respects the rule of law. This is why we don't comment on this case."</text:p>
      <text:p text:style-name="P4">
In 2024, Biden, who will seek re -election, continues to keep a distance with the Trump case under investigation by the Ministry of Justice to show US judicial independence. Trump announced his campaign in November last year. Despite the scandal of the case, Trump's support in the Republican Party has always been leading.</text:p>
      <text:p text:style-name="P4">
News Source: <text:a xlink:type="simple" xlink:href="https://www.zaobao.com.sg/realtime/world/story20230610-1402906" text:style-name="Internet_20_link" text:visited-style-name="Visited_20_Internet_20_Link">
https://www.zaobao.com.sg/realtime/world/story20230610-1402906</text:a>
</text:p>
      <!--NEWS-->
      <text:h text:style-name="P10" text:outline-level="1">
<text:span text:style-name="T4">
Anonymous official said that Brins are expected to visit China on the 18th</text:span>
</text:h>
      <text:p text:style-name="P4">
Author: 联合早报 (Person)</text:p>
      <text:p text:style-name="P4">
Publisher: 联合早报 (Organization)</text:p>
      <text:p text:style-name="P4">
Published Time: 2023-06-10T08:05</text:p>
      <text:p text:style-name="P4">
Modified Time: 2023-06-10T08:39</text:p>
      <text:p text:style-name="P4">
Description: Reuters quoted U.S. officials that US Secretary of State Broskel is expected to visit China next Sunday (June 18). A U.S. official who asked not to be named revealed on Friday (9th) that Brinkens would be sure to visit China next week and are expected to arrive in Beijing next Sunday. this...</text:p>
      <text:p text:style-name="P4">
Videos: []</text:p>
      <text:p text:style-name="P4">
Audios: []</text:p>
      <text:p text:style-name="P4">
Images: []</text:p>
      <text:p text:style-name="P4">
Type: NewsArticle</text:p>
      <text:p text:style-name="P4">
Breadcrumbs: ['即时', '国际']</text:p>
      <text:p text:style-name="P4">
Keywords: ['美国国务卿', '布林肯', '中国', '中美关系']</text:p>
      <!--METADATA-->
      <text:p text:style-name="P4">
Reuters quoted U.S. officials and said that US Secretary of State <text:a xlink:type="simple" xlink:href="https://www.zaobao.com/keywords/bu-lin-ken" text:style-name="Internet_20_link" text:visited-style-name="Visited_20_Internet_20_Link">
Brinken</text:a>
It is expected to visit China next Sunday (June 18).</text:p>
      <text:p text:style-name="P4">
A U.S. official who asked not to be named revealed on Friday (9th) that Brinkens would be sure to visit China next week and are expected to arrive in Beijing next Sunday.</text:p>
      <text:p text:style-name="P4">
The official did not provide more interview details.</text:p>
      <text:p text:style-name="P4">
<text:a xlink:type="simple" xlink:href="https://www.zaobao.com/realtime/world/story20230203-1359458" text:style-name="Internet_20_link" text:visited-style-name="Visited_20_Internet_20_Link">
Brinken originally scheduled to visit Beijing in February</text:a>
And Chinese President Xi Jinping, because <text:a xlink:type="simple" xlink:href="https://www.zaobao.com/realtime/world/story20230205-1359873" text:style-name="Internet_20_link" text:visited-style-name="Visited_20_Internet_20_Link">
suspected Chinese spy balloon incident</text:a>
The extension, after the two sides have not announced the re -arranging trip to Blink, causing the outside world to speculate.</text:p>
      <text:p text:style-name="P4">
News Source: <text:a xlink:type="simple" xlink:href="https://www.zaobao.com.sg/realtime/world/story20230610-1402908" text:style-name="Internet_20_link" text:visited-style-name="Visited_20_Internet_20_Link">
https://www.zaobao.com.sg/realtime/world/story20230610-1402908</text:a>
</text:p>
      <!--NEWS-->
      <text:h text:style-name="P10" text:outline-level="1">
<text:span text:style-name="T4">
Canadian investigating China's intervention election leaders resigned without fulfillment</text:span>
</text:h>
      <text:p text:style-name="P4">
Publisher: 法新社</text:p>
      <text:p text:style-name="P4">
Published Time: 2023-06-10T08:32:07+00:00</text:p>
      <text:p text:style-name="P4">
Modified Time: 2023-06-10T08:20:04+00:00</text:p>
      <text:p text:style-name="P4">
Description: (Agence France -Presse Ottawa, 9th) Canadian Prime Minister Justin Trudeau previously assigned David Johnston, who was former Governor, to investigate the accusation of China twice in the Canadian elections, but the opposition party questioned the appointment. Johnson resigned toda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6" text:anchor-type="as-char" svg:width="6.9236in" svg:height="3.617581in" draw:z-index="0">
<draw:image xlink:href="../Images/rficn/2023-06-10T08-32-07-00-00/000000.png" xlink:type="simple" xlink:show="embed" xlink:actuate="onLoad" draw:mime-type="image/png"/>
</draw:frame>
Johnsonfu announced a temporary report at the end of May, determining that the Chinese government attempted to interfere with Canada's 2019 and 2021 elections, but it did not affect the election results.</text:p>
      <text:p text:style-name="P4">
Johnson should start a hearing in July. Hearing the opinions of the obstetrics of the diasporas who had been intervened as the target, collected the opinions of experts from national security and international relations, and then submitted the final report in October.</text:p>
      <text:p text:style-name="P4">
However, the opposition party accused Johnson of the relationship with Trump, and demanded an independent public investigation.</text:p>
      <text:p text:style-name="P4">
Johnston said in his resignation: "When I took the task of investigating the independent special reporter of foreign intervention, my goal was to help build a trust in our democratic system ... My conclusion is that in my appointment and work, my appointment, work, work, work, work, work, work, work, work, work, work, work, work, work, work, work, work, work, work, work, work, in my appointment and work. Based on a serious party atmosphere, my leadership produced a counter -effect. "</text:p>
      <text:p text:style-name="P4">
Liberalparty, which belongs to Trump, did not obtain a majority in the last election, so a small number of governments were organized. The Canadian media previously quoted external intelligence documents and unknown sources to expose China's attempt to intervene and even destroy the Democratic procedures of Canada. Now the Trumodi government is facing the pressure of explaining the official response. The allegations mentioned by the media include secrets to donate donations, Chinese spies that are effective for Canadian candidates or members, etc., the purpose is to want to control the policy.</text:p>
      <text:p text:style-name="P4">
Last month, Canadian media reported that a Chinese diplomat was accused of trying to intimidate Michaelchong and his family in Hong Kong because Zhuang Wenhao once criticized China; Canada then expelled Chinese diplomat involved in the case Zhao Wei.</text:p>
      <text:p text:style-name="P4">
China refutes these allegations, and also derived a Canadian diplomat and warned Canada that if it takes a consistent position with the United States in Chinese policies, it may destroy the relationship with China, the second largest trading partner in China.</text:p>
      <text:p text:style-name="P4">
Johnson mentioned in a preliminary report that common foreign intervention tricks include online attacks, online wind direction, malicious fraud information and "use interpersonal relationships." He also pointed out that there is a lack of information on the government's internal information.</text:p>
      <text:p text:style-name="P4">
However, Johston refused to investigate publicly because it was about "intelligence sensitivity."</text:p>
      <text:p text:style-name="P4">
He said he would leave at the end of this month.</text:p>
      <text:p text:style-name="P4">
News Source: <text:a xlink:type="simple" xlink:href="https://www.rfi.fr/cn/%E5%9B%BD%E9%99%85%E6%8A%A5%E9%81%93/20230610-%E5%8A%A0%E6%8B%BF%E5%A4%A7%E8%B0%83%E6%9F%A5%E4%B8%AD%E5%9B%BD%E5%B9%B2%E9%A2%84%E9%80%89%E4%B8%BE-%E8%B4%9F%E8%B4%A3%E4%BA%BA%E6%9C%AA%E7%AB%9F%E5%85%A8%E5%8A%9F%E5%B0%B1%E8%BE%9E%E8%81%8C" text:style-name="Internet_20_link" text:visited-style-name="Visited_20_Internet_20_Link">
https://www.rfi.fr/cn/%E5%9B%BD%E9%99%85%E6%8A%A5%E9%81%93/20230610-%E5%8A%A0%E6%8B%BF%E5%A4%A7%E8%B0%83%E6%9F%A5%E4%B8%AD%E5%9B%BD%E5%B9%B2%E9%A2%84%E9%80%89%E4%B8%BE-%E8%B4%9F%E8%B4%A3%E4%BA%BA%E6%9C%AA%E7%AB%9F%E5%85%A8%E5%8A%9F%E5%B0%B1%E8%BE%9E%E8%81%8C</text:a>
</text:p>
      <!--NEWS-->
      <text:h text:style-name="P10" text:outline-level="1">
<text:span text:style-name="T4">
The U.S. Democratic Party leader called for the Trump confidential document case to interrogate "peaceful"</text:span>
</text:h>
      <text:p text:style-name="P4">
Author: 联合早报 (Person)</text:p>
      <text:p text:style-name="P4">
Publisher: 联合早报 (Organization)</text:p>
      <text:p text:style-name="P4">
Published Time: 2023-06-10T08:34</text:p>
      <text:p text:style-name="P4">
Modified Time: 2023-06-10T08:34</text:p>
      <text:p text:style-name="P4">
Description: The leader of the US Democratic Parliament called for the interrogation of the former President Trump's confidential documents. Reuters reported that Senate's major party leader Shu Mo and the Democratic Party leader Jeffris issued a joint statement on Friday (June 9), urging Trump's supporters and criticisms ...</text:p>
      <text:p text:style-name="P4">
Videos: []</text:p>
      <text:p text:style-name="P4">
Audios: []</text:p>
      <text:p text:style-name="P4">
Images: []</text:p>
      <text:p text:style-name="P4">
Type: NewsArticle</text:p>
      <text:p text:style-name="P4">
Breadcrumbs: ['即时', '国际']</text:p>
      <text:p text:style-name="P4">
Keywords: ['美国民主党', '特朗普', '起诉']</text:p>
      <!--METADATA-->
      <text:p text:style-name="P4">
The leader of the US Democratic Party called for the former President [Trump] <text:a xlink:type="simple" xlink:href="https://www.zaobao.com/keywords/te-lang-pu" text:style-name="Internet_20_link" text:visited-style-name="Visited_20_Internet_20_Link">
Trump</text:a>
The interrogation of confidential documents "Peace".</text:p>
      <text:p text:style-name="P4">
Reuters reported that Senate's major party leader Shumo and the Democratic Party leader Jeffris issued a joint statement on Friday (June 9) to urge Trump's supporters and critics to let the interrogation of confidential documents go through peacefully Legal procedures.</text:p>
      <text:p text:style-name="P4">
In the joint statement, Shumo and Jeffris said: "No one can override the law, including Trump. This prosecution must be carried out in accordance with legal procedures and must not allow any external political or ideological intervention."</text:p>
      <text:p text:style-name="P4">
The U.S. Department of Justice was unsealed on Friday against former President Trump, accusing Trump accusing Trump's violations of the National Security Law in the confidential document case, conspiracy to hinders judicial justice, and made false statements to investigators <text:a xlink:type="simple" xlink:href="https://www.zaobao.com/realtime/world/story20230610-1402905" text:style-name="Internet_20_link" text:visited-style-name="Visited_20_Internet_20_Link">
37 crimes</text:a>
Essence</text:p>
      <text:p text:style-name="P4">
According to this 49 -page U.S. Federal Federal Prosecution, when Trump left the White House in January 2021, he took away the most sensitive information of the US government, including the U.S. Secret Nuclear Plan and the potential security vulnerabilities in the country when the United States was attacked, endangering the United States National Security.</text:p>
      <text:p text:style-name="P4">
Smith, Smith, who is responsible for investigating the case, said at a press conference: "Our country has a set of laws, which applies to everyone. It is important, this set of laws must be implemented effectively. "</text:p>
      <text:p text:style-name="P4">
Smith said he hoped that the interrogation procedure was completed quickly and emphasized that Trump was innocent before being proven to be guilty.</text:p>
      <text:p text:style-name="P4">
News Source: <text:a xlink:type="simple" xlink:href="https://www.zaobao.com.sg/realtime/world/story20230610-1402910" text:style-name="Internet_20_link" text:visited-style-name="Visited_20_Internet_20_Link">
https://www.zaobao.com.sg/realtime/world/story20230610-1402910</text:a>
</text:p>
      <!--NEWS-->
      <text:h text:style-name="P10" text:outline-level="1">
<text:span text:style-name="T4">
Kosovo: Warning to the next European War warning NATO accusations of "criminal groups" to promote violence</text:span>
</text:h>
      <text:p text:style-name="P4">
Author: 《国家利益》, 半岛电视台, 阿纳多卢通讯社</text:p>
      <text:p text:style-name="P4">
Publisher: Al Jazeera</text:p>
      <text:p text:style-name="P4">
Published Time: 2023-06-10T08:39:51</text:p>
      <text:p text:style-name="P4">
Modified Time: 2023-06-10T08:39:51</text:p>
      <text:p text:style-name="P4">
Description: The NATO leadership in Kosovo International Peace Promotion Group said that there are some "criminal groups" behind the demonstrators in northern Kosovo to promote violence. At the same time, it is warned that the outside world may ignite the spark of the next European war here.</text:p>
      <text:p text:style-name="P4">
Images: ["<text:a xlink:type="simple" xlink:href="https://chinese.aljazeera.net/wp-content/uploads/2023/06/RTSK2AOQ-1686374672-1686384776.jpg" text:style-name="Internet_20_link" text:visited-style-name="Visited_20_Internet_20_Link">
RTSK2AOQ-1686...</text:a>
", "<text:a xlink:type="simple" xlink:href="https://chinese.aljazeera.net/wp-content/uploads/2023/06/31385299-1686374419-1686385068.jpg" text:style-name="Internet_20_link" text:visited-style-name="Visited_20_Internet_20_Link">
31385299-1686...</text:a>
", "<text:a xlink:type="simple" xlink:href="https://chinese.aljazeera.net/wp-content/uploads/2023/06/image-2-1686385379.jpg" text:style-name="Internet_20_link" text:visited-style-name="Visited_20_Internet_20_Link">
image-2-16863...</text:a>
"]</text:p>
      <text:p text:style-name="P4">
Topics: ['军事', '政治', '新闻']</text:p>
      <text:p text:style-name="P4">
Keywords: ['军事', '政治', '新闻', '世界', '欧洲', '科索沃']</text:p>
      <text:p text:style-name="P4">
Type: Article</text:p>
      <!--METADATA-->
      <text:p text:style-name="P4">
<draw:frame draw:style-name="fr1" draw:name="Image57" text:anchor-type="as-char" svg:width="6.9236in" svg:height="4.610975in" draw:z-index="0">
<draw:image xlink:href="../Images/Aljazeera Chinese/2023-06-10T08-39-51/RTSK2AOQ-1686374672-1686384776.jpg" xlink:type="simple" xlink:show="embed" xlink:actuate="onLoad" draw:mime-type="image/jpeg"/>
</draw:frame>
A peacekeeper in the United States stands in front of the municipal headquarters in northern Kosovo(Reuters)The NATO leadership in Kosovo International Peace Promotion Group said that there are some "criminal groups" behind the demonstrators in northern Kosovo to promote violence. At the same time, it is warned that the outside world may ignite the spark of the next European war here.</text:p>
      <text:p text:style-name="P4">
The spokesperson of the International Peace -to -Special Tour, Andreia Galini, said at a press conference held at the Pleishtina of Cosavo on the 9th that due to the local demonstration, the use of weapons and self -made explosives during the local demonstration. There were many soldiers of the special group were injured.</text:p>
      <text:p text:style-name="P4">
He added, "It is very clear that people try to protest and demonstrate in a peaceful way, but obviously, some criminal groups are hidden behind them just to attack the troops."</text:p>
      <text:p text:style-name="P4">
Galini said that the situation in northern Kosovo has been calm at the safety level, and he also emphasized that both parties need to be responsible for these incidents, because "one of them made a decision without considering the safety level, and the other party, the other party, and the other party There are no timely to prevent violence during the demonstration during the demonstration. "</text:p>
      <text:p text:style-name="P4">
After the Kosovo authorities appointed the Albanian officials as the mayor of the northern region, many violence broke out in the local area. In the last election, many A -ethnic officials were elected as municipal leaders, but in this area with the most populous population, the participation rates of the Series in these elections were only 3.5 %.</text:p>
      <text:p text:style-name="P4">
<draw:frame draw:style-name="fr1" draw:name="Image58" text:anchor-type="as-char" svg:width="6.9236in" svg:height="4.612736in" draw:z-index="0">
<draw:image xlink:href="../Images/Aljazeera Chinese/2023-06-10T08-39-51/31385299-1686374419-1686385068.jpg" xlink:type="simple" xlink:show="embed" xlink:actuate="onLoad" draw:mime-type="image/jpeg"/>
</draw:frame>
Andreia Galini, a spokesman for international peacekeeping special group in Kosovo(Anadoru News Agency)</text:p>
      <text:h text:style-name="P13" text:outline-level="4">
<text:span text:style-name="T4">
Turkish Force</text:span>
</text:h>
      <text:p text:style-name="P4">
The spokesman pointed out that the additional troops sent by Turkey to strengthen NATO mission have been stationed in Kosovo since June 5. At present, they are integrating with other units.</text:p>
      <text:p text:style-name="P4">
He also added that the Turkish battalion consisting of special forces included a total of 500 soldiers. The battalion will be deployed locally to support the containment of tensions. It may also be sent to the northern region or other locations as needed.</text:p>
      <text:p text:style-name="P4">
On the other hand, the United States and the European Union demanded that the leader of the Kosovo authorities Albin Coomt withdrew the appointed mayor of Ace, and withdrew the special police force of the northern municipal authorities.</text:p>
      <text:p text:style-name="P4">
The United States and the European Union also requires a new, local elections in the north, and Kosovo's implementation of a agreement that can be traced back to 2013 to establish the Selvian municipal alliance and give the organization a greater autonomy.</text:p>
      <text:p text:style-name="P4">
<draw:frame draw:style-name="fr1" draw:name="Image59" text:anchor-type="as-char" svg:width="6.9236in" svg:height="3.890762in" draw:z-index="0">
<draw:image xlink:href="../Images/Aljazeera Chinese/2023-06-10T08-39-51/image-2-1686385379.jpg" xlink:type="simple" xlink:show="embed" xlink:actuate="onLoad" draw:mime-type="image/jpeg"/>
</draw:frame>
Violent incident in Kosovo(news agency)</text:p>
      <text:h text:style-name="P13" text:outline-level="4">
<text:span text:style-name="T4">
Next war</text:span>
</text:h>
      <text:p text:style-name="P4">
A report issued by the US website "National Interest" warned that the next European war may start with Kosovo.</text:p>
      <text:p text:style-name="P4">
This report pointed out that there is obvious similarities between Kosovo's situation and the current conflict between Ukraine and call on Western politicians to pay attention to this.</text:p>
      <text:p text:style-name="P4">
The report pointed out that the recent crisis in northern Kosovo reminds the world to note that "the cruel war that occurred in Ukraine may be the biggest threat to Europe's stability, but this is not the only threat."</text:p>
      <text:p text:style-name="P4">
The report explains that the political reality in northern Kosovo is similar to the situation in eastern Ukraine, especially because Kosovo is a controversial area in history.</text:p>
      <text:p text:style-name="P4">
Kosovo's population is dominated by the Albanians. It was separated from Serbia in 1999 and declared independence in 2008. However, Serbia still regards it as part of the territory and supports a few Serbian groups.</text:p>
      <text:p text:style-name="P4">
NATO has nearly 4,000 soldiers in Kosovo. With the upgrading of violence, NATO decided to send 700 soldiers to the region.</text:p>
      <text:p text:style-name="P4">
News Source: <text:a xlink:type="simple" xlink:href="https://chinese.aljazeera.net/news/military/2023/6/10/%e7%a7%91%e7%b4%a2%e6%b2%83%e5%af%b9%e5%bc%95%e7%87%83%e4%b8%8b%e4%b8%80%e5%9c%ba%e6%ac%a7%e6%b4%b2%e6%88%98%e4%ba%89%e5%8f%91%e5%87%ba%e8%ad%a6%e5%91%8a%e5%8c%97%e7%ba%a6%e6%8c%87%e8%b4%a3" text:style-name="Internet_20_link" text:visited-style-name="Visited_20_Internet_20_Link">
https://chinese.aljazeera.net/news/military/2023/6/10/%e7%a7%91%e7%b4%a2%e6%b2%83%e5%af%b9%e5%bc%95%e7%87%83%e4%b8%8b%e4%b8%80%e5%9c%ba%e6%ac%a7%e6%b4%b2%e6%88%98%e4%ba%89%e5%8f%91%e5%87%ba%e8%ad%a6%e5%91%8a%e5%8c%97%e7%ba%a6%e6%8c%87%e8%b4%a3</text:a>
</text:p>
      <!--NEWS-->
      <text:h text:style-name="P10" text:outline-level="1">
<text:span text:style-name="T4">
Destiny is suspended!The British Court rejected Ansan's extradition appeal</text:span>
</text:h>
      <text:p text:style-name="P4">
Author: None (Language: zh)</text:p>
      <text:p text:style-name="P4">
Publisher: None</text:p>
      <text:p text:style-name="P4">
Time: 2023-06-10T08:57:00Z</text:p>
      <text:p text:style-name="P4">
Description: The two appeals of the founder of WikiLeak Decrypted Asanic's submitted to the British Higher Court have been rejected recently. The non -border journalist organization believes that the 51 -year -old Assange may now be transferred to the United States as "bigger than before." His wife revealed that Assange will launch a "last fight" in the UK next week.</text:p>
      <text:p text:style-name="P4">
Videos: []</text:p>
      <text:p text:style-name="P4">
Images: []</text:p>
      <text:p text:style-name="P4">
Subject: 时政风云</text:p>
      <text:p text:style-name="P4">
Subjects: ['奥巴马', '维基解密', '阿桑奇', '戴安娜', '英国', '英国退欧', '美国']</text:p>
      <text:p text:style-name="P4">
Keywords: ['阿桑奇', '美国', '上诉', '引渡', '英国', '维基解密']</text:p>
      <text:p text:style-name="P4">
Id: 65878173</text:p>
      <!--METADATA-->
      <text:p text:style-name="P4">
<text:a xlink:type="simple" xlink:href="https://www.dw.com/zh/overlay/image/article/65878173/65871108" text:style-name="Internet_20_link" text:visited-style-name="Visited_20_Internet_20_Link">
 </text:a>
The Australian government is also calling for the end of the prosecution of Asanic. The picture shows Sydney's protests in May this year. Aanqi is Australians</text:p>
      <text:p text:style-name="P4">
(Voice of German in Chinese) The Supreme Court of the United Kingdom rejected the application for appealing by Asanic's extradition of the British government. The founder of the WikiLeaks hopes to appeal to the court's extradition decision and the extradition order of the British government. However, the judge decided not to accept these two appeals applications this week.</text:p>
      <text:p text:style-name="P4">
The Organization of the Borders (RSF) believes that after the appeal was rejected, the 51 -year -old Assangea was actually transferred to the United States.</text:p>
      <text:p text:style-name="P4">
<text:a xlink:type="simple" xlink:href="https://www.dw.com/zh/zh/阿桑奇妻子敦促欧盟向美国施压/a-64094386" text:style-name="Internet_20_link" text:visited-style-name="Visited_20_Internet_20_Link">
Asanic's wife</text:a>
It was written on Twitter that Anshan will submit another application to the High Court next week. She revealed that two judges will be reviewed at a public hearing this time. She wrote: "We are still optimistic that we will win, and Julian will not be extradited to the United States."</text:p>
      <text:p text:style-name="P4">
If he fails, he can only hope to be in the European Human Rights Court. A reporter's organization pointed out that the only other option that can prevent Assange from being extradited is to appeal to the European Human Rights Court. But whether the ruling there can prevent him from being extradited is also a problem.</text:p>
      <text:h text:style-name="P12" text:outline-level="3">
<text:span text:style-name="T4">
Azan's wife: European Press freedom is being seriously threatened</text:span>
</text:h>
      <text:h text:style-name="P12" text:outline-level="3">
<text:span text:style-name="T4">
Sanchi spent the rest of his life in prison?</text:span>
</text:h>
      <text:p text:style-name="P4">
About Asan's extradition and tug -of -tug war has continued for many years. The U.S. judicial department hopes to judge him with spy crimes. If he is convicted, he will face a 175 -year imprisonment. Asanic was accused of stealing and announced the confidential documents of the United States' military operations in Iraq and Afghanistan in Iraq and Afghanistan, which endangered the life of American lines. And supporters believe that Asanic is a reporter who exposes war crimes.</text:p>
      <text:p text:style-name="P4">
Since April 2019, Ansan has been in the highest safety level Bell Mash Prison in London. Earlier, he had spent several years in the Ecuado Embassy in London in order to avoid the arrest. At the same time, the <text:a xlink:type="simple" xlink:href="https://www.dw.com/zh/zh/澳总理持续监禁阿桑奇毫无益处/a-65531170" text:style-name="Internet_20_link" text:visited-style-name="Visited_20_Internet_20_Link">
Australian government is also calling for ending the prosecution of Asanic. </text:a>
</text:p>
      <text:p text:style-name="P4">
(Germany, Reuters, Associated Press)</text:p>
      <text:p text:style-name="P4">
News Source: <text:a xlink:type="simple" xlink:href="https://www.dw.com/zh/命运再悬！英法院驳回阿桑奇引渡上诉/a-65878173" text:style-name="Internet_20_link" text:visited-style-name="Visited_20_Internet_20_Link">
https://www.dw.com/zh/命运再悬！英法院驳回阿桑奇引渡上诉/a-65878173?maca=chi-rss-chi-all-1127-rdf</text:a>
</text:p>
      <!--NEWS-->
      <text:h text:style-name="P10" text:outline-level="1">
<text:span text:style-name="T4">
Messi will move to Neymar in the United States to call him early to know</text:span>
</text:h>
      <text:p text:style-name="P4">
Publisher: 法新社</text:p>
      <text:p text:style-name="P4">
Published Time: 2023-06-10T09:02:07+00:00</text:p>
      <text:p text:style-name="P4">
Modified Time: 2023-06-10T08:35:02+00:00</text:p>
      <text:p text:style-name="P4">
Description: (AFP, Brazil, 9th) Brazilian star football striker NEYMAR said today that Lionel MESSI, a Paris Saint -Germain teammate, will leave the team to the American professional football alliance Miami International team. It is known before Xua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1" text:anchor-type="as-char" svg:width="6.9236in" svg:height="3.617581in" draw:z-index="0">
<draw:image xlink:href="../Images/rficn/2023-06-10T09-02-07-00-00/000000.png" xlink:type="simple" xlink:show="embed" xlink:actuate="onLoad" draw:mime-type="image/png"/>
</draw:frame>
Neymar answered the fans in the Brazilian YouTube channel in the NBA's Brazilian channel to ask Messi when Masi announced that it would react to the United States, and said with a smile, "I already know this in advance."</text:p>
      <text:p text:style-name="P4">
Neymar is currently on vacation in Miami. On the 7th, he also watched Miami's NBA Championship against Denver's Golden Bag on the 7th.</text:p>
      <text:p text:style-name="P4">
Neymar said, "I knew he would have arrived here, he had said before, and I told him that he would be very happy to live in Miami." Neymar played with West Barcelona from 2013 to 2017, and he played with West Barcelona. Messi fought side by side, and in 2022 and 2023, they renewed their teammates in the Paris Saint -Germain in Paris in Ligue 1.</text:p>
      <text:p text:style-name="P4">
"I am happy for him, but at the same time, I am a little sad to leave the team." This season, Neymar, who suffered again due to injuries, will continue to stay in Paris next season. It is still uncertain.</text:p>
      <text:p text:style-name="P4">
Messi, 35, announced on the 7th that it was transferred to the American Localist League Miami International, instead of the former outside of Barcelona or the Saudi Professional Alliance with Cristiano Ronaldo.</text:p>
      <text:p text:style-name="P4">
News Source: <text:a xlink:type="simple" xlink:href="https://www.rfi.fr/cn/%E8%BF%90%E5%8A%A8%E5%A4%A9%E5%9C%B0/20230610-%E6%A2%85%E8%A5%BF%E5%B0%86%E8%BD%AC%E6%88%98%E7%BE%8E%E5%9B%BD-%E5%86%85%E9%A9%AC%E5%B0%94%E7%A7%B0%E4%BB%96%E4%BA%8B%E5%89%8D%E6%97%A9%E7%9F%A5%E9%81%93" text:style-name="Internet_20_link" text:visited-style-name="Visited_20_Internet_20_Link">
https://www.rfi.fr/cn/%E8%BF%90%E5%8A%A8%E5%A4%A9%E5%9C%B0/20230610-%E6%A2%85%E8%A5%BF%E5%B0%86%E8%BD%AC%E6%88%98%E7%BE%8E%E5%9B%BD-%E5%86%85%E9%A9%AC%E5%B0%94%E7%A7%B0%E4%BB%96%E4%BA%8B%E5%89%8D%E6%97%A9%E7%9F%A5%E9%81%93</text:a>
</text:p>
      <!--NEWS-->
      <text:h text:style-name="P10" text:outline-level="1">
<text:span text:style-name="T4">
U -Russia and Russia fought at the front line, and the United States announced the latest aid against Ukraine</text:span>
</text:h>
      <text:p text:style-name="P4">
Author: chinese@voanews.com (美国之音)</text:p>
      <text:p text:style-name="P4">
Publisher: 美国之音中文网 (Type: NewsMediaOrganization)</text:p>
      <text:p text:style-name="P4">
Published Time: 2023-06-10T09:18:13+08:00</text:p>
      <text:p text:style-name="P4">
Modified Time: 2023-06-10 03:13:33Z</text:p>
      <text:p text:style-name="P4">
Description: According to reports, fierce battles are in the Ukraine front. Independent media has not been able to evaluate whether this is the beginning of the long -awaited Ukraine counterattack, nor can it be evaluated whether the Ukraine has broken through the Russian army's defense.</text:p>
      <text:p text:style-name="P4">
Videos: []</text:p>
      <text:p text:style-name="P4">
Images: []</text:p>
      <text:p text:style-name="P4">
Categories: ['乌克兰局势', '欧洲', '军事', '编辑推荐']</text:p>
      <text:p text:style-name="P4">
Type: None</text:p>
      <!--METADATA-->
      <text:p text:style-name="P4">
Nonenone</text:p>
      <text:p text:style-name="P4">
News Source: <text:a xlink:type="simple" xlink:href="https://www.voachinese.com/a/fighting-flares-between-ukrainian-russian-forces-20230609/7131286.html" text:style-name="Internet_20_link" text:visited-style-name="Visited_20_Internet_20_Link">
https://www.voachinese.com/a/fighting-flares-between-ukrainian-russian-forces-20230609/7131286.html</text:a>
</text:p>
      <!--NEWS-->
      <text:h text:style-name="P10" text:outline-level="1">
<text:span text:style-name="T4">
Biden Administrative Authority relies on deterrent management of US -Mexico border immigration issues</text:span>
</text:h>
      <text:p text:style-name="P4">
Author: chinese@voanews.com (艾琳·巴罗斯)</text:p>
      <text:p text:style-name="P4">
Publisher: 美国之音中文网 (Type: NewsMediaOrganization)</text:p>
      <text:p text:style-name="P4">
Published Time: 2023-06-10T09:35:07+08:00</text:p>
      <text:p text:style-name="P4">
Modified Time: 2023-06-10 01:35:07Z</text:p>
      <text:p text:style-name="P4">
Description: The Biden authorities are using new rules to manage the tide of immigration, including preventing them from entering the US -Mexico border, staying at them when they arrive, or they deport them when they do not comply with the guidance policy.</text:p>
      <text:p text:style-name="P4">
Videos: []</text:p>
      <text:p text:style-name="P4">
Images: []</text:p>
      <text:p text:style-name="P4">
Categories: ['美国', '美国移民/难民议题']</text:p>
      <text:p text:style-name="P4">
Type: None</text:p>
      <!--METADATA-->
      <text:p text:style-name="P4">
Nonenone</text:p>
      <text:p text:style-name="P4">
News Source: <text:a xlink:type="simple" xlink:href="https://www.voachinese.com/a/to-manage-immigration-at-us-mexico-border-biden-administration-relies-on-deterrence-20230609/7131255.html" text:style-name="Internet_20_link" text:visited-style-name="Visited_20_Internet_20_Link">
https://www.voachinese.com/a/to-manage-immigration-at-us-mexico-border-biden-administration-relies-on-deterrence-20230609/7131255.html</text:a>
</text:p>
      <!--NEWS-->
      <text:h text:style-name="P10" text:outline-level="1">
<text:span text:style-name="T4">
Trump was prosecuted for 37 items, involving improper processing confidential documents</text:span>
</text:h>
      <text:p text:style-name="P4">
Author: chinese@voanews.com (美国之音)</text:p>
      <text:p text:style-name="P4">
Publisher: 美国之音中文网 (Type: NewsMediaOrganization)</text:p>
      <text:p text:style-name="P4">
Published Time: 2023-06-10T09:50:49+08:00</text:p>
      <text:p text:style-name="P4">
Modified Time: 2023-06-10 03:02:15Z</text:p>
      <text:p text:style-name="P4">
Description: According to the prosecution announced on Friday (June 9), former US President Donald Trump faced 37 felony charges. These charges are related to the inappropriate processing documents after he leaves the White House. These documents include the United States about the United States. Nuclear projects and national defense projects.</text:p>
      <text:p text:style-name="P4">
Videos: []</text:p>
      <text:p text:style-name="P4">
Images: []</text:p>
      <text:p text:style-name="P4">
Categories: ['美国', '法律']</text:p>
      <text:p text:style-name="P4">
Type: None</text:p>
      <!--METADATA-->
      <text:p text:style-name="P4">
Nonenone</text:p>
      <text:p text:style-name="P4">
News Source: <text:a xlink:type="simple" xlink:href="https://www.voachinese.com/a/trump-indicted-on-37-counts-accused-of-mishandling-classified-documents-20230609/7131272.html" text:style-name="Internet_20_link" text:visited-style-name="Visited_20_Internet_20_Link">
https://www.voachinese.com/a/trump-indicted-on-37-counts-accused-of-mishandling-classified-documents-20230609/7131272.html</text:a>
</text:p>
      <!--NEWS-->
      <text:h text:style-name="P10" text:outline-level="1">
<text:span text:style-name="T4">
Castro's visit to China officially proposed to join the BRICS New Development Bank</text:span>
</text:h>
      <text:p text:style-name="P4">
Author: None (Language: zh)</text:p>
      <text:p text:style-name="P4">
Publisher: None</text:p>
      <text:p text:style-name="P4">
Time: 2023-06-10T09:52:00Z</text:p>
      <text:p text:style-name="P4">
Description: Honduras President Castro arrived in Shanghai on Friday to start a state visit. This is the first visit to China after Honduras established diplomatic relations with China. When she met with the president of the BRICS New Development Bank, she officially submitted an application for joining the agency.</text:p>
      <text:p text:style-name="P4">
Videos: []</text:p>
      <text:p text:style-name="P4">
Images: []</text:p>
      <text:p text:style-name="P4">
Subject: 时政风云</text:p>
      <text:p text:style-name="P4">
Subjects: ['卡斯特罗', '薄熙来', '专题报道：习近平访美', '中国共产党', '岛屿主权争端', '马英九', '专题报道：全景观看“习马会”', '中国反腐风暴', '20国集团', '专题报道：2016年台湾大选']</text:p>
      <text:p text:style-name="P4">
Keywords: ['卡斯特罗', '洪都拉斯', '金砖国家新开发银行', '习近平', '台湾', '邦交国']</text:p>
      <text:p text:style-name="P4">
Id: 65878378</text:p>
      <!--METADATA-->
      <text:p text:style-name="P4">
<text:a xlink:type="simple" xlink:href="https://www.dw.com/zh/overlay/image/article/65878378/65878142" text:style-name="Internet_20_link" text:visited-style-name="Visited_20_Internet_20_Link">
 </text:a>
(Voice of Germany Chinese website) According to the Chinese official media Xinhua News Agency, Honduras President Castro was invited by Chinese President Xi Jinping to conduct state visits to China from June 9th to 14th and will be held with Chinese President Xi Jinping from June 9th to 14th and will be held with Chinese President Xi Jinping. Meeting, "joint planning and leading the future development of China -Hong relations."</text:p>
      <text:p text:style-name="P4">
In a six -day visit to China, Castro arrived in Shanghai's first stop at the financial center, and met Chen Jining, secretary of the Shanghai Municipal Party Committee on Friday. Castro also visited the BRICS New Development Bank (NDB) headquarters and Huawei Shanghai Research Center during his period of time in Shanghai. According to Reuters, President Honduras' Office posted on Twitter that Castro officially submitted a application for Honduras to join the agency when the president of the new Development Bank of the BRICS and former Brazilian President Rossev.</text:p>
      <text:p text:style-name="P4">
According to Chinese media reports, Castro moved to Beijing after two days after staying in Shanghai for two days. During his visit to Beijing, he would meet with Xi Jinping. The trip is expected to attend the unveiling ceremony of the Honduras Embassy in Beijing.</text:p>
      <text:p text:style-name="P4">
Castro arrived in Shanghai's first stop, and met Chen Jining, secretary of the Shanghai Municipal Party Committee on Friday</text:p>
      <text:p text:style-name="P4">
Honduras announced on March 26 this year to break off diplomatic relations with Taiwan. On the same day, <text:a xlink:type="simple" xlink:href="https://www.dw.com/zh/zh/宏都拉斯與中國建交-台灣控北京誘迫/a-65123275" text:style-name="Internet_20_link" text:visited-style-name="Visited_20_Internet_20_Link">
establishing formal diplomatic relations with China</text:a>
, Becoming the latest country that breaks diplomatic relations with Taiwan. Since the Democratic Progressive Party's Taiwan President Tsai Ing -wen came to power in 2016, Beijing has increased Taiwan's international space and "digging" Taiwan diplomatic relations. Since 2016, China has successfully passed billions of dollars in investment, attracting nine former allies in Taiwan.</text:p>
      <text:p text:style-name="P4">
The last successful success in Beijing has caused Taiwan to lose diplomatic relations, just as China -US tensions have intensified due to a series of issues such as Taiwan. Wu Muxi, an associate professor of the School of Public Policy of the National University of Singapore, said: "Taiwan is always the core of Sino -US tensions. Xi Jinping and the Chinese leadership team will spare no effort, especially on the issue of Taiwan." Wu Muxi also added that regardless of the price, China believes that It is worth taking to capture diplomatic allies with Taiwan. Beijing also regards these efforts as a response to the increasingly frequent visit to Taiwan. Such visits usually trigger an anger response from Beijing, including the visit of Pelosi, Speaker of the US House of Representatives before August last year.</text:p>
      <text:p text:style-name="P4">
*#</text:p>
      <text:h text:style-name="P13" text:outline-level="4">
<text:span text:style-name="T4">
What are the diplomatic countries in Taiwan?</text:span>
</text:h>
      <text:h text:style-name="P12" text:outline-level="3">
<text:span text:style-name="T4">
</text:span>
</text:h>
      <text:p text:style-name="P4">
Latin America is the most concentrated place in Taiwan's diplomatic relations, with a total of 8. Guatemara West Pacific, the East of the Caribbean, bordering Mexico in the north, is one of the ancient Mayan cultural centers. The population is 11.24 million, and the capital Guatemala. Residents believe in Catholicism, and the official language is Spanish. The establishment of diplomatic relations with the Republic of China in 1933.</text:p>
      <text:p text:style-name="P4">
*#</text:p>
      <text:h text:style-name="P13" text:outline-level="4">
<text:span text:style-name="T4">
What are the diplomatic countries in Taiwan?</text:span>
</text:h>
      <text:h text:style-name="P12" text:outline-level="3">
<text:span text:style-name="T4">
拉</text:span>
</text:h>
      <text:p text:style-name="P4">
Paraguay is an inland country in South America with an area of 410,000 square kilometers and a population of 6.64 million. The capital Asunción, the official language is Spanish. Agricultural and animal husbandry is the main pillar of the country's economy. In addition, the National Football Team of Paraguay is a power brigade in South America. Create diplomatic relations with Taiwan in 1957. Paraguay will hold a presidential election in April 2023. Candidates in the opposition party have stated that if they are elected, they will consider breaking diplomatic relations with Taiwan and to build diplomatic relations with China.</text:p>
      <text:p text:style-name="P4">
*#</text:p>
      <text:h text:style-name="P13" text:outline-level="4">
<text:span text:style-name="T4">
What are the diplomatic countries in Taiwan?</text:span>
</text:h>
      <text:h text:style-name="P12" text:outline-level="3">
<text:span text:style-name="T4">
Belis</text:span>
</text:h>
      <text:p text:style-name="P4">
Also known as Belize, formerly known as the British Honduras, located on the east coast of Central America. It is a Chinese American country with the least population and the lowest population density.</text:p>
      <text:p text:style-name="P4">
*#</text:p>
      <text:h text:style-name="P13" text:outline-level="4">
<text:span text:style-name="T4">
What are the diplomatic countries in Taiwan?</text:span>
</text:h>
      <text:h text:style-name="P12" text:outline-level="3">
<text:span text:style-name="T4">
Sheng Vinson</text:span>
</text:h>
      <text:p text:style-name="P4">
The full name is "St. Vincent and Green Nading", referred to as St. Vinson, located in Latin America, and established diplomatic relations with the Republic of China since 1981.</text:p>
      <text:p text:style-name="P4">
*#</text:p>
      <text:h text:style-name="P13" text:outline-level="4">
<text:span text:style-name="T4">
What are the diplomatic countries in Taiwan?</text:span>
</text:h>
      <text:h text:style-name="P12" text:outline-level="3">
<text:span text:style-name="T4">
St. Chris Dorifu and Nivis</text:span>
</text:h>
      <text:p text:style-name="P4">
Also known as St. Kitz and Nivis, located in the Caribbean Sea. In May 2018, he was refused to participate in the World Health Conference in Taiwan(WHA)At that time, St. Chriso and Navis met with the Minister of Health and Welfare in Taiwan and support Taiwan's participation in the conference.</text:p>
      <text:p text:style-name="P4">
*#</text:p>
      <text:h text:style-name="P13" text:outline-level="4">
<text:span text:style-name="T4">
What are the diplomatic countries in Taiwan?</text:span>
</text:h>
      <text:h text:style-name="P12" text:outline-level="3">
<text:span text:style-name="T4">
Haiti</text:span>
</text:h>
      <text:p text:style-name="P4">
Haiti is the islands of the Caribbean with an area of 28,000 square kilometers and a population of 10.7 million. Haiti is one of the poorest countries in the world. After the earthquake in 2010, Haiti economy relied on the aid of the international community to a certain extent. Create diplomatic relations with Taiwan in 1956.</text:p>
      <text:p text:style-name="P4">
*#</text:p>
      <text:h text:style-name="P13" text:outline-level="4">
<text:span text:style-name="T4">
What are the diplomatic countries in Taiwan?</text:span>
</text:h>
      <text:h text:style-name="P12" text:outline-level="3">
<text:span text:style-name="T4">
St. Lucia</text:span>
</text:h>
      <text:p text:style-name="P4">
It is also translated into St. Luxia, a country in the Caribbean. In 1997(Taiwan)Broken diplomatic relations. Later, he resumed diplomatic relations with the Republic of China in 2007.</text:p>
      <text:p text:style-name="P4">
*#</text:p>
      <text:h text:style-name="P13" text:outline-level="4">
<text:span text:style-name="T4">
What are the diplomatic countries in Taiwan?</text:span>
</text:h>
      <text:h text:style-name="P12" text:outline-level="3">
<text:span text:style-name="T4">
</text:span>
</text:h>
      <text:p text:style-name="P4">
Swaziland is also located in southeastern Africa, in the east, Mozambique, and the rest of the direction borders South Africa. The area is 17,400 square kilometers and the population is 1.3 million. The official language is English and Swati, which mainly depends on South Africa. Create diplomatic relations with Taiwan in 1968.</text:p>
      <text:p text:style-name="P4">
*#</text:p>
      <text:h text:style-name="P13" text:outline-level="4">
<text:span text:style-name="T4">
What are the diplomatic countries in Taiwan?</text:span>
</text:h>
      <h6>
</h6>
      <ul>
        <li>
#</li>
      </ul>
      <text:h text:style-name="P13" text:outline-level="4">
<text:span text:style-name="T4">
What are the diplomatic countries in Taiwan?</text:span>
</text:h>
      <text:h text:style-name="P12" text:outline-level="3">
<text:span text:style-name="T4">
Marshall Islands</text:span>
</text:h>
      <text:p text:style-name="P4">
The Marshall Islands is an island nation located in the central Pacific. It consists of more than 1,000 islands and reefs. It covers an area of 181 square kilometers and has a population of 53,000. It is mainly Micronician. The official language is English and Marsham. In 1986, he was independent from the US custody and established diplomatic relations with Taiwan in 1998.</text:p>
      <text:p text:style-name="P4">
*#</text:p>
      <text:h text:style-name="P13" text:outline-level="4">
<text:span text:style-name="T4">
What are the diplomatic countries in Taiwan?</text:span>
</text:h>
      <text:h text:style-name="P12" text:outline-level="3">
<text:span text:style-name="T4">
Nollu Republic</text:span>
</text:h>
      <text:p text:style-name="P4">
It is also translated into Nauru. It is an island country located in the central South Pacific. It has an area of 24 square kilometers and a population of 102,000. Cauru was occupied by Japan during World War II, and was co -custody by Australia, Britain, and New Zealand after the war. It was officially independent in 1968. Create diplomatic relations with Taiwan in 1980, interrupted in 2003, and resumed in 2005.</text:p>
      <text:p text:style-name="P4">
*#</text:p>
      <text:h text:style-name="P13" text:outline-level="4">
<text:span text:style-name="T4">
What are the diplomatic countries in Taiwan?</text:span>
</text:h>
      <text:h text:style-name="P12" text:outline-level="3">
<text:span text:style-name="T4">
Tuwaru</text:span>
</text:h>
      <text:p text:style-name="P4">
Tuvalu is located in the South Pacific, consisting of 9 ring -shaped coral island groups. The land area is about 26 square kilometers and the population is 11,000. Create diplomatic relations with Taiwan in 1979. Tuvaru was up to 4.5 meters above sea level and was severely threatened by the rise of the sea level. In 2001, the leader of the country said in a statement that the residents of the country will gradually evacuate due to the fate of being swallowed by the sea water and relocate the country to New Zealand.</text:p>
      <text:p text:style-name="P4">
*#</text:p>
      <text:h text:style-name="P13" text:outline-level="4">
<text:span text:style-name="T4">
What are the diplomatic countries in Taiwan?</text:span>
</text:h>
      <text:h text:style-name="P12" text:outline-level="3">
<text:span text:style-name="T4">
Vatican</text:span>
</text:h>
      <text:p text:style-name="P4">
The Vatican is the only diplomatic country in Europe in Europe. The Vatican, located in the city of Rome, has an area of only 0.44 square kilometers. It is called the country of the city and is the place where Catholic Holy See is located. The establishment of diplomatic relations with the Republic of China in 1942.</text:p>
      <text:p text:style-name="P4">
Author: Ye Xuan</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here are currently only 13 diplomatic relations in Taiwan, including Barris, Paraguay and Guatemala, Vatican City, Swickland in southern Africa, and several countries in the Caribbean and South Pacific. When Honduras considered turning to China, the government expressed his hope to get new investment and reduce debt. The country's foreign minister Eduardo Enriqureina told the local media in March this year that Honduras has demanded Taiwan's debt re -negotiation against $ 600 million and doubled gold aid each year to $ 100 million. Taiwan said that he has always cooperated with Honduras to meet the needs of the country.</text:p>
      <text:p text:style-name="P4">
Experts said that Honduras hopes to obtain large -scale investment in infrastructure projects from China, including a new hydropower station planned in the Patta River to build a three -seater hydropower station. China has invested nearly $ 300 million in the first hydropower station opened in January 2021.</text:p>
      <text:p text:style-name="P4">
(Comprehensive report)</text:p>
      <text:p text:style-name="P4">
News Source: <text:a xlink:type="simple" xlink:href="https://www.dw.com/zh/卡斯特罗访华-正式提出加入金砖国家新开发银行/a-65878378" text:style-name="Internet_20_link" text:visited-style-name="Visited_20_Internet_20_Link">
https://www.dw.com/zh/卡斯特罗访华-正式提出加入金砖国家新开发银行/a-65878378?maca=chi-rss-chi-all-1127-rdf</text:a>
</text:p>
      <!--NEWS-->
      <text:h text:style-name="P10" text:outline-level="1">
<text:span text:style-name="T4">
Russia and Ukraine in the southern Ukrainian battle, the fierce Panting claims the Ukraine's defeat</text:span>
</text:h>
      <text:p text:style-name="P4">
Publisher: 法新社</text:p>
      <text:p text:style-name="P4">
Published Time: 2023-06-10T10:02:08+00:00</text:p>
      <text:p text:style-name="P4">
Modified Time: 2023-06-10T09:35:02+00:00</text:p>
      <text:p text:style-name="P4">
Description: (AFP, Kiev, 9th) Russia and Ukraine fought fiercely in southern Ukraine on the 9th. Russian President Pu Ting claimed that the long -awaited Ukraine counterattack was frustrate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7" text:anchor-type="as-char" svg:width="6.9236in" svg:height="3.617581in" draw:z-index="0">
<draw:image xlink:href="../Images/rficn/2023-06-10T10-02-08-00-00/000000.png" xlink:type="simple" xlink:show="embed" xlink:actuate="onLoad" draw:mime-type="image/png"/>
</draw:frame>
Ukraine President Volodymyr Zlensky praised the heroic performance of the Ukrainian officers and soldiers, but did not directly mention some of the so -called Ukrainian counterattacks of some observers.</text:p>
      <text:p text:style-name="P4">
In the daily conversation, Zeroski said, "I want to say to officers and soldiers and all those who have participated in tough battles recently. We see your heroic deeds and thank you for every minute in your life."</text:p>
      <text:p text:style-name="P4">
Ukrainian officials have previously stated that the Ukraine has been ready to counterattack, but no official announcement will be officially announced before the offensive.</text:p>
      <text:p text:style-name="P4">
Earlier Russian President Pu Ting said that Ukraine's big counterattack has begun, and the Russian Ministry of Defense has stated that it has repelled several waves of Ukraine offensives.</text:p>
      <text:p text:style-name="P4">
Pu Ting said in a video conversation: "So far, all the opponent's counterattacks have failed, but the potential of the Kiev regime launching an attack is still there." At the same time, Huafu announced that a $ 2.1 billion of the latest U -wrap military aid against the Ukraine's military aid military aid military aid Essence</text:p>
      <text:p text:style-name="P4">
Russia said that the war in the Zaporizhzhia region was heating up from the 8th, and the local area is also the place in Europe's largest nuclear power plant.</text:p>
      <text:p text:style-name="P4">
If the Ukraine can win in the Zapolo region, it can cut off the land colonas between the Wudong and the South Russian area of Wudong and the South Russia.</text:p>
      <text:p text:style-name="P4">
In recent months, the Russian army has strengthened the local front line defense work, dug dozens of kilometers of trenches, and strengthened defense bunkers.</text:p>
      <text:p text:style-name="P4">
The Russian army stated that they repelled the 4 waves of the Ukrainian troops locally that they were "launched by up to 2 camp -level tactical groups and have tanks accompanied by tanks."</text:p>
      <text:p text:style-name="P4">
The exacerbation of the Wuan battle was exacerbated by many observers as a signal that the Ukraine counterattack.</text:p>
      <text:p text:style-name="P4">
News Source: <text:a xlink:type="simple" xlink:href="https://www.rfi.fr/cn/%E5%9B%BD%E9%99%85%E6%8A%A5%E9%81%93/20230610-%E4%BF%84%E4%B9%8C%E5%9C%A8%E4%B9%8C%E5%85%8B%E5%85%B0%E5%8D%97%E9%83%A8%E6%88%98%E5%86%B5%E7%82%BD%E7%83%88-%E8%92%B2%E4%BA%AD%E7%A7%B0%E4%B9%8C%E5%8F%8D%E6%94%BB%E5%A4%B1%E5%88%A9" text:style-name="Internet_20_link" text:visited-style-name="Visited_20_Internet_20_Link">
https://www.rfi.fr/cn/%E5%9B%BD%E9%99%85%E6%8A%A5%E9%81%93/20230610-%E4%BF%84%E4%B9%8C%E5%9C%A8%E4%B9%8C%E5%85%8B%E5%85%B0%E5%8D%97%E9%83%A8%E6%88%98%E5%86%B5%E7%82%BD%E7%83%88-%E8%92%B2%E4%BA%AD%E7%A7%B0%E4%B9%8C%E5%8F%8D%E6%94%BB%E5%A4%B1%E5%88%A9</text:a>
</text:p>
      <!--NEWS-->
      <text:h text:style-name="P10" text:outline-level="1">
<text:span text:style-name="T4">
The US Republican Party strongly responded to Trump's prosecution</text:span>
</text:h>
      <text:p text:style-name="P4">
Author: 联合早报 (Person)</text:p>
      <text:p text:style-name="P4">
Publisher: 联合早报 (Organization)</text:p>
      <text:p text:style-name="P4">
Published Time: 2023-06-10T10:06</text:p>
      <text:p text:style-name="P4">
Modified Time: 2023-06-10T10:11</text:p>
      <text:p text:style-name="P4">
Description: The Republicans of the US Congress made a strong response to the federal criminal prosecution in the face of the federal criminal prosecution. At least one Republican claimed that the prosecution of Trump means that "we have entered the war stage now." The Broadcasting Corporation (BBC) reported that Georgia MP Green was on Friday (June ...</text:p>
      <text:p text:style-name="P4">
Videos: []</text:p>
      <text:p text:style-name="P4">
Audios: []</text:p>
      <text:p text:style-name="P4">
Images: []</text:p>
      <text:p text:style-name="P4">
Type: NewsArticle</text:p>
      <text:p text:style-name="P4">
Breadcrumbs: ['即时', '国际']</text:p>
      <text:p text:style-name="P4">
Keywords: ['美国共和党', '美国国会', '特朗普', '起诉', '国家安全']</text:p>
      <!--METADATA-->
      <text:p text:style-name="P4">
U.S. Republicans of the US Congress to former President <text:a xlink:type="simple" xlink:href="https://www.zaobao.com/keywords/te-lang-pu" text:style-name="Internet_20_link" text:visited-style-name="Visited_20_Internet_20_Link">
Trump</text:a>
Faced with a strong response to federal criminal prosecution, at least one Republican said that prosecution of Trump means "we have entered the war stage now."</text:p>
      <text:p text:style-name="P4">
BBC reported that Georgia's Republic of George Green said on Friday (June 9), saying that <text:a xlink:type="simple" xlink:href="https://www.zaobao.com/realtime/world/story20230610-1402905" text:style-name="Internet_20_link" text:visited-style-name="Visited_20_Internet_20_Link">
accusing Trump 37 crimes</text:a>
The Ministry of Justice committed the "37 election interference crimes".</text:p>
      <text:p text:style-name="P4">
Trump <text:a xlink:type="simple" xlink:href="https://www.zaobao.com/realtime/world/story20221116-1333684" text:style-name="Internet_20_link" text:visited-style-name="Visited_20_Internet_20_Link">
announced in November last year that he was running for president again in 2024</text:a>
Despite the scandal of the case, he has always led among the Republican competitors.</text:p>
      <text:p text:style-name="P4">
Texas Senator Cruz directly reprimanded the prosecution announced by the Ministry of Justice on the individual podcast.</text:p>
      <text:p text:style-name="P4">
Arizona MP, Biggs wrote on Twitter: "We have entered the war stage. We must report back."</text:p>
      <text:p text:style-name="P4">
However, the Utah Senator Romney, who has repeatedly sang with Trump for many times, said in a severe wording statement: "Trump was sued as a blame to take himself. You can return the document to the government, but he refuses to return again and again. "</text:p>
      <text:p text:style-name="P4">
The U.S. Department of Justice was unsealed on Friday for Trump's prosecution, accusing Trump charged with 37 crimes in violation of the National Security Law in the confidential document, conspiracy to hinder judicial justice, and false statements to investigators.</text:p>
      <text:p text:style-name="P4">
News Source: <text:a xlink:type="simple" xlink:href="https://www.zaobao.com.sg/realtime/world/story20230610-1402921" text:style-name="Internet_20_link" text:visited-style-name="Visited_20_Internet_20_Link">
https://www.zaobao.com.sg/realtime/world/story20230610-1402921</text:a>
</text:p>
      <!--NEWS-->
      <text:h text:style-name="P10" text:outline-level="1">
<text:span text:style-name="T4">
U.S. Prosecutor announced the Trump case prosecution: serious nature</text:span>
</text:h>
      <text:p text:style-name="P4">
Author: None (Language: zh)</text:p>
      <text:p text:style-name="P4">
Publisher: None</text:p>
      <text:p text:style-name="P4">
Time: 2023-06-10T10:12:00Z</text:p>
      <text:p text:style-name="P4">
Description: Smith, a special prosecutor Smith, appointed by the U.S. Department of Justice, announced on June 9th the prosecutor Smith announced on Trump on June 9, which included 37 allegations, involving a large number of national secrets. Prosecutors said that this was a felony that touched national security, and the court should start trial as soon as possible.</text:p>
      <text:p text:style-name="P4">
Videos: []</text:p>
      <text:p text:style-name="P4">
Images: []</text:p>
      <text:p text:style-name="P4">
Subject: 时政风云</text:p>
      <text:p text:style-name="P4">
Subjects: ['特朗普', '美国总统', '国家机密', '公诉', '特别检察官']</text:p>
      <text:p text:style-name="P4">
Keywords: ['意见反馈']</text:p>
      <text:p text:style-name="P4">
Id: 65878432</text:p>
      <!--METADATA-->
      <text:p text:style-name="P4">
<text:a xlink:type="simple" xlink:href="https://www.dw.com/zh/overlay/image/article/65878432/65856220" text:style-name="Internet_20_link" text:visited-style-name="Visited_20_Internet_20_Link">
 </text:a>
Will Trump, who is about to be 77 years old, will be sentenced to 20 years of prison?</text:p>
      <text:p text:style-name="P4">
(Voice of Germany) Special Prosecutor Smith(JackSmith)To the outside world, the indictment "shows that the allegations are involved in extensive and serious in nature." He emphasized at the press conference that everyone was equal before the law. He also refuted Trump and some high -level Republican high -level "political motivation", pointing out that the investigation was based on "the use of law and collecting facts".</text:p>
      <text:p text:style-name="P4">
According to the indictment, former 76 -year -old US President Trump <text:a xlink:type="simple" xlink:href="https://www.dw.com/zh/zh/川普因機密文件案-成首位聯邦政府起訴的美國前總統/a-65864751" text:style-name="Internet_20_link" text:visited-style-name="Visited_20_Internet_20_Link">
A total of 37 allegations</text:a>
It includes: he was suspected of hiding confidential documents about the confidential documents of the US nuclear weapons and the weak links when the US nuclear weapons and the United States were attacked after in January 2021. In addition to the secret documents of nuclear weapons, private documents also come from the Central Intelligence Agency and the National Security Agency. In addition, Trump was accused of participating in conspiracy to prevent judicial justice.</text:p>
      <text:p text:style-name="P4">
According to the current plan, Trump will appear in a federal court in Miami on June 13. On June 14, he will spend his 77th birthday.</text:p>
      <text:p text:style-name="P4">
Special Prosecutor Steps</text:p>
      <text:p text:style-name="P4">
<text:span text:style-name="T4">
 National confidential documents in the bedroom and toilet </text:span>
</text:p>
      <text:p text:style-name="P4">
In August last year, the Federal Investigation Agency searched the Trump's private residence "Haihu Manor" in Florida, and collected a large number of confidential documents, and many of them were labeled as "the highest secret". The prosecution now announced: "Trump placed the carton of the confidential documents in different places, including the ballroom, bathroom, shower room, study room, bedroom, storage room." Prove these storage locations. The prosecutor also accused Trump showing confidential documents to others at least in at least two cases.</text:p>
      <text:p text:style-name="P4">
According to US law, communication during the presidential office should be archived for future generations to read, and there are also very strict regulations for confidential documents. If these legal terms are violated, long -term imprisonment will be faced. Specifically in Trump's cases, the maximum sentence can reach 20 years.</text:p>
      <text:p text:style-name="P4">
State confidential documents placed in the toilet in Trump's private residence</text:p>
      <text:p text:style-name="P4">
After the prosecution was announced, Trump himself slammed the special prosecutor Smith, and "the latter's mood of neuropathy" and "hate Trump". Trump has repeatedly claimed that he was innocent.</text:p>
      <text:p text:style-name="P4">
In addition to this private state secret case, <text:a xlink:type="simple" xlink:href="https://www.dw.com/zh/zh/川普性侵作家案法院判賠500萬美元/a-65569216" text:style-name="Internet_20_link" text:visited-style-name="Visited_20_Internet_20_Link">
Trump also faces multiple other allegations</text:a>
Essence In April of this year, he was suspected of porn actress Daniels(Stormy Daniels)In the case of paying a sealing fee, he insisted that he was innocent. In the impact of Congress in January 2021, Trump was also under judicial investigation because of his role. In addition, there are several fraud investigations for its business enterprises.</text:p>
      <text:p text:style-name="P4">
However, recent polls show that <text:a xlink:type="simple" xlink:href="https://www.dw.com/zh/zh/特朗普支持率不降反升-被控34项罪究竟指什么/a-65237884" text:style-name="Internet_20_link" text:visited-style-name="Visited_20_Internet_20_Link">
Trump's lawsuit does not seem to affect the support of Republican voters' support</text:a>
Essence He has announced that he will compete for the US President's throne again, and strives to pull Bayeng into the horse in 2024.</text:p>
      <text:p text:style-name="P4">
(Reuters, Agence France -Presse, Germany)</text:p>
      <text:h text:style-name="P12" text:outline-level="3">
<text:span text:style-name="T4">
What does Trump have been sued?</text:span>
</text:h>
      <text:p text:style-name="P4">
News Source: <text:a xlink:type="simple" xlink:href="https://www.dw.com/zh/美国检方公布特朗普案起诉书：性质严重/a-65878432" text:style-name="Internet_20_link" text:visited-style-name="Visited_20_Internet_20_Link">
https://www.dw.com/zh/美国检方公布特朗普案起诉书：性质严重/a-65878432?maca=chi-rss-chi-all-1127-rdf</text:a>
</text:p>
      <!--NEWS-->
      <text:h text:style-name="P10" text:outline-level="1">
<text:span text:style-name="T4">
Trump was prosecuted again: 37 sins, would he be imprisoned because of this?</text:span>
</text:h>
      <text:p text:style-name="P4">
Author: https://www.facebook.com/bbcworldservice/</text:p>
      <text:p text:style-name="P4">
Publisher: BBC News 中文</text:p>
      <text:p text:style-name="P4">
Published Time: 2023-06-10T10:21:06.000Z</text:p>
      <text:p text:style-name="P4">
Modified Time: 2023-06-10T10:21:06.000Z</text:p>
      <text:p text:style-name="P4">
Description: Legal experts pointed out that for Trump, who was running for president in 2024, he might have to be prison for a long time once sin.</text:p>
      <text:p text:style-name="P4">
Images: ["<text:a xlink:type="simple" xlink:href="https://ichef.bbci.co.uk/news/640/cpsprodpb/10F80/production/_130040596_gettyimages-1495224129.jpg" text:style-name="Internet_20_link" text:visited-style-name="Visited_20_Internet_20_Link">
_130040596_ge...</text:a>
"]</text:p>
      <text:p text:style-name="P4">
Videos: ["<text:a xlink:type="simple" xlink:href="https://www.bbc.com/ws/av-embeds/cps/zhongwen/simp/world-65865840/p0fb5sg2/zh-hans" text:style-name="Internet_20_link" text:visited-style-name="Visited_20_Internet_20_Link">
zh-hans</text:a>
", "<text:a xlink:type="simple" xlink:href="https://www.bbc.com/ws/av-embeds/cps/zhongwen/simp/world-65865840/p0fdzvmv/zh-hans" text:style-name="Internet_20_link" text:visited-style-name="Visited_20_Internet_20_Link">
zh-hans</text:a>
"]</text:p>
      <text:p text:style-name="P4">
Tags: ['政治', '唐纳德·特朗普', '美国', '法律']</text:p>
      <text:p text:style-name="P4">
Type: Article</text:p>
      <!--METADATA-->
      <text:h text:style-name="P12" text:outline-level="3">
<text:span text:style-name="T4">
Trump was again criminal prosecution: Will he be imprisoned for 37 sins?</text:span>
</text:h>
      <ul>
        <li>
Bernid Debusmann JR * BBC reporter from Washington</li>
      </ul>
      <text:p text:style-name="P4">
10:21 am on June 10, 2023![] <text:a xlink:type="simple" xlink:href="Images/BBC Chinese/2023-06-10T10-21-06.000Z/_130040596_gettyimages-1495224129.jpg" text:style-name="Internet_20_link" text:visited-style-name="Visited_20_Internet_20_Link">
</text:a>
Image source, getty images</text:p>
      <text:p text:style-name="P4">
Image adding text,</text:p>
      <text:p text:style-name="P4">
Former US President Trump said he was innocent.</text:p>
      <text:p text:style-name="P4">
<text:span text:style-name="T4">
 Former US President Trump was prosecuted for the second time within two months. </text:span>
</text:p>
      <text:p text:style-name="P4">
This time it was related to the confidential file processing after he left the White House. Last year, the Federal Investigation Agency searched for his private villa in Florida, Mar-A-LGO, and seized thousands of documents, including about 100 confidential documents.</text:p>
      <text:p text:style-name="P4">
According to a public prosecution on Friday, he was charged with 37 charges, saying that he hid highly sensitive documents such as US military and nuclear plans in the villa, placed in the ballroom, bathroom and even shower.</text:p>
      <text:p text:style-name="P4">
Legal experts pointed out that for Trump, who was running for president in 2024, he might have to be prison for a long time once sin.</text:p>
      <text:p text:style-name="P4">
Trump has repeatedly denied illegal acts and said he "never thought that this kind of thing will happen to the former president of the United States."</text:p>
      <text:p text:style-name="P4">
<text:a xlink:type="simple" xlink:href="https://www.bbc.com/zhongwen/simp/world-63658483" text:style-name="Internet_20_link" text:visited-style-name="Visited_20_Internet_20_Link">
Trump announced the campaign to the US president again: Will the voters who have voted to him still support it? </text:a>
<text:span text:style-name="T5">
 <text:a xlink:type="simple" xlink:href="https://www.bbc.com/zhongwen/simp/world-65135322" text:style-name="Internet_20_link" text:visited-style-name="Visited_20_Internet_20_Link">
Trump was prosecuted as the first case of American politics due to the "sealing fee". How will this affect the 2024 presidential election? </text:a>
</text:span>
 <text:a xlink:type="simple" xlink:href="https://www.bbc.com/zhongwen/simp/world-65184982" text:style-name="Internet_20_link" text:visited-style-name="Visited_20_Internet_20_Link">
Trump trial: What did the 34 charges of the former president of the United States revealed? </text:a>
<text:span text:style-name="T5">
 <text:a xlink:type="simple" xlink:href="https://www.bbc.com/zhongwen/simp/world-63116371" text:style-name="Internet_20_link" text:visited-style-name="Visited_20_Internet_20_Link">
The new book of the U.S. Pulitzer's winner revealed the eight things of the former President Trump</text:a>
</text:span>
 <text:a xlink:type="simple" xlink:href="https://www.bbc.com/zhongwen/simp/world-64084437" text:style-name="Internet_20_link" text:visited-style-name="Visited_20_Internet_20_Link">
Six major priorities of the U.S. Congress Investigation Report</text:a>
* <text:a xlink:type="simple" xlink:href="https://www.bbc.com/zhongwen/simp/world-62477249" text:style-name="Internet_20_link" text:visited-style-name="Visited_20_Internet_20_Link">
Trump calls the Federal Investigation Agency to searches Haihu Manor</text:a>
</text:p>
      <text:p text:style-name="P4">
</text:p>
      <text:h text:style-name="P12" text:outline-level="3">
<text:span text:style-name="T4">
What are the confidential files?</text:span>
</text:h>
      <text:p text:style-name="P4">
Image source, Doj</text:p>
      <text:p text:style-name="P4">
Image adding text,</text:p>
      <text:p text:style-name="P4">
According to a public prosecution on Friday, he was charged with 37 charges, saying that he hid high sensitive documents such as US military and nuclear plans in the Mar-A-LGO of private villas, placed in the dance hall, bathroom and even even Shower room.</text:p>
      <text:p text:style-name="P4">
BBC reporters Jude Sheerin and Rebeccaseales reported from Washington that the 49 -page indictment states that the confidential documents placed in the box contain the following information:</text:p>
      <ul>
        <li>
U.S. nuclear plan * US and foreign defense and weapon capabilities * The potential weakness of the United States and its allies in military attacks * The revenge plan for foreign attacks</li>
      </ul>
      <text:p text:style-name="P4">
Prosecutors said that when Trump stepped down, he transported about 300 confidential documents to his private villa Haihu Manor, which was also a large private club. Tens of thousands of members and guests went to the manor to attend the event, including a banquet hall in the discovery of the document.</text:p>
      <text:p text:style-name="P4">
Prosecutors said Trump tried to obstruct the investigation by the Federal Investigation Bureau. He had suggested that lawyers "hidden or destroy" these documents, or told investigators that he did not have these documents.</text:p>
      <text:p text:style-name="P4">
According to the indictment, Trump said to one of his lawyers: "If we directly tell them that there is nothing better here?"</text:p>
      <text:p text:style-name="P4">
Trump is expected to appear for the first time in the case of the case a day before his life on Tuesday and 77th.</text:p>
      <text:p text:style-name="P4">
</text:p>
      <text:h text:style-name="P12" text:outline-level="3">
<text:span text:style-name="T4">
Once convicted, would Trump be imprisoned?</text:span>
</text:h>
      <text:p text:style-name="P4">
Image source, Doj</text:p>
      <text:p text:style-name="P4">
Image adding text,</text:p>
      <text:p text:style-name="P4">
Haihu Manor (Mar-A-Lago) bathrooms are stacked with boxing files.</text:p>
      <text:p text:style-name="P4">
The court documents show that Trump was charged with 37 criminal crimes, including unauthorized owning confidential materials, hindering judicial justice, and fake statements to law enforcement agencies.</text:p>
      <text:p text:style-name="P4">
These allegations include 31 charges that deliberately retained national defense information in accordance with the Spy Law.</text:p>
      <text:p text:style-name="P4">
The prosecution pointed out that the maximum sentence of these charges is 10 years.</text:p>
      <text:p text:style-name="P4">
The other four charges involve co -workers, detention or concealment documents, and each crime period is 20 years.</text:p>
      <text:p text:style-name="P4">
The last two charges, that is, plan to conceal and false statements and expressions, each crime period is 5 years.</text:p>
      <text:p text:style-name="P4">
"These charges are extremely serious," said Carltobias, a legal professor at the University of Richmond, Virginia. "There is a lot of details in the files, most of them are very harmful."</text:p>
      <text:p text:style-name="P4">
He added that these details and "very disturbing" allegations about the processing of sensitive national security data constitute "strong evidence of the government".</text:p>
      <text:p text:style-name="P4">
He said: "Of course, all of this must be confirmed, but (in the indictment) has a lot of information for me, and it is very likely to the jury. Obviously, for the jury Say this is the case. "</text:p>
      <text:h text:style-name="P12" text:outline-level="3">
<text:span text:style-name="T4">
When will Trump be arrested?</text:span>
</text:h>
      <text:p text:style-name="P4">
Image source, getty images</text:p>
      <text:p text:style-name="P4">
Image adding text,</text:p>
      <text:p text:style-name="P4">
In 2022, the Federal Investigation Bureau seized thousands of documents while searching in Trump's Haihu Manor.A law enforcement official told the BBC American partner CBS News that the US Special Service has met with the former president's staff and arranged for his special service staff on Friday.</text:p>
      <text:p text:style-name="P4">
The news on Friday confirmed that Trump would go to Miami the night before appearing.</text:p>
      <text:h text:style-name="P12" text:outline-level="3">
<text:span text:style-name="T4">
Will he be handcuffed and press the fingerprint?</text:span>
</text:h>
      <text:p text:style-name="P4">
Prior to the report of the prosecution, the legal professor Tobeis told BBC that the form of Trump's arrest may be similar in April. At that time, he was accused of forging a business record and an adult movie actress Daniels ( Stormydaniels) paid the sealing fee and was prosecuted by criminal prosecution.</text:p>
      <text:p text:style-name="P4">
Trump surrendered in New York and appeared in court in April to deny his control. He pressed his fingerprint, but he was not locked in handcuffs, nor did he take a big head photo of the suspect.</text:p>
      <text:p text:style-name="P4">
Professor Tobeis believes that Trump is unlikely to be locked in handcuffs or take big head photos this time.</text:p>
      <text:p text:style-name="P4">
He said: "I think this is unlikely, because there is the status of the former president, and the risk of his flee is very small. He will have to negotiate or defense ... but I don't think they need to use such procedures ","</text:p>
      <text:p text:style-name="P4">
Once Trump's arrest documents are completed, he will be regarded as arrested and detained. After the file is handled, he will be tried, which means that he will listen to the crime and defense in court.</text:p>
      <text:h text:style-name="P12" text:outline-level="3">
<text:span text:style-name="T4">
What is the case?</text:span>
</text:h>
      <text:p text:style-name="P4">
Image source, reuters</text:p>
      <text:p text:style-name="P4">
Image adding text,</text:p>
      <text:p text:style-name="P4">
Trump went to New York to surrender and appeared in court in April to deny the crime. He pressed his fingerprint, but he was not locked in handcuffs, nor did he take a big head photo of the suspect.</text:p>
      <text:p text:style-name="P4">
Trump should hand over all presidential documents when he left in January 2021, which is regarded as federal property.</text:p>
      <text:p text:style-name="P4">
Federal officials, including former presidents, are illegal to take away or retain confidential documents at the place of authorization.</text:p>
      <text:p text:style-name="P4">
But just a few months after Trump left the White House, the National Archives of the United States found that some documents were missing.</text:p>
      <text:p text:style-name="P4">
These include a letter from Trump's communication with North Korean leader Kim Jong -un, and a letter left to Trump when the former President Obama stepped down.</text:p>
      <text:p text:style-name="P4">
The authorities asked to provide these records, and Trump handed over some of them.</text:p>
      <text:p text:style-name="P4">
In August 2022, the Federal Investigation Bureau searched Trump's private villa Haihu Manor, seized 11,000 documents, parts of confidential or highest confidential documents, and some "TS/SCI", which may cause US national security to cause national security "Special serious" damage.</text:p>
      <text:p text:style-name="P4">
Other items include a photo clip, a handwritten note, an unknown information about the French president, and the amnesty application letter written by Trump's old friend and consultant Roger Stone.</text:p>
      <text:p text:style-name="P4">
Prosecutors believe that Trump has retained some of the documents under the informedness and tried to hinder the investigation and prevent the documents from being retrieved.</text:p>
      <text:h text:style-name="P12" text:outline-level="3">
<text:span text:style-name="T4">
What are the response to Trump?</text:span>
</text:h>
      <text:p text:style-name="P4">
Trump responded an angry response, saying that it was a "scam" for political motivation. He also claimed that he "had nothing to hide" and had "openly" provided relevant documents.</text:p>
      <text:p text:style-name="P4">
In a series of Truth Social posts and a film, Trump repeatedly said that he was innocent and said that the complaint was a "political war" before the 2024 election.</text:p>
      <text:p text:style-name="P4">
He used various arguments to defend his own way of processing documents, including that he decrypted the files before the document was found.</text:p>
      <text:p text:style-name="P4">
Although there was also a president directly decrypted the documents in the past, there was no evidence that Trump had done so or followed any existing procedures.</text:p>
      <text:p text:style-name="P4">
Trump also said that some documents are personal files and are protected by administrative privileges. They do not need to be transferred to the National Archives when they are out of office. This is the prerequisite for this case.</text:p>
      <text:p text:style-name="P4">
He said, "No one may be allowed to see the personal documents I brought from the White House. This is not wrong."</text:p>
      <text:p text:style-name="P4">
Legal experts have largely denied this argument.</text:p>
      <text:p text:style-name="P4">
Davidsuper, a Professor of Georgetown University Law Center, told BBC that Trump's lawyer may argue that the former president is just a "very bad archiver."</text:p>
      <text:p text:style-name="P4">
One of the keys to the case may be a recording. It is said that Trump said in the recording that he intends to retain the documents and acknowledge that his ability to decrypt the documents is limited.</text:p>
      <text:p text:style-name="P4">
Professor Speel said that if the recording was true, "this almost made him sink, because it showed that he knew the words he said in public was not true."</text:p>
      <text:h text:style-name="P12" text:outline-level="3">
<text:span text:style-name="T4">
Criminal prosecution will affect the president of Trump?</text:span>
</text:h>
      <text:p text:style-name="P4">
[Video-1-Link:/WS/AV-EMBEDS/CPS/ZHONGWEN/SIMP/World-65865840/P0FB5SG2/ZH-HansS]](https://www.bbc.com/ws/av-embeds/cps/zhongwen/simp/world-65865840/p0fb5sg2/zh-hans)<text:span text:style-name="T4">
 Your equipment does not support playing multimedia materials </text:span>
 video plus injection text,</text:p>
      <text:p text:style-name="P4">
Trump, adult film actress and "sealing fee": What is the Daniels case</text:p>
      <text:p text:style-name="P4">
According to US law, public office can be caminated even if they are prosecuted by criminals.</text:p>
      <text:p text:style-name="P4">
"If he was sued and convicted, he would definitely be a question of whether he was sued and convicted. People may think twice to him, but I don't think this would stop him from running."</text:p>
      <text:p text:style-name="P4">
At least two in the past had criminal records when running for president. In 1920, left -wing candidate Eugenedebs was sentenced to violation of the Spy Law for anti -war speeches in 1918, but he still participated in the presidential election.</text:p>
      <text:p text:style-name="P4">
Lyndonlarouche, who attracted supporters with conspiracy theories, was guilty of fraud in 1988. He has been running for president many times. One of them was in 1992. At that time Essence</text:p>
      <text:p text:style-name="P4">
Both were defeated in the election.</text:p>
      <text:p text:style-name="P4">
[Video-Link:/WS/AV-EMBEDS/CPS/ZHONGWEN/SIMP/World-65865840/P0FDZMV/ZH-HansS]](https://www.bbc.com/ws/av-embeds/cps/zhongwen/simp/world-65865840/p0fdzvmv/zh-hans)<text:span text:style-name="T4">
 Your equipment does not support playing multimedia materials </text:span>
 video plus injection text,</text:p>
      <text:p text:style-name="P4">
Former US President Donald Trump was sued for 34 felony felony at the court hearing in Manhattan, and Trump denied all crimes.</text:p>
      <text:p text:style-name="P4">
News Source: <text:a xlink:type="simple" xlink:href="https://www.bbc.com/zhongwen/simp/world-65865840" text:style-name="Internet_20_link" text:visited-style-name="Visited_20_Internet_20_Link">
https://www.bbc.com/zhongwen/simp/world-65865840</text:a>
</text:p>
      <!--NEWS-->
      <text:h text:style-name="P10" text:outline-level="1">
<text:span text:style-name="T4">
Responsible for investigating China ’s special reporters who have interfered with Canadian internal affairs announced their resignation</text:span>
</text:h>
      <text:p text:style-name="P4">
Author: chinese@voanews.com (美国之音)</text:p>
      <text:p text:style-name="P4">
Publisher: 美国之音中文网 (Type: NewsMediaOrganization)</text:p>
      <text:p text:style-name="P4">
Published Time: 2023-06-10T10:23:09+08:00</text:p>
      <text:p text:style-name="P4">
Modified Time: 2023-06-10 02:23:09Z</text:p>
      <text:p text:style-name="P4">
Description: Canadian Prime Minister Justin Trudeau's appointed survey of China allegedly interfered with Canadian elections David Johnston on Friday (June 9) said he would resign because his appointment and work were generally opposed.</text:p>
      <text:p text:style-name="P4">
Videos: []</text:p>
      <text:p text:style-name="P4">
Images: []</text:p>
      <text:p text:style-name="P4">
Categories: ['美洲', '中国']</text:p>
      <text:p text:style-name="P4">
Type: None</text:p>
      <!--METADATA-->
      <text:p text:style-name="P4">
Nonenone</text:p>
      <text:p text:style-name="P4">
News Source: <text:a xlink:type="simple" xlink:href="https://www.voachinese.com/a/canada-investigator-probing-alleged-election-meddling-by-china-to-quit-20230609/7131308.html" text:style-name="Internet_20_link" text:visited-style-name="Visited_20_Internet_20_Link">
https://www.voachinese.com/a/canada-investigator-probing-alleged-election-meddling-by-china-to-quit-20230609/7131308.html</text:a>
</text:p>
      <!--NEWS-->
      <text:h text:style-name="P10" text:outline-level="1">
<text:span text:style-name="T4">
Sudan conflict: The field development of the newly -held new off -war in the new truce of the new truce indicates the expansion of the conflict</text:span>
</text:h>
      <text:p text:style-name="P4">
Author: 半岛电视台＋通讯社</text:p>
      <text:p text:style-name="P4">
Publisher: Al Jazeera</text:p>
      <text:p text:style-name="P4">
Published Time: 2023-06-10T10:24:09</text:p>
      <text:p text:style-name="P4">
Modified Time: 2023-06-10T10:24:09</text:p>
      <text:p text:style-name="P4">
Description: At 6 am local time on the 10th local time, the agreement between the Sultan Fire, which was announced by the Saudi Ministry of Foreign Arabia, began to take effect in the 24 -hour ceasefire in Sudan.</text:p>
      <text:p text:style-name="P4">
Images: ["<text:a xlink:type="simple" xlink:href="https://chinese.aljazeera.net/wp-content/uploads/2023/06/image-138-1686391559.jpg" text:style-name="Internet_20_link" text:visited-style-name="Visited_20_Internet_20_Link">
image-138-168...</text:a>
", "<text:a xlink:type="simple" xlink:href="https://chinese.aljazeera.net/wp-content/uploads/2023/06/image-1686392224.jpg" text:style-name="Internet_20_link" text:visited-style-name="Visited_20_Internet_20_Link">
image-1686392...</text:a>
", "<text:a xlink:type="simple" xlink:href="https://chinese.aljazeera.net/wp-content/uploads/2023/06/image-1-1686392302.jpg" text:style-name="Internet_20_link" text:visited-style-name="Visited_20_Internet_20_Link">
image-1-16863...</text:a>
"]</text:p>
      <text:p text:style-name="P4">
Topics: ['军事', '政治', '新闻']</text:p>
      <text:p text:style-name="P4">
Keywords: ['军事', '政治', '新闻', '世界', '苏丹', '非洲']</text:p>
      <text:p text:style-name="P4">
Type: Article</text:p>
      <!--METADATA-->
      <text:p text:style-name="P4">
<draw:frame draw:style-name="fr1" draw:name="Image89" text:anchor-type="as-char" svg:width="6.9236in" svg:height="4.609563in" draw:z-index="0">
<draw:image xlink:href="../Images/Aljazeera Chinese/2023-06-10T10-24-09/image-138-1686391559.jpg" xlink:type="simple" xlink:show="embed" xlink:actuate="onLoad" draw:mime-type="image/jpeg"/>
</draw:frame>
Sudan explosion conflict(news agency)At 6 am local time on the 10th local time (at 4 am on the 10th of the Greenwich Standard Time), the Sudan Communication Fire announced by the Saudi Foreign Ministry began to take effect in the 24 -hour ceasefire in Sudan. At the same time, after the "Sudan People's Liberation Movement (Northern Bureau)" led by Abdul-Aziz Hilu attacked the military position and captured soldiers, these fields that occurred in Van Koldorfan Development indicates the expansion of the scope of conflict.</text:p>
      <text:p text:style-name="P4">
According to a statement from the Saudi-US mediation agency, the new agreement aims to "enable humanitarian assistance to enter the required areas, break the current state of violence, and help strengthen measures to establish trust between the two parties, so as to allow restarting Jida negotiations to negotiate negotiations ","</text:p>
      <text:p text:style-name="P4">
The Sudan military agreed to stop the war, "given the suffering of our people at the humanitarian level due to the current actions", and emphasized that the military retains the right to "deal with any violations of the rebels during this period".</text:p>
      <text:p text:style-name="P4">
The rapid support forces also promise to "fully" abide by the ceasefire agreement, "with the purpose of serving the truce", and hoped that the military fulfills its commitment, "Do not obstruct the efforts of humanitarian aid designed to reduce the suffering of citizens."</text:p>
      <text:p text:style-name="P4">
Since the Sudan broke out on April 15 this year, the conflict between the conflict reached a ceasefire agreement many times, but both were quickly broken.</text:p>
      <text:p text:style-name="P4">
At the same time, US Secretary of State Anthony Brinkeakan announced the launch of a remote monitoring platform to track the Sudan conflict observation station supported by the United States. Blingken pointed out in a tweet that the role of the observation station was to release an act on violation of the international humanitarian law and other regulations. He also added that it was time to end the "violent cycle" that destroyed the Sudan people.</text:p>
      <text:p text:style-name="P4">
A few hours before the new ceasefire agreement began to produce, the battle between the Sudan military and the rapid support forces continued on the 9th in southern Kotoumoue. A reporter from Peninsula reported that a violent explosion occurred in the local area, and aircraft aircraft affiliated to the military were hovering in the east of Kotoumou in the capital.</text:p>
      <text:p text:style-name="P4">
<draw:frame draw:style-name="fr1" draw:name="Image90" text:anchor-type="as-char" svg:width="6.9236in" svg:height="3.891902in" draw:z-index="0">
<draw:image xlink:href="../Images/Aljazeera Chinese/2023-06-10T10-24-09/image-1686392224.jpg" xlink:type="simple" xlink:show="embed" xlink:actuate="onLoad" draw:mime-type="image/jpeg"/>
</draw:frame>
Saudi Arabia mediation(news agency)</text:p>
      <text:h text:style-name="P13" text:outline-level="4">
<text:span text:style-name="T4">
</text:span>
</text:h>
      <text:p text:style-name="P4">
A state of development that indicates the expansion of the battle area is that the tension situation has been transferred to South Koldorfan -two people familiar with the matter told the Peninsula TV reporter that since Wednesday, the "Sudan People's Liberation Movement (Northern Bureau)" forces 4 places have been occupied, although the ceasefire agreement reached includes the region.</text:p>
      <text:p text:style-name="P4">
A source of the Sudan government told the Peninsula TV reporter that the "Sudan People's Liberation Movement (Northern Bureau)" led by Hilu has transferred its troops from the Baram area in Van Koldor, to the capital of the state. Caduigley has nearly 40 kilometers, and attacked the Sudan military in 4 regions, Daruka, Caruolo, Ahmir, Umhh Alan.</text:p>
      <text:p text:style-name="P4">
The troops of the Su Renjie (Northern Bureau) seized some military equipment and captured military personnel.</text:p>
      <text:p text:style-name="P4">
The government sources added that the reason for the Su Renjie (the Northern Bureau) provided the extensive attack on it was that a member of it was killed in a tense area.</text:p>
      <text:p text:style-name="P4">
Sources pointed out that this incident does not belong to the scope of the military's responsibility, and its response is not commensurate with the tension of the country's current experience, especially since the Sudan government and the Su people have Reach a ceasefire agreement.</text:p>
      <text:p text:style-name="P4">
At the same time, local sources revealed to a reporter from the Peninsula TV station that the situation of Kadagley was calm and there was no signs of military upgrade until now.</text:p>
      <text:p text:style-name="P4">
In Sidalfur, a reporter from Peninsula reported that the state's capital Jana City rose to smoke. The reporter emphasized that the residents of the city of Chad in the border area also heard a intermittent heavy artillery sound during this conflict, and accompanied by communication interruption.</text:p>
      <text:p text:style-name="P4">
It is worth noting that since the Sudan army and the rapid support forces broke out, the tribal conflict in Sidalfur was intensified, and the conflict that occurred in Jananer had killed hundreds of people.</text:p>
      <text:p text:style-name="P4">
<draw:frame draw:style-name="fr1" draw:name="Image91" text:anchor-type="as-char" svg:width="6.9236in" svg:height="3.887431in" draw:z-index="0">
<draw:image xlink:href="../Images/Aljazeera Chinese/2023-06-10T10-24-09/image-1-1686392302.jpg" xlink:type="simple" xlink:show="embed" xlink:actuate="onLoad" draw:mime-type="image/jpeg"/>
</draw:frame>
Sudan(news agency)</text:p>
      <text:h text:style-name="P13" text:outline-level="4">
<text:span text:style-name="T4">
The rejection of the United Nations</text:span>
</text:h>
      <text:p text:style-name="P4">
In the development of related matters, the UN Secretary -General Spokesperson Stephen Dugrik declared that the Sudan government announced the special envoy of the International Organization as a "unpopular person". He also pointed out that the special envoy -German Peltus was still not replaced.</text:p>
      <text:p text:style-name="P4">
Dugrik said, "Peltus has not been replaced now, and the UN Secretary -General Antonio Gutres's position is still the same as what he expressed at the Security Council last week." "Its ambassador to Sudan.</text:p>
      <text:p text:style-name="P4">
Dugrik added that "Secretary -General pointed out that the principle of unpopular people is not applicable to UN staff, and the use of this principle violates the national obligations stipulated in the UN Charter."</text:p>
      <text:p text:style-name="P4">
The Sudan Foreign Ministry announced earlier that its government has notified the United Nations Secretary -General that its Sudan special envoy Peltus was listed as "unpopular people."</text:p>
      <text:p text:style-name="P4">
Earlier, the Sudan military commander, Burhan, asked Gutres to withdraw Peltus at the end of May this year because the latter promoted the current conflict of Sudan.</text:p>
      <text:p text:style-name="P4">
News Source: <text:a xlink:type="simple" xlink:href="https://chinese.aljazeera.net/news/military/2023/6/10/%e8%8b%8f%e4%b8%b9%e5%86%b2%e7%aa%81%e4%b8%ba%e6%9c%9f24%e5%b0%8f%e6%97%b6%e7%9a%84%e6%96%b0%e4%bc%91%e6%88%98%e7%94%9f%e6%95%88" text:style-name="Internet_20_link" text:visited-style-name="Visited_20_Internet_20_Link">
https://chinese.aljazeera.net/news/military/2023/6/10/%e8%8b%8f%e4%b8%b9%e5%86%b2%e7%aa%81%e4%b8%ba%e6%9c%9f24%e5%b0%8f%e6%97%b6%e7%9a%84%e6%96%b0%e4%bc%91%e6%88%98%e7%94%9f%e6%95%88</text:a>
</text:p>
      <!--NEWS-->
      <text:h text:style-name="P10" text:outline-level="1">
<text:span text:style-name="T4">
Ukraine Odessa was attacked by drones and shot down the wreckage.</text:span>
</text:h>
      <text:p text:style-name="P4">
Publisher: 法新社</text:p>
      <text:p text:style-name="P4">
Published Time: 2023-06-10T10:32:07+00:00</text:p>
      <text:p text:style-name="P4">
Modified Time: 2023-06-10T10:20:05+00:00</text:p>
      <text:p text:style-name="P4">
Description: (Agence France -Presse, Kiev, 10th) Local officials in Ukraine said that after an enemy drone was shot under the Odesa region in the south, the wreckage caused a fire, and the three people died in the early morning.</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2" text:anchor-type="as-char" svg:width="6.9236in" svg:height="3.617581in" draw:z-index="0">
<draw:image xlink:href="../Images/rficn/2023-06-10T10-32-07-00-00/000000.png" xlink:type="simple" xlink:show="embed" xlink:actuate="onLoad" draw:mime-type="image/png"/>
</draw:frame>
The local authorities issued a statement in the community media that "the enemy launched an attack on Adeza with an aggressive drone in the evening." The enemy refers to Russia.</text:p>
      <text:p text:style-name="P4">
The statement stated that Ukraine Air Defense Forces destroyed all unmanned flight vehicles (UAVs), but the falling wreckage hit a high -rise house and caused a fire.</text:p>
      <text:p text:style-name="P4">
"Unfortunately, the general public has suffered casualties." Officials said that three people died and 26 were injured. The injured included 3 children.</text:p>
      <text:p text:style-name="P4">
The commander of the southern Ukraine stated that the fire had been extinguished, but many apartments nearby were damaged.</text:p>
      <text:p text:style-name="P4">
News Source: <text:a xlink:type="simple" xlink:href="https://www.rfi.fr/cn/%E5%9B%BD%E9%99%85%E6%8A%A5%E9%81%93/20230610-%E4%B9%8C%E5%85%8B%E5%85%B0%E6%95%96%E5%BE%B7%E8%90%A8%E9%81%AD%E6%97%A0%E4%BA%BA%E6%9C%BA%E6%94%BB%E5%87%BB-%E5%87%BB%E8%90%BD%E6%AE%8B%E9%AA%B8%E9%85%BF%E7%81%AB%E7%81%BE3%E6%AD%BB" text:style-name="Internet_20_link" text:visited-style-name="Visited_20_Internet_20_Link">
https://www.rfi.fr/cn/%E5%9B%BD%E9%99%85%E6%8A%A5%E9%81%93/20230610-%E4%B9%8C%E5%85%8B%E5%85%B0%E6%95%96%E5%BE%B7%E8%90%A8%E9%81%AD%E6%97%A0%E4%BA%BA%E6%9C%BA%E6%94%BB%E5%87%BB-%E5%87%BB%E8%90%BD%E6%AE%8B%E9%AA%B8%E9%85%BF%E7%81%AB%E7%81%BE3%E6%AD%BB</text:a>
</text:p>
      <!--NEWS-->
      <text:h text:style-name="P10" text:outline-level="1">
<text:span text:style-name="T4">
The suspect of having a knife in Anxi, France, sued at the attempted killing of the murder</text:span>
</text:h>
      <text:p text:style-name="P4">
Publisher: 法新社</text:p>
      <text:p text:style-name="P4">
Published Time: 2023-06-10T10:32:09+00:00</text:p>
      <text:p text:style-name="P4">
Modified Time: 2023-06-10T15:05:02+00:00</text:p>
      <text:p text:style-name="P4">
Description: (Agence France -Presse, Anxi, 10th) French prosecutor said today that the Syrian refugee man who stabbed 6 people in Annecy, Annecy, who was holding a knife in the Mountain Town of the Alps on the 8th, has been sued at the attempted murder, including 4 The inpatient wounded, including the famous children, has all been out of danger of lif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3" text:anchor-type="as-char" svg:width="6.9236in" svg:height="3.617581in" draw:z-index="0">
<draw:image xlink:href="../Images/rficn/2023-06-10T10-32-09-00-00/000000.png" xlink:type="simple" xlink:show="embed" xlink:actuate="onLoad" draw:mime-type="image/png"/>
</draw:frame>
Prosecutor Line Bonnet-Mathis stated at a press conference that suspected Abda Marshi. H. (Abdalmasihh.) During the 48 -hour detention of the police and in front of the pre -trial judge, they all performed "unwilling to speak."</text:p>
      <text:p text:style-name="P4">
The prosecutor pointed out that after a 2 -time evaluation of a psychiatrist, the suspect believed that he was "acceptable to the police" and had no delusional problems; but at this stage, it was too early to confirm or exclude whether he had other mental illness.</text:p>
      <text:p text:style-name="P4">
This attack occurred in Anxi, a popular sightseeing lake in the scenery. The suspect suddenly attacked a knife in a park playground, causing 6 people to be injured. Four of them were preliminarily sent to the doctor at the initial situation of the 22 -month to 3 -year -old injury, and the other two injured were seriously injured and injured.</text:p>
      <text:p text:style-name="P4">
News Source: <text:a xlink:type="simple" xlink:href="https://www.rfi.fr/cn/%E5%9B%BD%E9%99%85%E6%8A%A5%E9%81%93/20230610-%E6%B3%95%E5%9B%BD%E5%AE%89%E9%94%A1%E6%8C%81%E5%88%80%E6%94%BB%E5%87%BB%E6%A1%88-%E5%87%B6%E5%AB%8C%E4%BE%9D%E6%9D%80%E4%BA%BA%E6%9C%AA%E9%81%82%E7%BD%AA%E8%B5%B7%E8%AF%89" text:style-name="Internet_20_link" text:visited-style-name="Visited_20_Internet_20_Link">
https://www.rfi.fr/cn/%E5%9B%BD%E9%99%85%E6%8A%A5%E9%81%93/20230610-%E6%B3%95%E5%9B%BD%E5%AE%89%E9%94%A1%E6%8C%81%E5%88%80%E6%94%BB%E5%87%BB%E6%A1%88-%E5%87%B6%E5%AB%8C%E4%BE%9D%E6%9D%80%E4%BA%BA%E6%9C%AA%E9%81%82%E7%BD%AA%E8%B5%B7%E8%AF%89</text:a>
</text:p>
      <!--NEWS-->
      <text:h text:style-name="P10" text:outline-level="1">
<text:span text:style-name="T4">
Bolivia is getting closer to China, but the shift from the US dollar to the RMB is still negotiating</text:span>
</text:h>
      <text:p text:style-name="P4">
Author: chinese@voanews.com (法比奥拉·昌比)</text:p>
      <text:p text:style-name="P4">
Publisher: 美国之音中文网 (Type: NewsMediaOrganization)</text:p>
      <text:p text:style-name="P4">
Published Time: 2023-06-10T10:40:57+08:00</text:p>
      <text:p text:style-name="P4">
Modified Time: 2023-06-10 03:09:50Z</text:p>
      <text:p text:style-name="P4">
Description: Discussions on the opening of the Bank of China in Bolivia are in progress. Government officials of Labos are considering following the controversial roads that Brazil and Argentina have adopted to trade with China with RMB.</text:p>
      <text:p text:style-name="P4">
Videos: []</text:p>
      <text:p text:style-name="P4">
Images: []</text:p>
      <text:p text:style-name="P4">
Categories: ['美洲', '美国', '经济·金融·贸易', '中国', '编辑推荐']</text:p>
      <text:p text:style-name="P4">
Type: None</text:p>
      <!--METADATA-->
      <text:p text:style-name="P4">
Nonenone</text:p>
      <text:p text:style-name="P4">
News Source: <text:a xlink:type="simple" xlink:href="https://www.voachinese.com/a/bolivia-grows-closer-to-china-but-switch-from-dollar-to-yuan-still-a-work-in-progress-20230609/7130960.html" text:style-name="Internet_20_link" text:visited-style-name="Visited_20_Internet_20_Link">
https://www.voachinese.com/a/bolivia-grows-closer-to-china-but-switch-from-dollar-to-yuan-still-a-work-in-progress-20230609/7130960.html</text:a>
</text:p>
      <!--NEWS-->
      <text:h text:style-name="P10" text:outline-level="1">
<text:span text:style-name="T4">
Blinden is expected to visit China on the 18th</text:span>
</text:h>
      <text:p text:style-name="P4">
Author: None (Language: zh)</text:p>
      <text:p text:style-name="P4">
Publisher: None</text:p>
      <text:p text:style-name="P4">
Time: 2023-06-10T10:47:00Z</text:p>
      <text:p text:style-name="P4">
Description: According to Washington officials, U.S. Secretary of State Brosky will arrive in Beijing on June 18 for a visit. This will be the highest -level officials who have visited China since 2018.</text:p>
      <text:p text:style-name="P4">
Videos: []</text:p>
      <text:p text:style-name="P4">
Images: []</text:p>
      <text:p text:style-name="P4">
Subject: 时政风云</text:p>
      <text:p text:style-name="P4">
Subjects: ['专题报道：习近平访美', '南希·佩洛西']</text:p>
      <text:p text:style-name="P4">
Keywords: ['布林肯', '中美关系', '拜登', '气球事件', '经济胁迫']</text:p>
      <text:p text:style-name="P4">
Id: 65878688</text:p>
      <!--METADATA-->
      <text:p text:style-name="P4">
<text:a xlink:type="simple" xlink:href="https://www.dw.com/zh/overlay/image/article/65878688/65568035" text:style-name="Internet_20_link" text:visited-style-name="Visited_20_Internet_20_Link">
 </text:a>
Blintken is expected to visit Beijing next Sunday</text:p>
      <text:p text:style-name="P4">
(Voice of Germany Chinese) According to Agence France -Presse, <text:a xlink:type="simple" xlink:href="https://www.dw.com/zh/zh/布林肯傳數週內訪華-或見習近平/a-65845535" text:style-name="Internet_20_link" text:visited-style-name="Visited_20_Internet_20_Link">
US Secretary of State Brinken</text:a>
It is planned to visit China on June 18. Earlier this year, he delayed the original February visit plan because of the balloon storm.</text:p>
      <text:p text:style-name="P4">
A U.S. officials who are unwilling to disclose the above information provided the above information. Blint is said to arrive in Beijing on the 18th, which will also be the highest -level U.S. officials visiting China since the Visa Pompeo visited China in October 2018.</text:p>
      <text:p text:style-name="P4">
Kobe has not confirmed the plan to visit China to visit China</text:p>
      <text:p text:style-name="P4">
The U.S. State Department has not officially confirmed this trip. National Security Conference spokesman Johnkirby said recently that Washington will announce the visits of senior officials in the "recent", but no more details are provided.</text:p>
      <text:p text:style-name="P4">
In November last year, US President Biden and Chinese President Xi Jinping held a meeting in Bali, trying to ease the <text:a xlink:type="simple" xlink:href="https://www.dw.com/zh/zh/媒体中国拒绝重新安排布林肯访华行程/a-65334015" text:style-name="Internet_20_link" text:visited-style-name="Visited_20_Internet_20_Link">
tense bilateral relations</text:a>
To prevent the situation from getting out of control, it has reached a consensus, and sending Brinken to China is also part of the negotiation of the two heads of state.</text:p>
      <text:p text:style-name="P4">
In early February, <text:a xlink:type="simple" xlink:href="https://www.dw.com/zh/zh/美領空發現中國偵察氣球-布林肯推遲北京之行/a-64598956" text:style-name="Internet_20_link" text:visited-style-name="Visited_20_Internet_20_Link">
the United States announced its airspace to monitor China to detect balloons</text:a>
—— And then shot down, the incident aroused anger among the US members, although Beijing denied that it was a spy balloon, and insisted that it was only used for meteorological research. Brinken immediately canceled the trip to China.</text:p>
      <text:p text:style-name="P4">
However, in recent days, China and the United States seem to have begun to seek controlling tensions, including the White House Security Counselor last month <text:a xlink:type="simple" xlink:href="https://www.dw.com/zh/zh/中美關係解凍沙利文與王毅坦率長談8小時/a-65597495" text:style-name="Internet_20_link" text:visited-style-name="Visited_20_Internet_20_Link">
Jakesullivan and the CCP Foreign Affairs Office Wang Yi, a closed -door meeting in Austria</text:a>
Essence</text:p>
      <text:p text:style-name="P4">
In recent years, the tension between the two world's largest economies has been upgraded. One of the most important friction points is the Taiwan issue.</text:p>
      <text:p text:style-name="P4">
According to Reuters, the United States and five allies countries issued a joint statement on Friday to condemn the use of trade operations equivalent to economic coercion. The statement did not name it separately, but it means China.</text:p>
      <text:p text:style-name="P4">
The statement emphasizes that "trade -related economic coercion and non -market -oriented policies and operations" threatened the international multilateral trading system and "endangered the relationship between the country."</text:p>
      <text:h text:style-name="P12" text:outline-level="3">
<text:span text:style-name="T4">
Interview: The United States is time to indicate the willingness to dialogue</text:span>
</text:h>
      <text:p text:style-name="P4">
Australia, Britain, Canada, Japan and New Zealand jointly participated in this joint statement initiated by the United States. Except for Japan, these countries are members of the so -called "Five Eye Alliance". In addition, the four countries of the United States, Japan, and Canada are also members of the Seventh Kingdom Group (G7).</text:p>
      <text:p text:style-name="P4">
Last month, the leaders of the Seven Kingdoms had just signed an initiative calling for the cracking down on economic coercion to ensure that any attempt to make economic dependence as a weapon will eventually fail and face the consequences.</text:p>
      <text:p text:style-name="P4">
Washington has expressed concern about Beijing's trade policy. An official of a US Trade Representative Office mentioned in an interview with the media on relevant joint statements that China had implemented a ban on Lithuania because Lithuania allowed Taiwan to set up a status in the country equivalent to the representative offices of theresses.</text:p>
      <text:p text:style-name="P4">
However, unlike the complete hostile position adopted by the former Trump at the end of his term, the Biden government has recently sought to maintain cooperation with China in a limited field, such as climate protection.</text:p>
      <text:p text:style-name="P4">
(Agence France -Presse, Reuters)</text:p>
      <text:p text:style-name="P4">
News Source: <text:a xlink:type="simple" xlink:href="https://www.dw.com/zh/布林肯预计18日访华-着眼管控风险/a-65878688" text:style-name="Internet_20_link" text:visited-style-name="Visited_20_Internet_20_Link">
https://www.dw.com/zh/布林肯预计18日访华-着眼管控风险/a-65878688?maca=chi-rss-chi-all-1127-rdf</text:a>
</text:p>
      <!--NEWS-->
      <text:h text:style-name="P10" text:outline-level="1">
<text:span text:style-name="T4">
Russia said its military relations with China have provided "stability" for the world</text:span>
</text:h>
      <text:p text:style-name="P4">
Author: chinese@voanews.com (美国之音)</text:p>
      <text:p text:style-name="P4">
Publisher: 美国之音中文网 (Type: NewsMediaOrganization)</text:p>
      <text:p text:style-name="P4">
Published Time: 2023-06-10T10:54:13+08:00</text:p>
      <text:p text:style-name="P4">
Modified Time: 2023-06-10 02:54:13Z</text:p>
      <text:p text:style-name="P4">
Description: Valery Gerasimov, chief of staff of the Russian armed forces, said on Friday that Russia and China's firm military partnerships provided stability for regions around the world.</text:p>
      <text:p text:style-name="P4">
Videos: []</text:p>
      <text:p text:style-name="P4">
Images: []</text:p>
      <text:p text:style-name="P4">
Categories: ['中国', '军事']</text:p>
      <text:p text:style-name="P4">
Type: None</text:p>
      <!--METADATA-->
      <text:p text:style-name="P4">
Nonenone</text:p>
      <text:p text:style-name="P4">
News Source: <text:a xlink:type="simple" xlink:href="https://www.voachinese.com/a/russia-says-military-ties-with-china-provide-global-stability-20230609/7131320.html" text:style-name="Internet_20_link" text:visited-style-name="Visited_20_Internet_20_Link">
https://www.voachinese.com/a/russia-says-military-ties-with-china-provide-global-stability-20230609/7131320.html</text:a>
</text:p>
      <!--NEWS-->
      <text:h text:style-name="P10" text:outline-level="1">
<text:span text:style-name="T4">
Britain: Ukraine is conducting "major" military operations</text:span>
</text:h>
      <text:p text:style-name="P4">
Author: None (Language: zh)</text:p>
      <text:p text:style-name="P4">
Publisher: None</text:p>
      <text:p text:style-name="P4">
Time: 2023-06-10T11:19:00Z</text:p>
      <text:p text:style-name="P4">
Description: The British Department of Defense notified that Ukraine is conducting "major actions" in the past 48 hours. Does this indicate that Ukraine has launched a big counterattack? At the same time, the Wall Street Journal reported that a destruction team used Poland as an action base that destroyed Beixi natural gas pipelines.</text:p>
      <text:p text:style-name="P4">
Videos: []</text:p>
      <text:p text:style-name="P4">
Images: []</text:p>
      <text:p text:style-name="P4">
Subject: 时政风云</text:p>
      <text:p text:style-name="P4">
Subjects: ['乌克兰', '天然气', '俄罗斯入侵乌克兰']</text:p>
      <text:p text:style-name="P4">
Keywords: ['乌克兰', '北溪', '天然气', '大反攻', '乌克兰战争']</text:p>
      <text:p text:style-name="P4">
Id: 65878838</text:p>
      <!--METADATA-->
      <text:p text:style-name="P4">
<text:a xlink:type="simple" xlink:href="https://www.dw.com/zh/overlay/image/article/65878838/65876792" text:style-name="Internet_20_link" text:visited-style-name="Visited_20_Internet_20_Link">
 </text:a>
(Voice of Germany) The British Department of Defense said that in the past 48 hours, Ukraine continued to carry out "major actions." In the latest intelligence update of Saturday, the British Department of Defense said that the Ukrainian army "made good progress and breaks through Russia's first line of defense" in some parts of the country, and its progress in other regions is relatively slow.</text:p>
      <text:p text:style-name="P4">
Both Moscow and Kiev notified the fierce battle of the front line, indicating that Ukraine had launched a counterattack.</text:p>
      <text:p text:style-name="P4">
Russian President Putin said on Friday: "We can say that this wave of offensive has begun."</text:p>
      <text:p text:style-name="P4">
Ukrainian President Zelei said that he had encountered a "particularly difficult battle" and said he discussed tactics and achievements to date with military leaders. Kiev has always emphasized that it will not comment on when the offense will be launched.</text:p>
      <text:h text:style-name="P12" text:outline-level="3">
<text:span text:style-name="T4">
The drone attack in the Odessa area killed three people</text:span>
</text:h>
      <text:p text:style-name="P4">
The Ukrainian army said on Saturday that a Russian drone attack caused three deaths and at least 26 injured. "The enemy attacked the Adessa area at night and used an attack -type drone."</text:p>
      <text:p text:style-name="P4">
Although the Ukrainian army shot down the drone, one of the shot drone fragments hit an apartment building and caused a fire. At the same time, the Ukrainian Air Force said that Russia launched at least 35 drones and 8 missiles to Ukraine's targets.</text:p>
      <text:h text:style-name="P12" text:outline-level="3">
<text:span text:style-name="T4">
How to protect the natural gas pipeline from being eliminated by artificial destruction?</text:span>
</text:h>
      <text:h text:style-name="P12" text:outline-level="3">
<text:span text:style-name="T4">
"Wall Street Journal": Poland is used as Beixi Destruction Team Base</text:span>
</text:h>
      <text:p text:style-name="P4">
The Wall Street Journal reported that German investigators were inspected the relevant evidence of the explosion of Beixi natural gas pipelines, which showed that a destruction team used Poland as an action base to attack [Beixi Pipeline] <text:a xlink:type="simple" xlink:href="https://www.dw.com/zh/zh/美媒北溪管道爆炸前cia对该计划已有所掌握/a-65851192" text:style-name="Internet_20_link" text:visited-style-name="Visited_20_Internet_20_Link">
Beixi Pipeline</text:a>
Essence This explosion accident in September last year from Russia's natural gas to Germany.</text:p>
      <text:p text:style-name="P4">
Investigators rebuilt their two weeks before and after the explosion based on a data called "Andromet" ships called "Andromet". The 50 -foot -long white yacht was suspected to be related to the explosion of the Beixi pipeline. According to the yacht's radio and navigation equipment, satellite and communication records, investigators found that the route of the yacht deviated from the original route.</text:p>
      <text:p text:style-name="P4">
Investigators tried to compare some DNA samples found on the yacht with "at least one Ukrainian soldier".</text:p>
      <text:p text:style-name="P4">
Ukrainian President Zelei basically told the German media that Ukraine did not attack Beixi natural gas pipelines.</text:p>
      <text:p text:style-name="P4">
In March of this year, the German media reported that a yacht owned by a Polish company held by Ukrainian citizens may participate in the attack. The German Federal Criminal Police Department has not commented on this.</text:p>
      <text:p text:style-name="P4">
(Associated Press, Agence France -Presse, Germany, Reuters)</text:p>
      <text:p text:style-name="P4">
News Source: <text:a xlink:type="simple" xlink:href="https://www.dw.com/zh/英国：乌克兰正进行「重大」军事行动/a-65878838" text:style-name="Internet_20_link" text:visited-style-name="Visited_20_Internet_20_Link">
https://www.dw.com/zh/英国：乌克兰正进行「重大」军事行动/a-65878838?maca=chi-rss-chi-all-1127-rdf</text:a>
</text:p>
      <!--NEWS-->
      <text:h text:style-name="P10" text:outline-level="1">
<text:span text:style-name="T4">
Former British Prime Minister Johnson announced his resignation as a member of the parliament</text:span>
</text:h>
      <text:p text:style-name="P4">
Author: 联合早报 (Person)</text:p>
      <text:p text:style-name="P4">
Publisher: 联合早报 (Organization)</text:p>
      <text:p text:style-name="P4">
Published Time: 2023-06-10T11:29</text:p>
      <text:p text:style-name="P4">
Modified Time: 2023-06-10T11:41</text:p>
      <text:p text:style-name="P4">
Description: Former British Prime Minister Johnson, on Friday (June 9), suddenly announced his resignation and took effect immediately. Reuters reported that Johnson made a resignation decision after receiving a confidential letter from the Privilege Committee. It is said that he received the Privilege Committee about whether he was in the party ...</text:p>
      <text:p text:style-name="P4">
Videos: []</text:p>
      <text:p text:style-name="P4">
Audios: []</text:p>
      <text:p text:style-name="P4">
Images: []</text:p>
      <text:p text:style-name="P4">
Type: NewsArticle</text:p>
      <text:p text:style-name="P4">
Breadcrumbs: ['即时', '国际']</text:p>
      <text:p text:style-name="P4">
Keywords: ['英国', '约翰逊', '辞职', '调查']</text:p>
      <!--METADATA-->
      <text:p text:style-name="P4">
Former British Prime Minister Johnson, on Friday (June 9), suddenly announced his resignation and took effect immediately.</text:p>
      <text:p text:style-name="P4">
Reuters reported that Johnson made a resignation decision after receiving a confidential letter from the Privilege Committee. It is said that he has received the report of the investigation results report on whether he misleads the results of the parliament in the "party door" incident.</text:p>
      <text:p text:style-name="P4">
Johnson pointed out that the Privilege Commission was reduced to a political thug and determined to end his political career.</text:p>
      <text:p text:style-name="P4">
Johnson said in a statement, "Not only I think this is a witch hunting operation, the purpose is to retaliate against the result of Brexit, and the ultimate goal is to overthrow the referendum in 2016. Removing me is the first step. I believe this is a goal that a group of people are working together. "</text:p>
      <text:p text:style-name="P4">
However, Johnson's words in the resignation statement were that he decided to leave the parliament "for now", which seemed to imply that he would return to politics. Johnson did not reveal in the statement that the committee would take any punishment to him.</text:p>
      <text:p text:style-name="P4">
Johnson's resignation will once again trigger serious internal differences within the British election in the 2024 British election.</text:p>
      <text:p text:style-name="P4">
The Privilege Committee of the British Parliament is a disciplinary agency in Congress. If the investigation results determined that Johnson was wrong, and he had the right to recommend that he suspended. The privilege survey was hosted by a senior member of the Labor Party, but most members of the committee were conservatives.</text:p>
      <text:p text:style-name="P4">
The Privilege Commission said that they will end the investigation work next Monday (12th) and will soon announce the investigation report. A spokesman for the committee pointed out that Johnson suddenly resigned "the integrity of the parliament."</text:p>
      <text:p text:style-name="P4">
Johnson has served as British Prime Minister for three years. He was exposed to violations of epidemic prevention regulations during the period when he was exposed to crown disease. He opened a party in the Prime Minister's palace. Johnson resigned from the position of the Conservative Party and Prime Minister in July 2022, and then stayed to the new Prime Minister in September.</text:p>
      <text:p text:style-name="P4">
News Source: <text:a xlink:type="simple" xlink:href="https://www.zaobao.com.sg/realtime/world/story20230610-1402942" text:style-name="Internet_20_link" text:visited-style-name="Visited_20_Internet_20_Link">
https://www.zaobao.com.sg/realtime/world/story20230610-1402942</text:a>
</text:p>
      <!--NEWS-->
      <text:h text:style-name="P10" text:outline-level="1">
<text:span text:style-name="T4">
Fighting in the risk of control, Brinken plans to visit China on June 18</text:span>
</text:h>
      <text:p text:style-name="P4">
Author: None</text:p>
      <text:p text:style-name="P4">
Publisher: Radio Free Asia (Organization)</text:p>
      <text:p text:style-name="P4">
Published Time: 2023-06-10T11:45:15-04:00</text:p>
      <text:p text:style-name="P4">
Modified Time: 2023-06-10T11:45:1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97" text:anchor-type="as-char" svg:width="6.9236in" svg:height="4.612011in" draw:z-index="0">
<draw:image xlink:href="../Images/rfamandarin/2023-06-10T11-45-15-04-00/000000.png" xlink:type="simple" xlink:show="embed" xlink:actuate="onLoad" draw:mime-type="image/png"/>
</draw:frame>
U.S. Secretary of State Brosky's plan to visit China on June 18. <text:a xlink:type="simple" xlink:href="https://www.rfa.org/mandarin/Xinwen/1-06102023114237.html/@@images/image" text:style-name="Internet_20_link" text:visited-style-name="Visited_20_Internet_20_Link">
</text:a>
Associated Press Picture</text:p>
      <text:p text:style-name="P4">
U.S. Secretary of State Brosky's plan to visit China on June 18. According to the news on the 10th, a U.S. officials who did not want to disclose their names provided the above information. It is said that Brintken plans to arrive in Beijing on the 18th. If it is actions, it will be the highest -level U.S. officials who visited China after visiting China in October 2018.</text:p>
      <text:p text:style-name="P4">
The U.S. State Department has not yet officially confirmed this itinerary. Johnkirby, a spokesman for the National Security Council, said recently that Washington will announce the visits of senior officials in "recent", but no more details will be provided.</text:p>
      <text:p text:style-name="P4">
In November last year, US President Biden and Chinese President Xi Jinping met in Bali to ease the tension bilateral relations to avoid reaching consensus to avoid the situation of discharge of the situation. The dispatch of Brinkee's visit to China is also part of the two heads of state.</text:p>
      <text:p text:style-name="P4">
In early February, the United States announced that its airspace monitored China to detect balloons and then shot it down. The incident aroused anger among US members. Beijing denied that it was a spy balloon, insisting that it was only used for meteorological research. Brinken immediately canceled the trip to China.</text:p>
      <text:p text:style-name="P4">
However, in recent times, China and the United States seem to have begun to seek controlling tensions, including the closed -door meeting of Jakesullivan, a national security adviser to the National Security Counsel last month, and Wang Yi, director of the CCP Foreign Affairs Office in Austria.</text:p>
      <text:p text:style-name="P4">
(Responsible editor: (：)</text:p>
      <text:p text:style-name="P4">
News Source: <text:a xlink:type="simple" xlink:href="https://www.rfa.org/mandarin/Xinwen/1-06102023114237.html" text:style-name="Internet_20_link" text:visited-style-name="Visited_20_Internet_20_Link">
https://www.rfa.org/mandarin/Xinwen/1-06102023114237.html</text:a>
</text:p>
      <!--NEWS-->
      <text:h text:style-name="P10" text:outline-level="1">
<text:span text:style-name="T4">
The owner is pregnant, the dog knows first?</text:span>
</text:h>
      <text:p text:style-name="P4">
Author: None (Language: zh)</text:p>
      <text:p text:style-name="P4">
Publisher: None</text:p>
      <text:p text:style-name="P4">
Time: 2023-06-10T11:50:00Z</text:p>
      <text:p text:style-name="P4">
Description: The sensitive nose allows the dog to detect the changes in our hormones: if the owner is pregnant or abortion, they will smell the changes in the air and produce abnormal behaviors. Experts suggest that if your family is greeted by newborns, it is best to let your dog prepare as soon as possible.</text:p>
      <text:p text:style-name="P4">
Videos: []</text:p>
      <text:p text:style-name="P4">
Images: []</text:p>
      <text:p text:style-name="P4">
Subject: 文化经纬</text:p>
      <text:p text:style-name="P4">
Subjects: []</text:p>
      <text:p text:style-name="P4">
Keywords: ['宠物', '狗', '嗅觉', '荷尔蒙', '怀孕', '流产', '动物行为', '行为异常']</text:p>
      <text:p text:style-name="P4">
Id: 65718428</text:p>
      <!--METADATA-->
      <text:p text:style-name="P4">
<text:a xlink:type="simple" xlink:href="https://www.dw.com/zh/overlay/image/article/65718428/64646796" text:style-name="Internet_20_link" text:visited-style-name="Visited_20_Internet_20_Link">
 </text:a>
(Voice of Germany) Anna feels uncomfortable recently. The young startup entrepreneur from Virginia in the United States did not know where to go. In addition to feeling nausea and panic, her dog also performed abnormally. Lulu is a poodle, who is more willing to stick to Anna than Anna's husband. But in the past few days, Lulu suddenly didn't want to approach the hostess.</text:p>
      <text:p text:style-name="P4">
After that, Anna found that she was pregnant -although the so -called "discovery" was actually after she had symptoms of major bleeding and was taken to the emergency room of the hospital.</text:p>
      <text:p text:style-name="P4">
The doctor told Anna that even if the fetus could survive, she would face high risk pregnancy.</text:p>
      <text:p text:style-name="P4">
Anna and her husband returned home. It was the most difficult day in her life. She just wanted to lie down and hug her dog. But Lulu was unwilling to get close to her.</text:p>
      <text:p text:style-name="P4">
To protect privacy, the Voice of Germany used a pseudonym in this article. Anna said that she was very angry at the time, and she felt that Lulu was very indifferent to her throughout the stage of her physical discomfort.</text:p>
      <text:p text:style-name="P4">
"Since we adopt it, it sleeps next to me every night, but now it is unwilling." Anna recalled. "It is only willing to sleep next to my husband. After the day, the fetus in Anna stopped her heartbeat. Anna felt that she had never rely so on, but Lulu was still unwilling to approach her. The abnormal behavior of the dog caused her a heavy blow.</text:p>
      <text:p text:style-name="P4">
"I think the dog should give the owner unconditional love," she said.</text:p>
      <text:h text:style-name="P12" text:outline-level="3">
<text:span text:style-name="T4">
<text:span text:style-name="T4">
 Dogs can smell the change of the owner Horman </text:span>
</text:span>
</text:h>
      <text:p text:style-name="P4">
A few days after Anna underwent the curettage surgery, Lulu's behavior returned to normal. Now it is "more loving". As Anna's body is gradually cured, it likes to snuggle with the hostess again.</text:p>
      <text:p text:style-name="P4">
But how can the dog's behavior have such abnormal changes?</text:p>
      <text:p text:style-name="P4">
"The dog can smell the smell of hormones, and the owner will change the smell during pregnancy or abortion," explaining the dog coach Sissy Leoniekreid. After graduating from the University of Wakhunnn University in the Netherlands, she founded a "dog college" in Germany.</text:p>
      <text:p text:style-name="P4">
When the dog is confused or at a loss, it may temporarily alienate you</text:p>
      <text:p text:style-name="P4">
Crede pointed out that changes in hormonal chemical levels will affect the behavior of dogs. But this is not the only possibility of Anna and Lulu.</text:p>
      <text:p text:style-name="P4">
"People will change their behavior after experiencing abortion, such as depression, and even sadness. Dogs cannot understand this change, and they also need time to adapt." Cred analyzed.</text:p>
      <text:p text:style-name="P4">
And this is exactly the case between Anna and her dog.</text:p>
      <text:p text:style-name="P4">
"Now I know, Lulu must be very confused at the time. But I was just angry at that time," Anna said.</text:p>
      <text:p text:style-name="P4">
Cred said that when the owner's hormones are re -adjusted to the normal level after a change like abortion, the dog's behavior will return to the same way. Usually, it takes a few weeks to adjust the behavior of dogs, but sometimes it only takes a few days, just like Anna's poodle Lulu.</text:p>
      <text:h text:style-name="P12" text:outline-level="3">
<text:span text:style-name="T4">
<text:span text:style-name="T4">
 Dogs are more spiritual than pregnancy test sticks? </text:span>
</text:span>
</text:h>
      <text:p text:style-name="P4">
Because of the sensitive sense of smell, search and rescue dogs can find the lost people in the forest, <text:a xlink:type="simple" xlink:href="https://www.dw.com/zh/zh/震后救援谁更胜一筹机器人还是搜救犬/a-64666895" text:style-name="Internet_20_link" text:visited-style-name="Visited_20_Internet_20_Link">
or survivors buried under the earthquake ruins</text:a>
Essence They can also be <text:a xlink:type="simple" xlink:href="https://www.dw.com/zh/zh/研究准确率高达94训练过的狗能闻出新冠/a-56454097" text:style-name="Internet_20_link" text:visited-style-name="Visited_20_Internet_20_Link">
to identify patients with cancer or long -term new crown sequelae by olfactory. </text:a>
</text:p>
      <text:h text:style-name="P12" text:outline-level="3">
<text:span text:style-name="T4">
Smell the new crown virus? Dogs can!</text:span>
</text:h>
      <text:p text:style-name="P4">
"Before I found that I was pregnant, Lulu began to refuse to get close to me," Anna recalled.</text:p>
      <text:p text:style-name="P4">
For many years, Creded, who had been on the hundreds of thousands of dogs and his owner, said that when the smell in the air changed, the dog could be sensitive.</text:p>
      <text:p text:style-name="P4">
"For dogs to know what these changes mean, we have not proved scientific data, but from the perspective of their behavior, we can judge that they obviously know that something is different from the past." Creded added.</text:p>
      <text:h text:style-name="P12" text:outline-level="3">
<text:span text:style-name="T4">
<text:span text:style-name="T4">
 From pseudo -pregnancy to guard dog behavior </text:span>
</text:span>
</text:h>
      <text:p text:style-name="P4">
Ben Nidik is a fitness coach from Bonn, Germany. He firmly believes that the pet dog Meile at home aware of his wife's first child.</text:p>
      <text:p text:style-name="P4">
"Meile suddenly created a certain urge to build a nest." Ben Nidic said, "It has a lot of plush toys and created a comfortable corner for himself. It looks like it is pregnant."</text:p>
      <text:p text:style-name="P4">
The changes in the behavior of pet dogs during pregnancy also include sudden relying on pregnant women, sticking her all day, or excessive protection of her.</text:p>
      <text:p text:style-name="P4">
"Dogs may become very desire to control and protect, and even people who do not allow it to sit next to the pregnant owner." Pet dog expert Cred said, "They even facing the noise from outside Bark loudly. "</text:p>
      <text:p text:style-name="P4">
She suggested that when a dog appears such anomalous behavior, he can seek help from pet dog behavior experts. Because such behavior abnormalities may increase after the baby is born. An American researcher conducted a survey in 2014 and found that some dogs will have jealousy to the owner's newborns.</text:p>
      <text:p text:style-name="P4">
"(In this case) The first reaction of the dog must be sympathetic understanding." Cred said, "When a baby is about to be born, this is an uncertain situation for dogs. Humans sometimes cannot adapt to this situation -but dogs have much weaker control of emotions, so it will become nervous and even nervous. At this time, the most important thing is to show understanding. "</text:p>
      <text:h text:style-name="P12" text:outline-level="3">
<text:span text:style-name="T4">
<text:span text:style-name="T4">
 Let your dog be prepared for your baby's birth </text:span>
</text:span>
</text:h>
      <text:p text:style-name="P4">
If you are pregnant, then you better let the dog prepare for the arrival of the new family members.</text:p>
      <text:p text:style-name="P4">
You can first let the other members of the family feed the dogs or take it out for a walk. In this way, even if you can't do these things because of your fatigue during pregnancy or postpartum, your dog will not feel much change.</text:p>
      <text:p text:style-name="P4">
In addition, it is also a good way to let the dog learn to adapt to the baby's voice, so that they "will not jump up or barking when you are holding the crying baby", Crede suggested.</text:p>
      <text:p text:style-name="P4">
However, she also reminded that the newborn should not have a room with the dog alone.</text:p>
      <text:p text:style-name="P4">
News Source: <text:a xlink:type="simple" xlink:href="https://www.dw.com/zh/主人怀孕了，狗狗先知道？/a-65718428" text:style-name="Internet_20_link" text:visited-style-name="Visited_20_Internet_20_Link">
https://www.dw.com/zh/主人怀孕了，狗狗先知道？/a-65718428?maca=chi-rss-chi-all-1127-rdf</text:a>
</text:p>
      <!--NEWS-->
      <text:h text:style-name="P10" text:outline-level="1">
<text:span text:style-name="T4">
Responsible for investigating the resignation of a special reporter who is alleled to the Canadian internal affairs</text:span>
</text:h>
      <text:p text:style-name="P4">
Author: None</text:p>
      <text:p text:style-name="P4">
Publisher: Radio Free Asia (Organization)</text:p>
      <text:p text:style-name="P4">
Published Time: 2023-06-10T11:53:12-04:00</text:p>
      <text:p text:style-name="P4">
Modified Time: 2023-06-10T11:53:1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01" text:anchor-type="as-char" svg:width="6.9236in" svg:height="4.612011in" draw:z-index="0">
<draw:image xlink:href="../Images/rfamandarin/2023-06-10T11-53-12-04-00/000000.png" xlink:type="simple" xlink:show="embed" xlink:actuate="onLoad" draw:mime-type="image/png"/>
</draw:frame>
David Johnson(David Johnston) <text:a xlink:type="simple" xlink:href="https://www.rfa.org/mandarin/Xinwen/2-06102023114625.html/@@images/image" text:style-name="Internet_20_link" text:visited-style-name="Visited_20_Internet_20_Link">
</text:a>
Reuters pictures</text:p>
      <text:p text:style-name="P4">
Canadian Prime Minister Trudeau(Justin Trudeau)The appointed survey of China allegedly interfered with the special reporter of the Canadian election David Johnston(David Johnston)It said on Friday that he would resign from his position because his appointment and work were generally opposed.</text:p>
      <text:p text:style-name="P4">
Comprehensive foreign news reported on the 10th that Johnston was appointed in March this year. Prior to this, the media reported based on leaked intelligence reports that Beijing tried to influence Canada's elections and policies. China denies any interference.</text:p>
      <text:p text:style-name="P4">
Last month, the lower court of Canada passed a unreasonable resolution and asked Johnston to resign.</text:p>
      <text:p text:style-name="P4">
Johanston said in a letter to Trudeau: "My goal was to help build trust in our democratic agencies. I concluded that in view of the high party atmosphere around my appointment and work, I am The leadership duties have the opposite effect. "</text:p>
      <text:p text:style-name="P4">
It is reported that after Trudeau appointed Johnston, the three members of the wild party said that Canadian intelligence agencies told them that they were the goal of Chinese interference. Last month, the Trudeau administration expelled a Chinese official. Prior to this, it was found that he tried to ask for information about one of the members of the members of the members. (Responsible editor: (：)</text:p>
      <text:p text:style-name="P4">
News Source: <text:a xlink:type="simple" xlink:href="https://www.rfa.org/mandarin/Xinwen/2-06102023114625.html" text:style-name="Internet_20_link" text:visited-style-name="Visited_20_Internet_20_Link">
https://www.rfa.org/mandarin/Xinwen/2-06102023114625.html</text:a>
</text:p>
      <!--NEWS-->
      <text:h text:style-name="P10" text:outline-level="1">
<text:span text:style-name="T4">
The deterioration of US -China relations Microsoft will evacuate the top AI experts from China</text:span>
</text:h>
      <text:p text:style-name="P4">
Author: None</text:p>
      <text:p text:style-name="P4">
Publisher: Radio Free Asia (Organization)</text:p>
      <text:p text:style-name="P4">
Published Time: 2023-06-10T12:00:07-04:00</text:p>
      <text:p text:style-name="P4">
Modified Time: 2023-06-10T12:00:0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03" text:anchor-type="as-char" svg:width="6.9236in" svg:height="4.57851in" draw:z-index="0">
<draw:image xlink:href="../Images/rfamandarin/2023-06-10T12-00-07-04-00/000000.png" xlink:type="simple" xlink:show="embed" xlink:actuate="onLoad" draw:mime-type="image/png"/>
</draw:frame>
MicrosoftResearch ASIA in Beijing) <text:a xlink:type="simple" xlink:href="https://www.rfa.org/mandarin/Xinwen/3-06102023115351.html/@@images/image" text:style-name="Internet_20_link" text:visited-style-name="Visited_20_Internet_20_Link">
 </text:a>
Network screenshot/Wikipedia</text:p>
      <text:p text:style-name="P4">
According to the news on the 10th, due to the upgrading of tensions in the United States and China, Microsoft Corporation will transfer its top artificial intelligence experts from China to Canada to work, which may impact Chinese scientific and technological talent training.</text:p>
      <text:p text:style-name="P4">
According to the Financial Times (Financial Times), sources who understand this plan pointed out that the Microsoft Researchasia headquarters in Beijing has begun to transfer top artificial intelligence (AI) experts from Beijing to Vancouver from Beijing to Vancouver, Canada. And apply for a visa.</text:p>
      <text:p text:style-name="P4">
It is reported that the plan will affect 20 to 40 employees. A person close to Microsoft said that Microsoft's new laboratory at Vancouver has entered experts around the world. There are not many Chinese employees transferred to Canada this year.</text:p>
      <text:p text:style-name="P4">
It is understood that this so -called "Vancouverplan" person pointed out that this move is a response to the increase in the increase in political tensions in the United States and China, and it is a defensive means to prevent the Chinese technology group from digging top talents. The Chinese technology industry urgently needs AI researchers to develop the Chinese version of chat robot ChatGPT.</text:p>
      <text:p text:style-name="P4">
Two researchers in the Microsoft Institute of Asia said they rejected the recent job opportunities provided by China Network Corporation and are applying for a visa to move to Canada.</text:p>
      <text:p text:style-name="P4">
However, the decision to transfer top AI talents to other countries may annoy Beijing. China has always tried to attract high -tech talents who have worked overseas to return to China with excellent subsidies and reputation.</text:p>
      <text:p text:style-name="P4">
According to Microsoft's public posts in WeChat last September, Microsoft has 9,000 employees in China, more than 80 % of which are software engineers or engaged in research and development, and plan to hire 1,000 people in the future. Due to a large part of the engineers stationed in China, they have invested in developing global products, and if the United States and China further have evil, it may cause Microsoft to fall into a difficult situation. A person close to Microsoft pointed out that Microsoft may also transfer some outstanding engineers from China in the future.</text:p>
      <text:p text:style-name="P4">
(Responsible editor: (：)</text:p>
      <text:p text:style-name="P4">
News Source: <text:a xlink:type="simple" xlink:href="https://www.rfa.org/mandarin/Xinwen/3-06102023115351.html" text:style-name="Internet_20_link" text:visited-style-name="Visited_20_Internet_20_Link">
https://www.rfa.org/mandarin/Xinwen/3-06102023115351.html</text:a>
</text:p>
      <!--NEWS-->
      <text:h text:style-name="P10" text:outline-level="1">
<text:span text:style-name="T4">
Invasion of human rights beauty and then banning two Chinese companies' products imports</text:span>
</text:h>
      <text:p text:style-name="P4">
Author: None</text:p>
      <text:p text:style-name="P4">
Publisher: Radio Free Asia (Organization)</text:p>
      <text:p text:style-name="P4">
Published Time: 2023-06-10T12:07:25-04:00</text:p>
      <text:p text:style-name="P4">
Modified Time: 2023-06-10T12:07:2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05" text:anchor-type="as-char" svg:width="6.9236in" svg:height="4.612011in" draw:z-index="0">
<draw:image xlink:href="../Images/rfamandarin/2023-06-10T12-07-25-04-00/000000.png" xlink:type="simple" xlink:show="embed" xlink:actuate="onLoad" draw:mime-type="image/png"/>
</draw:frame>
On the 9th, the US government banned the import of Chinese printer manufacturers Nazda and a Chinese chemical company product on the grounds of suspected violations of human rights. <text:a xlink:type="simple" xlink:href="https://www.rfa.org/mandarin/Xinwen/4-06102023120039.html/@@images/image" text:style-name="Internet_20_link" text:visited-style-name="Visited_20_Internet_20_Link">
</text:a>
Reuters pictures</text:p>
      <text:p text:style-name="P4">
On the 9th, the US government banned the import of Chinese printer manufacturers Nazda and a Chinese chemical company product on the grounds of suspected violations of human rights.</text:p>
      <text:p text:style-name="P4">
The U.S. Department of Homeland Security (DHS) stated that Ninestarcorp, the fourth largest printer manufacturer in the world on the website, and Xinjiang Zhongtai Chemistry Co., Ltd. were involved in the Chinese Uighurs and other persecuted groups. Commercial behavior is excluded from the US supply chain.</text:p>
      <text:p text:style-name="P4">
Comprehensive foreign news reported on the 10th that according to the statistics of UN experts and human rights organizations, more than 1 million people have been locked in the re -education camp in Xinjiang, western China in recent years, mainly for Uyghur and Muslim ethnic minorities. Education "training and abuse. And China denies all allegations about abuse.</text:p>
      <text:p text:style-name="P4">
The Chairman of the Chinese Congress and the Chinese Commission (CECC), the Representative Chris Smith, and Senator Jeffmerkley said that the operation "provides a clear guidance to the supply chain of the US company, so it is very important, but At the same time, it also pointed out that forced labor products such as "car parts, solar panels, artificial fibers and clothing" still continue to enter the US market.</text:p>
      <text:p text:style-name="P4">
Senator Marco Rubio said that although the Ministry of Homeland Security announced that it was worthy of praise, it was necessary to take further actions.</text:p>
      <text:p text:style-name="P4">
The US Department of Homeland Security stated that these actions were part of the "Uyghur Forced Labor PreventionAct (UFLPA", which signed legislation in December 2021. At present, there are 22 companies on the UFLPA entity list. The Ministry of Land and Safety said that after the implementation of UFLPA for nearly a year, they have checked products worth more than $ 1.3 billion.</text:p>
      <text:p text:style-name="P4">
Nashida and eight subsidiaries in Zhuhai, as well as Xinjiang Zhongtai Chemistry, has increased to the physical list of UFLPA.</text:p>
      <text:p text:style-name="P4">
(Responsible editor: (：)</text:p>
      <text:p text:style-name="P4">
News Source: <text:a xlink:type="simple" xlink:href="https://www.rfa.org/mandarin/Xinwen/4-06102023120039.html" text:style-name="Internet_20_link" text:visited-style-name="Visited_20_Internet_20_Link">
https://www.rfa.org/mandarin/Xinwen/4-06102023120039.html</text:a>
</text:p>
      <!--NEWS-->
      <text:h text:style-name="P10" text:outline-level="1">
<text:span text:style-name="T4">
Two passenger planes of Tokyo Haneda Airport "contact each other" close the runway</text:span>
</text:h>
      <text:p text:style-name="P4">
Author: 联合早报 (Person)</text:p>
      <text:p text:style-name="P4">
Publisher: 联合早报 (Organization)</text:p>
      <text:p text:style-name="P4">
Published Time: 2023-06-10T12:10</text:p>
      <text:p text:style-name="P4">
Modified Time: 2023-06-10T12:58</text:p>
      <text:p text:style-name="P4">
Description: Two planes may "contact" (collision) at the Tokyo Haneda Airport in Japan, and the airport closed a runway. Reuters quoted the Japan Broadcasting Association (NHK) reported that the Ministry of Communications of Japan said that at about 11 am on Saturday (June 10) (Singapore Saturday time 1 am ... ...</text:p>
      <text:p text:style-name="P4">
Videos: []</text:p>
      <text:p text:style-name="P4">
Audios: []</text:p>
      <text:p text:style-name="P4">
Images: []</text:p>
      <text:p text:style-name="P4">
Type: NewsArticle</text:p>
      <text:p text:style-name="P4">
Breadcrumbs: ['即时', '国际']</text:p>
      <text:p text:style-name="P4">
Keywords: ['东京', '羽田机场', '客机', '日本']</text:p>
      <!--METADATA-->
      <text:p text:style-name="P4">
Two planes may "contact" (collision) at the Tokyo Haneda Airport in Japan, and the airport closed a runway.</text:p>
      <text:p text:style-name="P4">
Reuters quoted the Japan Broadcasting Association (NHK) reported that the Ministry of Communications of Japan said that at about 11 am on Saturday (June 10) (Singapore Saturday time at around 10 am), two passenger planes may be in contact with the airport runway. So close a runway.</text:p>
      <text:p text:style-name="P4">
NHK's screen shows that a Evergreen Airlines and a Thai aircraft parked on the shutdown track. The fuselage of the two planes did not obviously damage the traces of damage.</text:p>
      <text:p text:style-name="P4">
There are four runways at Haneda Airport.</text:p>
      <text:p text:style-name="P4">
News Source: <text:a xlink:type="simple" xlink:href="https://www.zaobao.com.sg/realtime/world/story20230610-1402950" text:style-name="Internet_20_link" text:visited-style-name="Visited_20_Internet_20_Link">
https://www.zaobao.com.sg/realtime/world/story20230610-1402950</text:a>
</text:p>
      <!--NEWS-->
      <text:h text:style-name="P10" text:outline-level="1">
<text:span text:style-name="T4">
NATO Secretary -General Stoltenberg will step down from which country will the successor will come from Europe?</text:span>
</text:h>
      <text:p text:style-name="P4">
Author: chinese@voanews.com (维达库斯瓦拉)</text:p>
      <text:p text:style-name="P4">
Publisher: 美国之音中文网 (Type: NewsMediaOrganization)</text:p>
      <text:p text:style-name="P4">
Published Time: 2023-06-10T12:13:11+08:00</text:p>
      <text:p text:style-name="P4">
Modified Time: 2023-06-10 04:13:11Z</text:p>
      <text:p text:style-name="P4">
Description: US President Biden will meet with NATO Secretary -General Jens Stoltenberg on Monday at the White House. At the same time, the competition for his successor is getting worse.</text:p>
      <text:p text:style-name="P4">
Videos: []</text:p>
      <text:p text:style-name="P4">
Images: []</text:p>
      <text:p text:style-name="P4">
Categories: '美国'</text:p>
      <text:p text:style-name="P4">
Type: None</text:p>
      <!--METADATA-->
      <text:p text:style-name="P4">
Nonenone</text:p>
      <text:p text:style-name="P4">
News Source: <text:a xlink:type="simple" xlink:href="https://www.voachinese.com/a/biden-meeting-outgoing-nato-chief-stoltenberg-amid-jockeying-for-his-successor-20230610/7131332.html" text:style-name="Internet_20_link" text:visited-style-name="Visited_20_Internet_20_Link">
https://www.voachinese.com/a/biden-meeting-outgoing-nato-chief-stoltenberg-amid-jockeying-for-his-successor-20230610/7131332.html</text:a>
</text:p>
      <!--NEWS-->
      <text:h text:style-name="P10" text:outline-level="1">
<text:span text:style-name="T4">
French cultural activity rejects Taiwanese group participation</text:span>
</text:h>
      <text:p text:style-name="P4">
Author: None</text:p>
      <text:p text:style-name="P4">
Publisher: Radio Free Asia (Organization)</text:p>
      <text:p text:style-name="P4">
Published Time: 2023-06-10T12:19:13-04:00</text:p>
      <text:p text:style-name="P4">
Modified Time: 2023-06-10T12:19:1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07" text:anchor-type="as-char" svg:width="6.9236in" svg:height="3.294294in" draw:z-index="0">
<draw:image xlink:href="../Images/rfamandarin/2023-06-10T12-19-13-04-00/000000.png" xlink:type="simple" xlink:show="embed" xlink:actuate="onLoad" draw:mime-type="image/png"/>
</draw:frame>
The French Lyon International Banner Festival will be held on September 16, 2023 <text:a xlink:type="simple" xlink:href="https://www.rfa.org/mandarin/Xinwen/5-06102023120755.html/@@images/image" text:style-name="Internet_20_link" text:visited-style-name="Visited_20_Internet_20_Link">
</text:a>
Network Screenshot/French Lyon International Banner Festival official website</text:p>
      <text:p text:style-name="P4">
According to Taiwan media reports on the 10th, under the obstruction of mainland China, the organizer of the Lyon International Banner Festival in France has made it clear to a cultural organization in Taiwan that it cannot accept its application for its participation in this cultural activity. This also exposed Beijing's blockade and suppression of Taiwan everywhere.</text:p>
      <text:p text:style-name="P4">
Yang Peiyu, president of the "Lyon Terrace Culture Association", based on Lyon, France, said that this is just a "simple cultural activity and why he does not understand why he rejected Taiwan." Yang Peiyu was very surprised by the decision of the event organizer.</text:p>
      <text:p text:style-name="P4">
The Central News Agency report quoted a Mr. Huang, a surname Huang of the Lyon Terrace Culture Association, said he wrote a letter to inquire about the application procedure last October and submitted the application. The organizer stated that he would discuss with the participants in the previous session and ask him to contact him for a while. Mr. Huang said that he has contacted the organizer many times since January this year, but did not get a clear reply.</text:p>
      <text:p text:style-name="P4">
Until the end of last month of last month, the organizer informed that the meeting had been discussed on the phone, but the application was rejected because of the pressure on China. The organizer explained that the Chinese groups participating in the event put pressure on them to prevent the Ryangtaike Culture Association from participating, otherwise they would withdraw from the event.</text:p>
      <text:p text:style-name="P4">
The Central News Agency reported that China even threatened to call the police. The organizational direction of the Lyon Taike Culture Association proposes that it can register and register without using the Taiwan flag and participate in the flag festival activities.</text:p>
      <text:p text:style-name="P4">
The International Banner Festival is an event organized by the Lyon City Festival to display different cultural characteristics of different countries and regions once a year. The 18th Lyon International Banner Festival is held in September this year.</text:p>
      <text:p text:style-name="P4">
(Responsible editor: (：)</text:p>
      <text:p text:style-name="P4">
News Source: <text:a xlink:type="simple" xlink:href="https://www.rfa.org/mandarin/Xinwen/5-06102023120755.html" text:style-name="Internet_20_link" text:visited-style-name="Visited_20_Internet_20_Link">
https://www.rfa.org/mandarin/Xinwen/5-06102023120755.html</text:a>
</text:p>
      <!--NEWS-->
      <text:h text:style-name="P10" text:outline-level="1">
<text:span text:style-name="T4">
The Ukrainian army launched the "Important" operation in the south and east to the Canadian Prime Minister to visit Kiev</text:span>
</text:h>
      <text:p text:style-name="P4">
Author: 半岛电视台＋通讯社</text:p>
      <text:p text:style-name="P4">
Publisher: Al Jazeera</text:p>
      <text:p text:style-name="P4">
Published Time: 2023-06-10T13:27:59</text:p>
      <text:p text:style-name="P4">
Modified Time: 2023-06-10T13:27:59</text:p>
      <text:p text:style-name="P4">
Description: British military intelligence agencies pointed out on Twitter on the 10th that in the past 48 hours, the Ukrainian troops have performed important military operations in many fields and have achieved "good progress" in some areas.</text:p>
      <text:p text:style-name="P4">
Images: ["<text:a xlink:type="simple" xlink:href="https://chinese.aljazeera.net/wp-content/uploads/2023/06/30953843-1682511998-1686403018.jpg" text:style-name="Internet_20_link" text:visited-style-name="Visited_20_Internet_20_Link">
30953843-1682...</text:a>
", "<text:a xlink:type="simple" xlink:href="https://chinese.aljazeera.net/wp-content/uploads/2023/06/image-159-1686368567.jpg" text:style-name="Internet_20_link" text:visited-style-name="Visited_20_Internet_20_Link">
image-159-168...</text:a>
", "<text:a xlink:type="simple" xlink:href="https://chinese.aljazeera.net/wp-content/uploads/2023/06/RTSK8FYC-1686384311-1686403217.jpg" text:style-name="Internet_20_link" text:visited-style-name="Visited_20_Internet_20_Link">
RTSK8FYC-1686...</text:a>
", "<text:a xlink:type="simple" xlink:href="https://chinese.aljazeera.net/wp-content/uploads/2023/06/trudeau-1686393548-1686403267.webp" text:style-name="Internet_20_link" text:visited-style-name="Visited_20_Internet_20_Link">
trudeau-16863...</text:a>
"]</text:p>
      <text:p text:style-name="P4">
Topics: ['乌克兰战争', '军事', '政治', '新闻']</text:p>
      <text:p text:style-name="P4">
Keywords: ['乌克兰战争', '军事', '政治', '新闻', '世界', '乌克兰', '俄罗斯', '欧洲']</text:p>
      <text:p text:style-name="P4">
Type: Article</text:p>
      <!--METADATA-->
      <text:p text:style-name="P4">
<draw:frame draw:style-name="fr1" draw:name="Image109" text:anchor-type="as-char" svg:width="6.9236in" svg:height="4.607775in" draw:z-index="0">
<draw:image xlink:href="../Images/Aljazeera Chinese/2023-06-10T13-27-59/30953843-1682511998-1686403018.jpg" xlink:type="simple" xlink:show="embed" xlink:actuate="onLoad" draw:mime-type="image/jpeg"/>
</draw:frame>
Ukrainian leaders said their troops are currently focusing on some areas on the front(Anadoru News Agency)British military intelligence agencies describe the current operations of the Ukraine forces in the southern and eastern regions of the country. Previously, Russia confirmed that Ukraine's counterattack had begun. At the same time, the two sides continued to launch missiles and drones.</text:p>
      <text:p text:style-name="P4">
British military intelligence agencies pointed out on Twitter on the 10th that in the past 48 hours, the Ukrainian troops have performed important military operations in many fields and have achieved "good progress" in some areas -successfully wearing it successfully Through Russia's first line of defense.</text:p>
      <text:p text:style-name="P4">
However, the agency added that Ukraine's progress in other regions is slow. The agency also pointed out that in the face of these attacks, the performance of the Russian forces is different. Some of them have carried out major defense operations, while other troops were forced to retreat in an unorganized manner.</text:p>
      <text:p text:style-name="P4">
On the other hand, the commander of the Southeast Military Region in Ukraine stated that their troops launched an attack on the southern part of Zabargia and caused losses to the four units of the Russian army.</text:p>
      <text:p text:style-name="P4">
Ukrainian President Zelezki pointed out in a daily speech delivered on the evening of the 9th that the Ukraine army was fighting difficulties, but did not mention counterattacks or any specific military operations.</text:p>
      <text:p text:style-name="P4">
Zelei Sky said that the Ukraine forces are currently focusing on some areas that need to carry out specific actions to defeat the enemy.</text:p>
      <text:p text:style-name="P4">
On the other hand, Russian President Putin confirmed at a press conference held at Sochi on the 9th that the Ukraine forces started a counterattack 5 days ago, but he also said that the Ukrainian troops failed to achieve their goals on all fronts and suffered. Huge losses.</text:p>
      <text:p text:style-name="P4">
<draw:frame draw:style-name="fr1" draw:name="Image110" text:anchor-type="as-char" svg:width="6.9236in" svg:height="3.893114in" draw:z-index="0">
<draw:image xlink:href="../Images/Aljazeera Chinese/2023-06-10T13-27-59/image-159-1686368567.jpg" xlink:type="simple" xlink:show="embed" xlink:actuate="onLoad" draw:mime-type="image/jpeg"/>
</draw:frame>
Ukraine (left), Russia (right), middle from top to bottom: Lugusk, Donetsk, Helson, Crimea Peninsula, Black Sea(Peninsula TV Station)</text:p>
      <text:h text:style-name="P13" text:outline-level="4">
<text:span text:style-name="T4">
Attack Crimea</text:span>
</text:h>
      <text:p text:style-name="P4">
With the intensification of frontline warfare, Russia continued to launch missiles and drones, including Russia's Crimean Peninsula, which was annexed in 2014.</text:p>
      <text:p text:style-name="P4">
Crimea's pro -Russian authorities announced on the morning of the 10th that the air defense system has shot down two Ukrainian ballistic missile without losses.</text:p>
      <text:p text:style-name="P4">
The Russian media had previously reported the news of destroying drones over Crimea.</text:p>
      <text:p text:style-name="P4">
<draw:frame draw:style-name="fr1" draw:name="Image111" text:anchor-type="as-char" svg:width="6.9236in" svg:height="5.197196in" draw:z-index="0">
<draw:image xlink:href="../Images/Aljazeera Chinese/2023-06-10T13-27-59/RTSK8FYC-1686384311-1686403217.jpg" xlink:type="simple" xlink:show="embed" xlink:actuate="onLoad" draw:mime-type="image/jpeg"/>
</draw:frame>
One of the fragments of the drone fell on a residential building in Odessa(Reuters)</text:p>
      <text:h text:style-name="P13" text:outline-level="4">
<text:span text:style-name="T4">
Odeza's death</text:span>
</text:h>
      <text:p text:style-name="P4">
On the other hand, the Action Command of the South of Ukraine announced that three people had died after Russia launched an attack on the southern city of Odessa last night.</text:p>
      <text:p text:style-name="P4">
The headquarters spokesman Natalia Hominik said that Odessa's air defense system shot down eight Sahd drones and 2 missiles.</text:p>
      <text:p text:style-name="P4">
The spokesman added in a statement that "Due to the interception process, the fragments of one of the drones fell in a high -ranking apartment and caused a fire."</text:p>
      <text:p text:style-name="P4">
The emergency service department said that a total of 27 people including 3 children were injured, but the fire was quickly extinguished, and 12 people were rescued by the building.</text:p>
      <text:p text:style-name="P4">
On the other hand, the Ukrainian Air Force announced the destroy of the Russian forces 2 missiles launched by the country and 20 drones made by Iran last night.</text:p>
      <text:p text:style-name="P4">
Governor Dimitro Luming, Governor of Boltawa, Ukraine, said that due to Russia launched missiles and drones in the state located in central Ukraine, the "infrastructure and equipment of the local Milgore military airport were affected Damage to a certain degree.</text:p>
      <text:p text:style-name="P4">
Lu Ning added the post posted on the social platform that the attack on the use of ballistic missiles and cruise missiles also caused losses to 8 houses and multiple vehicles.</text:p>
      <text:p text:style-name="P4">
<draw:frame draw:style-name="fr1" draw:name="Image112" text:anchor-type="as-char" svg:width="6.9236in" svg:height="4.612736in" draw:z-index="0">
<draw:image xlink:href="../ConvertedIMGs/Aljazeera Chinese/2023-06-10T13-27-59/trudeau-1686393548-1686403267.png" xlink:type="simple" xlink:show="embed" xlink:actuate="onLoad" draw:mime-type="image/png"/>
</draw:frame>
Canadian Prime Minister Trudeau meets some Ukrainian military personnel(Reuters)</text:p>
      <text:h text:style-name="P13" text:outline-level="4">
<text:span text:style-name="T4">
Trudeau visit Kiev</text:span>
</text:h>
      <text:p text:style-name="P4">
On the other hand, Canadian Prime Minister Justin Trudeau visited Kiev, the capital of Ukraine on the 10th to reiterate his support for Ukraine's resistance to Russia.</text:p>
      <text:p text:style-name="P4">
Trudeau went to the monument established by the city center of Kiev to commemorate the death of the war, and presented flowers there. In addition, he also checked the destroyed tanks and military vehicles.</text:p>
      <text:p text:style-name="P4">
As one of NATO member states, in February 2022, Canada has provided Ukraine with a large number of military and financial assistance to Ukraine. At the same time, it is also one of the world's largest Ukrainian diaspora community.</text:p>
      <text:p text:style-name="P4">
News Source: <text:a xlink:type="simple" xlink:href="https://chinese.aljazeera.net/news/war-in-ukraine/2023/6/10/%e4%b9%8c%e5%85%8b%e5%85%b0%e5%86%9b%e9%98%9f%e5%9c%a8%e5%8d%97%e9%83%a8%e5%92%8c%e4%b8%9c%e9%83%a8%e5%bc%80%e5%b1%95%e9%87%8d%e8%a6%81%e8%a1%8c%e5%8a%a8%e5%8a%a0%e6%8b%bf%e5%a4%a7" text:style-name="Internet_20_link" text:visited-style-name="Visited_20_Internet_20_Link">
https://chinese.aljazeera.net/news/war-in-ukraine/2023/6/10/%e4%b9%8c%e5%85%8b%e5%85%b0%e5%86%9b%e9%98%9f%e5%9c%a8%e5%8d%97%e9%83%a8%e5%92%8c%e4%b8%9c%e9%83%a8%e5%bc%80%e5%b1%95%e9%87%8d%e8%a6%81%e8%a1%8c%e5%8a%a8%e5%8a%a0%e6%8b%bf%e5%a4%a7</text:a>
</text:p>
      <!--NEWS-->
      <text:h text:style-name="P10" text:outline-level="1">
<text:span text:style-name="T4">
Nearly a thousand people in the fourth anniversary of the delivery of the middle of the middle of the middle of the Taipei are united and supported Hong Kong</text:span>
</text:h>
      <text:p text:style-name="P4">
Author: None (Language: zh)</text:p>
      <text:p text:style-name="P4">
Publisher: None</text:p>
      <text:p text:style-name="P4">
Time: 2023-06-10T13:38:00Z</text:p>
      <text:p text:style-name="P4">
Description: Hundreds of activists, students, and Hong Kong people living in Taiwan walked on the streets of Taipei on Saturday, calling on to continue to support Hong Kong's democracy and human rights. On the Taipei Liberty Square, the participants shouted "Restarting Hong Kong, the Revolution of the Times", and chorus "Want to Glory to Hong Kong".</text:p>
      <text:p text:style-name="P4">
Videos: []</text:p>
      <text:p text:style-name="P4">
Images: []</text:p>
      <text:p text:style-name="P4">
Subject: 时政风云</text:p>
      <text:p text:style-name="P4">
Subjects: ['谷歌', '香港', '雨伞革命', '一国两制', '香港政改', '专题报道：香港“反送中”抗议']</text:p>
      <text:p text:style-name="P4">
Keywords: ['反送中', '香港', '时代革命', '一国两制', '愿荣光归香港']</text:p>
      <text:p text:style-name="P4">
Id: 65879541</text:p>
      <!--METADATA-->
      <text:p text:style-name="P4">
<text:a xlink:type="simple" xlink:href="https://www.dw.com/zh/overlay/image/article/65879541/65879168" text:style-name="Internet_20_link" text:visited-style-name="Visited_20_Internet_20_Link">
 </text:a>
(Voice of Germany Chinese) Hong Kong's counterfeit Central Movement will be on the 4th anniversary of the expiration of June 12. On Saturday (June 10), nearly a thousand people participated in the "Adverse Wind Wind Wind Wind Seeing Hong Kong" parade in Taipei and several international non -governmental organizations in Taipei, calling on all walks of life to continue to pay attention to the current situation in Hong Kong. The march organizers include Hong Kong Border City Youth, Taiwan Hong Kong Association, Taiwan Human Rights Promotion Association, International Amnesty Organization and other groups.</text:p>
      <text:p text:style-name="P4">
The fourth anniversary of the delivery, the Taiwanese civil society group held a Hong Kong parade in Taipei</text:p>
      <text:p text:style-name="P4">
Despite the intermittent rain, the enthusiasm of the participants continued, the parade walked from the Square Plaza of Taiwan University to the Free Square archway. Many people wore black clothes in black in Hong Kong in 2019. According to the organizer of Hong Kong Border City, about 1,000 people participated in Saturday's parade.</text:p>
      <text:p text:style-name="P4">
In the Taipei Free Square, the participants shouted "Restore Hong Kong, the Revolution of the Times", and urged people not to forget Hong Kong's backbuilding sports. The parade also sang the non -official eulogy "Wish to Back to Hong Kong" in the 2019 democratic protests, and this song has been banned in Hong Kong.</text:p>
      <text:p text:style-name="P4">
Participants hold the "Resistance Ritual" slogan</text:p>
      <text:p text:style-name="P4">
The chairman of the Hong Kong Association of Taiwan was moved by Taiwan's acceptance of Hong Kong immigrants and democratic people. Sanpu called for "care about Hong Kong, refusing to forget", not forgetting democratic protests that happened in Hong Kong, and not forgetting those who are still trapped. He also said that the most important thing today is to work together to prevent China from penetrating into Taiwan's democratic autonomy.</text:p>
      <text:p text:style-name="P4">
Although the weather is not good, nearly a thousand people still go to the streets of Taipei to participate in the parade</text:p>
      <text:p text:style-name="P4">
Li Mingzhe, a non -governmental organization worker who had been detained by China for 5 years, also appeared in a parade and published a short lecture. According to the Central News Agency, Li Mingzhe said that the anti -China Movement not only had an impact on Hong Kong, but also had an impact on the world, because at that time, Hong Kong was the first line of the global anti -China hegemony and the first battlefield in the world. It conveyed the world and two systems that China did not comply with their promises. The report quoted Li Mingzhe: "This kind of behavior that does not comply with the rule of law is to show human rights internally, and it is the rule of all the world."</text:p>
      <text:p text:style-name="P4">
On June 10, nearly a thousand people participated in the "Overwind to Hong Kong" parade in Taipei</text:p>
      <text:p text:style-name="P4">
The initiator and legislator Lin Yizuo of the "Taiwan Congress Hong Kong Friendship Connection" of the "Taiwan Congress Hong Kong Friendship Connection" also said that although the remarks of the Chinese government's rule are free, the groups of Hong Kong people and the ports of Ting Hong Kong continued to lobby internationally to enhance the international internationally. Following more countries have promoted measures to oppose China's oppression and solidarity in Hong Kong. He pointed out that following the US, the United Kingdom, Canada, Australia and other countries formulated a bill sanctioning major foreign government officials and their assistants, Taiwan also recently passed the "Amendment to Entry and Exit and Immigration Law". Understanding human rights actors enter the country. "Under the cooperation of the world democratic camp, it can give the dictatorship a greater pressure and allow the oppressive people to get the strength."</text:p>
      <text:p text:style-name="P4">
When Britain transferred Hong Kong sovereignty to China in 1997, the Beijing government promised that Hong Kong was free to "50 years". However, the Beijing authorities have continuously tightened their control over Hong Kong and caused democracy many times. In July 2020, Beijing issued a rigorous "Hong Kong National Security Law" to further suppress the objection.</text:p>
      <text:p text:style-name="P4">
Participants in the parade call not to forget what happened in Hong Kong</text:p>
      <text:p text:style-name="P4">
(Germany, Central News Agency, etc.)</text:p>
      <text:p text:style-name="P4">
News Source: <text:a xlink:type="simple" xlink:href="https://www.dw.com/zh/反送中四周年-近千人在台北游行团结挺港/a-65879541" text:style-name="Internet_20_link" text:visited-style-name="Visited_20_Internet_20_Link">
https://www.dw.com/zh/反送中四周年-近千人在台北游行团结挺港/a-65879541?maca=chi-rss-chi-all-1127-rdf</text:a>
</text:p>
      <!--NEWS-->
      <text:h text:style-name="P10" text:outline-level="1">
<text:span text:style-name="T4">
German media: multiple crisis</text:span>
</text:h>
      <text:p text:style-name="P4">
Author: None (Language: zh)</text:p>
      <text:p text:style-name="P4">
Publisher: None</text:p>
      <text:p text:style-name="P4">
Time: 2023-06-10T13:47:00Z</text:p>
      <text:p text:style-name="P4">
Description: The New Osto Brook believes that, given that Germany and China relations are affected by multiple crises, Germany should maintain the smooth flow of bilateral dialogue pipelines. The Austrian Standard Daily published a guest review of the financial crocodile Soros, and believes that as Russia loses its losses on the battlefield, the tight US -China relations are expected to ease.</text:p>
      <text:p text:style-name="P4">
Videos: []</text:p>
      <text:p text:style-name="P4">
Images: []</text:p>
      <text:p text:style-name="P4">
Subject: 评论分析</text:p>
      <text:p text:style-name="P4">
Subjects: ['俄罗斯', '专题报道：习近平访美', '乌克兰', '南希·佩洛西', '普京', '俄罗斯入侵乌克兰']</text:p>
      <text:p text:style-name="P4">
Keywords: ['德中关系', '中国业务', '中美关系', '俄罗斯', '俄乌战争']</text:p>
      <text:p text:style-name="P4">
Id: 65879562</text:p>
      <!--METADATA-->
      <text:p text:style-name="P4">
<text:a xlink:type="simple" xlink:href="https://www.dw.com/zh/overlay/image/article/65879562/52012922" text:style-name="Internet_20_link" text:visited-style-name="Visited_20_Internet_20_Link">
 </text:a>
German -China relations are suffering from the negative impact of multiple crises</text:p>
      <text:p text:style-name="P4">
(Voice of Germany Chinese) <text:span text:style-name="T4">
 "New Osbabulu" </text:span>
 "" "" "" "" "" "" "" "" "" "" "" "" "" "" "" "((((((?(https://www.noz.de/deutschland-welt/meinung/artikel/chinas-wirtschaft-schwaechelt-gefahr-fuer-den-welthandel-44876106)"For the title, the published comments pointed out that the rapid growth of China's trade with Russia has made the West facing a problem: how to deal with a country that is neither an enemy nor a friend?</text:p>
      <text:p text:style-name="P4">
"As the second largest economy in the world, <text:a xlink:type="simple" xlink:href="https://www.dw.com/zh/zh/美国智库中国没有大规模扩大与俄罗斯的贸易/a-65796772" text:style-name="Internet_20_link" text:visited-style-name="Visited_20_Internet_20_Link">
Trade between China and Russia</text:a>
Growing rapidly. In the West, Russia was despised for invading Ukraine. Today's German -China relations are not damaged because Beijing supports Moscow's support. China's threat to Taiwan, <text:a xlink:type="simple" xlink:href="https://www.dw.com/zh/zh/德国在哪方面依赖中国脱钩是否可行/a-65492863" text:style-name="Internet_20_link" text:visited-style-name="Visited_20_Internet_20_Link">
Germany considers reducing dependence on Chinese business</text:a>
These factors are all <text:a xlink:type="simple" xlink:href="https://www.dw.com/zh/zh/路透社-德中政府磋商前-柏林无法出台对华战略/a-65709955" text:style-name="Internet_20_link" text:visited-style-name="Visited_20_Internet_20_Link">
pressure on Germany -China relations</text:a>
Essence "</text:p>
      <text:p text:style-name="P4">
"Therefore, it is even more important to choose a good future. In recent years, the unhappiness accumulated in bilateral relations in recent years cannot disappear overnight. The crisis is very in line with the interests of Germany and the European Union. Therefore, the communication channels for China at all levels cannot be cut off. "</text:p>
      <text:p text:style-name="P4">
Russia's failure on the battlefield is expected to ease Sino -US relations?</text:p>
      <text:p text:style-name="P4">
The "Standard News" published by Vienna ** is "<text:a xlink:type="simple" xlink:href="https://www.derstandard.at/story/3000000173458/george-soros-kann-die-demokratie-die-polycrisis-ueberleben" text:style-name="Internet_20_link" text:visited-style-name="Visited_20_Internet_20_Link">
Can Democratic countries survive too many crises?</text:a>
"For the title, the founder of the" Open Social Foundation "and the financial crocodile Georgesoros, a guest review. The article pointed out that the world today is facing three major crises: artificial intelligence that is difficult to regulate is rapidly developing rapidly , Climate change is increasingly threatening the ecological environment, and the invasion of Russia's invasion of Ukraine has brought a serious negative impact on the world. However, Soros believes that the situation of the Russian and Ukraine War has not been expected earlier compared to the previous two crises. So bad, <text:a xlink:type="simple" xlink:href="https://www.dw.com/zh/zh/泽连斯基乌克兰已做好反攻准备/a-65816464" text:style-name="Internet_20_link" text:visited-style-name="Visited_20_Internet_20_Link">
Ukraine is expected to start a successful counterattack</text:a>
Essence</text:p>
      <text:p text:style-name="P4">
"Many places in Russia have already appeared uneasy under the autocratic rule of President Putin. The latest progress on the battlefield is more likely to allow the Russian people to completely deviate from Putin. Putin's dream of resurrected Tsaristian Russia will be broken. Can't pose a threat to Europe and the world. "</text:p>
      <text:p text:style-name="P4">
"If the Russian and Ukraine War can end, the world will get a positive impact. US President Biden will also get the opportunity to alleviate the tension of the United States and China. At present, China itself is undergoing economic cooling, which may make Xi Jinping more inclined to tend to be more inclined Yu and the United States reached an understanding. Biden did not seek to change the Chinese regime. He just wanted to consolidate the status quo of the Taiwan Strait. "</text:p>
      <text:p text:style-name="P4">
"If Russia was defeated in the Ukrainian battlefield, <text:a xlink:type="simple" xlink:href="https://www.dw.com/zh/zh/布林肯预计18日访华-着眼管控风险/a-65878688" text:style-name="Internet_20_link" text:visited-style-name="Visited_20_Internet_20_Link">
Sino -US relations ease</text:a>
, Governments around the world will have more space to focus on climate protection. After all, human civilization is facing a threat of destruction. However, there is only a narrow and twisting path to this goal. Therefore, whether democratic countries can survive too many crises are still a question mark. "</text:p>
      <text:p text:style-name="P4">
<text:span text:style-name="T5">
Inding the content of other media, does not represent the position or view of the Voice of Germany. _ </text:span>
 _ 吧 _</text:p>
      <text:p text:style-name="P4">
News Source: <text:a xlink:type="simple" xlink:href="https://www.dw.com/zh/德语媒体：多重危机/a-65879562" text:style-name="Internet_20_link" text:visited-style-name="Visited_20_Internet_20_Link">
https://www.dw.com/zh/德语媒体：多重危机/a-65879562?maca=chi-rss-chi-all-1127-rdf</text:a>
</text:p>
      <!--NEWS-->
      <text:h text:style-name="P10" text:outline-level="1">
<text:span text:style-name="T4">
Trump: Special Prosecutor Smith is a "Trump hatred"</text:span>
</text:h>
      <text:p text:style-name="P4">
Author: 联合早报 (Person)</text:p>
      <text:p text:style-name="P4">
Publisher: 联合早报 (Organization)</text:p>
      <text:p text:style-name="P4">
Published Time: 2023-06-10T13:50</text:p>
      <text:p text:style-name="P4">
Modified Time: 2023-06-10T14:25</text:p>
      <text:p text:style-name="P4">
Description: Former US President Trump, who faced 37 federal criminal criminal criminals, scolded the special prosecutor Smith as the "Trump Hate". The BBC reported that after the US Department of Justice was unsealed the prosecution of the Trump confidential document case on Friday (June 9) ...</text:p>
      <text:p text:style-name="P4">
Videos: []</text:p>
      <text:p text:style-name="P4">
Audios: []</text:p>
      <text:p text:style-name="P4">
Images: []</text:p>
      <text:p text:style-name="P4">
Type: NewsArticle</text:p>
      <text:p text:style-name="P4">
Breadcrumbs: ['即时', '国际']</text:p>
      <text:p text:style-name="P4">
Keywords: ['美国', '特朗普', '起诉', '拜登']</text:p>
      <!--METADATA-->
      <text:p text:style-name="P4">
Due to confidential documents <text:a xlink:type="simple" xlink:href="https://www.zaobao.com/realtime/world/story20230610-1402905" text:style-name="Internet_20_link" text:visited-style-name="Visited_20_Internet_20_Link">
face 37 federal criminal crimes</text:a>
Former President of the United States <text:a xlink:type="simple" xlink:href="https://www.zaobao.com/keywords/te-lang-pu" text:style-name="Internet_20_link" text:visited-style-name="Visited_20_Internet_20_Link">
Trump</text:a>
, Directly the special prosecutor Smith as the "Trump Hate".</text:p>
      <text:p text:style-name="P4">
After the BBC reported that after the US Department of Justice's prosecution of the Trump confidential document case on Friday (June 9), Trump violently attacked Smith, who was responsible for investigating his case on his social media platform.</text:p>
      <text:p text:style-name="P4">
Trump posted a photo of Smith in TruthSocial, saying that Smith "is Trump Hate -a psychocho with a mental problem, and he should not let him handle any cases related to 'Justice'" at all. " Essence</text:p>
      <text:p text:style-name="P4">
Trump's personal attack on Smith was exactly the same as his personal attack on Manhattan prosecutor Alvin Bragg.</text:p>
      <text:p text:style-name="P4">
Prague was a prosecutor who paid a sealing fee for porn actress Daniels during the 2016 campaign president. The judge responsible for the trial of the sealing fee recently warned Trump and his lawyer to attack the prosecutor on the social media platform.</text:p>
      <text:p text:style-name="P4">
Trump also posted another post on Friday to know why President Biden was prosecuted because he did not collect confidential documents because he did not collect confidential documents when he served as Vice President in Obama.</text:p>
      <text:p text:style-name="P4">
In November last year, Bayeng's private lawyer found a group of confidential documents during the office of "Pennsylvania Bayeon Diplomacy and Global Participation Center" in the think tank "Pennsylvania's Bayeon Diplomacy and Global Participation Center", and informed the matter to the National Archives and handed over documents. Essence</text:p>
      <text:p text:style-name="P4">
After that, a few documents with confidential labels were also found at Biden's house. Biden promised at the time that he and his team would fully cooperate with the investigation of the incident.</text:p>
      <text:p text:style-name="P4">
In January this year, Trump also found a small number of confidential documents in the home of Vice President Pence.</text:p>
      <text:p text:style-name="P4">
The U.S. Department of Justice conducted an investigation of the confidential documents of Biden and Pence. The Ministry of Justice just ended the investigation of Pence's confidential documents on June 2nd. Based on the "result" of the investigation, it would not have any allegations to Pence.</text:p>
      <text:p text:style-name="P4">
News Source: <text:a xlink:type="simple" xlink:href="https://www.zaobao.com.sg/realtime/world/story20230610-1402960" text:style-name="Internet_20_link" text:visited-style-name="Visited_20_Internet_20_Link">
https://www.zaobao.com.sg/realtime/world/story20230610-1402960</text:a>
</text:p>
      <!--NEWS-->
      <text:h text:style-name="P10" text:outline-level="1">
<text:span text:style-name="T4">
Studies: The probability of pre -professional football players is much higher than that of ordinary people</text:span>
</text:h>
      <text:p text:style-name="P4">
Publisher: 法新社</text:p>
      <text:p text:style-name="P4">
Published Time: 2023-06-10T14:02:06+00:00</text:p>
      <text:p text:style-name="P4">
Modified Time: 2023-06-10T13:50:01+00:00</text:p>
      <text:p text:style-name="P4">
Description: (Agence France -Presse, London, 10th) British England Football Association and Professional Football Association (Professional FootballLers' Association,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1" text:anchor-type="as-char" svg:width="6.9236in" svg:height="3.617581in" draw:z-index="0">
<draw:image xlink:href="../Images/rficn/2023-06-10T14-02-06-00-00/000000.png" xlink:type="simple" xlink:show="embed" xlink:actuate="onLoad" draw:mime-type="image/png"/>
</draw:frame>
The results obtained by the research conducted by the University of Nottingham in the United Kingdom supported previous studies that previous research showed that the former football players might have a high chance of suffering from neuropiamorous diseases.</text:p>
      <text:p text:style-name="P4">
The new report states that among the retired professional football players who are investigated and surveyed, 2.8%of them have notified the diagnosis of dementia or other neural cognitive diseases by medical diagnosis, and only 0.9%of the general population suffer from such diseases.</text:p>
      <text:p text:style-name="P4">
Charlottecowie, a medical chief, said: "This" The FocusStudy "(The FocusStudy) said:" A specific group of former professional football players can review their brain health. The research results support the conclusions of the previous "The FieldStudy" of "The FieldStudy" The risk of disease is higher than that of ordinary people. "</text:p>
      <text:p text:style-name="P4">
Koi admits: "This is an extremely tricky field in our sport. But we promise to cooperate with our stakeholders to help us increase this knowledge through further medical and expert analysis."</text:p>
      <text:p text:style-name="P4">
England Football Federation has been constantly criticized by proposal personnel who have not taken adequate actions to assist pre -players who are undergoing suffering of neurop awareness diseases.</text:p>
      <text:p text:style-name="P4">
The England Football Association stated that they had begun to implement the "leading industry" cerebral vibration guidelines, including restricting head hammer exercises and prohibiting unnecessary head hammer for players under the age of 12.</text:p>
      <text:p text:style-name="P4">
Since the American Professional American Football Alliance NFL reached a litigation reconciliation with thousands of former players who had neurological diseases in 2015 with a neurotic disease in 2015, the perception of cerebral vibration risks has gradually increased. Team alliances and players' unions including football, rugby and crickets around the world have strengthened their own brain vibration norms. (Translator: Zhang Zhengzheng/Calculate: Yan Siqi)</text:p>
      <text:p text:style-name="P4">
News Source: <text:a xlink:type="simple" xlink:href="https://www.rfi.fr/cn/%E8%BF%90%E5%8A%A8%E5%A4%A9%E5%9C%B0/20230610-%E7%A0%94%E7%A9%B6-%E5%89%8D%E8%81%8C%E4%B8%9A%E8%B6%B3%E7%90%83%E5%91%98%E7%BD%B9%E5%A4%B1%E6%99%BA%E7%97%87%E6%9C%BA%E7%8E%87%E8%BF%9C%E9%AB%98%E4%BA%8E%E4%B8%80%E8%88%AC%E4%BA%BA" text:style-name="Internet_20_link" text:visited-style-name="Visited_20_Internet_20_Link">
https://www.rfi.fr/cn/%E8%BF%90%E5%8A%A8%E5%A4%A9%E5%9C%B0/20230610-%E7%A0%94%E7%A9%B6-%E5%89%8D%E8%81%8C%E4%B8%9A%E8%B6%B3%E7%90%83%E5%91%98%E7%BD%B9%E5%A4%B1%E6%99%BA%E7%97%87%E6%9C%BA%E7%8E%87%E8%BF%9C%E9%AB%98%E4%BA%8E%E4%B8%80%E8%88%AC%E4%BA%BA</text:a>
</text:p>
      <!--NEWS-->
      <text:h text:style-name="P10" text:outline-level="1">
<text:span text:style-name="T4">
Lying flat or "Run"? Chinese young people face the reality of harsh employment</text:span>
</text:h>
      <text:p text:style-name="P4">
Author: None (Language: zh)</text:p>
      <text:p text:style-name="P4">
Publisher: None</text:p>
      <text:p text:style-name="P4">
Time: 2023-06-10T14:17:00Z</text:p>
      <text:p text:style-name="P4">
Description: China's unemployment rate has reached the highest level of history. For many confused young people, the choice in front of them is either "lying down" or "moisturizing" abroad.</text:p>
      <text:p text:style-name="P4">
Videos: []</text:p>
      <text:p text:style-name="P4">
Images: []</text:p>
      <text:p text:style-name="P4">
Subject: 时政风云</text:p>
      <text:p text:style-name="P4">
Subjects: []</text:p>
      <text:p text:style-name="P4">
Keywords: ['专题报道：中国经济何处去？']</text:p>
      <text:p text:style-name="P4">
Id: 65879593</text:p>
      <!--METADATA-->
      <text:p text:style-name="P4">
<text:a xlink:type="simple" xlink:href="https://www.dw.com/zh/overlay/image/article/65879593/64828207" text:style-name="Internet_20_link" text:visited-style-name="Visited_20_Internet_20_Link">
 </text:a>
China's youth unemployment rate reaches the highest history</text:p>
      <text:p text:style-name="P4">
(Voice of Germany Chinese) For Annie (pseudonym) and many other young people, survival in big cities in China is like an endless struggle.</text:p>
      <text:p text:style-name="P4">
"Young people are particularly difficult to find a job now, and the level of income has begun to decline." The young woman who was unwilling to disclose a full name told the Voice of Germany.</text:p>
      <text:p text:style-name="P4">
Although since the end of last year, the Chinese government has abandoned the strict zero -epidemic prevention policy, the overall economic situation has recovered, but <text:a xlink:type="simple" xlink:href="https://www.dw.com/zh/zh/青年失业率居高不下-靠孔乙己脱长衫解决/a-65732307" text:style-name="Internet_20_link" text:visited-style-name="Visited_20_Internet_20_Link">
youth unemployment rate</text:a>
Still at the highest level of history. Official statistics show that in April this year, about 20.4%among groups 16 to 24 years old are unemployed. Compared with the unemployment rate of 5.2%of the overall employment population, the unemployment rate of young groups is almost four times higher.</text:p>
      <text:p text:style-name="P4">
In addition, with the arrival of the graduation season, millions of university graduates will also enter the employment market.</text:p>
      <text:p text:style-name="P4">
"In the next few years, the problem of unemployment of young people in China may only become more and more serious." Sahzadqazi, executive director of the "China Beige Book". The headquarters in New York is committed to providing independent survey data on the Chinese economy.</text:p>
      <text:p text:style-name="P4">
According to statistics from the Ministry of Education of China, Chinese college graduates are expected to exceed 11 million in 2023</text:p>
      <text:p text:style-name="P4">
In the past 20 years, China has maintained its continuous economic growth. However, as the economic development model has shifted from the low -cost processing industry to the pillar of high -tech and service -oriented industries, the unemployment rate of young people is rising at the rate of higher than other ages.</text:p>
      <text:p text:style-name="P4">
There is also one factors that produce negative effects, that is, during the epidemic, the Chinese government has combined and rectified technology, education, entertainment, and real estate industries, which aims to strengthen the country's control over large enterprises. This has led to the technology industry giants including Tencent, Alibaba, Sina, etc. have announced significant layoffs in recent months -and these companies are often employed by young people who have received higher education.</text:p>
      <text:h text:style-name="P12" text:outline-level="3">
<text:span text:style-name="T4">
New crown epidemic caused a blow to the service industry</text:span>
</text:h>
      <text:p text:style-name="P4">
For millions of <text:a xlink:type="simple" xlink:href="https://www.dw.com/zh/zh/毕业即失业-中国年轻人失业率居高不下/a-64834417" text:style-name="Internet_20_link" text:visited-style-name="Visited_20_Internet_20_Link">
young college graduates</text:a>
In terms of lack of attractive employment opportunities, it has become a cruel reality they have to face.</text:p>
      <text:p text:style-name="P4">
"Many people lose their jobs during the epidemic, and when they are trying to find similar jobs in business, finance, media and technology industries, they will find that many of the well -paid positions are for those who have worked for several years. The experienced person was prepared, and Annie told Germany.</text:p>
      <text:p text:style-name="P4">
According to the investigation and research by the US Investment Bank Goldman Sachs, in the economic downturn, young people are more vulnerable to affected because their work experience is relatively less. In China, this disadvantage was worsened by the new crown epidemic, and the service industry was particularly serious.</text:p>
      <text:h text:style-name="P12" text:outline-level="3">
<text:span text:style-name="T4">
"Decent work" is getting less and less</text:span>
</text:h>
      <text:p text:style-name="P4">
The above -mentioned Goldman Sachs report also mentioned that the skills obtained by college graduates in colleges and universities are often deviated with the skills required by enterprise employers. This phenomenon is particularly obvious in education and sports industries.</text:p>
      <text:p text:style-name="P4">
Some experts have pointed out that the lack of "decent work" is common in China and other countries in the world. "People often say that college graduates do not want to work in the factory, but the current trend of China and the world is that they have less and less decent work -this means that they can provide high work guarantee, salary and benefits. Elifriedman, a generous and enabled young people to stand in a large city in a big city ", and the Chinese laborers market developed as the focus of the Chinese labor market as the focus of research.</text:p>
      <text:p text:style-name="P4">
Vinson (pseudonym) is a young Chinese in his 20s. He told a Voice of Germany that since the epidemic, many companies have required employees to extend working hours, but at the same time, they have to reduce wages or no more wages. Faced with such changes, many of his friends chose to give up struggle and lay flat. Some people are brewing "Run" abroad.</text:p>
      <text:h text:style-name="P12" text:outline-level="3">
<text:span text:style-name="T4">
"Run" culture reflects questioning of the system</text:span>
</text:h>
      <text:p text:style-name="P4">
In order to reduce the unemployment rate, <text:a xlink:type="simple" xlink:href="https://www.dw.com/zh/zh/降薪招致抗议中央抓就业中国经济的艰难日子来了/a-65606559" text:style-name="Internet_20_link" text:visited-style-name="Visited_20_Internet_20_Link">
the Chinese government introduced a fifteen -point plan</text:a>
It includes providing vocational training for young people, promising to increase employment in state -owned enterprises, and support young people to start a business.</text:p>
      <text:p text:style-name="P4">
"China Blood Book" executive director Kazaki said these measures are important, but Beijing also needs to focus on the vitality of restoring private enterprises and SMEs, so as to create more investment and employment.</text:p>
      <text:p text:style-name="P4">
Although young people do not seem to have a political threat to the Chinese government, experts agree that young people in some cities may realize that in today's China, "national power is not limited."</text:p>
      <text:p text:style-name="P4">
Professor Friedman of Cornell University pointed out that young people's urge to "moisturize" may also show that they lack confidence in China's political system. "If they lack confidence in the stability of the system, and at the same time feel that they have no ability to change the status quo, then leaving may be a rational response to this situation."</text:p>
      <text:p text:style-name="P4">
News Source: <text:a xlink:type="simple" xlink:href="https://www.dw.com/zh/躺平还是-润-？中国年轻人面对严酷就业现实/a-65879593" text:style-name="Internet_20_link" text:visited-style-name="Visited_20_Internet_20_Link">
https://www.dw.com/zh/躺平还是-润-？中国年轻人面对严酷就业现实/a-65879593?maca=chi-rss-chi-all-1127-rdf</text:a>
</text:p>
      <!--NEWS-->
      <text:h text:style-name="P10" text:outline-level="1">
<text:span text:style-name="T4">
Chairman of the German Teacher Association: Elementary school should ban English classes</text:span>
</text:h>
      <text:p text:style-name="P4">
Author: None (Language: zh)</text:p>
      <text:p text:style-name="P4">
Publisher: None</text:p>
      <text:p text:style-name="P4">
Time: 2023-06-10T14:23:00Z</text:p>
      <text:p text:style-name="P4">
Description: The Chairman of the German Teachers Association believes that primary school students should focus on German and mathematical subjects, not English. Before he issued this statement, the IGLU of FIBI surveyed IGLU announced the test results. It shows that the performance of German elementary school students is unsatisfactory compared with many other countries in other countries.</text:p>
      <text:p text:style-name="P4">
Videos: []</text:p>
      <text:p text:style-name="P4">
Images: []</text:p>
      <text:p text:style-name="P4">
Subject: 德国新闻</text:p>
      <text:p text:style-name="P4">
Subjects: ['德语']</text:p>
      <text:p text:style-name="P4">
Keywords: ['德国教育', '英语课程', '小学', '德语']</text:p>
      <text:p text:style-name="P4">
Id: 65879706</text:p>
      <!--METADATA-->
      <text:p text:style-name="P4">
<text:a xlink:type="simple" xlink:href="https://www.dw.com/zh/overlay/image/article/65879706/65649095" text:style-name="Internet_20_link" text:visited-style-name="Visited_20_Internet_20_Link">
 </text:a>
One -quarter fourth -year German students cannot complete normal reading</text:p>
      <text:p text:style-name="P4">
(Voice of Germany) Heinz-Petermeidinger, Chairman of the German Teachers Association, believes that German primary schools should cancel English classes, and teachers should use this course to improve their children's German reading and mathematical ability.</text:p>
      <text:p text:style-name="P4">
In an interview with the Deguanglian ARD on Friday (June 9), it is wrong to use English lessons as a key subject for primary schools. "We believe that English classes are optional. You can focus on reading lessons and other ... Education in elementary education, we must pay more attention to some basic knowledge, such as reading, writing and arithmetic."</text:p>
      <text:p text:style-name="P4">
Chairman of the German Teachers Association Matteoge</text:p>
      <text:p text:style-name="P4">
Where does this suggestion come from?</text:p>
      <text:p text:style-name="P4">
Midinge's statement was proposed after the International Primary School Reading Survey (IGLU) last month. The test results show that compared with their peers in many other countries, German elementary school students have poor performance. <text:a xlink:type="simple" xlink:href="https://www.dw.com/zh/zh/德国四年级小学生阅读能力下降/a-65647318" text:style-name="Internet_20_link" text:visited-style-name="Visited_20_Internet_20_Link">
A quarter of German fourth -year students cannot complete normal reading</text:a>
Essence</text:p>
      <text:p text:style-name="P4">
Another test -educational trend reported by students in the fourth grade last year showed that the children's mathematics and Chinese ability deteriorated significantly. Midinge said that in some cases, primary school students can retain the English class of elementary school students. However, he believes that in 70%to 90%of students with immigration background and almost no German level, it is more meaningful to focus on German rather than English.</text:p>
      <text:p text:style-name="P4">
Further reading: <text:a xlink:type="simple" xlink:href="https://www.dw.com/zh/zh/如果讲一口纯正的德式英语/a-54348689" text:style-name="Internet_20_link" text:visited-style-name="Visited_20_Internet_20_Link">
If you speak a pure "German English"? </text:a>
</text:p>
      <text:p text:style-name="P4">
(Agence France -Presse, Germany)</text:p>
      <text:p text:style-name="P4">
News Source: <text:a xlink:type="simple" xlink:href="https://www.dw.com/zh/德教师协会主席：小学应取缔英语课/a-65879706" text:style-name="Internet_20_link" text:visited-style-name="Visited_20_Internet_20_Link">
https://www.dw.com/zh/德教师协会主席：小学应取缔英语课/a-65879706?maca=chi-rss-chi-all-1127-rdf</text:a>
</text:p>
      <!--NEWS-->
      <text:h text:style-name="P10" text:outline-level="1">
<text:span text:style-name="T4">
High temperature brewing Hong Kong double yellow duckling exhibition left one support</text:span>
</text:h>
      <text:p text:style-name="P4">
Publisher: 法新社</text:p>
      <text:p text:style-name="P4">
Published Time: 2023-06-10T14:32:06+00:00</text:p>
      <text:p text:style-name="P4">
Modified Time: 2023-06-10T14:05:02+00:00</text:p>
      <text:p text:style-name="P4">
Description: (Agence France -Presse, Hong Kong, 10th) Dutch artist Huffman's large -scale inflatable device "Yellow Duckling" has returned to Hong Kong. One of the ducklings caused abnormalities in the outer skin due to the high temperature. The organizer was discouraged today. The inspection allows the only one duck to support the Victoria Harbor.</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6" text:anchor-type="as-char" svg:width="6.9236in" svg:height="3.617581in" draw:z-index="0">
<draw:image xlink:href="../Images/rficn/2023-06-10T14-32-06-00-00/000000.png" xlink:type="simple" xlink:show="embed" xlink:actuate="onLoad" draw:mime-type="image/png"/>
</draw:frame>
Florentijnhofman, who has set off a whirlwind in the world, is 18 meters high. This time, he returned to Hong Kong for 10 years and exhibited 2. According to Hofman's saying, "good things become double". The exhibition is scheduled for 2 weeks.</text:p>
      <text:p text:style-name="P4">
Hong Kong has a temperature of 33 degrees Celsius today. The organizer wrote in the official Instagram account: "At more than one after the afternoon, the on -site worker was inspected in a routine inspection in one of the rubber ducks according to the procedure. After time, after discussion, it was decided to release the connection stitching instant air deflation to avoid risks, and arranged the ship to transport it back to the shipyard for repair. "</text:p>
      <text:p text:style-name="P4">
The statement also said that another rubber duck was also checked, and no abnormalities were found for the time being, and the exhibition continued as scheduled.</text:p>
      <text:p text:style-name="P4">
News Source: <text:a xlink:type="simple" xlink:href="https://www.rfi.fr/cn/%E7%BC%A4%E7%BA%B7%E4%B8%96%E7%95%8C/20230610-%E9%AB%98%E6%B8%A9%E9%85%BF%E7%A5%B8-%E9%A6%99%E6%B8%AF%E5%8F%8C%E9%BB%84%E8%89%B2%E5%B0%8F%E9%B8%AD%E5%B1%95%E5%89%A9%E4%B8%80%E5%8F%AA%E6%92%91%E5%9C%BA" text:style-name="Internet_20_link" text:visited-style-name="Visited_20_Internet_20_Link">
https://www.rfi.fr/cn/%E7%BC%A4%E7%BA%B7%E4%B8%96%E7%95%8C/20230610-%E9%AB%98%E6%B8%A9%E9%85%BF%E7%A5%B8-%E9%A6%99%E6%B8%AF%E5%8F%8C%E9%BB%84%E8%89%B2%E5%B0%8F%E9%B8%AD%E5%B1%95%E5%89%A9%E4%B8%80%E5%8F%AA%E6%92%91%E5%9C%BA</text:a>
</text:p>
      <!--NEWS-->
      <text:h text:style-name="P10" text:outline-level="1">
<text:span text:style-name="T4">
Tokyo Haneda Airport suspected to collide with no one to hurt the Thai Airlines passenger aircraft, a wing of a wing was broken</text:span>
</text:h>
      <text:p text:style-name="P4">
Author: 联合早报 (Person)</text:p>
      <text:p text:style-name="P4">
Publisher: 联合早报 (Organization)</text:p>
      <text:p text:style-name="P4">
Published Time: 2023-06-10T14:54</text:p>
      <text:p text:style-name="P4">
Modified Time: 2023-06-10T14:58</text:p>
      <text:p text:style-name="P4">
Description: The Japan Broadcasting Association (NHK) reported that two passenger planes at Tokyo Haneda Airport were suspected of jumping near a taxiway, and no one was injured in the incident. Reuters reports that NHK's video screen shows that there is a Changrong Airlines aircraft and a Thai aircraft on the ground. Thai...</text:p>
      <text:p text:style-name="P4">
Videos: []</text:p>
      <text:p text:style-name="P4">
Audios: []</text:p>
      <text:p text:style-name="P4">
Images: []</text:p>
      <text:p text:style-name="P4">
Type: NewsArticle</text:p>
      <text:p text:style-name="P4">
Breadcrumbs: ['即时', '国际']</text:p>
      <text:p text:style-name="P4">
Keywords: ['日本', '东京', '羽田机场', '飞机']</text:p>
      <!--METADATA-->
      <text:p text:style-name="P4">
The Japan Broadcasting Association (NHK) reported that two passenger planes at Tokyo Haneda Airport were suspected of jumping near a taxiway, and no one was injured in the incident.</text:p>
      <text:p text:style-name="P4">
Reuters reports that NHK's video screen shows that there is a Changrong Airlines aircraft and a Thai aircraft on the ground. A wing of the Thai Airlines passenger plane seems to be broken, and the ground near the runway seems to be somewhat fragmented.</text:p>
      <text:p text:style-name="P4">
The incident took place at around 11 am on Saturday (June 10) (around 10 am in Singapore Saturday time). It was reported earlier that Haneda Airport closed a runway, and the fuselage of the two planes did not obviously damage the traces of damage.</text:p>
      <text:p text:style-name="P4">
The Ministry of Communications of Japan did not immediately respond to the request of the comment.</text:p>
      <text:p text:style-name="P4">
News Source: <text:a xlink:type="simple" xlink:href="https://www.zaobao.com.sg/realtime/world/story20230610-1402968" text:style-name="Internet_20_link" text:visited-style-name="Visited_20_Internet_20_Link">
https://www.zaobao.com.sg/realtime/world/story20230610-1402968</text:a>
</text:p>
      <!--NEWS-->
      <text:h text:style-name="P10" text:outline-level="1">
<text:span text:style-name="T4">
Kelly see whether Muyudin explains whether to join the Tuling Party next week</text:span>
</text:h>
      <text:p text:style-name="P4">
Author: 联合早报 (Person)</text:p>
      <text:p text:style-name="P4">
Publisher: 联合早报 (Organization)</text:p>
      <text:p text:style-name="P4">
Published Time: 2023-06-10T15:15</text:p>
      <text:p text:style-name="P4">
Modified Time: 2023-06-10T15:15</text:p>
      <text:p text:style-name="P4">
Description: Malaysia Avant -garde Kelly met Mu Yuding, Chairman of the Turkish Unity Party next week, and explained to Muyudin whether he decided to join the Turkish Party. "Malaysia Today" quoted the "Star" report that Kelly revealed in the show of the podcast of the podium hosted by the UMNO Propaganda Director Sha Liu that he would be with Mu ...</text:p>
      <text:p text:style-name="P4">
Videos: []</text:p>
      <text:p text:style-name="P4">
Audios: []</text:p>
      <text:p text:style-name="P4">
Images: []</text:p>
      <text:p text:style-name="P4">
Type: NewsArticle</text:p>
      <text:p text:style-name="P4">
Breadcrumbs: ['即时', '国际']</text:p>
      <text:p text:style-name="P4">
Keywords: ['马来西亚', '凯利', '土著团结党', '慕尤丁', '巫统']</text:p>
      <!--METADATA-->
      <text:p text:style-name="P4">
Malaysia Avant -garde Kelly met Mu Yuding, Chairman of the Turkish Unity Party next week, and explained to Muyudin whether he decided to join the Turkish Party.</text:p>
      <text:p text:style-name="P4">
"Malaysia Today" quoted the "Star" report that Kelly revealed in the show with the podcast of the former Umno Propaganda Director Sha Liu that he would meet with Muyudin next week and related to Muyudin's invitation to the party.</text:p>
      <text:p text:style-name="P4">
Kelly did not provide other details or the date of the two.</text:p>
      <text:p text:style-name="P4">
Kelly also said in the podcast show that he had not been politically unrelated to the former Ministry of Defense Senior Minister Xishan Mu Ding in the near future, nor did he involve any conspiracy. "I have known Heshan Mu Ding for a long time. I have participated in politics, because he took me to UMNO."</text:p>
      <text:p text:style-name="P4">
Kelly said that he told Heshan Mu Ding that he would meet with Muyudin to let Murdin know whether he decided to join the Tuling Party.</text:p>
      <text:p text:style-name="P4">
On January 27 this year, the UMNO Supreme Council fired 44 party members, including Kelly, and Hishan Mu Ding was one of them frozen for six years.</text:p>
      <text:p text:style-name="P4">
Muyudin confirmed last month that the Turkish Party Party was lobbying Kelly to join the party, and he would be the highest director of the party as soon as he joined the party.</text:p>
      <text:p text:style-name="P4">
Although many political parties beckoned to Kelly, Kelly said recently that joining his party requires a lot of adaptation, and he also considers the establishment of a new party.</text:p>
      <text:p text:style-name="P4">
News Source: <text:a xlink:type="simple" xlink:href="https://www.zaobao.com.sg/realtime/world/story20230610-1403073" text:style-name="Internet_20_link" text:visited-style-name="Visited_20_Internet_20_Link">
https://www.zaobao.com.sg/realtime/world/story20230610-1403073</text:a>
</text:p>
      <!--NEWS-->
      <text:h text:style-name="P10" text:outline-level="1">
<text:span text:style-name="T4">
Studies: By the next century, more than a quarter of corals around the world or illness due to climate change</text:span>
</text:h>
      <text:p text:style-name="P4">
Author: 联合早报 (Person)</text:p>
      <text:p text:style-name="P4">
Publisher: 联合早报 (Organization)</text:p>
      <text:p text:style-name="P4">
Published Time: 2023-06-10T15:25</text:p>
      <text:p text:style-name="P4">
Modified Time: 2023-06-10T15:25</text:p>
      <text:p text:style-name="P4">
Description: A study by the University of New South Wales in Australia believes that with the increase in marine temperatures caused by climate change, more than three -quarters of corals around the world will be ill in the next century, which will seriously affect the marine ecosystem. Xinhua News Agency reported that unlike albinization, coral disease is due to the immunity of coral ...</text:p>
      <text:p text:style-name="P4">
Videos: []</text:p>
      <text:p text:style-name="P4">
Audios: []</text:p>
      <text:p text:style-name="P4">
Images: []</text:p>
      <text:p text:style-name="P4">
Type: NewsArticle</text:p>
      <text:p text:style-name="P4">
Breadcrumbs: ['即时', '国际']</text:p>
      <text:p text:style-name="P4">
Keywords: ['研究', '气候变化', '海洋']</text:p>
      <!--METADATA-->
      <text:p text:style-name="P4">
A study by the University of New South Wales in Australia believes that with the increase in marine temperatures caused by climate change, more than three -quarters of corals around the world will be ill in the next century, which will seriously affect the marine ecosystem.</text:p>
      <text:p text:style-name="P4">
Xinhua News Agency reported that unlike albinization, coral diseases are caused by damage by coral immune systems, and most of the sick corals will die. With the death of corals, the ecosystem of the entire coral reef will be affected.</text:p>
      <text:p text:style-name="P4">
Australia studies and analyzed 108 research on coral health, compared with the disease of corals with the changes in the temperature of the marine surface temperature. Researchers have found that the prevalence of corals increases with the rise of the ocean temperature. In the 25 years of 2018, global corals have doubled to 9.92%.</text:p>
      <text:p text:style-name="P4">
The model of this study predicts that according to the current heating trend, in the worst case, the prevalence of global corals in 2100 will reach 76.8%.</text:p>
      <text:p text:style-name="P4">
Researchers say that corals are a sensitive creature. The temperature, salinity and water quality of the seawater will affect the survival of corals. The rise in marine temperatures will cause corals to "feel pressure", affect the immune system. At the same time, the rise in marine temperatures has also enhanced the reproductive ability of pathogens such as fungi and bacteria, increasing the risk of coral being infected.</text:p>
      <text:p text:style-name="P4">
Berke, a doctoral student of the University of New South Wales, who led this study, said that coral reefs play an important role in marine ecosystems, which is also closely related to the development of fisheries and tourism. Coral disease is an important reason for global coral death and coral reef degeneration. The model of this study shows that even if the ocean heated up at a more conservative rate, the situation will continue to deteriorate. This also highlighted the importance of quickly taking action to slow down climate warming.</text:p>
      <text:p text:style-name="P4">
Research from the University of New South Wales in Australia has been published in the monthly journal of Ecological Communication.</text:p>
      <text:p text:style-name="P4">
News Source: <text:a xlink:type="simple" xlink:href="https://www.zaobao.com.sg/realtime/world/story20230610-1403074" text:style-name="Internet_20_link" text:visited-style-name="Visited_20_Internet_20_Link">
https://www.zaobao.com.sg/realtime/world/story20230610-1403074</text:a>
</text:p>
      <!--NEWS-->
      <text:h text:style-name="P10" text:outline-level="1">
<text:span text:style-name="T4">
The Dalai Lama meets the widow of the Nobel Peace Prize winner Liu Xiaobo Liu Xia</text:span>
</text:h>
      <text:p text:style-name="P4">
Author: None</text:p>
      <text:p text:style-name="P4">
Publisher: Radio Free Asia (Organization)</text:p>
      <text:p text:style-name="P4">
Published Time: 2023-06-10T15:27:15-04:00</text:p>
      <text:p text:style-name="P4">
Modified Time: 2023-06-10T15:27:1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7" text:anchor-type="as-char" svg:width="6.9236in" svg:height="4.612011in" draw:z-index="0">
<draw:image xlink:href="../Images/rfamandarin/2023-06-10T15-27-15-04-00/000000.png" xlink:type="simple" xlink:show="embed" xlink:actuate="onLoad" draw:mime-type="image/png"/>
</draw:frame>
The Dalai Lama meets the widow of the Nobel Peace Prize winner Liu Xiaobo, Liu Xia <text:a xlink:type="simple" xlink:href="https://www.rfa.org/mandarin/Xinwen/st-06102023152621.html/@@images/image" text:style-name="Internet_20_link" text:visited-style-name="Visited_20_Internet_20_Link">
</text:a>
Dalai Lama Office</text:p>
      <text:p text:style-name="P4">
The Tibetan spiritual leader Dalai Lama met with the participants who participated in the "China and International Political Change" seminar on the 10th on the 10th, including Liu Xia, the widow of the Nobel Peace Prize winner Liu Xiaobo. Liu Xia presented Hada to the Dalai Lama and introduced the collection of Liu Xiaobo Poetry and her own photography collection to the Dalai Lama. The two hugged each other for several times and greeted each other.</text:p>
      <text:p text:style-name="P4">
Liu Xia, who lives in Germany for a long time, has not appeared for a long time. This trip is quite low -key and does not interview.</text:p>
      <text:p text:style-name="P4">
It is reported that the Tibetan Government Policy Research Center has recently held the "Political Change Bureau of China and the International" in Dallanala. In addition to Liu Xia, the participants present were Was Kaixi, Xi Haiming, Xia Ming, Qin Jin, Zhong Jinjiang, and Zhong Jinjiang, and Zhong Jinjiang, and Zhong Jinjiang, and Zhong Jinjiang. Li Yantan, Qian Zhijian and other overseas Uighurs, Mongolia, Chinese Democratic Games, Hong Kong and Taiwan NGO workers, scholars and groups.</text:p>
      <text:p text:style-name="P4">
Editor Xu Shuting</text:p>
      <text:p text:style-name="P4">
News Source: <text:a xlink:type="simple" xlink:href="https://www.rfa.org/mandarin/Xinwen/st-06102023152621.html" text:style-name="Internet_20_link" text:visited-style-name="Visited_20_Internet_20_Link">
https://www.rfa.org/mandarin/Xinwen/st-06102023152621.html</text:a>
</text:p>
      <!--NEWS-->
      <text:h text:style-name="P10" text:outline-level="1">
<text:span text:style-name="T4">
Zerrenceky confirms that Ukraine is fighting against Russia</text:span>
</text:h>
      <text:p text:style-name="P4">
Publisher: 法新社</text:p>
      <text:p text:style-name="P4">
Published Time: 2023-06-10T15:32:09+00:00</text:p>
      <text:p text:style-name="P4">
Modified Time: 2023-06-10T15:05:03+00:00</text:p>
      <text:p text:style-name="P4">
Description: (AFP, Kiev, 10th) Ukrainian President Zeroski said today that the counterattack against the Russian forces is underwa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9" text:anchor-type="as-char" svg:width="6.9236in" svg:height="3.617581in" draw:z-index="0">
<draw:image xlink:href="../Images/rficn/2023-06-10T15-32-09-00-00/000000.png" xlink:type="simple" xlink:show="embed" xlink:actuate="onLoad" draw:mime-type="image/png"/>
</draw:frame>
Volodymyr ZELENSkyYy, in Kiev, Ukrainian capital Kiev, a joint press conference on Junintrudeau, who visited the Canadian Prime Minister, pointed out: "Counterattack and defense operations are occurring in Ukraine, but I will not talk about what stage I am currently in the current place. ","</text:p>
      <text:p text:style-name="P4">
He also said that he kept in touch with the military commanders, including Valery Zaluzhny, chief commander of the Ukrainian armed forces every day. Everyone is full of hope now.</text:p>
      <text:p text:style-name="P4">
News Source: <text:a xlink:type="simple" xlink:href="https://www.rfi.fr/cn/%E5%9B%BD%E9%99%85%E6%8A%A5%E9%81%93/20230610-%E6%B3%BD%E4%BC%A6%E6%96%AF%E5%9F%BA%E8%AF%81%E5%AE%9E-%E4%B9%8C%E5%85%8B%E5%85%B0%E6%AD%A3%E5%AF%B9%E4%BF%84%E7%BD%97%E6%96%AF%E8%BF%9B%E8%A1%8C%E5%8F%8D%E6%94%BB" text:style-name="Internet_20_link" text:visited-style-name="Visited_20_Internet_20_Link">
https://www.rfi.fr/cn/%E5%9B%BD%E9%99%85%E6%8A%A5%E9%81%93/20230610-%E6%B3%BD%E4%BC%A6%E6%96%AF%E5%9F%BA%E8%AF%81%E5%AE%9E-%E4%B9%8C%E5%85%8B%E5%85%B0%E6%AD%A3%E5%AF%B9%E4%BF%84%E7%BD%97%E6%96%AF%E8%BF%9B%E8%A1%8C%E5%8F%8D%E6%94%BB</text:a>
</text:p>
      <!--NEWS-->
      <text:h text:style-name="P10" text:outline-level="1">
<text:span text:style-name="T4">
The United States Ambassador to the United Nations "is deeply concerned" for military cooperation between Russia and Iran</text:span>
</text:h>
      <text:p text:style-name="P4">
Author: chinese@voanews.com (弗恩·鲁滨逊)</text:p>
      <text:p text:style-name="P4">
Publisher: 美国之音中文网 (Type: NewsMediaOrganization)</text:p>
      <text:p text:style-name="P4">
Published Time: 2023-06-10T16:00:55+08:00</text:p>
      <text:p text:style-name="P4">
Modified Time: 2023-06-10 08:00:55Z</text:p>
      <text:p text:style-name="P4">
Description: The United States Ambassador to the United Nations Linda Thomas-Greenfield said on Friday that she was deeply concerned about "strengthening military cooperation" between Russia and Iran because it made "Russia can launch cruelly to Ukraine war".</text:p>
      <text:p text:style-name="P4">
Videos: []</text:p>
      <text:p text:style-name="P4">
Images: []</text:p>
      <text:p text:style-name="P4">
Categories: '美国'</text:p>
      <text:p text:style-name="P4">
Type: None</text:p>
      <!--METADATA-->
      <text:p text:style-name="P4">
Nonenone</text:p>
      <text:p text:style-name="P4">
News Source: <text:a xlink:type="simple" xlink:href="https://www.voachinese.com/a/us-ambassador-to-un-gravely-concerned-about-russia-iran-military-cooperation-20230610/7131351.html" text:style-name="Internet_20_link" text:visited-style-name="Visited_20_Internet_20_Link">
https://www.voachinese.com/a/us-ambassador-to-un-gravely-concerned-about-russia-iran-military-cooperation-20230610/7131351.html</text:a>
</text:p>
      <!--NEWS-->
      <text:h text:style-name="P10" text:outline-level="1">
<text:span text:style-name="T4">
Chechen's receiving Chinese armored vehicles caused the suspicion of invading Ukraine</text:span>
</text:h>
      <text:p text:style-name="P4">
Author: None</text:p>
      <text:p text:style-name="P4">
Publisher: Radio Free Asia (Organization)</text:p>
      <text:p text:style-name="P4">
Published Time: 2023-06-10T16:54:41-04:00</text:p>
      <text:p text:style-name="P4">
Modified Time: 2023-06-10T16:54:4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30" text:anchor-type="as-char" svg:width="6.9236in" svg:height="4.656679in" draw:z-index="0">
<draw:image xlink:href="../Images/rfamandarin/2023-06-10T16-54-41-04-00/000000.png" xlink:type="simple" xlink:show="embed" xlink:actuate="onLoad" draw:mime-type="image/png"/>
</draw:frame>
Chechen's receiving Chinese armored vehicles caused by fear of invading Ukraine's doubts <text:a xlink:type="simple" xlink:href="https://www.rfa.org/mandarin/Xinwen/6-06102023164153.html/@@images/image" text:style-name="Internet_20_link" text:visited-style-name="Visited_20_Internet_20_Link">
</text:a>
Associated Press Picture</text:p>
      <text:p text:style-name="P4">
After uploading the online film of Chinese armored vehicles this week, Chechen President Kadrov caused Chinese equipment to be used to support Russia's military operations.</text:p>
      <text:p text:style-name="P4">
According to the Wall Street Journal report on the 9th, Russian President Vladimir Putin ally, Ramzankadyrov's encrypted communication software Telegram, appeared on the 7th. There were no armed armored troops in the film. Cadrov provided soldiers and equipment for Russia in the Ukrainian war, but the use of these Chinese armored vehicles was still unable to confirm.</text:p>
      <text:p text:style-name="P4">
These armored troops are designed for multi -purpose functions for limited military operations and police town atrocities. The roof can be installed with weapons, which is manufactured by Shaanxi Baoji special auto factory by the northern Chinese military contract.</text:p>
      <text:p text:style-name="P4">
The current film of Chinese armored vehicles also caused other doubts, including the intention of Kadrov uploading the film.</text:p>
      <text:p text:style-name="P4">
Shaanxi Baoji Special Automobile Factory did not respond to email questions. The Chinese Ministry of Foreign Affairs stated that it was unclear and emphasized that China complied with its "not arched fire or fueling" policy. The Kremlin did not respond to the request immediately.</text:p>
      <text:p text:style-name="P4">
The Wall Street Journal cannot confirm when and how they enter Chechen, and what they use.</text:p>
      <text:p text:style-name="P4">
According to the Institute of International Peace of Stockholm, armored vehicles were the second largest export military products in China last year, with an export value of 392 million US dollars, second only to the aircraft $ 73 million. Data show that China exports many national armored vehicles, including Afghanistan, Cambodia and other countries.</text:p>
      <text:p text:style-name="P4">
(Responsible editor: (：)</text:p>
      <text:p text:style-name="P4">
News Source: <text:a xlink:type="simple" xlink:href="https://www.rfa.org/mandarin/Xinwen/6-06102023164153.html" text:style-name="Internet_20_link" text:visited-style-name="Visited_20_Internet_20_Link">
https://www.rfa.org/mandarin/Xinwen/6-06102023164153.html</text:a>
</text:p>
      <!--NEWS-->
      <text:h text:style-name="P10" text:outline-level="1">
<text:span text:style-name="T4">
Russia: Military relations with China provides "stability" for the world</text:span>
</text:h>
      <text:p text:style-name="P4">
Author: None</text:p>
      <text:p text:style-name="P4">
Publisher: Radio Free Asia (Organization)</text:p>
      <text:p text:style-name="P4">
Published Time: 2023-06-10T16:58:39-04:00</text:p>
      <text:p text:style-name="P4">
Modified Time: 2023-06-10T16:58:3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32" text:anchor-type="as-char" svg:width="6.9236in" svg:height="4.612011in" draw:z-index="0">
<draw:image xlink:href="../Images/rfamandarin/2023-06-10T16-58-39-04-00/000000.png" xlink:type="simple" xlink:show="embed" xlink:actuate="onLoad" draw:mime-type="image/png"/>
</draw:frame>
Chief of Staff of the Russian Armed Forces Waleri Glasimov(Valery Gerasimov) <text:a xlink:type="simple" xlink:href="https://www.rfa.org/mandarin/Xinwen/7-06102023165520.html/@@images/image" text:style-name="Internet_20_link" text:visited-style-name="Visited_20_Internet_20_Link">
 </text:a>
Reuters pictures</text:p>
      <text:p text:style-name="P4">
Comprehensive international media news on the 10th, the Chief of Staff of the Russian Armed Forces Valley Glasimov(Valerierasimov)It said on Friday that Russia's firm military partnership with China has provided stability for regions around the world.</text:p>
      <text:p text:style-name="P4">
Glasimov is a military commander of Russia in Ukraine. He made the above remarks at the video conference with Liu Zhenli, the chief of staff of the Ministry of Staff of the Central Military Commission of China.</text:p>
      <text:p text:style-name="P4">
According to a video released by the Russian Ministry of Defense, Gracimov said to Liu Zhenli: "The coordination of Russia and China on the international stage has a stable role in the global situation." "I believe today's meeting will help us continue to strengthen Russia and China Strategic defense partnership. "</text:p>
      <text:p text:style-name="P4">
Glasimov invited Liu Zhenli, who was appointed as the Chief of Staff of the Central Military Commission's co -staff staff of the Central Military Commission last September to visit Moscow.</text:p>
      <text:p text:style-name="P4">
China and Russia are strategic allies, and both sides say they are "unlimited" partnerships and cooperation in the economy and military fields.</text:p>
      <text:p text:style-name="P4">
After the Russian and Ukraine War and Western countries were therefore imposing economic sanctions against Russia, Russia and China became closer. Beijing explicitly rejected Russia's offense against its neighbors. (Responsible editor: (：)</text:p>
      <text:p text:style-name="P4">
News Source: <text:a xlink:type="simple" xlink:href="https://www.rfa.org/mandarin/Xinwen/7-06102023165520.html" text:style-name="Internet_20_link" text:visited-style-name="Visited_20_Internet_20_Link">
https://www.rfa.org/mandarin/Xinwen/7-06102023165520.html</text:a>
</text:p>
      <!--NEWS-->
      <text:h text:style-name="P10" text:outline-level="1">
<text:span text:style-name="T4">
Taiwan President Tsai Ing -wen vowed to use new technology to strengthen defense capabilities</text:span>
</text:h>
      <text:p text:style-name="P4">
Author: chinese@voanews.com (美国之音)</text:p>
      <text:p text:style-name="P4">
Publisher: 美国之音中文网 (Type: NewsMediaOrganization)</text:p>
      <text:p text:style-name="P4">
Published Time: 2023-06-10T16:59:00+08:00</text:p>
      <text:p text:style-name="P4">
Modified Time: 2023-06-10 08:59:00Z</text:p>
      <text:p text:style-name="P4">
Description: Taiwan President Tsai Ing -wen said on Saturday that he will be committed to strengthening the rescue and defense capabilities of new technologies and emphasizing that "to maintain the peace of the Taiwan Strait, you must be strong first."</text:p>
      <text:p text:style-name="P4">
Videos: []</text:p>
      <text:p text:style-name="P4">
Images: []</text:p>
      <text:p text:style-name="P4">
Categories: '台湾'</text:p>
      <text:p text:style-name="P4">
Type: None</text:p>
      <!--METADATA-->
      <text:p text:style-name="P4">
Nonenone</text:p>
      <text:p text:style-name="P4">
News Source: <text:a xlink:type="simple" xlink:href="https://www.voachinese.com/a/taiwan-president-pledges-to-strengthen-island-s-defense-capability-with-new-technologies-20230610/7131364.html" text:style-name="Internet_20_link" text:visited-style-name="Visited_20_Internet_20_Link">
https://www.voachinese.com/a/taiwan-president-pledges-to-strengthen-island-s-defense-capability-with-new-technologies-20230610/7131364.html</text:a>
</text:p>
      <!--NEWS-->
      <text:h text:style-name="P10" text:outline-level="1">
<text:span text:style-name="T4">
Some of the Moroccan Textile Factory collapsed at least 5 people killed at least 5 people</text:span>
</text:h>
      <text:p text:style-name="P4">
Publisher: 法新社</text:p>
      <text:p text:style-name="P4">
Published Time: 2023-06-10T17:02:07+00:00</text:p>
      <text:p text:style-name="P4">
Modified Time: 2023-06-10T18:50:03+00:00</text:p>
      <text:p text:style-name="P4">
Description: (Agence France -Presse Rabat, 10th) A trade union in Morocco said today that a textile factory near Casablanca, a business capital of the country, was stunned by a split accident, causing at least 5 people to di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4" text:anchor-type="as-char" svg:width="6.9236in" svg:height="3.617581in" draw:z-index="0">
<draw:image xlink:href="../Images/rficn/2023-06-10T17-02-07-00-00/000000.png" xlink:type="simple" xlink:show="embed" xlink:actuate="onLoad" draw:mime-type="image/png"/>
</draw:frame>
Local authorities said earlier that accidents that occurred in Tit Mellil in Tit Mellil yesterday morning caused two deaths and 5 "serious injuries".</text:p>
      <text:p text:style-name="P4">
A textile union announced today through a statement, "This tragedy has taken away the lives of 5 workers."</text:p>
      <text:p text:style-name="P4">
According to the statement, the workers who were killed have always "worked hard to build an additional 4 floors above the factory under the conditions that do not meet the basic security regulations."</text:p>
      <text:p text:style-name="P4">
The union calls for accountability to be held accountable, including the approval of officials.</text:p>
      <text:p text:style-name="P4">
State -owned Morocco Meipu News (MAP) quoted local officials yesterday that the authorities had begun to investigate the cause of collapse.</text:p>
      <text:p text:style-name="P4">
News Source: <text:a xlink:type="simple" xlink:href="https://www.rfi.fr/cn/%E5%9B%BD%E9%99%85%E6%8A%A5%E9%81%93/20230610-%E6%91%A9%E6%B4%9B%E5%93%A5%E7%BA%BA%E7%BB%87%E5%B7%A5%E5%8E%82%E9%83%A8%E5%88%86%E5%80%92%E5%A1%8C-%E8%87%B3%E5%B0%915%E4%BA%BA%E4%B8%A7%E7%94%9F" text:style-name="Internet_20_link" text:visited-style-name="Visited_20_Internet_20_Link">
https://www.rfi.fr/cn/%E5%9B%BD%E9%99%85%E6%8A%A5%E9%81%93/20230610-%E6%91%A9%E6%B4%9B%E5%93%A5%E7%BA%BA%E7%BB%87%E5%B7%A5%E5%8E%82%E9%83%A8%E5%88%86%E5%80%92%E5%A1%8C-%E8%87%B3%E5%B0%915%E4%BA%BA%E4%B8%A7%E7%94%9F</text:a>
</text:p>
      <!--NEWS-->
      <text:h text:style-name="P10" text:outline-level="1">
<text:span text:style-name="T4">
Japanese defense phase: Sino -Russian bomber long -distance combined flight around Japan is a demonstration to Japan.</text:span>
</text:h>
      <text:p text:style-name="P4">
Author: None</text:p>
      <text:p text:style-name="P4">
Publisher: Radio Free Asia (Organization)</text:p>
      <text:p text:style-name="P4">
Published Time: 2023-06-10T17:05:28-04:00</text:p>
      <text:p text:style-name="P4">
Modified Time: 2023-06-10T17:05:2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35" text:anchor-type="as-char" svg:width="6.9236in" svg:height="5.181533in" draw:z-index="0">
<draw:image xlink:href="../Images/rfamandarin/2023-06-10T17-05-28-04-00/000000.png" xlink:type="simple" xlink:show="embed" xlink:actuate="onLoad" draw:mime-type="image/png"/>
</draw:frame>
Russian bomber and Chinese bomber flew to the East China Sea and filmed from May 24, 2022. <text:a xlink:type="simple" xlink:href="https://www.rfa.org/mandarin/Xinwen/8-06102023165909.html/@@images/image" text:style-name="Internet_20_link" text:visited-style-name="Visited_20_Internet_20_Link">
</text:a>
Reuters pictures</text:p>
      <text:p text:style-name="P4">
According to the French media reports on the 10th, Japanese Defense Akihama Hamada Yu said at a press conference after the Cabinet Conference on the 9th that on June 6 and 7, it was found that the Sino -Russian bombers were flying in a long distance around Japan for two consecutive days. This is obviously obviously It is a demonstration to Japan. This is a major security issue. Hamada said, "In addition to joint flight, (China and Russia) are also strengthening the military -level cooperation of the ship's joint sailing and conducting various training." He emphasized that in order to resolutely defend the territory, the sea, and the airspace Essence</text:p>
      <text:p text:style-name="P4">
The Ministry of National Defense released news on the 7th that the Chinese and Russian armies carried out joint cruise in the western airspace of the Pacific on the 7th. This is a operation after the Sino -Russian bomber flight on the 6th in Japan and the East China Sea airspace on the 6th, and it is a part of the two countries' strengthening military cooperation.</text:p>
      <text:p text:style-name="P4">
At the press conference on the 7th, the Japanese official house chief official Matsuna Matsuna confirmed that the Sino -Russian bombers were flying in a joint flight around Japan for two consecutive days. He said that "this is obviously intended to be a demonstration of my country, and it is a major concern for safety." According to the Ministry of Defense of Japan, it has expressed serious concern to China and Russia through diplomatic channels.</text:p>
      <text:p text:style-name="P4">
(Responsible editor: (：)</text:p>
      <text:p text:style-name="P4">
News Source: <text:a xlink:type="simple" xlink:href="https://www.rfa.org/mandarin/Xinwen/8-06102023165909.html" text:style-name="Internet_20_link" text:visited-style-name="Visited_20_Internet_20_Link">
https://www.rfa.org/mandarin/Xinwen/8-06102023165909.html</text:a>
</text:p>
      <!--NEWS-->
      <text:h text:style-name="P10" text:outline-level="1">
<text:span text:style-name="T4">
Cai Yingwen: To be peaceful first</text:span>
</text:h>
      <text:p text:style-name="P4">
Author: None</text:p>
      <text:p text:style-name="P4">
Publisher: Radio Free Asia (Organization)</text:p>
      <text:p text:style-name="P4">
Published Time: 2023-06-10T17:10:54-04:00</text:p>
      <text:p text:style-name="P4">
Modified Time: 2023-06-10T17:10:5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37" text:anchor-type="as-char" svg:width="6.9236in" svg:height="7.480271in" draw:z-index="0">
<draw:image xlink:href="../Images/rfamandarin/2023-06-10T17-10-54-04-00/000000.png" xlink:type="simple" xlink:show="embed" xlink:actuate="onLoad" draw:mime-type="image/png"/>
</draw:frame>
Taiwan President Tsai Ing-wen on June 10 Visiting "Hai'an No. 11 exercise" Facebook screenshot/Tsai Ing-wen TSAI Ing-Wen</text:p>
      <text:p text:style-name="P4">
According to the Central News Agency, Taiwan President Tsai Ing -wen visited the "Haian 11 Exercise" on June 10. She said that to maintain the peace of Taiwan, she must be strong first; she said that the more united in Taiwan, the safer Taiwan; The more secure the world is.</text:p>
      <text:p text:style-name="P4">
According to Agence France -Presse, in a military exercise in Kaohsiung, a coastal city in Taiwan, Saturday simulated response to the hijacking of hostage. The Central News Agency reported that the exercise showed the equipment and other equipment such as the motor thermal appearance system, as well as "land anti -terrorism, anti -holding and burst disposal", "waters' counter -terrorism, anti -scaling ship".</text:p>
      <text:p text:style-name="P4">
In addition, the Taiwan Maritime Patrol Agency also "Preparation of the Development Plan for the Sea Patrol" at the shallow water terminal of Kaohsiung Port, a new construction patrol ship, and open the public to visit the 4,000 -ton Hsinchu ship, the 1,000 -ton Changhua ship and the static display of the 600 -ton Anping ship Essence</text:p>
      <text:p text:style-name="P4">
(Responsible editor: (：)</text:p>
      <text:p text:style-name="P4">
News Source: <text:a xlink:type="simple" xlink:href="https://www.rfa.org/mandarin/Xinwen/9-06102023170607.html" text:style-name="Internet_20_link" text:visited-style-name="Visited_20_Internet_20_Link">
https://www.rfa.org/mandarin/Xinwen/9-06102023170607.html</text:a>
</text:p>
      <!--NEWS-->
      <text:h text:style-name="P10" text:outline-level="1">
<text:span text:style-name="T4">
British Defense Department: The front line of the Russian and Ukraine Army has its own progress</text:span>
</text:h>
      <text:p text:style-name="P4">
Author: 联合早报 (Person)</text:p>
      <text:p text:style-name="P4">
Publisher: 联合早报 (Organization)</text:p>
      <text:p text:style-name="P4">
Published Time: 2023-06-10T17:17</text:p>
      <text:p text:style-name="P4">
Modified Time: 2023-06-10T17:17</text:p>
      <text:p text:style-name="P4">
Description: The British government said that Ukraine and Russian forces have made their own progress in the warfare front lines in southern and eastern parts of Ukraine. Reuters reported that the British Department of Defense issued a statement on Saturday (June 10) saying: "The Ukrainian troops may make good progress in some areas, penetrating Russia ...</text:p>
      <text:p text:style-name="P4">
Videos: []</text:p>
      <text:p text:style-name="P4">
Audios: []</text:p>
      <text:p text:style-name="P4">
Images: []</text:p>
      <text:p text:style-name="P4">
Type: NewsArticle</text:p>
      <text:p text:style-name="P4">
Breadcrumbs: ['即时', '国际']</text:p>
      <text:p text:style-name="P4">
Keywords: ['俄乌战争', '乌克兰', '俄罗斯']</text:p>
      <!--METADATA-->
      <text:p text:style-name="P4">
The British government said that Ukraine and Russian forces have made their own progress in the warfare front lines in southern and eastern parts of Ukraine.</text:p>
      <text:p text:style-name="P4">
Reuters reported that the British Ministry of Defense issued a statement on Saturday (June 10) saying: "The Ukrainian troops may make good progress in some areas and penetrate the first line of defense in Russia. In other regions, Ukraine's progress is relatively slow. "</text:p>
      <text:p text:style-name="P4">
Ukraine said a fierce battle occurred on Friday (9th) in the Eastern region. A military spokesman said the Ukrainian army recaptured more territories near the city of Bachurut.</text:p>
      <text:p text:style-name="P4">
Russia said that Ukraine's counterattack has failed so far. However, Ukraine insisted that he had never said that the counterattack had begun.</text:p>
      <text:p text:style-name="P4">
The British Ministry of Defense said that the Russian army in different regions was different. "Some troops believe that it has launched an effective motor defense operation, and the others retreated in some kind of chaos, and more and more reports said that when the Russian army retreated, it was casualties after the landmark area buried."</text:p>
      <text:p text:style-name="P4">
News Source: <text:a xlink:type="simple" xlink:href="https://www.zaobao.com.sg/realtime/world/story20230610-1403092" text:style-name="Internet_20_link" text:visited-style-name="Visited_20_Internet_20_Link">
https://www.zaobao.com.sg/realtime/world/story20230610-1403092</text:a>
</text:p>
      <!--NEWS-->
      <text:h text:style-name="P10" text:outline-level="1">
<text:span text:style-name="T4">
Hong Kong's fourth anniversary Taipei Thousands of People Parade Po -Hong Kong</text:span>
</text:h>
      <text:p text:style-name="P4">
Author: None</text:p>
      <text:p text:style-name="P4">
Publisher: Radio Free Asia (Organization)</text:p>
      <text:p text:style-name="P4">
Published Time: 2023-06-10T17:30:34-04:00</text:p>
      <text:p text:style-name="P4">
Modified Time: 2023-06-10T17:30:3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38" text:anchor-type="as-char" svg:width="6.9236in" svg:height="5.907394in" draw:z-index="0">
<draw:image xlink:href="../Images/rfamandarin/2023-06-10T17-30-34-04-00/000000.png" xlink:type="simple" xlink:show="embed" xlink:actuate="onLoad" draw:mime-type="image/png"/>
</draw:frame>
Hong Kong's fourth anniversary Taipei Thousands of Man Paradise Tinggang <text:a xlink:type="simple" xlink:href="https://www.rfa.org/mandarin/Xinwen/10-06102023171128.html/@@images/image" text:style-name="Internet_20_link" text:visited-style-name="Visited_20_Internet_20_Link">
</text:a>
RFA</text:p>
      <text:p text:style-name="P4">
This year marks the fourth anniversary of the Hong Kong counter -China Movement. On Saturday, nearly a thousand people participated in Taipei to participate in the "Adverse Wind Wind and Goodbye Hong Kong" parade jointly organized by Taipei in Taipei and multiple international non -governmental organizations, calling on all circles to continue to pay attention to the current situation in Hong Kong.</text:p>
      <text:p text:style-name="P4">
Although it was raining that day, the enthusiasm of participants was still not reduced. The parade walked from the square square of the main gate of Taiwan University to the Free Square archway. Many people wore black clothes to participate in the parade like Hong Kong in 2019. According to the organizer of Hong Kong Border City, about 1,000 people participated in Saturday's parade.</text:p>
      <text:p text:style-name="Quotations">

<text:p text:style-name="P4">
[Memorial to the Taipei Parade of the Central Movement Annual Hong Kong people and other groups]&gt;
 [Reminder <text:a xlink:type="simple" xlink:href="https://twitter.com/hashtag/%E4%B8%AD%E5%9B%BD%E6%B8%97%E9%80%8F" text:style-name="Internet_20_link" text:visited-style-name="Visited_20_Internet_20_Link">
 #渗 渗&gt;
</text:a>
&gt;
 Severe Taiwan needs to be alert]&gt;
 Multiple Hong Kong people groups and human rights organizations, on Sunday, in Taipei Memorial 2019 in <text:a xlink:type="simple" xlink:href="https://twitter.com/hashtag/%E9%A6%99%E6%B8%AF" text:style-name="Internet_20_link" text:visited-style-name="Visited_20_Internet_20_Link">
 #Hong Kong&gt;
</text:a>
&gt;
 <text:a xlink:type="simple" xlink:href="https://twitter.com/hashtag/%E5%8F%8D%E9%80%81%E4%B8%AD" text:style-name="Internet_20_link" text:visited-style-name="Visited_20_Internet_20_Link">
 #&gt;
&gt;
&gt;
&gt;
</text:a>
&gt;
 Exercise. The organizer stated that through the annual parade, connecting the disappeared Hong Kong people, continuing the <text:a xlink:type="simple" xlink:href="https://twitter.com/hashtag/%E5%8F%8D%E9%80%81%E4%B8%AD%E7%B2%BE%E7%A5%9E" text:style-name="Internet_20_link" text:visited-style-name="Visited_20_Internet_20_Link">
 #主 主 主 主&gt;
</text:a>
" Reminder is being suffered <text:a xlink:type="simple" xlink:href="https://twitter.com/hashtag/%E4%B8%AD%E5%85%B1%E6%B8%97%E9%80%8F" text:style-name="Internet_20_link" text:visited-style-name="Visited_20_Internet_20_Link">
 #提 渗&gt;
</text:a>
&gt;
 The people who threatened should be alert. <text:a xlink:type="simple" xlink:href="https://t.co/nGKYid4UcQ" text:style-name="Internet_20_link" text:visited-style-name="Visited_20_Internet_20_Link">
pic.twitter.com/ngkyid4ucq</text:a>
&gt;
&gt;
 - Liberty Asia Radio(@RFA_Chinese)<text:a xlink:type="simple" xlink:href="https://twitter.com/RFA_Chinese/status/1667532664885350400" text:style-name="Internet_20_link" text:visited-style-name="Visited_20_Internet_20_Link">
 June 10, 2023&gt;
 </text:a>
On the Taipei Liberty Square, the participants shouted "Restore Hong Kong, the Revolution of the Times", and urged people not to forget Hong Kong's counterfeit motion. The parade also sang the non -official eulogy "Wish to Back to Hong Kong" in the 2019 democratic protests, and this song has been banned in Hong Kong.</text:p>

</text:p>
      <text:p text:style-name="P4">
The march organizers include Hong Kong Border City Youth, Taiwan Hong Kong Association, Taiwan Human Rights Promotion Association, International Amnesty Organization and other groups.</text:p>
      <text:p text:style-name="P4">
(Responsible editor: (：)</text:p>
      <text:p text:style-name="P4">
News Source: <text:a xlink:type="simple" xlink:href="https://www.rfa.org/mandarin/Xinwen/10-06102023171128.html" text:style-name="Internet_20_link" text:visited-style-name="Visited_20_Internet_20_Link">
https://www.rfa.org/mandarin/Xinwen/10-06102023171128.html</text:a>
</text:p>
      <!--NEWS-->
      <text:h text:style-name="P10" text:outline-level="1">
<text:span text:style-name="T4">
A seaside hotel in Somalia was besieged the six civilians to die</text:span>
</text:h>
      <text:p text:style-name="P4">
Author: 联合早报 (Person)</text:p>
      <text:p text:style-name="P4">
Publisher: 联合早报 (Organization)</text:p>
      <text:p text:style-name="P4">
Published Time: 2023-06-10T18:17</text:p>
      <text:p text:style-name="P4">
Modified Time: 2023-06-10T18:21</text:p>
      <text:p text:style-name="P4">
Description: A coastal hotel in the capital of Somalia, Magidisha, was besieged by the Islamic Youth Party Milks, causing six civilians to be killed and 10 injuries. The Somali police issued a statement on Saturday (June 10) saying: "Six civilians were killed in the attack and 10 were injured. Three brave ...</text:p>
      <text:p text:style-name="P4">
Videos: []</text:p>
      <text:p text:style-name="P4">
Audios: []</text:p>
      <text:p text:style-name="P4">
Images: []</text:p>
      <text:p text:style-name="P4">
Type: NewsArticle</text:p>
      <text:p text:style-name="P4">
Breadcrumbs: ['即时', '国际']</text:p>
      <text:p text:style-name="P4">
Keywords: ['索马里', '袭击', '武装分子']</text:p>
      <!--METADATA-->
      <text:p text:style-name="P4">
A coastal hotel in the capital of Somalia, Magidisha, was besieged by the Islamic Youth Party Milks, causing six civilians to be killed and 10 injuries.</text:p>
      <text:p text:style-name="P4">
The Somali police issued a statement on Saturday (June 10) saying: "The six civilians were killed in the attack and 10 were injured. The three brave security forces members died in the rescue operation."</text:p>
      <text:p text:style-name="P4">
The jihadists, which have been linked to the Cayida organization for more than 15 years, have been in Somalia for more than 15 years. They often target hotels. These hotels often receive senior officials from Somalia and foreign countries.</text:p>
      <text:p text:style-name="P4">
At 8 pm on Friday (9th) on Friday (9th) of the Youth Party, the attack was launched at 8 pm. hotel.</text:p>
      <text:p text:style-name="P4">
Police said the security forces and militants fiercely shotgunled, and the operation ended at 2 am, and all militants had been killed. The security forces successfully rescued 84 people, including seniors, women and children.</text:p>
      <text:p text:style-name="P4">
News Source: <text:a xlink:type="simple" xlink:href="https://www.zaobao.com.sg/realtime/world/story20230610-1403100" text:style-name="Internet_20_link" text:visited-style-name="Visited_20_Internet_20_Link">
https://www.zaobao.com.sg/realtime/world/story20230610-1403100</text:a>
</text:p>
      <!--NEWS-->
      <text:h text:style-name="P10" text:outline-level="1">
<text:span text:style-name="T4">
Turkish army explosion factory exploded and brewed five deaths</text:span>
</text:h>
      <text:p text:style-name="P4">
Author: 联合早报 (Person)</text:p>
      <text:p text:style-name="P4">
Publisher: 联合早报 (Organization)</text:p>
      <text:p text:style-name="P4">
Published Time: 2023-06-10T18:27</text:p>
      <text:p text:style-name="P4">
Modified Time: 2023-06-10T18:40</text:p>
      <text:p text:style-name="P4">
Description: A military explosive factory in the Turkish capital Ankara exploded, causing five people to die. Comprehensive Agence France -Presse and Reuters reported that the explosion on Saturday (June 10) at 8:45 am (1:45 pm in Singapore time) occurred in MK about 40 kilometers in eastern Ankara ...</text:p>
      <text:p text:style-name="P4">
Videos: []</text:p>
      <text:p text:style-name="P4">
Audios: []</text:p>
      <text:p text:style-name="P4">
Images: []</text:p>
      <text:p text:style-name="P4">
Type: NewsArticle</text:p>
      <text:p text:style-name="P4">
Breadcrumbs: ['即时', '国际']</text:p>
      <text:p text:style-name="P4">
Keywords: ['土耳其', '爆炸']</text:p>
      <!--METADATA-->
      <text:p text:style-name="P4">
A military explosive factory in the Turkish capital Ankara exploded, causing five people to die.</text:p>
      <text:p text:style-name="P4">
Comprehensive Agence France -Presse and Reuters reported that the explosion occurred on Saturday (June 10) at 8:45 am (1:45 pm in Singapore time) in the East of Ankara 40 kilometers.</text:p>
      <text:p text:style-name="P4">
Changsha Xin, Ankara Province, told reporters present that according to preliminary news, the explosion was caused by a chemical reaction occurred in the explosive preparation department. "Unfortunately, the five employees were killed." He said that no more workers were trapped, waiting for rescue or hospitalization. The bodies of all the victims have been found from the ruins, and the prosecutor has launched an investigation into the incident.</text:p>
      <text:p text:style-name="P4">
News Source: <text:a xlink:type="simple" xlink:href="https://www.zaobao.com.sg/realtime/world/story20230610-1403102" text:style-name="Internet_20_link" text:visited-style-name="Visited_20_Internet_20_Link">
https://www.zaobao.com.sg/realtime/world/story20230610-1403102</text:a>
</text:p>
      <!--NEWS-->
      <text:h text:style-name="P10" text:outline-level="1">
<text:span text:style-name="T4">
Peruvian women's missing problem is unknown within 4 months of severe 4 months</text:span>
</text:h>
      <text:p text:style-name="P4">
Publisher: 法新社</text:p>
      <text:p text:style-name="P4">
Published Time: 2023-06-10T19:02:07+00:00</text:p>
      <text:p text:style-name="P4">
Modified Time: 2023-06-10T18:50:04+00:00</text:p>
      <text:p text:style-name="P4">
Description: (AFP, Lima, 10th) The Ombudsman's Office (Ombudsman's Office) said today that more than 3,400 women in Peru were notified from January to April this year.</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0" text:anchor-type="as-char" svg:width="6.9236in" svg:height="3.617581in" draw:z-index="0">
<draw:image xlink:href="../Images/rficn/2023-06-10T19-02-07-00-00/000000.png" xlink:type="simple" xlink:show="embed" xlink:actuate="onLoad" draw:mime-type="image/png"/>
</draw:frame>
According to Agence France -Presse, according to the report released by the supervisor's office and entitled "What happened?" In the first 4 months of 2023, there were 3406 women's missing cases, but only 1902 were found, and they still found them, and they still found them. 1504 people's whereabouts are unknown.</text:p>
      <text:p text:style-name="P4">
Isabelortiz, deputy director of the supervisor's office, said that the disappearance of women should be regarded as a "urgent crisis" in Peru with a population with a population of 33 million. She also said that the country has not taken any action to avoid such incidents.</text:p>
      <text:p text:style-name="P4">
She criticized that "the authorities have not disappeared (mainly abduction and abduction) as the priority agenda."</text:p>
      <text:p text:style-name="P4">
According to reports, more than 5,380 women were missing in Peru in 2022, most of which were minor girls and teenagers, and this number decreased by 9.7%compared with 2021.</text:p>
      <text:p text:style-name="P4">
According to multiple non -governmental organizations, the police and prosecutor's office did not fully investigate many cases because they believed that these women were voluntarily left home.</text:p>
      <text:p text:style-name="P4">
News Source: <text:a xlink:type="simple" xlink:href="https://www.rfi.fr/cn/%E5%9B%BD%E9%99%85%E6%8A%A5%E9%81%93/20230610-%E7%A7%98%E9%B2%81%E5%A5%B3%E6%80%A7%E5%A4%B1%E8%B8%AA%E9%97%AE%E9%A2%98%E4%B8%A5%E9%87%8D-4%E4%B8%AA%E6%9C%88%E5%86%85%E9%80%BE3400%E4%BA%BA%E4%B8%8B%E8%90%BD%E4%B8%8D%E6%98%8E" text:style-name="Internet_20_link" text:visited-style-name="Visited_20_Internet_20_Link">
https://www.rfi.fr/cn/%E5%9B%BD%E9%99%85%E6%8A%A5%E9%81%93/20230610-%E7%A7%98%E9%B2%81%E5%A5%B3%E6%80%A7%E5%A4%B1%E8%B8%AA%E9%97%AE%E9%A2%98%E4%B8%A5%E9%87%8D-4%E4%B8%AA%E6%9C%88%E5%86%85%E9%80%BE3400%E4%BA%BA%E4%B8%8B%E8%90%BD%E4%B8%8D%E6%98%8E</text:a>
</text:p>
      <!--NEWS-->
      <text:h text:style-name="P10" text:outline-level="1">
<text:span text:style-name="T4">
Canadian Prime Minister suddenly visited Ukraine and announced his military aid</text:span>
</text:h>
      <text:p text:style-name="P4">
Author: 联合早报 (Person)</text:p>
      <text:p text:style-name="P4">
Publisher: 联合早报 (Organization)</text:p>
      <text:p text:style-name="P4">
Published Time: 2023-06-10T20:44</text:p>
      <text:p text:style-name="P4">
Modified Time: 2023-06-10T21:38</text:p>
      <text:p text:style-name="P4">
Description: Canadian Prime Minister Trudeau said it would train Ukrainian fighter pilots with many countries and announced that it would provide Kiev with military assistance worth 500 million Canadian dollars (about $ 375 million and S $ 501 million). Reuters reports that Trudeau visited Ukraine on Saturday (June 10) ...</text:p>
      <text:p text:style-name="P4">
Videos: []</text:p>
      <text:p text:style-name="P4">
Audios: []</text:p>
      <text:p text:style-name="P4">
Images: []</text:p>
      <text:p text:style-name="P4">
Type: NewsArticle</text:p>
      <text:p text:style-name="P4">
Breadcrumbs: ['即时', '国际']</text:p>
      <text:p text:style-name="P4">
Keywords: ['加拿大', '特鲁多', '乌克兰']</text:p>
      <!--METADATA-->
      <text:p text:style-name="P4">
Canadian Prime Minister Trudeau said it would train Ukrainian fighter pilots with many countries and announced that it would provide Kiev with military assistance worth 500 million Canadian dollars (about $ 375 million and S $ 501 million).</text:p>
      <text:p text:style-name="P4">
Reuters reported that Trudeau visited Ukraine on Saturday (June 10). He said at a press conference held by Kiev and Ukrainian President Zelei that Canada was detained a Russian owned by Russia, which landed in Canada last year, The Antonov cargo machine began to confiscate the plane to Ukraine.</text:p>
      <text:p text:style-name="P4">
Trudeau also visited a commemorative place in the center of Kiev to pay tribute to the Ukrainian soldiers who had been killed in combat with pro -Russian forces since 2014.</text:p>
      <text:p text:style-name="P4">
Ukraine Deputy Foreign Minister Melnik sent a tweet saying, "Welcome to Ukraine, Mr. Prime Minister." The tweet attached a photo of them shook hands on a train station platform.</text:p>
      <text:p text:style-name="P4">
NATO member Canada is a country in the world with the most Ukrainian diaspora. It provided military and financial assistance to Ukraine during the comprehensive invasion launched by Russia in February 2022.</text:p>
      <text:p text:style-name="P4">
Trudeau was accompanied by Chrystiafreeland, deputy prime minister in Ukraine. Russia's goals other than Kiev, the capital of Ukraine, including Adessa, Porta, and Halkov launched missiles and drones.</text:p>
      <text:p text:style-name="P4">
News Source: <text:a xlink:type="simple" xlink:href="https://www.zaobao.com.sg/realtime/world/story20230610-1403121" text:style-name="Internet_20_link" text:visited-style-name="Visited_20_Internet_20_Link">
https://www.zaobao.com.sg/realtime/world/story20230610-1403121</text:a>
</text:p>
      <!--NEWS-->
      <text:h text:style-name="P10" text:outline-level="1">
<text:span text:style-name="T4">
The free shout of "programming and thinking" for her husband, now she has lost freedom</text:span>
</text:h>
      <text:p text:style-name="P4">
Author: chinese@voanews.com (萧雨)</text:p>
      <text:p text:style-name="P4">
Publisher: 美国之音中文网 (Type: NewsMediaOrganization)</text:p>
      <text:p text:style-name="P4">
Published Time: 2023-06-10T21:03:34+08:00</text:p>
      <text:p text:style-name="P4">
Modified Time: 2023-06-10 13:07:43Z</text:p>
      <text:p text:style-name="P4">
Description: On Saturday (June 10), the Chinese legendary blogger who was sentenced to seven years in prison "Programming followed" in the Shanghai Detention Center spent his third birthday in the Shanghai Detention Center.</text:p>
      <text:p text:style-name="P4">
Videos: []</text:p>
      <text:p text:style-name="P4">
Images: []</text:p>
      <text:p text:style-name="P4">
Categories: ['人权', '中国']</text:p>
      <text:p text:style-name="P4">
Type: None</text:p>
      <!--METADATA-->
      <text:p text:style-name="P4">
Nonenone</text:p>
      <text:p text:style-name="P4">
News Source: <text:a xlink:type="simple" xlink:href="https://www.voachinese.com/a/7131429.html" text:style-name="Internet_20_link" text:visited-style-name="Visited_20_Internet_20_Link">
https://www.voachinese.com/a/7131429.html</text:a>
</text:p>
      <!--NEWS-->
      <text:h text:style-name="P10" text:outline-level="1">
<text:span text:style-name="T4">
The flood caused by the destruction of the Khahofka Hydropower Station is fading</text:span>
</text:h>
      <text:p text:style-name="P4">
Author: 联合早报 (Person)</text:p>
      <text:p text:style-name="P4">
Publisher: 联合早报 (Organization)</text:p>
      <text:p text:style-name="P4">
Published Time: 2023-06-10T22:01</text:p>
      <text:p text:style-name="P4">
Modified Time: 2023-06-10T22:02</text:p>
      <text:p text:style-name="P4">
Description: The floods caused by the destruction of the Khahofka Hydropower Station in Hermuson, southern Ukraine are fading. Tas News Saturday (June 10) quoted Hermuson's agent of Chief Executive Saldo, saying that Khahofka ...</text:p>
      <text:p text:style-name="P4">
Videos: []</text:p>
      <text:p text:style-name="P4">
Audios: []</text:p>
      <text:p text:style-name="P4">
Images: []</text:p>
      <text:p text:style-name="P4">
Type: NewsArticle</text:p>
      <text:p text:style-name="P4">
Breadcrumbs: ['即时', '国际']</text:p>
      <text:p text:style-name="P4">
Keywords: ['乌克兰', '俄罗斯']</text:p>
      <!--METADATA-->
      <text:p text:style-name="P4">
The floods caused by the destruction of the Khahofka Hydropower Station in Hermuson, southern Ukraine are fading.</text:p>
      <text:p text:style-name="P4">
Tas Society reported on Saturday (June 10) quoted Hermuson's agent of Chief Executive Saldo, saying that the water level near the new Carhofka near the Khahofka Hydropower Station decreased by 3 meters from the previous day, and it is still compared to it. The normal water level is 7 meters high. The drainage and garbage cleaning work of urban areas began. According to Russian Hydropower Corporation estimates, the Dieber River, located below the Khahofka Hydropower Station, may fall to the normal water level by the 16th.</text:p>
      <text:p text:style-name="P4">
Saldo said that as of the morning of the 10th, more than 6,000 residents had evacuated from the affected areas, including 235 children and 81 inconvenient operations. He added that more than 1,700 of the evacuation personnel lived in a temporary residence, and 62 were hospitalized.</text:p>
      <text:p text:style-name="P4">
<text:a xlink:type="simple" xlink:href="https://www.zaobao.com.sg/realtime/world/story20230608-1402506" text:style-name="Internet_20_link" text:visited-style-name="Visited_20_Internet_20_Link">
Khahofka Hydropower Station was destroyed on the 6th</text:a>
As a result, the reservoir dam was decided, and the water level in the lower reaches of the Dieber River rose sharply, causing serious ecological and humanitarian risks.</text:p>
      <text:p text:style-name="P4">
News Source: <text:a xlink:type="simple" xlink:href="https://www.zaobao.com.sg/realtime/world/story20230610-1403134" text:style-name="Internet_20_link" text:visited-style-name="Visited_20_Internet_20_Link">
https://www.zaobao.com.sg/realtime/world/story20230610-1403134</text:a>
</text:p>
      <!--NEWS-->
      <text:h text:style-name="P10" text:outline-level="1">
<text:span text:style-name="T4">
China's suppression is everywhere, a cultural activity in France refuses Taiwanese groups to participate</text:span>
</text:h>
      <text:p text:style-name="P4">
Author: chinese@voanews.com (美国之音)</text:p>
      <text:p text:style-name="P4">
Publisher: 美国之音中文网 (Type: NewsMediaOrganization)</text:p>
      <text:p text:style-name="P4">
Published Time: 2023-06-10T22:41:04+08:00</text:p>
      <text:p text:style-name="P4">
Modified Time: 2023-06-10 14:41:04Z</text:p>
      <text:p text:style-name="P4">
Description: According to the Taiwan media on Saturday (June 10), under the obstruction of mainland China, the organizer of the Lyon International Banner Festival in France has made it clear to a cultural organization in Taiwan that it cannot accept its application for its participation in this cultural activity.</text:p>
      <text:p text:style-name="P4">
Videos: []</text:p>
      <text:p text:style-name="P4">
Images: []</text:p>
      <text:p text:style-name="P4">
Categories: ['台海两岸关系', '欧洲', '中国', '台湾']</text:p>
      <text:p text:style-name="P4">
Type: None</text:p>
      <!--METADATA-->
      <text:p text:style-name="P4">
Nonenone</text:p>
      <text:p text:style-name="P4">
News Source: <text:a xlink:type="simple" xlink:href="https://www.voachinese.com/a/taiwan-turned-away-from-french-event-due-to-china-pressure-20230610/7131510.html" text:style-name="Internet_20_link" text:visited-style-name="Visited_20_Internet_20_Link">
https://www.voachinese.com/a/taiwan-turned-away-from-french-event-due-to-china-pressure-20230610/7131510.html</text:a>
</text:p>
      <!--NEWS-->
      <text:h text:style-name="P10" text:outline-level="1">
<text:span text:style-name="T4">
The Taiwan Army held a military exercise in Kaohsiung.</text:span>
</text:h>
      <text:p text:style-name="P4">
Author: chinese@voanews.com (美国之音)</text:p>
      <text:p text:style-name="P4">
Publisher: 美国之音中文网 (Type: NewsMediaOrganization)</text:p>
      <text:p text:style-name="P4">
Published Time: 2023-06-10T23:31:02+08:00</text:p>
      <text:p text:style-name="P4">
Modified Time: 2023-06-10 15:31:02Z</text:p>
      <text:p text:style-name="P4">
Description: On Saturday (June 10), the Taiwan Army held a military exercise that simulated the hostages near the waters of Kaohsiung, southern Taiwan. The patrol boats in Taiwan surrounded the waters near Kaohsiung, and the soldiers landed along the rope on the helicopter.</text:p>
      <text:p text:style-name="P4">
Videos: []</text:p>
      <text:p text:style-name="P4">
Images: []</text:p>
      <text:p text:style-name="P4">
Categories: ['台湾', '军事', '台海两岸关系']</text:p>
      <text:p text:style-name="P4">
Type: None</text:p>
      <!--METADATA-->
      <text:p text:style-name="P4">
Nonenone</text:p>
      <text:p text:style-name="P4">
News Source: <text:a xlink:type="simple" xlink:href="https://www.voachinese.com/a/taiwan-military-exercise-20230610/7131540.html" text:style-name="Internet_20_link" text:visited-style-name="Visited_20_Internet_20_Link">
https://www.voachinese.com/a/taiwan-military-exercise-20230610/7131540.html</text:a>
</text:p>
      <!--NEWS-->
      <text:h text:style-name="P10" text:outline-level="1">
<text:span text:style-name="T4">
Zelei: The Ukrainian Army has launched a counterattack</text:span>
</text:h>
      <text:p text:style-name="P4">
Author: 联合早报 (Person)</text:p>
      <text:p text:style-name="P4">
Publisher: 联合早报 (Organization)</text:p>
      <text:p text:style-name="P4">
Published Time: 2023-06-10T23:58</text:p>
      <text:p text:style-name="P4">
Modified Time: 2023-06-11T00:04</text:p>
      <text:p text:style-name="P4">
Description: Ukraine President Zelei said that the Ukraine team had begun to counterattack, but refused to disclose any details. Agence France -Presse reported that Zediski said in a joint press conference with the visiting Canadian Prime Minister Trudeau on Saturday (June 10).</text:p>
      <text:p text:style-name="P4">
Videos: []</text:p>
      <text:p text:style-name="P4">
Audios: []</text:p>
      <text:p text:style-name="P4">
Images: []</text:p>
      <text:p text:style-name="P4">
Type: NewsArticle</text:p>
      <text:p text:style-name="P4">
Breadcrumbs: ['即时', '国际']</text:p>
      <text:p text:style-name="P4">
Keywords: ['乌克兰', '俄罗斯', '泽连斯基', '普京', '俄乌战争']</text:p>
      <!--METADATA-->
      <text:p text:style-name="P4">
Ukraine President Zelei said that the Ukraine team had begun to counterattack, but refused to disclose any details.</text:p>
      <text:p text:style-name="P4">
Agence France -Presse reported that Zeleianzki said in a joint press conference with the visiting Canadian Prime Minister Trudeau on Saturday (June 10). ","</text:p>
      <text:p text:style-name="P4">
Russian President Putin earlier said that Ukraine's long -awaited counterattack had failed. A reporter asked Zelei to comment on this, and Zelei Sky replied: "Putin said very interesting to our counterattack. For me, Russia must always feel that It's not much time. "</text:p>
      <text:p text:style-name="P4">
Zelezki added that he kept in touch with the military commander, including Zarzi, chief of the armed forces, to keep in touch with the commander of the armed forces. "Everyone is very positive now. Tell this to Putin!"</text:p>
      <text:p text:style-name="P4">
News Source: <text:a xlink:type="simple" xlink:href="https://www.zaobao.com.sg/realtime/world/story20230610-1403164" text:style-name="Internet_20_link" text:visited-style-name="Visited_20_Internet_20_Link">
https://www.zaobao.com.sg/realtime/world/story20230610-1403164</text:a>
</text:p>
      <!--NEWS-->
      <text:h text:style-name="P10" text:outline-level="1">
<text:span text:style-name="T4">
Zelei is optimistic about counterattack, but did not disclose military progress</text:span>
</text:h>
      <text:p text:style-name="P4">
Author: chinese@voanews.com (美国之音)</text:p>
      <text:p text:style-name="P4">
Publisher: 美国之音中文网 (Type: NewsMediaOrganization)</text:p>
      <text:p text:style-name="P4">
Published Time: 2023-06-11T03:54:55+08:00</text:p>
      <text:p text:style-name="P4">
Modified Time: 2023-06-10 19:54:55Z</text:p>
      <text:p text:style-name="P4">
Description: Ukrainian President Zelei said that Ukraine's counterattack is ongoing, but he continues to be silent about military progress.</text:p>
      <text:p text:style-name="P4">
Videos: []</text:p>
      <text:p text:style-name="P4">
Images: []</text:p>
      <text:p text:style-name="P4">
Categories: ['乌克兰局势', '欧洲', '军事']</text:p>
      <text:p text:style-name="P4">
Type: None</text:p>
      <!--METADATA-->
      <text:p text:style-name="P4">
Nonenone</text:p>
      <text:p text:style-name="P4">
News Source: <text:a xlink:type="simple" xlink:href="https://www.voachinese.com/a/zelenskyy-optimistic-on-counteroffensive-20230610/7131706.html" text:style-name="Internet_20_link" text:visited-style-name="Visited_20_Internet_20_Link">
https://www.voachinese.com/a/zelenskyy-optimistic-on-counteroffensive-20230610/7131706.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